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DFKaiShu-SB-Estd-BF" svg:font-family="DFKaiShu-SB-Estd-BF"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automatic-styles>
    <style:style style:name="表格1" style:family="table" style:master-page-name="Standard">
      <style:table-properties style:width="16.912cm" fo:margin-left="0.026cm" fo:margin-top="0cm" fo:margin-bottom="0cm" style:page-number="1" table:align="left" style:writing-mode="lr-tb"/>
    </style:style>
    <style:style style:name="表格1.A" style:family="table-column">
      <style:table-column-properties style:column-width="16.912cm"/>
    </style:style>
    <style:style style:name="表格1.1" style:family="table-row">
      <style:table-row-properties fo:keep-together="auto"/>
    </style:style>
    <style:style style:name="表格1.A1" style:family="table-cell">
      <style:table-cell-properties style:border-line-width="0.018cm 0.018cm 0.018cm" fo:padding-left="0.191cm" fo:padding-right="0.191cm" fo:padding-top="0cm" fo:padding-bottom="0cm" fo:border="1.5pt double #000000" style:writing-mode="lr-tb"/>
    </style:style>
    <style:style style:name="表格2" style:family="table">
      <style:table-properties style:width="16.983cm" fo:margin-left="0.009cm" fo:margin-top="0cm" fo:margin-bottom="0cm" table:align="left" style:writing-mode="lr-tb"/>
    </style:style>
    <style:style style:name="表格2.A" style:family="table-column">
      <style:table-column-properties style:column-width="16.983cm"/>
    </style:style>
    <style:style style:name="表格2.1" style:family="table-row">
      <style:table-row-properties fo:keep-together="auto"/>
    </style:style>
    <style:style style:name="表格2.A1" style:family="table-cell">
      <style:table-cell-properties fo:padding-left="0.191cm" fo:padding-right="0.191cm" fo:padding-top="0cm" fo:padding-bottom="0cm" fo:border="0.5pt solid #000000" style:writing-mode="lr-tb"/>
    </style:style>
    <style:style style:name="表格3" style:family="table">
      <style:table-properties style:width="25.837cm" fo:margin-top="0cm" fo:margin-bottom="0cm" table:align="center" style:writing-mode="page"/>
    </style:style>
    <style:style style:name="表格3.A" style:family="table-column">
      <style:table-column-properties style:column-width="1.275cm"/>
    </style:style>
    <style:style style:name="表格3.B" style:family="table-column">
      <style:table-column-properties style:column-width="5.182cm"/>
    </style:style>
    <style:style style:name="表格3.C" style:family="table-column">
      <style:table-column-properties style:column-width="2.773cm"/>
    </style:style>
    <style:style style:name="表格3.D" style:family="table-column">
      <style:table-column-properties style:column-width="1.746cm"/>
    </style:style>
    <style:style style:name="表格3.E" style:family="table-column">
      <style:table-column-properties style:column-width="2.499cm"/>
    </style:style>
    <style:style style:name="表格3.F" style:family="table-column">
      <style:table-column-properties style:column-width="6.738cm"/>
    </style:style>
    <style:style style:name="表格3.G" style:family="table-column">
      <style:table-column-properties style:column-width="1.261cm"/>
    </style:style>
    <style:style style:name="表格3.H" style:family="table-column">
      <style:table-column-properties style:column-width="4.359cm"/>
    </style:style>
    <style:style style:name="表格3.1" style:family="table-row">
      <style:table-row-properties style:min-row-height="1.408cm" fo:keep-together="auto"/>
    </style:style>
    <style:style style:name="表格3.A1" style:family="table-cell">
      <style:table-cell-properties style:vertical-align="middle" fo:background-color="transparent" style:border-line-width-left="0.018cm 0.018cm 0.018cm" style:border-line-width-top="0.018cm 0.018cm 0.018cm" fo:padding-left="0.191cm" fo:padding-right="0.191cm" fo:padding-top="0cm" fo:padding-bottom="0cm" fo:border-left="1.5pt double #000000" fo:border-right="0.5pt solid #000000" fo:border-top="1.5pt double #000000" fo:border-bottom="0.5pt solid #000000">
        <style:background-image/>
      </style:table-cell-properties>
    </style:style>
    <style:style style:name="表格3.B1" style:family="table-cell">
      <style:table-cell-properties style:vertical-align="middle" fo:background-color="transparent" style:border-line-width-top="0.018cm 0.018cm 0.018cm" fo:padding-left="0.191cm" fo:padding-right="0.191cm" fo:padding-top="0cm" fo:padding-bottom="0cm" fo:border-left="0.5pt solid #000000" fo:border-right="0.5pt solid #000000" fo:border-top="1.5pt double #000000" fo:border-bottom="0.5pt solid #000000">
        <style:background-image/>
      </style:table-cell-properties>
    </style:style>
    <style:style style:name="表格3.H1" style:family="table-cell">
      <style:table-cell-properties style:vertical-align="middle" fo:background-color="transparent" style:border-line-width-right="0.018cm 0.018cm 0.018cm" style:border-line-width-top="0.018cm 0.018cm 0.018cm" fo:padding-left="0.191cm" fo:padding-right="0.191cm" fo:padding-top="0cm" fo:padding-bottom="0cm" fo:border-left="0.5pt solid #000000" fo:border-right="1.5pt double #000000" fo:border-top="1.5pt double #000000" fo:border-bottom="0.5pt solid #000000">
        <style:background-image/>
      </style:table-cell-properties>
    </style:style>
    <style:style style:name="表格3.2" style:family="table-row">
      <style:table-row-properties style:min-row-height="1.489cm" fo:keep-together="auto"/>
    </style:style>
    <style:style style:name="表格3.A2" style:family="table-cell">
      <style:table-cell-properties fo:background-color="transparent"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表格3.B2" style:family="table-cell">
      <style:table-cell-properties fo:background-color="transparent" fo:padding-left="0.191cm" fo:padding-right="0.191cm" fo:padding-top="0cm" fo:padding-bottom="0cm" fo:border="0.5pt solid #000000">
        <style:background-image/>
      </style:table-cell-properties>
    </style:style>
    <style:style style:name="表格3.C2" style:family="table-cell">
      <style:table-cell-properties fo:background-color="transparent" fo:padding-left="0.191cm" fo:padding-right="0.191cm" fo:padding-top="0cm" fo:padding-bottom="0cm" fo:border="0.5pt solid #000000">
        <style:background-image/>
      </style:table-cell-properties>
    </style:style>
    <style:style style:name="表格3.D2" style:family="table-cell">
      <style:table-cell-properties fo:background-color="transparent" fo:padding-left="0.191cm" fo:padding-right="0.191cm" fo:padding-top="0cm" fo:padding-bottom="0cm" fo:border="0.5pt solid #000000">
        <style:background-image/>
      </style:table-cell-properties>
    </style:style>
    <style:style style:name="表格3.E2" style:family="table-cell">
      <style:table-cell-properties fo:background-color="transparent" fo:padding-left="0.191cm" fo:padding-right="0.191cm" fo:padding-top="0cm" fo:padding-bottom="0cm" fo:border="0.5pt solid #000000">
        <style:background-image/>
      </style:table-cell-properties>
    </style:style>
    <style:style style:name="表格3.F2" style:family="table-cell">
      <style:table-cell-properties fo:background-color="transparent" fo:padding-left="0.191cm" fo:padding-right="0.191cm" fo:padding-top="0cm" fo:padding-bottom="0cm" fo:border="0.5pt solid #000000">
        <style:background-image/>
      </style:table-cell-properties>
    </style:style>
    <style:style style:name="表格3.G2" style:family="table-cell">
      <style:table-cell-properties fo:background-color="transparent" fo:padding-left="0.191cm" fo:padding-right="0.191cm" fo:padding-top="0cm" fo:padding-bottom="0cm" fo:border="0.5pt solid #000000">
        <style:background-image/>
      </style:table-cell-properties>
    </style:style>
    <style:style style:name="表格3.H2" style:family="table-cell">
      <style:table-cell-properties fo:background-color="transparent"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表格4" style:family="table">
      <style:table-properties style:width="18.055cm" style:rel-width="97%" fo:margin-top="0cm" fo:margin-bottom="0cm" table:align="center" style:writing-mode="page"/>
    </style:style>
    <style:style style:name="表格4.A" style:family="table-column">
      <style:table-column-properties style:column-width="3.463cm" style:rel-column-width="12569*"/>
    </style:style>
    <style:style style:name="表格4.B" style:family="table-column">
      <style:table-column-properties style:column-width="4.983cm" style:rel-column-width="18088*"/>
    </style:style>
    <style:style style:name="表格4.C" style:family="table-column">
      <style:table-column-properties style:column-width="4.8cm" style:rel-column-width="17419*"/>
    </style:style>
    <style:style style:name="表格4.D" style:family="table-column">
      <style:table-column-properties style:column-width="4.808cm" style:rel-column-width="17456*"/>
    </style:style>
    <style:style style:name="表格4.1" style:family="table-row">
      <style:table-row-properties style:min-row-height="1.152cm" fo:keep-together="always"/>
    </style:style>
    <style:style style:name="表格4.A1" style:family="table-cell">
      <style:table-cell-properties style:vertical-align="middle" fo:padding-left="0.049cm" fo:padding-right="0.049cm" fo:padding-top="0cm" fo:padding-bottom="0cm" fo:border="0.5pt solid #000000"/>
    </style:style>
    <style:style style:name="表格4.2" style:family="table-row">
      <style:table-row-properties style:min-row-height="0.739cm" fo:keep-together="always"/>
    </style:style>
    <style:style style:name="表格5" style:family="table">
      <style:table-properties style:width="18.994cm" fo:margin-left="0.009cm" fo:margin-top="0cm" fo:margin-bottom="0cm" table:align="left" style:writing-mode="lr-tb"/>
    </style:style>
    <style:style style:name="表格5.A" style:family="table-column">
      <style:table-column-properties style:column-width="18.994cm"/>
    </style:style>
    <style:style style:name="表格5.1" style:family="table-row">
      <style:table-row-properties style:min-row-height="22.715cm" fo:keep-together="auto"/>
    </style:style>
    <style:style style:name="表格5.A1" style:family="table-cell">
      <style:table-cell-properties fo:padding-left="0.191cm" fo:padding-right="0.191cm" fo:padding-top="0cm" fo:padding-bottom="0cm" fo:border="0.5pt solid #000000" style:writing-mode="lr-tb"/>
    </style:style>
    <style:style style:name="表格4" style:family="table">
      <style:table-properties style:width="18.055cm" style:rel-width="97%" fo:margin-top="0cm" fo:margin-bottom="0cm" table:align="center" style:writing-mode="page"/>
    </style:style>
    <style:style style:name="表格4.A" style:family="table-column">
      <style:table-column-properties style:column-width="3.463cm" style:rel-column-width="12569*"/>
    </style:style>
    <style:style style:name="表格4.B" style:family="table-column">
      <style:table-column-properties style:column-width="4.983cm" style:rel-column-width="18088*"/>
    </style:style>
    <style:style style:name="表格4.C" style:family="table-column">
      <style:table-column-properties style:column-width="4.8cm" style:rel-column-width="17419*"/>
    </style:style>
    <style:style style:name="表格4.D" style:family="table-column">
      <style:table-column-properties style:column-width="4.808cm" style:rel-column-width="17456*"/>
    </style:style>
    <style:style style:name="表格4.1" style:family="table-row">
      <style:table-row-properties style:min-row-height="1.152cm" fo:keep-together="always"/>
    </style:style>
    <style:style style:name="表格4.A1" style:family="table-cell">
      <style:table-cell-properties style:vertical-align="middle" fo:padding-left="0.049cm" fo:padding-right="0.049cm" fo:padding-top="0cm" fo:padding-bottom="0cm" fo:border="0.5pt solid #000000"/>
    </style:style>
    <style:style style:name="表格4.2" style:family="table-row">
      <style:table-row-properties style:min-row-height="0.739cm" fo:keep-together="always"/>
    </style:style>
    <style:style style:name="表格6" style:family="table">
      <style:table-properties style:width="18.602cm" style:rel-width="100%" fo:margin-top="0cm" fo:margin-bottom="0cm" table:align="center" style:writing-mode="page"/>
    </style:style>
    <style:style style:name="表格6.A" style:family="table-column">
      <style:table-column-properties style:column-width="0.808cm" style:rel-column-width="2844*"/>
    </style:style>
    <style:style style:name="表格6.B" style:family="table-column">
      <style:table-column-properties style:column-width="2.835cm" style:rel-column-width="9987*"/>
    </style:style>
    <style:style style:name="表格6.C" style:family="table-column">
      <style:table-column-properties style:column-width="0.852cm" style:rel-column-width="3002*"/>
    </style:style>
    <style:style style:name="表格6.D" style:family="table-column">
      <style:table-column-properties style:column-width="3.515cm" style:rel-column-width="12386*"/>
    </style:style>
    <style:style style:name="表格6.E" style:family="table-column">
      <style:table-column-properties style:column-width="1.244cm" style:rel-column-width="4378*"/>
    </style:style>
    <style:style style:name="表格6.F" style:family="table-column">
      <style:table-column-properties style:column-width="0.6cm" style:rel-column-width="2110*"/>
    </style:style>
    <style:style style:name="表格6.G" style:family="table-column">
      <style:table-column-properties style:column-width="1.946cm" style:rel-column-width="6855*"/>
    </style:style>
    <style:style style:name="表格6.H" style:family="table-column">
      <style:table-column-properties style:column-width="1.254cm" style:rel-column-width="4417*"/>
    </style:style>
    <style:style style:name="表格6.I" style:family="table-column">
      <style:table-column-properties style:column-width="2.438cm" style:rel-column-width="8585*"/>
    </style:style>
    <style:style style:name="表格6.J" style:family="table-column">
      <style:table-column-properties style:column-width="3.113cm" style:rel-column-width="10968*"/>
    </style:style>
    <style:style style:name="表格6.1" style:family="table-row">
      <style:table-row-properties style:min-row-height="1.194cm" fo:keep-together="auto"/>
    </style:style>
    <style:style style:name="表格6.A1" style:family="table-cell">
      <style:table-cell-properties style:vertical-align="middle" fo:padding-left="0.049cm" fo:padding-right="0.049cm" fo:padding-top="0cm" fo:padding-bottom="0cm" fo:border-left="0.5pt solid #000000" fo:border-right="1pt solid #000000" fo:border-top="1pt solid #000000" fo:border-bottom="0.5pt solid #000000"/>
    </style:style>
    <style:style style:name="表格6.C1" style:family="table-cell">
      <style:table-cell-properties style:vertical-align="middle" fo:padding-left="0.049cm" fo:padding-right="0.049cm" fo:padding-top="0cm" fo:padding-bottom="0cm" fo:border="1pt solid #000000"/>
    </style:style>
    <style:style style:name="表格6.D1" style:family="table-cell">
      <style:table-cell-properties style:vertical-align="middle" fo:padding-left="0.049cm" fo:padding-right="0.049cm" fo:padding-top="0cm" fo:padding-bottom="0cm" fo:border-left="1pt solid #000000" fo:border-right="0.5pt solid #000000" fo:border-top="1pt solid #000000" fo:border-bottom="1pt solid #000000"/>
    </style:style>
    <style:style style:name="表格6.2" style:family="table-row">
      <style:table-row-properties style:min-row-height="1.229cm" fo:keep-together="auto"/>
    </style:style>
    <style:style style:name="表格6.C2" style:family="table-cell">
      <style:table-cell-properties style:vertical-align="middle" fo:padding-left="0.049cm" fo:padding-right="0.049cm" fo:padding-top="0cm" fo:padding-bottom="0cm" fo:border-left="1pt solid #000000" fo:border-right="1pt solid #000000" fo:border-top="1pt solid #000000" fo:border-bottom="0.5pt solid #000000"/>
    </style:style>
    <style:style style:name="表格6.3" style:family="table-row">
      <style:table-row-properties style:min-row-height="0.72cm" fo:keep-together="auto"/>
    </style:style>
    <style:style style:name="表格6.A3" style:family="table-cell">
      <style:table-cell-properties style:vertical-align="middle" fo:padding-left="0.049cm" fo:padding-right="0.049cm" fo:padding-top="0cm" fo:padding-bottom="0cm" fo:border-left="0.5pt solid #000000" fo:border-right="1pt solid #000000" fo:border-top="0.5pt solid #000000" fo:border-bottom="1pt solid #000000"/>
    </style:style>
    <style:style style:name="表格6.D3" style:family="table-cell">
      <style:table-cell-properties style:vertical-align="middle" fo:padding-left="0.049cm" fo:padding-right="0.049cm" fo:padding-top="0cm" fo:padding-bottom="0cm" fo:border-left="1pt solid #000000" fo:border-right="1pt solid #000000" fo:border-top="0.5pt solid #000000" fo:border-bottom="1pt solid #000000"/>
    </style:style>
    <style:style style:name="表格6.E3" style:family="table-cell">
      <style:table-cell-properties style:vertical-align="middle" fo:padding-left="0.049cm" fo:padding-right="0.049cm" fo:padding-top="0cm" fo:padding-bottom="0cm" fo:border-left="1pt solid #000000" fo:border-right="0.75pt solid #000000" fo:border-top="0.5pt solid #000000" fo:border-bottom="1pt solid #000000"/>
    </style:style>
    <style:style style:name="表格6.F3" style:family="table-cell">
      <style:table-cell-properties style:vertical-align="middle" fo:padding-left="0.049cm" fo:padding-right="0.049cm" fo:padding-top="0cm" fo:padding-bottom="0cm" fo:border-left="0.75pt solid #000000" fo:border-right="1pt solid #000000" fo:border-top="0.5pt solid #000000" fo:border-bottom="1pt solid #000000"/>
    </style:style>
    <style:style style:name="表格6.J3" style:family="table-cell">
      <style:table-cell-properties style:vertical-align="middle" fo:padding-left="0.049cm" fo:padding-right="0.049cm" fo:padding-top="0cm" fo:padding-bottom="0cm" fo:border-left="1pt solid #000000" fo:border-right="0.5pt solid #000000" fo:border-top="0.5pt solid #000000" fo:border-bottom="1pt solid #000000"/>
    </style:style>
    <style:style style:name="表格6.4" style:family="table-row">
      <style:table-row-properties style:min-row-height="0.296cm" fo:keep-together="auto"/>
    </style:style>
    <style:style style:name="表格6.A4" style:family="table-cell">
      <style:table-cell-properties style:vertical-align="middle" fo:padding-left="0.049cm" fo:padding-right="0.049cm" fo:padding-top="0cm" fo:padding-bottom="0cm" fo:border-left="0.5pt solid #000000" fo:border-right="0.5pt solid #000000" fo:border-top="0.5pt solid #000000" fo:border-bottom="2.25pt solid #000000"/>
    </style:style>
    <style:style style:name="表格6.B4" style:family="table-cell">
      <style:table-cell-properties style:vertical-align="middle" fo:padding-left="0.049cm" fo:padding-right="0.049cm" fo:padding-top="0cm" fo:padding-bottom="0cm" fo:border="0.5pt solid #000000"/>
    </style:style>
    <style:style style:name="表格6.5" style:family="table-row">
      <style:table-row-properties style:min-row-height="0.603cm" fo:keep-together="auto"/>
    </style:style>
    <style:style style:name="表格6.A5" style:family="table-cell">
      <style:table-cell-properties style:vertical-align="middle" fo:padding-left="0.049cm" fo:padding-right="0.049cm" fo:padding-top="0cm" fo:padding-bottom="0cm" fo:border-left="0.5pt solid #000000" fo:border-right="0.5pt solid #000000" fo:border-top="1pt solid #000000" fo:border-bottom="1pt solid #000000"/>
    </style:style>
    <style:style style:name="表格6.6" style:family="table-row">
      <style:table-row-properties style:min-row-height="0.381cm" fo:keep-together="auto"/>
    </style:style>
    <style:style style:name="表格6.7" style:family="table-row">
      <style:table-row-properties style:min-row-height="0.586cm" fo:keep-together="auto"/>
    </style:style>
    <style:style style:name="表格6.8" style:family="table-row">
      <style:table-row-properties style:min-row-height="0.524cm" fo:keep-together="auto"/>
    </style:style>
    <style:style style:name="表格6.B8" style:family="table-cell">
      <style:table-cell-properties style:vertical-align="middle" fo:padding-left="0.049cm" fo:padding-right="0.049cm" fo:padding-top="0cm" fo:padding-bottom="0cm" fo:border-left="0.5pt solid #000000" fo:border-right="0.5pt solid #000000" fo:border-top="0.5pt solid #000000" fo:border-bottom="none"/>
    </style:style>
    <style:style style:name="表格6.C8" style:family="table-cell">
      <style:table-cell-properties style:vertical-align="middle" fo:padding-left="0.049cm" fo:padding-right="0.049cm" fo:padding-top="0cm" fo:padding-bottom="0cm" fo:border-left="1pt solid #000000" fo:border-right="0.5pt solid #000000" fo:border-top="0.5pt solid #000000" fo:border-bottom="none"/>
    </style:style>
    <style:style style:name="表格6.9" style:family="table-row">
      <style:table-row-properties style:min-row-height="0.45cm" fo:keep-together="auto"/>
    </style:style>
    <style:style style:name="表格6.B9" style:family="table-cell">
      <style:table-cell-properties style:vertical-align="middle" fo:padding-left="0.049cm" fo:padding-right="0.049cm" fo:padding-top="0cm" fo:padding-bottom="0cm" fo:border-left="0.5pt solid #000000" fo:border-right="0.5pt solid #000000" fo:border-top="1pt solid #000000" fo:border-bottom="0.5pt solid #000000"/>
    </style:style>
    <style:style style:name="表格6.10" style:family="table-row">
      <style:table-row-properties style:min-row-height="0.291cm" fo:keep-together="auto"/>
    </style:style>
    <style:style style:name="表格6.11" style:family="table-row">
      <style:table-row-properties style:min-row-height="0.609cm" fo:keep-together="auto"/>
    </style:style>
    <style:style style:name="表格6.13" style:family="table-row">
      <style:table-row-properties style:min-row-height="0.318cm" fo:keep-together="auto"/>
    </style:style>
    <style:style style:name="表格6.14" style:family="table-row">
      <style:table-row-properties style:min-row-height="0.582cm" fo:keep-together="auto"/>
    </style:style>
    <style:style style:name="表格6.15" style:family="table-row">
      <style:table-row-properties style:min-row-height="0.476cm" fo:keep-together="auto"/>
    </style:style>
    <style:style style:name="表格6.16" style:family="table-row">
      <style:table-row-properties style:min-row-height="0.423cm" fo:keep-together="auto"/>
    </style:style>
    <style:style style:name="表格6.A18" style:family="table-cell">
      <style:table-cell-properties style:vertical-align="middle" fo:padding-left="0.049cm" fo:padding-right="0.049cm" fo:padding-top="0cm" fo:padding-bottom="0cm" fo:border-left="0.5pt solid #000000" fo:border-right="0.5pt solid #000000" fo:border-top="1pt solid #000000" fo:border-bottom="2.25pt solid #000000"/>
    </style:style>
    <style:style style:name="表格6.19" style:family="table-row">
      <style:table-row-properties style:min-row-height="1.076cm" fo:keep-together="auto"/>
    </style:style>
    <style:style style:name="表格6.A19" style:family="table-cell">
      <style:table-cell-properties style:vertical-align="middle" fo:padding-left="0.049cm" fo:padding-right="0.049cm" fo:padding-top="0cm" fo:padding-bottom="0cm" fo:border-left="1.5pt solid #000000" fo:border-right="0.5pt solid #000000" fo:border-top="2.25pt solid #000000" fo:border-bottom="1pt solid #000000"/>
    </style:style>
    <style:style style:name="表格6.C19" style:family="table-cell">
      <style:table-cell-properties style:vertical-align="middle" fo:padding-left="0.049cm" fo:padding-right="0.049cm" fo:padding-top="0cm" fo:padding-bottom="0cm" fo:border-left="0.5pt solid #000000" fo:border-right="1.5pt solid #000000" fo:border-top="2.25pt solid #000000" fo:border-bottom="1pt solid #000000"/>
    </style:style>
    <style:style style:name="表格6.20" style:family="table-row">
      <style:table-row-properties style:min-row-height="1.184cm" fo:keep-together="auto"/>
    </style:style>
    <style:style style:name="表格6.A20" style:family="table-cell">
      <style:table-cell-properties style:vertical-align="middle" fo:padding-left="0.049cm" fo:padding-right="0.049cm" fo:padding-top="0cm" fo:padding-bottom="0cm" fo:border-left="1.5pt solid #000000" fo:border-right="0.5pt solid #000000" fo:border-top="1pt solid #000000" fo:border-bottom="1pt solid #000000"/>
    </style:style>
    <style:style style:name="表格6.C20" style:family="table-cell">
      <style:table-cell-properties style:vertical-align="middle" fo:padding-left="0.049cm" fo:padding-right="0.049cm" fo:padding-top="0cm" fo:padding-bottom="0cm" fo:border-left="0.5pt solid #000000" fo:border-right="1.5pt solid #000000" fo:border-top="1pt solid #000000" fo:border-bottom="1pt solid #000000"/>
    </style:style>
    <style:style style:name="表格6.21" style:family="table-row">
      <style:table-row-properties style:min-row-height="0.69cm" fo:keep-together="auto"/>
    </style:style>
    <style:style style:name="表格6.A21" style:family="table-cell">
      <style:table-cell-properties style:vertical-align="middle" fo:padding-left="0.049cm" fo:padding-right="0.049cm" fo:padding-top="0cm" fo:padding-bottom="0cm" fo:border-left="1.5pt solid #000000" fo:border-right="1.5pt solid #000000" fo:border-top="1pt solid #000000" fo:border-bottom="1pt solid #000000"/>
    </style:style>
    <style:style style:name="表格6.22" style:family="table-row">
      <style:table-row-properties style:min-row-height="1.203cm" fo:keep-together="auto"/>
    </style:style>
    <style:style style:name="表格6.A22" style:family="table-cell">
      <style:table-cell-properties fo:padding-left="0.049cm" fo:padding-right="0.049cm" fo:padding-top="0cm" fo:padding-bottom="0cm" fo:border-left="1.5pt solid #000000" fo:border-right="1.5pt solid #000000" fo:border-top="1pt solid #000000" fo:border-bottom="1.5pt solid #000000"/>
    </style:style>
    <style:style style:name="表格7" style:family="table">
      <style:table-properties style:width="18.602cm" style:rel-width="100%" fo:margin-left="0.009cm" fo:margin-top="0cm" fo:margin-bottom="0cm" table:align="left" style:writing-mode="page"/>
    </style:style>
    <style:style style:name="表格7.A" style:family="table-column">
      <style:table-column-properties style:column-width="2.182cm" style:rel-column-width="7687*"/>
    </style:style>
    <style:style style:name="表格7.B" style:family="table-column">
      <style:table-column-properties style:column-width="5.262cm" style:rel-column-width="18540*"/>
    </style:style>
    <style:style style:name="表格7.C" style:family="table-column">
      <style:table-column-properties style:column-width="2.697cm" style:rel-column-width="9502*"/>
    </style:style>
    <style:style style:name="表格7.D" style:family="table-column">
      <style:table-column-properties style:column-width="2.865cm" style:rel-column-width="10093*"/>
    </style:style>
    <style:style style:name="表格7.E" style:family="table-column">
      <style:table-column-properties style:column-width="2.925cm" style:rel-column-width="10302*"/>
    </style:style>
    <style:style style:name="表格7.F" style:family="table-column">
      <style:table-column-properties style:column-width="2.671cm" style:rel-column-width="9408*"/>
    </style:style>
    <style:style style:name="表格7.1" style:family="table-row">
      <style:table-row-properties fo:keep-together="auto"/>
    </style:style>
    <style:style style:name="表格7.A1" style:family="table-cell">
      <style:table-cell-properties fo:background-color="transparent" fo:padding-left="0.191cm" fo:padding-right="0.191cm" fo:padding-top="0cm" fo:padding-bottom="0cm" fo:border="0.5pt solid #000000">
        <style:background-image/>
      </style:table-cell-properties>
    </style:style>
    <style:style style:name="表格8" style:family="table">
      <style:table-properties style:width="18.602cm" style:rel-width="100%" fo:margin-top="0cm" fo:margin-bottom="0cm" table:align="center" style:writing-mode="page"/>
    </style:style>
    <style:style style:name="表格8.A" style:family="table-column">
      <style:table-column-properties style:column-width="3.066cm" style:rel-column-width="10800*"/>
    </style:style>
    <style:style style:name="表格8.B" style:family="table-column">
      <style:table-column-properties style:column-width="0.923cm" style:rel-column-width="3250*"/>
    </style:style>
    <style:style style:name="表格8.C" style:family="table-column">
      <style:table-column-properties style:column-width="4.249cm" style:rel-column-width="14968*"/>
    </style:style>
    <style:style style:name="表格8.D" style:family="table-column">
      <style:table-column-properties style:column-width="1.02cm" style:rel-column-width="3592*"/>
    </style:style>
    <style:style style:name="表格8.E" style:family="table-column">
      <style:table-column-properties style:column-width="1.753cm" style:rel-column-width="6180*"/>
    </style:style>
    <style:style style:name="表格8.F" style:family="table-column">
      <style:table-column-properties style:column-width="1.506cm" style:rel-column-width="5308*"/>
    </style:style>
    <style:style style:name="表格8.G" style:family="table-column">
      <style:table-column-properties style:column-width="2.282cm" style:rel-column-width="8041*"/>
    </style:style>
    <style:style style:name="表格8.H" style:family="table-column">
      <style:table-column-properties style:column-width="3.801cm" style:rel-column-width="13393*"/>
    </style:style>
    <style:style style:name="表格8.1" style:family="table-row">
      <style:table-row-properties style:min-row-height="1cm" fo:keep-together="auto"/>
    </style:style>
    <style:style style:name="表格8.A1" style:family="table-cell">
      <style:table-cell-properties style:vertical-align="middle" fo:padding-left="0.026cm" fo:padding-right="0.012cm" fo:padding-top="0cm" fo:padding-bottom="0cm" fo:border-left="1.5pt solid #000000" fo:border-right="0.75pt solid #000000" fo:border-top="0.75pt solid #000000" fo:border-bottom="0.75pt solid #000000"/>
    </style:style>
    <style:style style:name="表格8.C1" style:family="table-cell">
      <style:table-cell-properties style:vertical-align="middle" fo:padding-left="0.026cm" fo:padding-right="0.012cm" fo:padding-top="0cm" fo:padding-bottom="0cm" fo:border-left="0.75pt solid #000000" fo:border-right="1.5pt solid #000000" fo:border-top="0.75pt solid #000000" fo:border-bottom="0.75pt solid #000000"/>
    </style:style>
    <style:style style:name="表格8.C2" style:family="table-cell">
      <style:table-cell-properties style:vertical-align="middle" fo:padding-left="0.026cm" fo:padding-right="0.012cm" fo:padding-top="0cm" fo:padding-bottom="0cm" fo:border-left="0.75pt solid #000000" fo:border-right="1.5pt solid #000000" fo:border-top="none" fo:border-bottom="0.75pt solid #000000"/>
    </style:style>
    <style:style style:name="表格8.3" style:family="table-row">
      <style:table-row-properties style:min-row-height="1.199cm" fo:keep-together="always"/>
    </style:style>
    <style:style style:name="表格8.4" style:family="table-row">
      <style:table-row-properties style:min-row-height="1.199cm" fo:keep-together="auto"/>
    </style:style>
    <style:style style:name="表格8.C4" style:family="table-cell">
      <style:table-cell-properties style:vertical-align="middle" fo:padding-left="0.026cm" fo:padding-right="0.012cm" fo:padding-top="0cm" fo:padding-bottom="0cm" fo:border="0.75pt solid #000000"/>
    </style:style>
    <style:style style:name="表格8.5" style:family="table-row">
      <style:table-row-properties style:min-row-height="2cm" fo:keep-together="always"/>
    </style:style>
    <style:style style:name="表格8.9" style:family="table-row">
      <style:table-row-properties style:min-row-height="1.799cm" fo:keep-together="auto"/>
    </style:style>
    <style:style style:name="表格8.A9" style:family="table-cell">
      <style:table-cell-properties style:vertical-align="middle" fo:padding-left="0.026cm" fo:padding-right="0.012cm" fo:padding-top="0cm" fo:padding-bottom="0cm" fo:border-left="1.5pt solid #000000" fo:border-right="1.5pt solid #000000" fo:border-top="0.75pt solid #000000" fo:border-bottom="0.75pt solid #000000"/>
    </style:style>
    <style:style style:name="表格8.10" style:family="table-row">
      <style:table-row-properties style:min-row-height="2.401cm" fo:keep-together="auto"/>
    </style:style>
    <style:style style:name="表格8.A10" style:family="table-cell">
      <style:table-cell-properties style:vertical-align="middle" fo:padding-left="0.026cm" fo:padding-right="0.012cm" fo:padding-top="0cm" fo:padding-bottom="0cm" fo:border-left="1.5pt solid #000000" fo:border-right="1.5pt solid #000000" fo:border-top="none" fo:border-bottom="0.75pt solid #000000"/>
    </style:style>
    <style:style style:name="表格8.A11" style:family="table-cell">
      <style:table-cell-properties style:vertical-align="middle" fo:padding-left="0.026cm" fo:padding-right="0.012cm" fo:padding-top="0cm" fo:padding-bottom="0cm" fo:border-left="1.5pt solid #000000" fo:border-right="0.75pt solid #000000" fo:border-top="none" fo:border-bottom="0.75pt solid #000000"/>
    </style:style>
    <style:style style:name="表格8.12" style:family="table-row">
      <style:table-row-properties style:min-row-height="2cm" fo:keep-together="auto"/>
    </style:style>
    <style:style style:name="表格8.A13" style:family="table-cell">
      <style:table-cell-properties style:vertical-align="middle" fo:padding-left="0.026cm" fo:padding-right="0.012cm" fo:padding-top="0cm" fo:padding-bottom="0cm" fo:border-left="1.5pt solid #000000" fo:border-right="0.75pt solid #000000" fo:border-top="0.75pt solid #000000" fo:border-bottom="1.5pt solid #000000"/>
    </style:style>
    <style:style style:name="表格8.C13" style:family="table-cell">
      <style:table-cell-properties style:vertical-align="middle" fo:padding-left="0.026cm" fo:padding-right="0.012cm" fo:padding-top="0cm" fo:padding-bottom="0cm" fo:border-left="0.75pt solid #000000" fo:border-right="0.75pt solid #000000" fo:border-top="0.75pt solid #000000" fo:border-bottom="1.5pt solid #000000"/>
    </style:style>
    <style:style style:name="表格8.F13" style:family="table-cell">
      <style:table-cell-properties style:vertical-align="middle" fo:padding-left="0.026cm" fo:padding-right="0.012cm" fo:padding-top="0cm" fo:padding-bottom="0cm" fo:border-left="0.75pt solid #000000" fo:border-right="1.5pt solid #000000" fo:border-top="0.75pt solid #000000" fo:border-bottom="1.5pt solid #000000"/>
    </style:style>
    <style:style style:name="表格9" style:family="table">
      <style:table-properties style:width="18.602cm" style:rel-width="100%" fo:margin-left="0.012cm" fo:margin-top="0cm" fo:margin-bottom="0cm" table:align="left" style:writing-mode="page"/>
    </style:style>
    <style:style style:name="表格9.A" style:family="table-column">
      <style:table-column-properties style:column-width="1.159cm" style:rel-column-width="4082*"/>
    </style:style>
    <style:style style:name="表格9.B" style:family="table-column">
      <style:table-column-properties style:column-width="2.609cm" style:rel-column-width="9188*"/>
    </style:style>
    <style:style style:name="表格9.C" style:family="table-column">
      <style:table-column-properties style:column-width="1.831cm" style:rel-column-width="6449*"/>
    </style:style>
    <style:style style:name="表格9.D" style:family="table-column">
      <style:table-column-properties style:column-width="1.533cm" style:rel-column-width="5400*"/>
    </style:style>
    <style:style style:name="表格9.E" style:family="table-column">
      <style:table-column-properties style:column-width="3.066cm" style:rel-column-width="10800*"/>
    </style:style>
    <style:style style:name="表格9.F" style:family="table-column">
      <style:table-column-properties style:column-width="2.54cm" style:rel-column-width="8946*"/>
    </style:style>
    <style:style style:name="表格9.G" style:family="table-column">
      <style:table-column-properties style:column-width="1.027cm" style:rel-column-width="3617*"/>
    </style:style>
    <style:style style:name="表格9.H" style:family="table-column">
      <style:table-column-properties style:column-width="2.898cm" style:rel-column-width="10211*"/>
    </style:style>
    <style:style style:name="表格9.I" style:family="table-column">
      <style:table-column-properties style:column-width="1.94cm" style:rel-column-width="6836*"/>
    </style:style>
    <style:style style:name="表格9.1" style:family="table-row">
      <style:table-row-properties style:min-row-height="1.199cm" fo:keep-together="auto"/>
    </style:style>
    <style:style style:name="表格9.A1" style:family="table-cell">
      <style:table-cell-properties style:vertical-align="middle" fo:padding-left="0.049cm" fo:padding-right="0.049cm" fo:padding-top="0cm" fo:padding-bottom="0cm" fo:border="0.75pt solid #000000"/>
    </style:style>
    <style:style style:name="表格9.C2" style:family="table-cell">
      <style:table-cell-properties fo:padding-left="0.049cm" fo:padding-right="0.049cm" fo:padding-top="0cm" fo:padding-bottom="0cm" fo:border="0.75pt solid #000000"/>
    </style:style>
    <style:style style:name="表格9.C3" style:family="table-cell">
      <style:table-cell-properties fo:padding-left="0.049cm" fo:padding-right="0.049cm" fo:padding-top="0cm" fo:padding-bottom="0cm" fo:border="0.75pt solid #000000"/>
    </style:style>
    <style:style style:name="表格9.C4" style:family="table-cell">
      <style:table-cell-properties fo:padding-left="0.049cm" fo:padding-right="0.049cm" fo:padding-top="0cm" fo:padding-bottom="0cm" fo:border="0.75pt solid #000000"/>
    </style:style>
    <style:style style:name="表格9.C5" style:family="table-cell">
      <style:table-cell-properties fo:padding-left="0.049cm" fo:padding-right="0.049cm" fo:padding-top="0cm" fo:padding-bottom="0cm" fo:border="0.75pt solid #000000"/>
    </style:style>
    <style:style style:name="表格9.C6" style:family="table-cell">
      <style:table-cell-properties fo:padding-left="0.049cm" fo:padding-right="0.049cm" fo:padding-top="0cm" fo:padding-bottom="0cm" fo:border="0.75pt solid #000000"/>
    </style:style>
    <style:style style:name="表格10" style:family="table">
      <style:table-properties style:width="26.037cm" style:rel-width="94%" fo:margin-left="0.75cm" fo:margin-top="0cm" fo:margin-bottom="0cm" table:align="left" style:writing-mode="page"/>
    </style:style>
    <style:style style:name="表格10.A" style:family="table-column">
      <style:table-column-properties style:column-width="6.011cm" style:rel-column-width="15132*"/>
    </style:style>
    <style:style style:name="表格10.B" style:family="table-column">
      <style:table-column-properties style:column-width="10.012cm" style:rel-column-width="25198*"/>
    </style:style>
    <style:style style:name="表格10.C" style:family="table-column">
      <style:table-column-properties style:column-width="10.014cm" style:rel-column-width="25205*"/>
    </style:style>
    <style:style style:name="表格10.1" style:family="table-row">
      <style:table-row-properties style:min-row-height="0.677cm" fo:keep-together="always"/>
    </style:style>
    <style:style style:name="表格10.A1" style:family="table-cell">
      <style:table-cell-properties style:vertical-align="middle" fo:background-color="#f2f2f2" fo:padding-left="0.049cm" fo:padding-right="0.049cm" fo:padding-top="0cm" fo:padding-bottom="0cm" fo:border-left="2.25pt solid #000000" fo:border-right="0.5pt solid #000000" fo:border-top="2.25pt solid #000000" fo:border-bottom="0.75pt solid #000000">
        <style:background-image/>
      </style:table-cell-properties>
    </style:style>
    <style:style style:name="表格10.B1" style:family="table-cell">
      <style:table-cell-properties style:vertical-align="middle" fo:background-color="#f2f2f2" fo:padding-left="0.049cm" fo:padding-right="0.049cm" fo:padding-top="0cm" fo:padding-bottom="0cm" fo:border-left="0.5pt solid #000000" fo:border-right="2.25pt solid #000000" fo:border-top="2.25pt solid #000000" fo:border-bottom="0.5pt solid #000000">
        <style:background-image/>
      </style:table-cell-properties>
    </style:style>
    <style:style style:name="表格10.2" style:family="table-row">
      <style:table-row-properties style:min-row-height="0.891cm" fo:keep-together="always"/>
    </style:style>
    <style:style style:name="表格10.A2" style:family="table-cell">
      <style:table-cell-properties style:vertical-align="middle" fo:background-color="#f2f2f2" fo:padding-left="0.049cm" fo:padding-right="0.049cm" fo:padding-top="0cm" fo:padding-bottom="0cm" fo:border-left="2.25pt solid #000000" fo:border-right="0.5pt solid #000000" fo:border-top="0.75pt solid #000000" fo:border-bottom="0.75pt solid #000000">
        <style:background-image/>
      </style:table-cell-properties>
    </style:style>
    <style:style style:name="表格10.B2" style:family="table-cell">
      <style:table-cell-properties style:vertical-align="middle" fo:background-color="#f2f2f2" fo:padding-left="0.049cm" fo:padding-right="0.049cm" fo:padding-top="0cm" fo:padding-bottom="0cm" fo:border="0.5pt solid #000000">
        <style:background-image/>
      </style:table-cell-properties>
    </style:style>
    <style:style style:name="表格10.C2" style:family="table-cell">
      <style:table-cell-properties style:vertical-align="middle" fo:background-color="#f2f2f2" fo:padding-left="0.049cm" fo:padding-right="0.049cm" fo:padding-top="0cm" fo:padding-bottom="0cm" fo:border-left="0.5pt solid #000000" fo:border-right="2.25pt solid #000000" fo:border-top="0.5pt solid #000000" fo:border-bottom="0.5pt solid #000000">
        <style:background-image/>
      </style:table-cell-properties>
    </style:style>
    <style:style style:name="表格10.3" style:family="table-row">
      <style:table-row-properties style:min-row-height="0.168cm" fo:keep-together="always"/>
    </style:style>
    <style:style style:name="表格10.C3" style:family="table-cell">
      <style:table-cell-properties style:vertical-align="middle" fo:background-color="#f2f2f2" fo:padding-left="0.049cm" fo:padding-right="0.049cm" fo:padding-top="0cm" fo:padding-bottom="0cm" fo:border-left="0.5pt solid #000000" fo:border-right="2.25pt solid #000000" fo:border-top="0.5pt solid #000000" fo:border-bottom="0.75pt solid #000000">
        <style:background-image/>
      </style:table-cell-properties>
    </style:style>
    <style:style style:name="表格10.4" style:family="table-row">
      <style:table-row-properties style:min-row-height="0.654cm" fo:keep-together="always"/>
    </style:style>
    <style:style style:name="表格10.B4" style:family="table-cell">
      <style:table-cell-properties style:vertical-align="middle" fo:padding-left="0.049cm" fo:padding-right="0.049cm" fo:padding-top="0cm" fo:padding-bottom="0cm" fo:border="0.5pt solid #000000"/>
    </style:style>
    <style:style style:name="表格10.C4"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5" style:family="table-row">
      <style:table-row-properties style:min-row-height="0.623cm" fo:keep-together="always"/>
    </style:style>
    <style:style style:name="表格10.B5" style:family="table-cell">
      <style:table-cell-properties style:vertical-align="middle" fo:padding-left="0.049cm" fo:padding-right="0.049cm" fo:padding-top="0cm" fo:padding-bottom="0cm" fo:border="0.5pt solid #000000"/>
    </style:style>
    <style:style style:name="表格10.C5"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6" style:family="table-row">
      <style:table-row-properties style:min-row-height="0.619cm" fo:keep-together="always"/>
    </style:style>
    <style:style style:name="表格10.B6" style:family="table-cell">
      <style:table-cell-properties style:vertical-align="middle" fo:padding-left="0.049cm" fo:padding-right="0.049cm" fo:padding-top="0cm" fo:padding-bottom="0cm" fo:border="0.5pt solid #000000"/>
    </style:style>
    <style:style style:name="表格10.C6"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7" style:family="table-row">
      <style:table-row-properties style:min-row-height="0.482cm" fo:keep-together="always"/>
    </style:style>
    <style:style style:name="表格10.B7" style:family="table-cell">
      <style:table-cell-properties style:vertical-align="middle" fo:padding-left="0.049cm" fo:padding-right="0.049cm" fo:padding-top="0cm" fo:padding-bottom="0cm" fo:border="0.5pt solid #000000"/>
    </style:style>
    <style:style style:name="表格10.C7"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8" style:family="table-row">
      <style:table-row-properties style:min-row-height="0.598cm" fo:keep-together="always"/>
    </style:style>
    <style:style style:name="表格10.B8" style:family="table-cell">
      <style:table-cell-properties style:vertical-align="middle" fo:padding-left="0.049cm" fo:padding-right="0.049cm" fo:padding-top="0cm" fo:padding-bottom="0cm" fo:border="0.5pt solid #000000"/>
    </style:style>
    <style:style style:name="表格10.C8"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9" style:family="table-row">
      <style:table-row-properties style:min-row-height="0.616cm" fo:keep-together="always"/>
    </style:style>
    <style:style style:name="表格10.B9" style:family="table-cell">
      <style:table-cell-properties style:vertical-align="middle" fo:padding-left="0.049cm" fo:padding-right="0.049cm" fo:padding-top="0cm" fo:padding-bottom="0cm" fo:border="0.5pt solid #000000"/>
    </style:style>
    <style:style style:name="表格10.C9"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10" style:family="table-row">
      <style:table-row-properties style:min-row-height="0.609cm" fo:keep-together="always"/>
    </style:style>
    <style:style style:name="表格10.B10" style:family="table-cell">
      <style:table-cell-properties style:vertical-align="middle" fo:padding-left="0.049cm" fo:padding-right="0.049cm" fo:padding-top="0cm" fo:padding-bottom="0cm" fo:border="0.5pt solid #000000"/>
    </style:style>
    <style:style style:name="表格10.C10"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11" style:family="table-row">
      <style:table-row-properties style:min-row-height="0.601cm" fo:keep-together="always"/>
    </style:style>
    <style:style style:name="表格10.B11" style:family="table-cell">
      <style:table-cell-properties style:vertical-align="middle" fo:padding-left="0.049cm" fo:padding-right="0.049cm" fo:padding-top="0cm" fo:padding-bottom="0cm" fo:border="0.5pt solid #000000"/>
    </style:style>
    <style:style style:name="表格10.C11"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B12" style:family="table-cell">
      <style:table-cell-properties style:vertical-align="middle" fo:padding-left="0.049cm" fo:padding-right="0.049cm" fo:padding-top="0cm" fo:padding-bottom="0cm" fo:border="0.5pt solid #000000"/>
    </style:style>
    <style:style style:name="表格10.C12"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13" style:family="table-row">
      <style:table-row-properties style:min-row-height="0.612cm" fo:keep-together="always"/>
    </style:style>
    <style:style style:name="表格10.B13" style:family="table-cell">
      <style:table-cell-properties style:vertical-align="middle" fo:padding-left="0.049cm" fo:padding-right="0.049cm" fo:padding-top="0cm" fo:padding-bottom="0cm" fo:border="0.5pt solid #000000"/>
    </style:style>
    <style:style style:name="表格10.C13" style:family="table-cell">
      <style:table-cell-properties style:vertical-align="middle" fo:padding-left="0.049cm" fo:padding-right="0.049cm" fo:padding-top="0cm" fo:padding-bottom="0cm" fo:border-left="0.5pt solid #000000" fo:border-right="2.25pt solid #000000" fo:border-top="0.75pt solid #000000" fo:border-bottom="0.75pt solid #000000"/>
    </style:style>
    <style:style style:name="表格10.14" style:family="table-row">
      <style:table-row-properties style:min-row-height="0.58cm" fo:keep-together="always"/>
    </style:style>
    <style:style style:name="表格10.A14" style:family="table-cell">
      <style:table-cell-properties style:vertical-align="middle" fo:background-color="#f2f2f2" style:border-line-width-bottom="0.018cm 0.018cm 0.018cm" fo:padding-left="0.049cm" fo:padding-right="0.049cm" fo:padding-top="0cm" fo:padding-bottom="0cm" fo:border-left="2.25pt solid #000000" fo:border-right="0.5pt solid #000000" fo:border-top="0.75pt solid #000000" fo:border-bottom="1.5pt double #000000">
        <style:background-image/>
      </style:table-cell-properties>
    </style:style>
    <style:style style:name="表格10.B14" style:family="table-cell">
      <style:table-cell-properties style:vertical-align="middle" fo:padding-left="0.049cm" fo:padding-right="0.049cm" fo:padding-top="0cm" fo:padding-bottom="0cm" fo:border="0.5pt solid #000000"/>
    </style:style>
    <style:style style:name="表格10.C14" style:family="table-cell">
      <style:table-cell-properties style:vertical-align="middle" style:border-line-width-bottom="0.018cm 0.018cm 0.018cm" fo:padding-left="0.049cm" fo:padding-right="0.049cm" fo:padding-top="0cm" fo:padding-bottom="0cm" fo:border-left="0.5pt solid #000000" fo:border-right="2.25pt solid #000000" fo:border-top="0.75pt solid #000000" fo:border-bottom="1.5pt double #000000"/>
    </style:style>
    <style:style style:name="表格10.15" style:family="table-row">
      <style:table-row-properties style:min-row-height="0.566cm" fo:keep-together="always"/>
    </style:style>
    <style:style style:name="表格10.A15" style:family="table-cell">
      <style:table-cell-properties style:vertical-align="middle" fo:padding-left="0.049cm" fo:padding-right="0.049cm" fo:padding-top="0cm" fo:padding-bottom="0cm" fo:border-left="2.25pt solid #000000" fo:border-right="2.25pt solid #000000" fo:border-top="0.75pt solid #000000" fo:border-bottom="2.25pt solid #000000"/>
    </style:style>
    <style:style style:name="表格11" style:family="table">
      <style:table-properties style:width="17cm" style:rel-width="100%" fo:margin-top="0cm" fo:margin-bottom="0cm" table:align="center" style:writing-mode="page"/>
    </style:style>
    <style:style style:name="表格11.A" style:family="table-column">
      <style:table-column-properties style:column-width="1.291cm" style:rel-column-width="4980*"/>
    </style:style>
    <style:style style:name="表格11.B" style:family="table-column">
      <style:table-column-properties style:column-width="1.99cm" style:rel-column-width="7668*"/>
    </style:style>
    <style:style style:name="表格11.C" style:family="table-column">
      <style:table-column-properties style:column-width="3.05cm" style:rel-column-width="11757*"/>
    </style:style>
    <style:style style:name="表格11.D" style:family="table-column">
      <style:table-column-properties style:column-width="1.177cm" style:rel-column-width="4535*"/>
    </style:style>
    <style:style style:name="表格11.E" style:family="table-column">
      <style:table-column-properties style:column-width="5.586cm" style:rel-column-width="21535*"/>
    </style:style>
    <style:style style:name="表格11.F" style:family="table-column">
      <style:table-column-properties style:column-width="3.905cm" style:rel-column-width="15057*"/>
    </style:style>
    <style:style style:name="表格11.1" style:family="table-row">
      <style:table-row-properties style:row-height="2.028cm" fo:keep-together="auto"/>
    </style:style>
    <style:style style:name="表格11.A1" style:family="table-cell">
      <style:table-cell-properties style:vertical-align="middle" fo:padding-left="0.049cm" fo:padding-right="0.049cm" fo:padding-top="0cm" fo:padding-bottom="0cm" fo:border-left="1.5pt solid #000000" fo:border-right="0.75pt solid #000000" fo:border-top="1.5pt solid #000000" fo:border-bottom="0.75pt solid #000000"/>
    </style:style>
    <style:style style:name="表格11.B1" style:family="table-cell">
      <style:table-cell-properties style:vertical-align="middle" fo:padding-left="0.049cm" fo:padding-right="0.049cm" fo:padding-top="0cm" fo:padding-bottom="0cm" fo:border-left="0.75pt solid #000000" fo:border-right="0.75pt solid #000000" fo:border-top="1.5pt solid #000000" fo:border-bottom="0.75pt solid #000000"/>
    </style:style>
    <style:style style:name="表格11.C1" style:family="table-cell">
      <style:table-cell-properties style:vertical-align="middle" fo:padding-left="0.049cm" fo:padding-right="0.049cm" fo:padding-top="0cm" fo:padding-bottom="0cm" fo:border-left="0.5pt solid #000000" fo:border-right="0.5pt solid #000000" fo:border-top="1.5pt solid #000000" fo:border-bottom="0.75pt solid #000000"/>
    </style:style>
    <style:style style:name="表格11.F1" style:family="table-cell">
      <style:table-cell-properties style:vertical-align="middle" fo:padding-left="0.049cm" fo:padding-right="0.049cm" fo:padding-top="0cm" fo:padding-bottom="0cm" fo:border-left="0.5pt solid #000000" fo:border-right="1.5pt solid #000000" fo:border-top="1.5pt solid #000000" fo:border-bottom="0.75pt solid #000000"/>
    </style:style>
    <style:style style:name="表格11.2" style:family="table-row">
      <style:table-row-properties style:row-height="1.501cm" fo:keep-together="auto"/>
    </style:style>
    <style:style style:name="表格11.A2"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2" style:family="table-cell">
      <style:table-cell-properties fo:padding-left="0.049cm" fo:padding-right="0.049cm" fo:padding-top="0cm" fo:padding-bottom="0cm" fo:border="0.75pt solid #000000"/>
    </style:style>
    <style:style style:name="表格11.C2"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2"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2"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2"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3"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3" style:family="table-cell">
      <style:table-cell-properties fo:padding-left="0.049cm" fo:padding-right="0.049cm" fo:padding-top="0cm" fo:padding-bottom="0cm" fo:border="0.75pt solid #000000"/>
    </style:style>
    <style:style style:name="表格11.C3"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3"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3"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3"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4"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4" style:family="table-cell">
      <style:table-cell-properties fo:padding-left="0.049cm" fo:padding-right="0.049cm" fo:padding-top="0cm" fo:padding-bottom="0cm" fo:border="0.75pt solid #000000"/>
    </style:style>
    <style:style style:name="表格11.C4"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4"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4"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4"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5"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1.B5" style:family="table-cell">
      <style:table-cell-properties fo:padding-left="0.049cm" fo:padding-right="0.049cm" fo:padding-top="0cm" fo:padding-bottom="0cm" fo:border="0.75pt solid #000000"/>
    </style:style>
    <style:style style:name="表格11.C5"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D5"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E5"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11.F5"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1.A6" style:family="table-cell">
      <style:table-cell-properties fo:padding-left="0.049cm" fo:padding-right="0.049cm" fo:padding-top="0cm" fo:padding-bottom="0cm" fo:border-left="1.5pt solid #000000" fo:border-right="0.75pt solid #000000" fo:border-top="0.75pt solid #000000" fo:border-bottom="1.5pt solid #000000"/>
    </style:style>
    <style:style style:name="表格11.B6" style:family="table-cell">
      <style:table-cell-properties fo:padding-left="0.049cm" fo:padding-right="0.049cm" fo:padding-top="0cm" fo:padding-bottom="0cm" fo:border-left="0.75pt solid #000000" fo:border-right="0.75pt solid #000000" fo:border-top="0.75pt solid #000000" fo:border-bottom="1.5pt solid #000000"/>
    </style:style>
    <style:style style:name="表格11.C6" style:family="table-cell">
      <style:table-cell-properties fo:padding-left="0.049cm" fo:padding-right="0.049cm" fo:padding-top="0cm" fo:padding-bottom="0cm" fo:border-left="0.5pt solid #000000" fo:border-right="0.5pt solid #000000" fo:border-top="0.75pt solid #000000" fo:border-bottom="1.5pt solid #000000"/>
    </style:style>
    <style:style style:name="表格11.D6" style:family="table-cell">
      <style:table-cell-properties fo:padding-left="0.049cm" fo:padding-right="0.049cm" fo:padding-top="0cm" fo:padding-bottom="0cm" fo:border-left="0.5pt solid #000000" fo:border-right="0.5pt solid #000000" fo:border-top="0.75pt solid #000000" fo:border-bottom="1.5pt solid #000000"/>
    </style:style>
    <style:style style:name="表格11.E6" style:family="table-cell">
      <style:table-cell-properties fo:padding-left="0.049cm" fo:padding-right="0.049cm" fo:padding-top="0cm" fo:padding-bottom="0cm" fo:border-left="0.5pt solid #000000" fo:border-right="0.5pt solid #000000" fo:border-top="0.75pt solid #000000" fo:border-bottom="1.5pt solid #000000"/>
    </style:style>
    <style:style style:name="表格11.F6" style:family="table-cell">
      <style:table-cell-properties fo:padding-left="0.049cm" fo:padding-right="0.049cm" fo:padding-top="0cm" fo:padding-bottom="0cm" fo:border-left="0.5pt solid #000000" fo:border-right="1.5pt solid #000000" fo:border-top="0.75pt solid #000000" fo:border-bottom="1.5pt solid #000000"/>
    </style:style>
    <style:style style:name="表格12" style:family="table">
      <style:table-properties style:width="17cm" style:rel-width="100%" fo:margin-top="0cm" fo:margin-bottom="0cm" table:align="center" style:writing-mode="page"/>
    </style:style>
    <style:style style:name="表格12.A" style:family="table-column">
      <style:table-column-properties style:column-width="3.237cm" style:rel-column-width="12477*"/>
    </style:style>
    <style:style style:name="表格12.B" style:family="table-column">
      <style:table-column-properties style:column-width="2.755cm" style:rel-column-width="10624*"/>
    </style:style>
    <style:style style:name="表格12.C" style:family="table-column">
      <style:table-column-properties style:column-width="11.008cm" style:rel-column-width="42434*"/>
    </style:style>
    <style:style style:name="表格12.1" style:family="table-row">
      <style:table-row-properties style:row-height="1.64cm" fo:keep-together="always"/>
    </style:style>
    <style:style style:name="表格12.A1" style:family="table-cell">
      <style:table-cell-properties style:vertical-align="middle" fo:padding-left="0.049cm" fo:padding-right="0.049cm" fo:padding-top="0cm" fo:padding-bottom="0cm" fo:border-left="1.5pt solid #000000" fo:border-right="0.5pt solid #000000" fo:border-top="1.5pt solid #000000" fo:border-bottom="0.75pt solid #000000"/>
    </style:style>
    <style:style style:name="表格12.B1" style:family="table-cell">
      <style:table-cell-properties style:vertical-align="middle" fo:padding-left="0.049cm" fo:padding-right="0.049cm" fo:padding-top="0cm" fo:padding-bottom="0cm" fo:border-left="0.75pt solid #000000" fo:border-right="0.75pt solid #000000" fo:border-top="1.5pt solid #000000" fo:border-bottom="0.75pt solid #000000"/>
    </style:style>
    <style:style style:name="表格12.C1" style:family="table-cell">
      <style:table-cell-properties style:vertical-align="middle" fo:padding-left="0.049cm" fo:padding-right="0.049cm" fo:padding-top="0cm" fo:padding-bottom="0cm" fo:border-left="0.75pt solid #000000" fo:border-right="1.5pt solid #000000" fo:border-top="1.5pt solid #000000" fo:border-bottom="0.75pt solid #000000"/>
    </style:style>
    <style:style style:name="表格12.2" style:family="table-row">
      <style:table-row-properties style:row-height="13.3cm" fo:keep-together="always"/>
    </style:style>
    <style:style style:name="表格12.A2" style:family="table-cell">
      <style:table-cell-properties fo:padding-left="0.049cm" fo:padding-right="0.049cm" fo:padding-top="0cm" fo:padding-bottom="0cm" fo:border-left="1.5pt solid #000000" fo:border-right="0.5pt solid #000000" fo:border-top="0.75pt solid #000000" fo:border-bottom="0.75pt solid #000000"/>
    </style:style>
    <style:style style:name="表格12.B2" style:family="table-cell">
      <style:table-cell-properties fo:padding-left="0.049cm" fo:padding-right="0.049cm" fo:padding-top="0cm" fo:padding-bottom="0cm" fo:border="0.75pt solid #000000"/>
    </style:style>
    <style:style style:name="表格12.C2"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2.3" style:family="table-row">
      <style:table-row-properties style:row-height="1.482cm" fo:keep-together="always"/>
    </style:style>
    <style:style style:name="表格12.A3" style:family="table-cell">
      <style:table-cell-properties style:vertical-align="middle" fo:padding-left="0.049cm" fo:padding-right="0.049cm" fo:padding-top="0cm" fo:padding-bottom="0cm" fo:border-left="1.5pt solid #000000" fo:border-right="0.5pt solid #000000" fo:border-top="0.75pt solid #000000" fo:border-bottom="1.5pt solid #000000"/>
    </style:style>
    <style:style style:name="表格12.B3" style:family="table-cell">
      <style:table-cell-properties style:vertical-align="middle" fo:padding-left="0.049cm" fo:padding-right="0.049cm" fo:padding-top="0cm" fo:padding-bottom="0cm" fo:border-left="0.75pt solid #000000" fo:border-right="0.75pt solid #000000" fo:border-top="0.75pt solid #000000" fo:border-bottom="1.5pt solid #000000"/>
    </style:style>
    <style:style style:name="表格12.C3" style:family="table-cell">
      <style:table-cell-properties fo:padding-left="0.049cm" fo:padding-right="0.049cm" fo:padding-top="0cm" fo:padding-bottom="0cm" fo:border-left="0.75pt solid #000000" fo:border-right="1.5pt solid #000000" fo:border-top="0.75pt solid #000000" fo:border-bottom="1.5pt solid #000000"/>
    </style:style>
    <style:style style:name="表格13" style:family="table">
      <style:table-properties style:width="17cm" style:rel-width="100%" fo:margin-top="0cm" fo:margin-bottom="0cm" table:align="center" style:writing-mode="page"/>
    </style:style>
    <style:style style:name="表格13.A" style:family="table-column">
      <style:table-column-properties style:column-width="17cm" style:rel-column-width="65535*"/>
    </style:style>
    <style:style style:name="表格13.1" style:family="table-row">
      <style:table-row-properties style:min-row-height="24.668cm" fo:keep-together="auto"/>
    </style:style>
    <style:style style:name="表格13.A1" style:family="table-cell">
      <style:table-cell-properties fo:padding-left="0.049cm" fo:padding-right="0.049cm" fo:padding-top="0cm" fo:padding-bottom="0cm" fo:border="0.75pt solid #000000"/>
    </style:style>
    <style:style style:name="表格14" style:family="table">
      <style:table-properties style:width="17cm" style:rel-width="100%" fo:margin-left="0.026cm" fo:margin-top="0cm" fo:margin-bottom="0cm" table:align="left" style:writing-mode="page"/>
    </style:style>
    <style:style style:name="表格14.A" style:family="table-column">
      <style:table-column-properties style:column-width="1.476cm" style:rel-column-width="5688*"/>
    </style:style>
    <style:style style:name="表格14.B" style:family="table-column">
      <style:table-column-properties style:column-width="1.605cm" style:rel-column-width="6186*"/>
    </style:style>
    <style:style style:name="表格14.C" style:family="table-column">
      <style:table-column-properties style:column-width="1.399cm" style:rel-column-width="5394*"/>
    </style:style>
    <style:style style:name="表格14.D" style:family="table-column">
      <style:table-column-properties style:column-width="1.004cm" style:rel-column-width="3867*"/>
    </style:style>
    <style:style style:name="表格14.E" style:family="table-column">
      <style:table-column-properties style:column-width="1.002cm" style:rel-column-width="3860*"/>
    </style:style>
    <style:style style:name="表格14.H" style:family="table-column">
      <style:table-column-properties style:column-width="2.004cm" style:rel-column-width="7726*"/>
    </style:style>
    <style:style style:name="表格14.I" style:family="table-column">
      <style:table-column-properties style:column-width="6.509cm" style:rel-column-width="25088*"/>
    </style:style>
    <style:style style:name="表格14.1" style:family="table-row">
      <style:table-row-properties style:min-row-height="1.531cm" fo:keep-together="auto"/>
    </style:style>
    <style:style style:name="表格14.A1" style:family="table-cell">
      <style:table-cell-properties style:vertical-align="middle" fo:padding-left="0.049cm" fo:padding-right="0.049cm" fo:padding-top="0cm" fo:padding-bottom="0cm" fo:border-left="1.5pt solid #000000" fo:border-right="1.5pt solid #000000" fo:border-top="1.5pt solid #000000" fo:border-bottom="0.75pt solid #000000"/>
    </style:style>
    <style:style style:name="表格14.2" style:family="table-row">
      <style:table-row-properties style:min-row-height="1.93cm" fo:keep-together="always"/>
    </style:style>
    <style:style style:name="表格14.A2" style:family="table-cell">
      <style:table-cell-properties style:vertical-align="middle" fo:padding-left="0.049cm" fo:padding-right="0.049cm" fo:padding-top="0cm" fo:padding-bottom="0cm" fo:border-left="1.5pt solid #000000" fo:border-right="0.75pt solid #000000" fo:border-top="0.75pt solid #000000" fo:border-bottom="0.75pt solid #000000"/>
    </style:style>
    <style:style style:name="表格14.B2" style:family="table-cell">
      <style:table-cell-properties style:vertical-align="middle" fo:padding-left="0.049cm" fo:padding-right="0.049cm" fo:padding-top="0cm" fo:padding-bottom="0cm" fo:border="0.75pt solid #000000"/>
    </style:style>
    <style:style style:name="表格14.I2" style:family="table-cell">
      <style:table-cell-properties style:vertical-align="middle" fo:padding-left="0.049cm" fo:padding-right="0.049cm" fo:padding-top="0cm" fo:padding-bottom="0cm" fo:border-left="0.75pt solid #000000" fo:border-right="1.5pt solid #000000" fo:border-top="0.75pt solid #000000" fo:border-bottom="0.75pt solid #000000"/>
    </style:style>
    <style:style style:name="表格14.3" style:family="table-row">
      <style:table-row-properties style:min-row-height="0.836cm" fo:keep-together="always"/>
    </style:style>
    <style:style style:name="表格14.4" style:family="table-row">
      <style:table-row-properties style:min-row-height="0.811cm" fo:keep-together="always"/>
    </style:style>
    <style:style style:name="表格14.A10" style:family="table-cell">
      <style:table-cell-properties style:vertical-align="middle" fo:padding-left="0.049cm" fo:padding-right="0.049cm" fo:padding-top="0cm" fo:padding-bottom="0cm" fo:border-left="1.5pt solid #000000" fo:border-right="0.75pt solid #000000" fo:border-top="0.75pt solid #000000" fo:border-bottom="1.5pt solid #000000"/>
    </style:style>
    <style:style style:name="表格14.H10" style:family="table-cell">
      <style:table-cell-properties style:vertical-align="middle" fo:padding-left="0.049cm" fo:padding-right="0.049cm" fo:padding-top="0cm" fo:padding-bottom="0cm" fo:border-left="0.75pt solid #000000" fo:border-right="0.75pt solid #000000" fo:border-top="0.75pt solid #000000" fo:border-bottom="1.5pt solid #000000"/>
    </style:style>
    <style:style style:name="表格14.I10" style:family="table-cell">
      <style:table-cell-properties style:vertical-align="middle" fo:padding-left="0.049cm" fo:padding-right="0.049cm" fo:padding-top="0cm" fo:padding-bottom="0cm" fo:border-left="0.75pt solid #000000" fo:border-right="1.5pt solid #000000" fo:border-top="0.75pt solid #000000" fo:border-bottom="1.5pt solid #000000"/>
    </style:style>
    <style:style style:name="表格15" style:family="table">
      <style:table-properties style:width="17cm" style:rel-width="100%" fo:margin-top="0cm" fo:margin-bottom="0cm" table:align="center" style:writing-mode="page"/>
    </style:style>
    <style:style style:name="表格15.A" style:family="table-column">
      <style:table-column-properties style:column-width="2.778cm" style:rel-column-width="10708*"/>
    </style:style>
    <style:style style:name="表格15.B" style:family="table-column">
      <style:table-column-properties style:column-width="3.159cm" style:rel-column-width="12176*"/>
    </style:style>
    <style:style style:name="表格15.C" style:family="table-column">
      <style:table-column-properties style:column-width="1.485cm" style:rel-column-width="5728*"/>
    </style:style>
    <style:style style:name="表格15.D" style:family="table-column">
      <style:table-column-properties style:column-width="1.362cm" style:rel-column-width="5249*"/>
    </style:style>
    <style:style style:name="表格15.E" style:family="table-column">
      <style:table-column-properties style:column-width="1.36cm" style:rel-column-width="5243*"/>
    </style:style>
    <style:style style:name="表格15.F" style:family="table-column">
      <style:table-column-properties style:column-width="1.365cm" style:rel-column-width="5263*"/>
    </style:style>
    <style:style style:name="表格15.G" style:family="table-column">
      <style:table-column-properties style:column-width="1.812cm" style:rel-column-width="6986*"/>
    </style:style>
    <style:style style:name="表格15.I" style:family="table-column">
      <style:table-column-properties style:column-width="1.864cm" style:rel-column-width="7190*"/>
    </style:style>
    <style:style style:name="表格15.1" style:family="table-row">
      <style:table-row-properties style:min-row-height="0.57cm" fo:keep-together="always"/>
    </style:style>
    <style:style style:name="表格15.A1" style:family="table-cell">
      <style:table-cell-properties style:vertical-align="middle" fo:padding-left="0.049cm" fo:padding-right="0.049cm" fo:padding-top="0cm" fo:padding-bottom="0cm" fo:border-left="1.5pt solid #000000" fo:border-right="0.5pt solid #000000" fo:border-top="1.5pt solid #000000" fo:border-bottom="0.5pt solid #000000"/>
    </style:style>
    <style:style style:name="表格15.B1" style:family="table-cell">
      <style:table-cell-properties style:vertical-align="middle" fo:padding-left="0.049cm" fo:padding-right="0.049cm" fo:padding-top="0cm" fo:padding-bottom="0cm" fo:border-left="0.5pt solid #000000" fo:border-right="0.5pt solid #000000" fo:border-top="1.5pt solid #000000" fo:border-bottom="0.5pt solid #000000"/>
    </style:style>
    <style:style style:name="表格15.I1" style:family="table-cell">
      <style:table-cell-properties style:vertical-align="middle" fo:padding-left="0.049cm" fo:padding-right="0.049cm" fo:padding-top="0cm" fo:padding-bottom="0cm" fo:border-left="0.5pt solid #000000" fo:border-right="1.5pt solid #000000" fo:border-top="1.5pt solid #000000" fo:border-bottom="0.5pt solid #000000"/>
    </style:style>
    <style:style style:name="表格15.2" style:family="table-row">
      <style:table-row-properties style:row-height="1.272cm" fo:keep-together="always"/>
    </style:style>
    <style:style style:name="表格15.A2" style:family="table-cell">
      <style:table-cell-properties style:vertical-align="middle" fo:padding-left="0.049cm" fo:padding-right="0.049cm" fo:padding-top="0cm" fo:padding-bottom="0cm" fo:border-left="1.5pt solid #000000" fo:border-right="0.5pt solid #000000" fo:border-top="0.5pt solid #000000" fo:border-bottom="0.5pt solid #000000"/>
    </style:style>
    <style:style style:name="表格15.B2" style:family="table-cell">
      <style:table-cell-properties style:vertical-align="middle" fo:padding-left="0.049cm" fo:padding-right="0.049cm" fo:padding-top="0cm" fo:padding-bottom="0cm" fo:border="0.5pt solid #000000"/>
    </style:style>
    <style:style style:name="表格15.I2" style:family="table-cell">
      <style:table-cell-properties style:vertical-align="middle" fo:padding-left="0.049cm" fo:padding-right="0.049cm" fo:padding-top="0cm" fo:padding-bottom="0cm" fo:border-left="0.5pt solid #000000" fo:border-right="1.5pt solid #000000" fo:border-top="0.5pt solid #000000" fo:border-bottom="0.5pt solid #000000"/>
    </style:style>
    <style:style style:name="表格15.3" style:family="table-row">
      <style:table-row-properties style:min-row-height="15.542cm" fo:keep-together="auto"/>
    </style:style>
    <style:style style:name="表格15.A3" style:family="table-cell">
      <style:table-cell-properties fo:padding-left="0.049cm" fo:padding-right="0.049cm" fo:padding-top="0cm" fo:padding-bottom="0cm" fo:border-left="1.5pt solid #000000" fo:border-right="0.5pt solid #000000" fo:border-top="0.5pt solid #000000" fo:border-bottom="0.5pt solid #000000"/>
    </style:style>
    <style:style style:name="表格15.B3" style:family="table-cell">
      <style:table-cell-properties fo:padding-left="0.049cm" fo:padding-right="0.049cm" fo:padding-top="0cm" fo:padding-bottom="0cm" fo:border="0.5pt solid #000000"/>
    </style:style>
    <style:style style:name="表格15.C3" style:family="table-cell">
      <style:table-cell-properties fo:padding-left="0.049cm" fo:padding-right="0.049cm" fo:padding-top="0cm" fo:padding-bottom="0cm" fo:border="0.5pt solid #000000"/>
    </style:style>
    <style:style style:name="表格15.D3" style:family="table-cell">
      <style:table-cell-properties fo:padding-left="0.049cm" fo:padding-right="0.049cm" fo:padding-top="0cm" fo:padding-bottom="0cm" fo:border="0.5pt solid #000000"/>
    </style:style>
    <style:style style:name="表格15.E3" style:family="table-cell">
      <style:table-cell-properties fo:padding-left="0.049cm" fo:padding-right="0.049cm" fo:padding-top="0cm" fo:padding-bottom="0cm" fo:border="0.5pt solid #000000"/>
    </style:style>
    <style:style style:name="表格15.F3" style:family="table-cell">
      <style:table-cell-properties fo:padding-left="0.049cm" fo:padding-right="0.049cm" fo:padding-top="0cm" fo:padding-bottom="0cm" fo:border="0.5pt solid #000000"/>
    </style:style>
    <style:style style:name="表格15.G3" style:family="table-cell">
      <style:table-cell-properties fo:padding-left="0.049cm" fo:padding-right="0.049cm" fo:padding-top="0cm" fo:padding-bottom="0cm" fo:border="0.5pt solid #000000"/>
    </style:style>
    <style:style style:name="表格15.H3" style:family="table-cell">
      <style:table-cell-properties fo:padding-left="0.049cm" fo:padding-right="0.049cm" fo:padding-top="0cm" fo:padding-bottom="0cm" fo:border="0.5pt solid #000000"/>
    </style:style>
    <style:style style:name="表格15.I3" style:family="table-cell">
      <style:table-cell-properties fo:padding-left="0.049cm" fo:padding-right="0.049cm" fo:padding-top="0cm" fo:padding-bottom="0cm" fo:border-left="0.5pt solid #000000" fo:border-right="1.5pt solid #000000" fo:border-top="0.5pt solid #000000" fo:border-bottom="0.5pt solid #000000"/>
    </style:style>
    <style:style style:name="表格15.4" style:family="table-row">
      <style:table-row-properties style:row-height="1.265cm" fo:keep-together="always"/>
    </style:style>
    <style:style style:name="表格15.A4" style:family="table-cell">
      <style:table-cell-properties style:vertical-align="middle" fo:padding-left="0.049cm" fo:padding-right="0.049cm" fo:padding-top="0cm" fo:padding-bottom="0cm" fo:border-left="1.5pt solid #000000" fo:border-right="0.5pt solid #000000" fo:border-top="0.5pt solid #000000" fo:border-bottom="1.5pt solid #000000"/>
    </style:style>
    <style:style style:name="表格15.G4" style:family="table-cell">
      <style:table-cell-properties style:vertical-align="middle" fo:padding-left="0.049cm" fo:padding-right="0.049cm" fo:padding-top="0cm" fo:padding-bottom="0cm" fo:border-left="0.5pt solid #000000" fo:border-right="0.5pt solid #000000" fo:border-top="0.5pt solid #000000" fo:border-bottom="1.5pt solid #000000"/>
    </style:style>
    <style:style style:name="表格15.I4" style:family="table-cell">
      <style:table-cell-properties style:vertical-align="middle" fo:padding-left="0.049cm" fo:padding-right="0.049cm" fo:padding-top="0cm" fo:padding-bottom="0cm" fo:border-left="0.5pt solid #000000" fo:border-right="1.5pt solid #000000" fo:border-top="0.5pt solid #000000" fo:border-bottom="1.5pt solid #000000"/>
    </style:style>
    <style:style style:name="表格16" style:family="table">
      <style:table-properties style:width="17cm" style:rel-width="100%" fo:margin-top="0cm" fo:margin-bottom="0cm" table:align="center" style:writing-mode="page"/>
    </style:style>
    <style:style style:name="表格16.A" style:family="table-column">
      <style:table-column-properties style:column-width="1.646cm" style:rel-column-width="6343*"/>
    </style:style>
    <style:style style:name="表格16.B" style:family="table-column">
      <style:table-column-properties style:column-width="2.404cm" style:rel-column-width="9267*"/>
    </style:style>
    <style:style style:name="表格16.C" style:family="table-column">
      <style:table-column-properties style:column-width="3.447cm" style:rel-column-width="13284*"/>
    </style:style>
    <style:style style:name="表格16.D" style:family="table-column">
      <style:table-column-properties style:column-width="1.288cm" style:rel-column-width="4967*"/>
    </style:style>
    <style:style style:name="表格16.E" style:family="table-column">
      <style:table-column-properties style:column-width="1.305cm" style:rel-column-width="5034*"/>
    </style:style>
    <style:style style:name="表格16.F" style:family="table-column">
      <style:table-column-properties style:column-width="1.15cm" style:rel-column-width="4436*"/>
    </style:style>
    <style:style style:name="表格16.G" style:family="table-column">
      <style:table-column-properties style:column-width="1.901cm" style:rel-column-width="7327*"/>
    </style:style>
    <style:style style:name="表格16.H" style:family="table-column">
      <style:table-column-properties style:column-width="1.946cm" style:rel-column-width="7497*"/>
    </style:style>
    <style:style style:name="表格16.I" style:family="table-column">
      <style:table-column-properties style:column-width="1.912cm" style:rel-column-width="7374*"/>
    </style:style>
    <style:style style:name="表格16.1" style:family="table-row">
      <style:table-row-properties style:min-row-height="0.598cm" fo:keep-together="always"/>
    </style:style>
    <style:style style:name="表格16.A1" style:family="table-cell">
      <style:table-cell-properties style:vertical-align="middle" fo:padding-left="0.026cm" fo:padding-right="0.026cm" fo:padding-top="0cm" fo:padding-bottom="0cm" fo:border-left="1.5pt solid #000000" fo:border-right="0.75pt solid #000000" fo:border-top="1.5pt solid #000000" fo:border-bottom="0.75pt solid #000000"/>
    </style:style>
    <style:style style:name="表格16.B1" style:family="table-cell">
      <style:table-cell-properties style:vertical-align="middle" fo:padding-left="0.026cm" fo:padding-right="0.026cm" fo:padding-top="0cm" fo:padding-bottom="0cm" fo:border-left="0.75pt solid #000000" fo:border-right="0.75pt solid #000000" fo:border-top="1.5pt solid #000000" fo:border-bottom="0.75pt solid #000000"/>
    </style:style>
    <style:style style:name="表格16.G1" style:family="table-cell">
      <style:table-cell-properties style:vertical-align="middle" fo:padding-left="0.026cm" fo:padding-right="0.026cm" fo:padding-top="0cm" fo:padding-bottom="0cm" fo:border-left="0.75pt solid #000000" fo:border-right="1.5pt solid #000000" fo:border-top="1.5pt solid #000000" fo:border-bottom="0.75pt solid #000000"/>
    </style:style>
    <style:style style:name="表格16.2" style:family="table-row">
      <style:table-row-properties style:min-row-height="0.979cm" fo:keep-together="always"/>
    </style:style>
    <style:style style:name="表格16.A2" style:family="table-cell">
      <style:table-cell-properties fo:padding-left="0.026cm" fo:padding-right="0.026cm" fo:padding-top="0cm" fo:padding-bottom="0cm" fo:border-left="1.5pt solid #000000" fo:border-right="0.75pt solid #000000" fo:border-top="none" fo:border-bottom="0.75pt solid #000000"/>
    </style:style>
    <style:style style:name="表格16.B2" style:family="table-cell">
      <style:table-cell-properties fo:padding-left="0.026cm" fo:padding-right="0.026cm" fo:padding-top="0cm" fo:padding-bottom="0cm" fo:border-left="0.75pt solid #000000" fo:border-right="0.75pt solid #000000" fo:border-top="none" fo:border-bottom="0.75pt solid #000000"/>
    </style:style>
    <style:style style:name="表格16.C2" style:family="table-cell">
      <style:table-cell-properties fo:padding-left="0.026cm" fo:padding-right="0.026cm" fo:padding-top="0cm" fo:padding-bottom="0cm" fo:border-left="0.75pt solid #000000" fo:border-right="0.75pt solid #000000" fo:border-top="none" fo:border-bottom="0.75pt solid #000000"/>
    </style:style>
    <style:style style:name="表格16.D2" style:family="table-cell">
      <style:table-cell-properties fo:padding-left="0.026cm" fo:padding-right="0.026cm" fo:padding-top="0cm" fo:padding-bottom="0cm" fo:border-left="0.75pt solid #000000" fo:border-right="0.75pt solid #000000" fo:border-top="none" fo:border-bottom="0.75pt solid #000000"/>
    </style:style>
    <style:style style:name="表格16.E2" style:family="table-cell">
      <style:table-cell-properties fo:padding-left="0.026cm" fo:padding-right="0.026cm" fo:padding-top="0cm" fo:padding-bottom="0cm" fo:border-left="0.75pt solid #000000" fo:border-right="0.75pt solid #000000" fo:border-top="none" fo:border-bottom="0.75pt solid #000000"/>
    </style:style>
    <style:style style:name="表格16.F2" style:family="table-cell">
      <style:table-cell-properties fo:padding-left="0.026cm" fo:padding-right="0.026cm" fo:padding-top="0cm" fo:padding-bottom="0cm" fo:border-left="0.75pt solid #000000" fo:border-right="0.75pt solid #000000" fo:border-top="none" fo:border-bottom="0.75pt solid #000000"/>
    </style:style>
    <style:style style:name="表格16.G2" style:family="table-cell">
      <style:table-cell-properties style:vertical-align="middle" fo:padding-left="0.026cm" fo:padding-right="0.026cm" fo:padding-top="0cm" fo:padding-bottom="0cm" fo:border="0.75pt solid #000000"/>
    </style:style>
    <style:style style:name="表格16.H2" style:family="table-cell">
      <style:table-cell-properties style:vertical-align="middle" fo:padding-left="0.026cm" fo:padding-right="0.026cm" fo:padding-top="0cm" fo:padding-bottom="0cm" fo:border-left="0.75pt solid #000000" fo:border-right="0.75pt solid #000000" fo:border-top="none" fo:border-bottom="0.75pt solid #000000"/>
    </style:style>
    <style:style style:name="表格16.I2" style:family="table-cell">
      <style:table-cell-properties style:vertical-align="middle" fo:padding-left="0.026cm" fo:padding-right="0.026cm" fo:padding-top="0cm" fo:padding-bottom="0cm" fo:border-left="0.75pt solid #000000" fo:border-right="1.5pt solid #000000" fo:border-top="none" fo:border-bottom="0.75pt solid #000000"/>
    </style:style>
    <style:style style:name="表格16.3" style:family="table-row">
      <style:table-row-properties style:min-row-height="8.662cm" fo:keep-together="always"/>
    </style:style>
    <style:style style:name="表格16.A3" style:family="table-cell">
      <style:table-cell-properties fo:padding-left="0.026cm" fo:padding-right="0.026cm" fo:padding-top="0cm" fo:padding-bottom="0cm" fo:border-left="1.5pt solid #000000" fo:border-right="0.75pt solid #000000" fo:border-top="0.75pt solid #000000" fo:border-bottom="0.75pt solid #000000"/>
    </style:style>
    <style:style style:name="表格16.B3" style:family="table-cell">
      <style:table-cell-properties fo:padding-left="0.026cm" fo:padding-right="0.026cm" fo:padding-top="0cm" fo:padding-bottom="0cm" fo:border="0.75pt solid #000000"/>
    </style:style>
    <style:style style:name="表格16.C3" style:family="table-cell">
      <style:table-cell-properties fo:padding-left="0.026cm" fo:padding-right="0.026cm" fo:padding-top="0cm" fo:padding-bottom="0cm" fo:border="0.75pt solid #000000"/>
    </style:style>
    <style:style style:name="表格16.D3" style:family="table-cell">
      <style:table-cell-properties fo:padding-left="0.026cm" fo:padding-right="0.026cm" fo:padding-top="0cm" fo:padding-bottom="0cm" fo:border="0.75pt solid #000000"/>
    </style:style>
    <style:style style:name="表格16.E3" style:family="table-cell">
      <style:table-cell-properties fo:padding-left="0.026cm" fo:padding-right="0.026cm" fo:padding-top="0cm" fo:padding-bottom="0cm" fo:border="0.75pt solid #000000"/>
    </style:style>
    <style:style style:name="表格16.F3" style:family="table-cell">
      <style:table-cell-properties fo:padding-left="0.026cm" fo:padding-right="0.026cm" fo:padding-top="0cm" fo:padding-bottom="0cm" fo:border="0.75pt solid #000000"/>
    </style:style>
    <style:style style:name="表格16.G3" style:family="table-cell">
      <style:table-cell-properties fo:padding-left="0.026cm" fo:padding-right="0.026cm" fo:padding-top="0cm" fo:padding-bottom="0cm" fo:border="0.75pt solid #000000"/>
    </style:style>
    <style:style style:name="表格16.H3" style:family="table-cell">
      <style:table-cell-properties fo:padding-left="0.026cm" fo:padding-right="0.026cm" fo:padding-top="0cm" fo:padding-bottom="0cm" fo:border="0.75pt solid #000000"/>
    </style:style>
    <style:style style:name="表格16.I3" style:family="table-cell">
      <style:table-cell-properties fo:padding-left="0.026cm" fo:padding-right="0.026cm" fo:padding-top="0cm" fo:padding-bottom="0cm" fo:border-left="0.75pt solid #000000" fo:border-right="1.5pt solid #000000" fo:border-top="0.75pt solid #000000" fo:border-bottom="0.75pt solid #000000"/>
    </style:style>
    <style:style style:name="表格16.4" style:family="table-row">
      <style:table-row-properties style:row-height="0.676cm" fo:keep-together="always"/>
    </style:style>
    <style:style style:name="表格16.A4" style:family="table-cell">
      <style:table-cell-properties style:vertical-align="middle" fo:padding-left="0.026cm" fo:padding-right="0.026cm" fo:padding-top="0cm" fo:padding-bottom="0cm" fo:border-left="1.5pt solid #000000" fo:border-right="0.75pt solid #000000" fo:border-top="0.75pt solid #000000" fo:border-bottom="1.5pt solid #000000"/>
    </style:style>
    <style:style style:name="表格16.F4" style:family="table-cell">
      <style:table-cell-properties style:vertical-align="middle" fo:padding-left="0.026cm" fo:padding-right="0.026cm" fo:padding-top="0cm" fo:padding-bottom="0cm" fo:border-left="0.75pt solid #000000" fo:border-right="0.75pt solid #000000" fo:border-top="0.75pt solid #000000" fo:border-bottom="1.5pt solid #000000"/>
    </style:style>
    <style:style style:name="表格16.G4" style:family="table-cell">
      <style:table-cell-properties style:vertical-align="middle" fo:padding-left="0.026cm" fo:padding-right="0.026cm" fo:padding-top="0cm" fo:padding-bottom="0cm" fo:border-left="0.75pt solid #000000" fo:border-right="0.75pt solid #000000" fo:border-top="none" fo:border-bottom="1.5pt solid #000000"/>
    </style:style>
    <style:style style:name="表格16.I4" style:family="table-cell">
      <style:table-cell-properties style:vertical-align="middle" fo:padding-left="0.026cm" fo:padding-right="0.026cm" fo:padding-top="0cm" fo:padding-bottom="0cm" fo:border-left="0.75pt solid #000000" fo:border-right="1.5pt solid #000000" fo:border-top="0.75pt solid #000000" fo:border-bottom="1.5pt solid #000000"/>
    </style:style>
    <style:style style:name="表格17" style:family="table">
      <style:table-properties style:width="16.947cm" fo:margin-left="0.026cm" fo:margin-top="0cm" fo:margin-bottom="0cm" table:align="left" style:writing-mode="page"/>
    </style:style>
    <style:style style:name="表格17.A" style:family="table-column">
      <style:table-column-properties style:column-width="3.062cm"/>
    </style:style>
    <style:style style:name="表格17.B" style:family="table-column">
      <style:table-column-properties style:column-width="3.064cm"/>
    </style:style>
    <style:style style:name="表格17.C" style:family="table-column">
      <style:table-column-properties style:column-width="3.295cm"/>
    </style:style>
    <style:style style:name="表格17.D" style:family="table-column">
      <style:table-column-properties style:column-width="1.679cm"/>
    </style:style>
    <style:style style:name="表格17.E" style:family="table-column">
      <style:table-column-properties style:column-width="5.847cm"/>
    </style:style>
    <style:style style:name="表格17.1" style:family="table-row">
      <style:table-row-properties style:min-row-height="1cm" fo:keep-together="auto"/>
    </style:style>
    <style:style style:name="表格17.A1" style:family="table-cell">
      <style:table-cell-properties style:vertical-align="middle" fo:background-color="transparent" fo:padding-left="0.191cm" fo:padding-right="0.191cm" fo:padding-top="0cm" fo:padding-bottom="0cm" fo:border-left="1.5pt solid #000000" fo:border-right="0.5pt solid #000000" fo:border-top="1.5pt solid #000000" fo:border-bottom="0.5pt solid #000000">
        <style:background-image/>
      </style:table-cell-properties>
    </style:style>
    <style:style style:name="表格17.C1" style:family="table-cell">
      <style:table-cell-properties style:vertical-align="middle" fo:background-color="transparent" fo:padding-left="0.191cm" fo:padding-right="0.191cm" fo:padding-top="0cm" fo:padding-bottom="0cm" fo:border-left="0.5pt solid #000000" fo:border-right="1.5pt solid #000000" fo:border-top="1.5pt solid #000000" fo:border-bottom="0.5pt solid #000000">
        <style:background-image/>
      </style:table-cell-properties>
    </style:style>
    <style:style style:name="表格17.A2" style:family="table-cell">
      <style:table-cell-properties style:vertical-align="middle" fo:background-color="transparent" fo:padding-left="0.191cm" fo:padding-right="0.191cm" fo:padding-top="0cm" fo:padding-bottom="0cm" fo:border-left="1.5pt solid #000000" fo:border-right="0.5pt solid #000000" fo:border-top="0.5pt solid #000000" fo:border-bottom="0.5pt solid #000000">
        <style:background-image/>
      </style:table-cell-properties>
    </style:style>
    <style:style style:name="表格17.C2" style:family="table-cell">
      <style:table-cell-properties style:vertical-align="middle" fo:background-color="transparent" fo:padding-left="0.191cm" fo:padding-right="0.191cm" fo:padding-top="0cm" fo:padding-bottom="0cm" fo:border-left="0.5pt solid #000000" fo:border-right="1.5pt solid #000000" fo:border-top="0.5pt solid #000000" fo:border-bottom="0.5pt solid #000000">
        <style:background-image/>
      </style:table-cell-properties>
    </style:style>
    <style:style style:name="表格17.C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17.A9" style:family="table-cell">
      <style:table-cell-properties style:vertical-align="middle" fo:background-color="transparent" fo:padding-left="0.191cm" fo:padding-right="0.191cm" fo:padding-top="0cm" fo:padding-bottom="0cm" fo:border-left="1.5pt solid #000000" fo:border-right="0.5pt solid #000000" fo:border-top="0.5pt solid #000000" fo:border-bottom="1.5pt solid #000000">
        <style:background-image/>
      </style:table-cell-properties>
    </style:style>
    <style:style style:name="表格17.C10"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表格17.D10" style:family="table-cell">
      <style:table-cell-properties style:vertical-align="middle" fo:background-color="transparent" fo:padding-left="0.191cm" fo:padding-right="0.191cm" fo:padding-top="0cm" fo:padding-bottom="0cm" fo:border-left="0.5pt solid #000000" fo:border-right="1.5pt solid #000000" fo:border-top="0.5pt solid #000000" fo:border-bottom="1.5pt solid #000000">
        <style:background-image/>
      </style:table-cell-properties>
    </style:style>
    <style:style style:name="表格18" style:family="table">
      <style:table-properties style:width="18.872cm" fo:margin-top="0cm" fo:margin-bottom="0cm" table:align="center" style:writing-mode="page"/>
    </style:style>
    <style:style style:name="表格18.A" style:family="table-column">
      <style:table-column-properties style:column-width="1.903cm"/>
    </style:style>
    <style:style style:name="表格18.B" style:family="table-column">
      <style:table-column-properties style:column-width="1.905cm"/>
    </style:style>
    <style:style style:name="表格18.C" style:family="table-column">
      <style:table-column-properties style:column-width="1.12cm"/>
    </style:style>
    <style:style style:name="表格18.D" style:family="table-column">
      <style:table-column-properties style:column-width="2.688cm"/>
    </style:style>
    <style:style style:name="表格18.E" style:family="table-column">
      <style:table-column-properties style:column-width="0.704cm"/>
    </style:style>
    <style:style style:name="表格18.F" style:family="table-column">
      <style:table-column-properties style:column-width="1.411cm"/>
    </style:style>
    <style:style style:name="表格18.G" style:family="table-column">
      <style:table-column-properties style:column-width="1.413cm"/>
    </style:style>
    <style:style style:name="表格18.H" style:family="table-column">
      <style:table-column-properties style:column-width="0.28cm"/>
    </style:style>
    <style:style style:name="表格18.I" style:family="table-column">
      <style:table-column-properties style:column-width="1.76cm"/>
    </style:style>
    <style:style style:name="表格18.J" style:family="table-column">
      <style:table-column-properties style:column-width="2.048cm"/>
    </style:style>
    <style:style style:name="表格18.K" style:family="table-column">
      <style:table-column-properties style:column-width="0.406cm"/>
    </style:style>
    <style:style style:name="表格18.L" style:family="table-column">
      <style:table-column-properties style:column-width="3.23cm"/>
    </style:style>
    <style:style style:name="表格18.1" style:family="table-row">
      <style:table-row-properties style:min-row-height="0.598cm" fo:keep-together="always"/>
    </style:style>
    <style:style style:name="表格18.A1" style:family="table-cell">
      <style:table-cell-properties style:vertical-align="middle" fo:padding-left="0.049cm" fo:padding-right="0.049cm" fo:padding-top="0cm" fo:padding-bottom="0cm" fo:border-left="1.5pt solid #000000" fo:border-right="0.75pt solid #000000" fo:border-top="1.5pt solid #000000" fo:border-bottom="0.75pt solid #000000"/>
    </style:style>
    <style:style style:name="表格18.B1" style:family="table-cell">
      <style:table-cell-properties style:vertical-align="middle" fo:padding-left="0.049cm" fo:padding-right="0.049cm" fo:padding-top="0cm" fo:padding-bottom="0cm" fo:border-left="0.75pt solid #000000" fo:border-right="0.75pt solid #000000" fo:border-top="1.5pt solid #000000" fo:border-bottom="0.75pt solid #000000"/>
    </style:style>
    <style:style style:name="表格18.J1" style:family="table-cell">
      <style:table-cell-properties style:vertical-align="middle" fo:padding-left="0.049cm" fo:padding-right="0.049cm" fo:padding-top="0cm" fo:padding-bottom="0cm" fo:border-left="0.75pt solid #000000" fo:border-right="1.5pt solid #000000" fo:border-top="1.5pt solid #000000" fo:border-bottom="0.75pt solid #000000"/>
    </style:style>
    <style:style style:name="表格18.2" style:family="table-row">
      <style:table-row-properties style:min-row-height="0.979cm" fo:keep-together="always"/>
    </style:style>
    <style:style style:name="表格18.A2" style:family="table-cell">
      <style:table-cell-properties fo:padding-left="0.049cm" fo:padding-right="0.049cm" fo:padding-top="0cm" fo:padding-bottom="0cm" fo:border-left="1.5pt solid #000000" fo:border-right="0.75pt solid #000000" fo:border-top="none" fo:border-bottom="0.75pt solid #000000"/>
    </style:style>
    <style:style style:name="表格18.B2" style:family="table-cell">
      <style:table-cell-properties fo:padding-left="0.049cm" fo:padding-right="0.049cm" fo:padding-top="0cm" fo:padding-bottom="0cm" fo:border-left="0.75pt solid #000000" fo:border-right="0.75pt solid #000000" fo:border-top="none" fo:border-bottom="0.75pt solid #000000"/>
    </style:style>
    <style:style style:name="表格18.D2" style:family="table-cell">
      <style:table-cell-properties fo:padding-left="0.049cm" fo:padding-right="0.049cm" fo:padding-top="0cm" fo:padding-bottom="0cm" fo:border-left="0.75pt solid #000000" fo:border-right="0.75pt solid #000000" fo:border-top="none" fo:border-bottom="0.75pt solid #000000"/>
    </style:style>
    <style:style style:name="表格18.F2" style:family="table-cell">
      <style:table-cell-properties fo:padding-left="0.049cm" fo:padding-right="0.049cm" fo:padding-top="0cm" fo:padding-bottom="0cm" fo:border-left="0.75pt solid #000000" fo:border-right="0.75pt solid #000000" fo:border-top="none" fo:border-bottom="0.75pt solid #000000"/>
    </style:style>
    <style:style style:name="表格18.G2" style:family="table-cell">
      <style:table-cell-properties fo:padding-left="0.049cm" fo:padding-right="0.049cm" fo:padding-top="0cm" fo:padding-bottom="0cm" fo:border-left="0.75pt solid #000000" fo:border-right="0.75pt solid #000000" fo:border-top="none" fo:border-bottom="0.75pt solid #000000"/>
    </style:style>
    <style:style style:name="表格18.H2" style:family="table-cell">
      <style:table-cell-properties fo:padding-left="0.049cm" fo:padding-right="0.049cm" fo:padding-top="0cm" fo:padding-bottom="0cm" fo:border-left="0.75pt solid #000000" fo:border-right="0.75pt solid #000000" fo:border-top="none" fo:border-bottom="0.75pt solid #000000"/>
    </style:style>
    <style:style style:name="表格18.J2" style:family="table-cell">
      <style:table-cell-properties style:vertical-align="middle" fo:padding-left="0.049cm" fo:padding-right="0.049cm" fo:padding-top="0cm" fo:padding-bottom="0cm" fo:border="0.75pt solid #000000"/>
    </style:style>
    <style:style style:name="表格18.L2" style:family="table-cell">
      <style:table-cell-properties style:vertical-align="middle" fo:padding-left="0.049cm" fo:padding-right="0.049cm" fo:padding-top="0cm" fo:padding-bottom="0cm" fo:border-left="0.75pt solid #000000" fo:border-right="1.5pt solid #000000" fo:border-top="0.75pt solid #000000" fo:border-bottom="0.75pt solid #000000"/>
    </style:style>
    <style:style style:name="表格18.3" style:family="table-row">
      <style:table-row-properties style:min-row-height="1.3cm" fo:keep-together="always"/>
    </style:style>
    <style:style style:name="表格18.A3"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B3" style:family="table-cell">
      <style:table-cell-properties fo:padding-left="0.049cm" fo:padding-right="0.049cm" fo:padding-top="0cm" fo:padding-bottom="0cm" fo:border="0.75pt solid #000000"/>
    </style:style>
    <style:style style:name="表格18.D3" style:family="table-cell">
      <style:table-cell-properties fo:padding-left="0.049cm" fo:padding-right="0.049cm" fo:padding-top="0cm" fo:padding-bottom="0cm" fo:border="0.75pt solid #000000"/>
    </style:style>
    <style:style style:name="表格18.F3" style:family="table-cell">
      <style:table-cell-properties fo:padding-left="0.049cm" fo:padding-right="0.049cm" fo:padding-top="0cm" fo:padding-bottom="0cm" fo:border="0.75pt solid #000000"/>
    </style:style>
    <style:style style:name="表格18.G3" style:family="table-cell">
      <style:table-cell-properties fo:padding-left="0.049cm" fo:padding-right="0.049cm" fo:padding-top="0cm" fo:padding-bottom="0cm" fo:border="0.75pt solid #000000"/>
    </style:style>
    <style:style style:name="表格18.H3" style:family="table-cell">
      <style:table-cell-properties fo:padding-left="0.049cm" fo:padding-right="0.049cm" fo:padding-top="0cm" fo:padding-bottom="0cm" fo:border="0.75pt solid #000000"/>
    </style:style>
    <style:style style:name="表格18.J3" style:family="table-cell">
      <style:table-cell-properties fo:padding-left="0.049cm" fo:padding-right="0.049cm" fo:padding-top="0cm" fo:padding-bottom="0cm" fo:border="0.75pt solid #000000"/>
    </style:style>
    <style:style style:name="表格18.L3"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8.A4"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B4" style:family="table-cell">
      <style:table-cell-properties fo:padding-left="0.049cm" fo:padding-right="0.049cm" fo:padding-top="0cm" fo:padding-bottom="0cm" fo:border="0.75pt solid #000000"/>
    </style:style>
    <style:style style:name="表格18.D4" style:family="table-cell">
      <style:table-cell-properties fo:padding-left="0.049cm" fo:padding-right="0.049cm" fo:padding-top="0cm" fo:padding-bottom="0cm" fo:border="0.75pt solid #000000"/>
    </style:style>
    <style:style style:name="表格18.F4" style:family="table-cell">
      <style:table-cell-properties fo:padding-left="0.049cm" fo:padding-right="0.049cm" fo:padding-top="0cm" fo:padding-bottom="0cm" fo:border="0.75pt solid #000000"/>
    </style:style>
    <style:style style:name="表格18.G4" style:family="table-cell">
      <style:table-cell-properties fo:padding-left="0.049cm" fo:padding-right="0.049cm" fo:padding-top="0cm" fo:padding-bottom="0cm" fo:border="0.75pt solid #000000"/>
    </style:style>
    <style:style style:name="表格18.H4" style:family="table-cell">
      <style:table-cell-properties fo:padding-left="0.049cm" fo:padding-right="0.049cm" fo:padding-top="0cm" fo:padding-bottom="0cm" fo:border="0.75pt solid #000000"/>
    </style:style>
    <style:style style:name="表格18.J4" style:family="table-cell">
      <style:table-cell-properties fo:padding-left="0.049cm" fo:padding-right="0.049cm" fo:padding-top="0cm" fo:padding-bottom="0cm" fo:border="0.75pt solid #000000"/>
    </style:style>
    <style:style style:name="表格18.L4"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8.A5"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B5" style:family="table-cell">
      <style:table-cell-properties fo:padding-left="0.049cm" fo:padding-right="0.049cm" fo:padding-top="0cm" fo:padding-bottom="0cm" fo:border="0.75pt solid #000000"/>
    </style:style>
    <style:style style:name="表格18.D5" style:family="table-cell">
      <style:table-cell-properties fo:padding-left="0.049cm" fo:padding-right="0.049cm" fo:padding-top="0cm" fo:padding-bottom="0cm" fo:border="0.75pt solid #000000"/>
    </style:style>
    <style:style style:name="表格18.F5" style:family="table-cell">
      <style:table-cell-properties fo:padding-left="0.049cm" fo:padding-right="0.049cm" fo:padding-top="0cm" fo:padding-bottom="0cm" fo:border="0.75pt solid #000000"/>
    </style:style>
    <style:style style:name="表格18.G5" style:family="table-cell">
      <style:table-cell-properties fo:padding-left="0.049cm" fo:padding-right="0.049cm" fo:padding-top="0cm" fo:padding-bottom="0cm" fo:border="0.75pt solid #000000"/>
    </style:style>
    <style:style style:name="表格18.H5" style:family="table-cell">
      <style:table-cell-properties fo:padding-left="0.049cm" fo:padding-right="0.049cm" fo:padding-top="0cm" fo:padding-bottom="0cm" fo:border="0.75pt solid #000000"/>
    </style:style>
    <style:style style:name="表格18.J5" style:family="table-cell">
      <style:table-cell-properties fo:padding-left="0.049cm" fo:padding-right="0.049cm" fo:padding-top="0cm" fo:padding-bottom="0cm" fo:border="0.75pt solid #000000"/>
    </style:style>
    <style:style style:name="表格18.L5" style:family="table-cell">
      <style:table-cell-properties fo:padding-left="0.049cm" fo:padding-right="0.049cm" fo:padding-top="0cm" fo:padding-bottom="0cm" fo:border-left="0.75pt solid #000000" fo:border-right="1.5pt solid #000000" fo:border-top="0.75pt solid #000000" fo:border-bottom="0.75pt solid #000000"/>
    </style:style>
    <style:style style:name="表格18.A6" style:family="table-cell">
      <style:table-cell-properties style:vertical-align="middle" fo:padding-left="0.049cm" fo:padding-right="0.049cm" fo:padding-top="0cm" fo:padding-bottom="0cm" fo:border-left="1.5pt solid #000000" fo:border-right="0.75pt solid #000000" fo:border-top="0.75pt solid #000000" fo:border-bottom="1.5pt solid #000000"/>
    </style:style>
    <style:style style:name="表格18.H6" style:family="table-cell">
      <style:table-cell-properties style:vertical-align="middle" fo:padding-left="0.049cm" fo:padding-right="0.049cm" fo:padding-top="0cm" fo:padding-bottom="0cm" fo:border-left="0.75pt solid #000000" fo:border-right="0.75pt solid #000000" fo:border-top="0.75pt solid #000000" fo:border-bottom="1.5pt solid #000000"/>
    </style:style>
    <style:style style:name="表格18.L6" style:family="table-cell">
      <style:table-cell-properties style:vertical-align="middle" fo:padding-left="0.049cm" fo:padding-right="0.049cm" fo:padding-top="0cm" fo:padding-bottom="0cm" fo:border-left="0.75pt solid #000000" fo:border-right="1.5pt solid #000000" fo:border-top="0.75pt solid #000000" fo:border-bottom="1.5pt solid #000000"/>
    </style:style>
    <style:style style:name="表格18.7" style:family="table-row">
      <style:table-row-properties style:min-row-height="1.3cm" fo:keep-together="auto"/>
    </style:style>
    <style:style style:name="表格18.A7" style:family="table-cell">
      <style:table-cell-properties style:vertical-align="middle" fo:padding-left="0.049cm" fo:padding-right="0.049cm" fo:padding-top="0cm" fo:padding-bottom="0cm" fo:border-left="1.5pt solid #000000" fo:border-right="1.5pt solid #000000" fo:border-top="0.5pt solid #000000" fo:border-bottom="0.75pt solid #000000"/>
    </style:style>
    <style:style style:name="表格18.8" style:family="table-row">
      <style:table-row-properties style:min-row-height="0.9cm" fo:keep-together="auto"/>
    </style:style>
    <style:style style:name="表格18.A8" style:family="table-cell">
      <style:table-cell-properties style:vertical-align="middle" fo:padding-left="0.049cm" fo:padding-right="0.049cm" fo:padding-top="0cm" fo:padding-bottom="0cm" fo:border-left="1.5pt solid #000000" fo:border-right="0.75pt solid #000000" fo:border-top="none" fo:border-bottom="0.75pt solid #000000"/>
    </style:style>
    <style:style style:name="表格18.C8"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表格18.I8" style:family="table-cell">
      <style:table-cell-properties style:vertical-align="middle" fo:padding-left="0.049cm" fo:padding-right="0.049cm" fo:padding-top="0cm" fo:padding-bottom="0cm" fo:border-left="0.75pt solid #000000" fo:border-right="0.5pt solid #000000" fo:border-top="none" fo:border-bottom="0.75pt solid #000000"/>
    </style:style>
    <style:style style:name="表格18.K8" style:family="table-cell">
      <style:table-cell-properties style:vertical-align="middle" fo:padding-left="0.049cm" fo:padding-right="0.049cm" fo:padding-top="0cm" fo:padding-bottom="0cm" fo:border-left="0.5pt solid #000000" fo:border-right="1.5pt solid #000000" fo:border-top="none" fo:border-bottom="0.75pt solid #000000"/>
    </style:style>
    <style:style style:name="表格18.9" style:family="table-row">
      <style:table-row-properties style:min-row-height="1cm" fo:keep-together="auto"/>
    </style:style>
    <style:style style:name="表格18.A9"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C9" style:family="table-cell">
      <style:table-cell-properties fo:padding-left="0.049cm" fo:padding-right="0.049cm" fo:padding-top="0cm" fo:padding-bottom="0cm" fo:border="0.75pt solid #000000"/>
    </style:style>
    <style:style style:name="表格18.E9" style:family="table-cell">
      <style:table-cell-properties fo:padding-left="0.049cm" fo:padding-right="0.049cm" fo:padding-top="0cm" fo:padding-bottom="0cm" fo:border="0.75pt solid #000000"/>
    </style:style>
    <style:style style:name="表格18.I9" style:family="table-cell">
      <style:table-cell-properties fo:padding-left="0.049cm" fo:padding-right="0.049cm" fo:padding-top="0cm" fo:padding-bottom="0cm" fo:border-left="0.75pt solid #000000" fo:border-right="0.5pt solid #000000" fo:border-top="0.75pt solid #000000" fo:border-bottom="0.75pt solid #000000"/>
    </style:style>
    <style:style style:name="表格18.K9"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8.A10" style:family="table-cell">
      <style:table-cell-properties fo:padding-left="0.049cm" fo:padding-right="0.049cm" fo:padding-top="0cm" fo:padding-bottom="0cm" fo:border-left="1.5pt solid #000000" fo:border-right="0.75pt solid #000000" fo:border-top="0.75pt solid #000000" fo:border-bottom="0.75pt solid #000000"/>
    </style:style>
    <style:style style:name="表格18.C10" style:family="table-cell">
      <style:table-cell-properties fo:padding-left="0.049cm" fo:padding-right="0.049cm" fo:padding-top="0cm" fo:padding-bottom="0cm" fo:border="0.75pt solid #000000"/>
    </style:style>
    <style:style style:name="表格18.E10" style:family="table-cell">
      <style:table-cell-properties fo:padding-left="0.049cm" fo:padding-right="0.049cm" fo:padding-top="0cm" fo:padding-bottom="0cm" fo:border="0.75pt solid #000000"/>
    </style:style>
    <style:style style:name="表格18.I10" style:family="table-cell">
      <style:table-cell-properties fo:padding-left="0.049cm" fo:padding-right="0.049cm" fo:padding-top="0cm" fo:padding-bottom="0cm" fo:border-left="0.75pt solid #000000" fo:border-right="0.5pt solid #000000" fo:border-top="0.75pt solid #000000" fo:border-bottom="0.75pt solid #000000"/>
    </style:style>
    <style:style style:name="表格18.K10" style:family="table-cell">
      <style:table-cell-properties fo:padding-left="0.049cm" fo:padding-right="0.049cm" fo:padding-top="0cm" fo:padding-bottom="0cm" fo:border-left="0.5pt solid #000000" fo:border-right="1.5pt solid #000000" fo:border-top="0.75pt solid #000000" fo:border-bottom="0.75pt solid #000000"/>
    </style:style>
    <style:style style:name="表格18.A11" style:family="table-cell">
      <style:table-cell-properties fo:padding-left="0.049cm" fo:padding-right="0.049cm" fo:padding-top="0cm" fo:padding-bottom="0cm" fo:border-left="1.5pt solid #000000" fo:border-right="0.75pt solid #000000" fo:border-top="0.75pt solid #000000" fo:border-bottom="1.5pt solid #000000"/>
    </style:style>
    <style:style style:name="表格18.C11" style:family="table-cell">
      <style:table-cell-properties fo:padding-left="0.049cm" fo:padding-right="0.049cm" fo:padding-top="0cm" fo:padding-bottom="0cm" fo:border-left="0.75pt solid #000000" fo:border-right="0.75pt solid #000000" fo:border-top="0.75pt solid #000000" fo:border-bottom="1.5pt solid #000000"/>
    </style:style>
    <style:style style:name="表格18.E11" style:family="table-cell">
      <style:table-cell-properties fo:padding-left="0.049cm" fo:padding-right="0.049cm" fo:padding-top="0cm" fo:padding-bottom="0cm" fo:border-left="0.75pt solid #000000" fo:border-right="0.75pt solid #000000" fo:border-top="0.75pt solid #000000" fo:border-bottom="1.5pt solid #000000"/>
    </style:style>
    <style:style style:name="表格18.I11" style:family="table-cell">
      <style:table-cell-properties fo:padding-left="0.049cm" fo:padding-right="0.049cm" fo:padding-top="0cm" fo:padding-bottom="0cm" fo:border-left="0.75pt solid #000000" fo:border-right="0.5pt solid #000000" fo:border-top="0.75pt solid #000000" fo:border-bottom="1.5pt solid #000000"/>
    </style:style>
    <style:style style:name="表格18.K11" style:family="table-cell">
      <style:table-cell-properties fo:padding-left="0.049cm" fo:padding-right="0.049cm" fo:padding-top="0cm" fo:padding-bottom="0cm" fo:border-left="0.5pt solid #000000" fo:border-right="1.5pt solid #000000" fo:border-top="0.75pt solid #000000" fo:border-bottom="1.5pt solid #000000"/>
    </style:style>
    <style:style style:name="表格19" style:family="table">
      <style:table-properties style:width="17cm" style:rel-width="100%" fo:margin-top="0cm" fo:margin-bottom="0cm" table:align="center" style:writing-mode="page"/>
    </style:style>
    <style:style style:name="表格19.A" style:family="table-column">
      <style:table-column-properties style:column-width="3.9cm" style:rel-column-width="15033*"/>
    </style:style>
    <style:style style:name="表格19.B" style:family="table-column">
      <style:table-column-properties style:column-width="3.424cm" style:rel-column-width="13199*"/>
    </style:style>
    <style:style style:name="表格19.C" style:family="table-column">
      <style:table-column-properties style:column-width="2.244cm" style:rel-column-width="8651*"/>
    </style:style>
    <style:style style:name="表格19.D" style:family="table-column">
      <style:table-column-properties style:column-width="1.819cm" style:rel-column-width="7012*"/>
    </style:style>
    <style:style style:name="表格19.E" style:family="table-column">
      <style:table-column-properties style:column-width="5.614cm" style:rel-column-width="21640*"/>
    </style:style>
    <style:style style:name="表格19.1" style:family="table-row">
      <style:table-row-properties style:min-row-height="1.483cm" fo:keep-together="auto"/>
    </style:style>
    <style:style style:name="表格19.A1" style:family="table-cell">
      <style:table-cell-properties style:vertical-align="middle" fo:padding-left="0.049cm" fo:padding-right="0.049cm" fo:padding-top="0cm" fo:padding-bottom="0cm" fo:border="1.5pt solid #000000"/>
    </style:style>
    <style:style style:name="表格19.2" style:family="table-row">
      <style:table-row-properties style:min-row-height="1.212cm" fo:keep-together="auto"/>
    </style:style>
    <style:style style:name="表格19.3" style:family="table-row">
      <style:table-row-properties style:min-row-height="1.21cm" fo:keep-together="auto"/>
    </style:style>
    <style:style style:name="表格19.6" style:family="table-row">
      <style:table-row-properties style:min-row-height="1.092cm" fo:keep-together="always"/>
    </style:style>
    <style:style style:name="表格20" style:family="table">
      <style:table-properties style:width="17cm" style:rel-width="100%" fo:margin-left="0.009cm" fo:margin-top="0cm" fo:margin-bottom="0cm" table:align="left" style:writing-mode="page"/>
    </style:style>
    <style:style style:name="表格20.A" style:family="table-column">
      <style:table-column-properties style:column-width="5.646cm" style:rel-column-width="21764*"/>
    </style:style>
    <style:style style:name="表格20.B" style:family="table-column">
      <style:table-column-properties style:column-width="5.701cm" style:rel-column-width="21974*"/>
    </style:style>
    <style:style style:name="表格20.C" style:family="table-column">
      <style:table-column-properties style:column-width="2.829cm" style:rel-column-width="10905*"/>
    </style:style>
    <style:style style:name="表格20.D" style:family="table-column">
      <style:table-column-properties style:column-width="2.824cm" style:rel-column-width="10889*"/>
    </style:style>
    <style:style style:name="表格20.1" style:family="table-row">
      <style:table-row-properties fo:keep-together="auto"/>
    </style:style>
    <style:style style:name="表格20.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20.A2" style:family="table-cell">
      <style:table-cell-properties fo:background-color="transparent" fo:padding-left="0.191cm" fo:padding-right="0.191cm" fo:padding-top="0cm" fo:padding-bottom="0cm" fo:border="0.5pt solid #000000">
        <style:background-image/>
      </style:table-cell-properties>
    </style:style>
    <style:style style:name="表格20.B2" style:family="table-cell">
      <style:table-cell-properties fo:background-color="transparent" fo:padding-left="0.191cm" fo:padding-right="0.191cm" fo:padding-top="0cm" fo:padding-bottom="0cm" fo:border="0.5pt solid #000000">
        <style:background-image/>
      </style:table-cell-properties>
    </style:style>
    <style:style style:name="表格20.C2" style:family="table-cell">
      <style:table-cell-properties fo:background-color="transparent" fo:padding-left="0.191cm" fo:padding-right="0.191cm" fo:padding-top="0cm" fo:padding-bottom="0cm" fo:border="0.5pt solid #000000">
        <style:background-image/>
      </style:table-cell-properties>
    </style:style>
    <style:style style:name="表格20.D2" style:family="table-cell">
      <style:table-cell-properties fo:background-color="transparent" fo:padding-left="0.191cm" fo:padding-right="0.191cm" fo:padding-top="0cm" fo:padding-bottom="0cm" fo:border="0.5pt solid #000000">
        <style:background-image/>
      </style:table-cell-properties>
    </style:style>
    <style:style style:name="表格20.A3" style:family="table-cell">
      <style:table-cell-properties fo:background-color="transparent" fo:padding-left="0.191cm" fo:padding-right="0.191cm" fo:padding-top="0cm" fo:padding-bottom="0cm" fo:border="0.5pt solid #000000">
        <style:background-image/>
      </style:table-cell-properties>
    </style:style>
    <style:style style:name="表格20.B3" style:family="table-cell">
      <style:table-cell-properties fo:background-color="transparent" fo:padding-left="0.191cm" fo:padding-right="0.191cm" fo:padding-top="0cm" fo:padding-bottom="0cm" fo:border="0.5pt solid #000000">
        <style:background-image/>
      </style:table-cell-properties>
    </style:style>
    <style:style style:name="表格20.C3" style:family="table-cell">
      <style:table-cell-properties fo:background-color="transparent" fo:padding-left="0.191cm" fo:padding-right="0.191cm" fo:padding-top="0cm" fo:padding-bottom="0cm" fo:border="0.5pt solid #000000">
        <style:background-image/>
      </style:table-cell-properties>
    </style:style>
    <style:style style:name="表格20.D3" style:family="table-cell">
      <style:table-cell-properties fo:background-color="transparent" fo:padding-left="0.191cm" fo:padding-right="0.191cm" fo:padding-top="0cm" fo:padding-bottom="0cm" fo:border="0.5pt solid #000000">
        <style:background-image/>
      </style:table-cell-properties>
    </style:style>
    <style:style style:name="表格20.4" style:family="table-row">
      <style:table-row-properties style:min-row-height="0.684cm" fo:keep-together="auto"/>
    </style:style>
    <style:style style:name="表格20.A4" style:family="table-cell">
      <style:table-cell-properties fo:background-color="transparent" fo:padding-left="0.191cm" fo:padding-right="0.191cm" fo:padding-top="0cm" fo:padding-bottom="0cm" fo:border="0.5pt solid #000000">
        <style:background-image/>
      </style:table-cell-properties>
    </style:style>
    <style:style style:name="表格20.B4" style:family="table-cell">
      <style:table-cell-properties fo:background-color="transparent" fo:padding-left="0.191cm" fo:padding-right="0.191cm" fo:padding-top="0cm" fo:padding-bottom="0cm" fo:border="0.5pt solid #000000">
        <style:background-image/>
      </style:table-cell-properties>
    </style:style>
    <style:style style:name="表格20.C4" style:family="table-cell">
      <style:table-cell-properties fo:background-color="transparent" fo:padding-left="0.191cm" fo:padding-right="0.191cm" fo:padding-top="0cm" fo:padding-bottom="0cm" fo:border="0.5pt solid #000000">
        <style:background-image/>
      </style:table-cell-properties>
    </style:style>
    <style:style style:name="表格20.D4" style:family="table-cell">
      <style:table-cell-properties fo:background-color="transparent" fo:padding-left="0.191cm" fo:padding-right="0.191cm" fo:padding-top="0cm" fo:padding-bottom="0cm" fo:border="0.5pt solid #000000">
        <style:background-image/>
      </style:table-cell-properties>
    </style:style>
    <style:style style:name="表格20.A5" style:family="table-cell">
      <style:table-cell-properties fo:background-color="transparent" fo:padding-left="0.191cm" fo:padding-right="0.191cm" fo:padding-top="0cm" fo:padding-bottom="0cm" fo:border="0.5pt solid #000000">
        <style:background-image/>
      </style:table-cell-properties>
    </style:style>
    <style:style style:name="表格20.B5" style:family="table-cell">
      <style:table-cell-properties fo:background-color="transparent" fo:padding-left="0.191cm" fo:padding-right="0.191cm" fo:padding-top="0cm" fo:padding-bottom="0cm" fo:border="0.5pt solid #000000">
        <style:background-image/>
      </style:table-cell-properties>
    </style:style>
    <style:style style:name="表格20.C5" style:family="table-cell">
      <style:table-cell-properties fo:background-color="transparent" fo:padding-left="0.191cm" fo:padding-right="0.191cm" fo:padding-top="0cm" fo:padding-bottom="0cm" fo:border="0.5pt solid #000000">
        <style:background-image/>
      </style:table-cell-properties>
    </style:style>
    <style:style style:name="表格20.D5" style:family="table-cell">
      <style:table-cell-properties fo:background-color="transparent" fo:padding-left="0.191cm" fo:padding-right="0.191cm" fo:padding-top="0cm" fo:padding-bottom="0cm" fo:border="0.5pt solid #000000">
        <style:background-image/>
      </style:table-cell-properties>
    </style:style>
    <style:style style:name="表格20.A6" style:family="table-cell">
      <style:table-cell-properties fo:background-color="transparent" fo:padding-left="0.191cm" fo:padding-right="0.191cm" fo:padding-top="0cm" fo:padding-bottom="0cm" fo:border="0.5pt solid #000000">
        <style:background-image/>
      </style:table-cell-properties>
    </style:style>
    <style:style style:name="表格20.B6" style:family="table-cell">
      <style:table-cell-properties fo:background-color="transparent" fo:padding-left="0.191cm" fo:padding-right="0.191cm" fo:padding-top="0cm" fo:padding-bottom="0cm" fo:border="0.5pt solid #000000">
        <style:background-image/>
      </style:table-cell-properties>
    </style:style>
    <style:style style:name="表格20.C6" style:family="table-cell">
      <style:table-cell-properties fo:background-color="transparent" fo:padding-left="0.191cm" fo:padding-right="0.191cm" fo:padding-top="0cm" fo:padding-bottom="0cm" fo:border="0.5pt solid #000000">
        <style:background-image/>
      </style:table-cell-properties>
    </style:style>
    <style:style style:name="表格20.D6" style:family="table-cell">
      <style:table-cell-properties fo:background-color="transparent" fo:padding-left="0.191cm" fo:padding-right="0.191cm" fo:padding-top="0cm" fo:padding-bottom="0cm" fo:border="0.5pt solid #000000">
        <style:background-image/>
      </style:table-cell-properties>
    </style:style>
    <style:style style:name="表格21" style:family="table">
      <style:table-properties style:width="19.184cm" fo:margin-left="0cm" fo:margin-top="0cm" fo:margin-bottom="0cm" table:align="left" style:writing-mode="page"/>
    </style:style>
    <style:style style:name="表格21.A" style:family="table-column">
      <style:table-column-properties style:column-width="6.742cm"/>
    </style:style>
    <style:style style:name="表格21.B" style:family="table-column">
      <style:table-column-properties style:column-width="1.152cm"/>
    </style:style>
    <style:style style:name="表格21.C" style:family="table-column">
      <style:table-column-properties style:column-width="0.836cm"/>
    </style:style>
    <style:style style:name="表格21.E" style:family="table-column">
      <style:table-column-properties style:column-width="0.803cm"/>
    </style:style>
    <style:style style:name="表格21.F" style:family="table-column">
      <style:table-column-properties style:column-width="0.877cm"/>
    </style:style>
    <style:style style:name="表格21.G" style:family="table-column">
      <style:table-column-properties style:column-width="0.834cm"/>
    </style:style>
    <style:style style:name="表格21.H" style:family="table-column">
      <style:table-column-properties style:column-width="0.84cm"/>
    </style:style>
    <style:style style:name="表格21.I" style:family="table-column">
      <style:table-column-properties style:column-width="0.838cm"/>
    </style:style>
    <style:style style:name="表格21.N" style:family="table-column">
      <style:table-column-properties style:column-width="0.841cm"/>
    </style:style>
    <style:style style:name="表格21.O" style:family="table-column">
      <style:table-column-properties style:column-width="1.244cm"/>
    </style:style>
    <style:style style:name="表格21.1" style:family="table-row">
      <style:table-row-properties style:min-row-height="1.168cm" fo:keep-together="always"/>
    </style:style>
    <style:style style:name="表格21.A1" style:family="table-cell">
      <style:table-cell-properties style:vertical-align="middle" style:border-line-width-top="0.018cm 0.018cm 0.018cm" fo:padding-left="0.049cm" fo:padding-right="0.049cm" fo:padding-top="0cm" fo:padding-bottom="0cm" fo:border-left="0.75pt solid #000000" fo:border-right="0.75pt solid #000000" fo:border-top="1.5pt double #000000" fo:border-bottom="0.75pt solid #000000"/>
    </style:style>
    <style:style style:name="表格21.B1" style:family="table-cell">
      <style:table-cell-properties style:border-line-width-top="0.018cm 0.018cm 0.018cm" fo:padding-left="0.049cm" fo:padding-right="0.049cm" fo:padding-top="0cm" fo:padding-bottom="0cm" fo:border-left="0.75pt solid #000000" fo:border-right="0.75pt solid #000000" fo:border-top="1.5pt double #000000" fo:border-bottom="none"/>
    </style:style>
    <style:style style:name="表格21.C1" style:family="table-cell">
      <style:table-cell-properties style:vertical-align="middle" style:border-line-width-top="0.018cm 0.018cm 0.018cm" fo:padding-left="0.049cm" fo:padding-right="0.049cm" fo:padding-top="0cm" fo:padding-bottom="0cm" fo:border-left="0.75pt solid #000000" fo:border-right="0.75pt solid #000000" fo:border-top="1.5pt double #000000" fo:border-bottom="none"/>
    </style:style>
    <style:style style:name="表格21.2" style:family="table-row">
      <style:table-row-properties style:min-row-height="1.863cm" fo:keep-together="always"/>
    </style:style>
    <style:style style:name="表格21.A2" style:family="table-cell">
      <style:table-cell-properties fo:padding-left="0.049cm" fo:padding-right="0.049cm" fo:padding-top="0cm" fo:padding-bottom="0cm" fo:border-left="0.75pt solid #000000" fo:border-right="0.75pt solid #000000" fo:border-top="none" fo:border-bottom="0.75pt solid #000000"/>
    </style:style>
    <style:style style:name="表格21.B2" style:family="table-cell">
      <style:table-cell-properties fo:padding-left="0.049cm" fo:padding-right="0.049cm" fo:padding-top="0cm" fo:padding-bottom="0cm" fo:border-left="0.75pt solid #000000" fo:border-right="0.75pt solid #000000" fo:border-top="none" fo:border-bottom="none"/>
    </style:style>
    <style:style style:name="表格21.C2" style:family="table-cell">
      <style:table-cell-properties style:vertical-align="middle" fo:padding-left="0.049cm" fo:padding-right="0.049cm" fo:padding-top="0cm" fo:padding-bottom="0cm" fo:border-left="0.75pt solid #000000" fo:border-right="0.75pt solid #000000" fo:border-top="0.75pt solid #000000" fo:border-bottom="none"/>
    </style:style>
    <style:style style:name="表格21.3" style:family="table-row">
      <style:table-row-properties style:min-row-height="0.847cm" fo:keep-together="always"/>
    </style:style>
    <style:style style:name="表格21.A3" style:family="table-cell">
      <style:table-cell-properties style:vertical-align="middle" fo:padding-left="0.049cm" fo:padding-right="0.049cm" fo:padding-top="0cm" fo:padding-bottom="0cm" fo:border="0.75pt solid #000000"/>
    </style:style>
    <style:style style:name="表格21.B3" style:family="table-cell">
      <style:table-cell-properties fo:padding-left="0.049cm" fo:padding-right="0.049cm" fo:padding-top="0cm" fo:padding-bottom="0cm" fo:border="0.75pt solid #000000"/>
    </style:style>
    <style:style style:name="表格21.O3" style:family="table-cell">
      <style:table-cell-properties fo:padding-left="0.049cm" fo:padding-right="0.049cm" fo:padding-top="0cm" fo:padding-bottom="0cm" fo:border-left="0.75pt solid #000000" fo:border-right="0.75pt solid #000000" fo:border-top="none" fo:border-bottom="none"/>
    </style:style>
    <style:style style:name="表格21.B4" style:family="table-cell">
      <style:table-cell-properties fo:padding-left="0.049cm" fo:padding-right="0.049cm" fo:padding-top="0cm" fo:padding-bottom="0cm" fo:border-left="0.75pt solid #000000" fo:border-right="0.75pt solid #000000" fo:border-top="0.75pt solid #000000" fo:border-bottom="none"/>
    </style:style>
    <style:style style:name="表格21.O4" style:family="table-cell">
      <style:table-cell-properties fo:padding-left="0.049cm" fo:padding-right="0.049cm" fo:padding-top="0cm" fo:padding-bottom="0cm" fo:border-left="0.75pt solid #000000" fo:border-right="0.75pt solid #000000" fo:border-top="none" fo:border-bottom="none"/>
    </style:style>
    <style:style style:name="表格21.B5" style:family="table-cell">
      <style:table-cell-properties fo:padding-left="0.049cm" fo:padding-right="0.049cm" fo:padding-top="0cm" fo:padding-bottom="0cm" fo:border-left="0.75pt solid #000000" fo:border-right="0.75pt solid #000000" fo:border-top="0.75pt solid #000000" fo:border-bottom="none"/>
    </style:style>
    <style:style style:name="表格21.C5" style:family="table-cell">
      <style:table-cell-properties fo:padding-left="0.049cm" fo:padding-right="0.049cm" fo:padding-top="0cm" fo:padding-bottom="0cm" fo:border-left="0.75pt solid #000000" fo:border-right="0.75pt solid #000000" fo:border-top="0.75pt solid #000000" fo:border-bottom="none"/>
    </style:style>
    <style:style style:name="表格21.D5" style:family="table-cell">
      <style:table-cell-properties fo:padding-left="0.049cm" fo:padding-right="0.049cm" fo:padding-top="0cm" fo:padding-bottom="0cm" fo:border-left="0.75pt solid #000000" fo:border-right="0.75pt solid #000000" fo:border-top="0.75pt solid #000000" fo:border-bottom="none"/>
    </style:style>
    <style:style style:name="表格21.E5" style:family="table-cell">
      <style:table-cell-properties fo:padding-left="0.049cm" fo:padding-right="0.049cm" fo:padding-top="0cm" fo:padding-bottom="0cm" fo:border-left="0.75pt solid #000000" fo:border-right="0.75pt solid #000000" fo:border-top="0.75pt solid #000000" fo:border-bottom="none"/>
    </style:style>
    <style:style style:name="表格21.F5" style:family="table-cell">
      <style:table-cell-properties fo:padding-left="0.049cm" fo:padding-right="0.049cm" fo:padding-top="0cm" fo:padding-bottom="0cm" fo:border-left="0.75pt solid #000000" fo:border-right="0.75pt solid #000000" fo:border-top="0.75pt solid #000000" fo:border-bottom="none"/>
    </style:style>
    <style:style style:name="表格21.G5" style:family="table-cell">
      <style:table-cell-properties fo:padding-left="0.049cm" fo:padding-right="0.049cm" fo:padding-top="0cm" fo:padding-bottom="0cm" fo:border-left="0.75pt solid #000000" fo:border-right="0.75pt solid #000000" fo:border-top="0.75pt solid #000000" fo:border-bottom="none"/>
    </style:style>
    <style:style style:name="表格21.H5" style:family="table-cell">
      <style:table-cell-properties fo:padding-left="0.049cm" fo:padding-right="0.049cm" fo:padding-top="0cm" fo:padding-bottom="0cm" fo:border-left="0.75pt solid #000000" fo:border-right="0.75pt solid #000000" fo:border-top="0.75pt solid #000000" fo:border-bottom="none"/>
    </style:style>
    <style:style style:name="表格21.I5" style:family="table-cell">
      <style:table-cell-properties fo:padding-left="0.049cm" fo:padding-right="0.049cm" fo:padding-top="0cm" fo:padding-bottom="0cm" fo:border-left="0.75pt solid #000000" fo:border-right="0.75pt solid #000000" fo:border-top="0.75pt solid #000000" fo:border-bottom="none"/>
    </style:style>
    <style:style style:name="表格21.J5" style:family="table-cell">
      <style:table-cell-properties fo:padding-left="0.049cm" fo:padding-right="0.049cm" fo:padding-top="0cm" fo:padding-bottom="0cm" fo:border-left="0.75pt solid #000000" fo:border-right="0.75pt solid #000000" fo:border-top="0.75pt solid #000000" fo:border-bottom="none"/>
    </style:style>
    <style:style style:name="表格21.K5" style:family="table-cell">
      <style:table-cell-properties fo:padding-left="0.049cm" fo:padding-right="0.049cm" fo:padding-top="0cm" fo:padding-bottom="0cm" fo:border-left="0.75pt solid #000000" fo:border-right="0.75pt solid #000000" fo:border-top="0.75pt solid #000000" fo:border-bottom="none"/>
    </style:style>
    <style:style style:name="表格21.L5" style:family="table-cell">
      <style:table-cell-properties fo:padding-left="0.049cm" fo:padding-right="0.049cm" fo:padding-top="0cm" fo:padding-bottom="0cm" fo:border-left="0.75pt solid #000000" fo:border-right="0.75pt solid #000000" fo:border-top="0.75pt solid #000000" fo:border-bottom="none"/>
    </style:style>
    <style:style style:name="表格21.M5" style:family="table-cell">
      <style:table-cell-properties fo:padding-left="0.049cm" fo:padding-right="0.049cm" fo:padding-top="0cm" fo:padding-bottom="0cm" fo:border-left="0.75pt solid #000000" fo:border-right="0.75pt solid #000000" fo:border-top="0.75pt solid #000000" fo:border-bottom="none"/>
    </style:style>
    <style:style style:name="表格21.N5" style:family="table-cell">
      <style:table-cell-properties fo:padding-left="0.049cm" fo:padding-right="0.049cm" fo:padding-top="0cm" fo:padding-bottom="0cm" fo:border-left="0.75pt solid #000000" fo:border-right="0.75pt solid #000000" fo:border-top="0.75pt solid #000000" fo:border-bottom="none"/>
    </style:style>
    <style:style style:name="表格21.O5" style:family="table-cell">
      <style:table-cell-properties fo:padding-left="0.049cm" fo:padding-right="0.049cm" fo:padding-top="0cm" fo:padding-bottom="0cm" fo:border-left="0.75pt solid #000000" fo:border-right="0.75pt solid #000000" fo:border-top="none" fo:border-bottom="none"/>
    </style:style>
    <style:style style:name="表格21.B6" style:family="table-cell">
      <style:table-cell-properties fo:padding-left="0.049cm" fo:padding-right="0.049cm" fo:padding-top="0cm" fo:padding-bottom="0cm" fo:border-left="0.75pt solid #000000" fo:border-right="0.75pt solid #000000" fo:border-top="0.75pt solid #000000" fo:border-bottom="none"/>
    </style:style>
    <style:style style:name="表格21.O6" style:family="table-cell">
      <style:table-cell-properties fo:padding-left="0.049cm" fo:padding-right="0.049cm" fo:padding-top="0cm" fo:padding-bottom="0cm" fo:border-left="0.75pt solid #000000" fo:border-right="0.75pt solid #000000" fo:border-top="none" fo:border-bottom="none"/>
    </style:style>
    <style:style style:name="表格21.B7" style:family="table-cell">
      <style:table-cell-properties fo:padding-left="0.049cm" fo:padding-right="0.049cm" fo:padding-top="0cm" fo:padding-bottom="0cm" fo:border-left="0.75pt solid #000000" fo:border-right="0.75pt solid #000000" fo:border-top="0.75pt solid #000000" fo:border-bottom="none"/>
    </style:style>
    <style:style style:name="表格21.O7" style:family="table-cell">
      <style:table-cell-properties fo:padding-left="0.049cm" fo:padding-right="0.049cm" fo:padding-top="0cm" fo:padding-bottom="0cm" fo:border-left="0.75pt solid #000000" fo:border-right="0.75pt solid #000000" fo:border-top="none" fo:border-bottom="none"/>
    </style:style>
    <style:style style:name="表格21.B8" style:family="table-cell">
      <style:table-cell-properties fo:padding-left="0.049cm" fo:padding-right="0.049cm" fo:padding-top="0cm" fo:padding-bottom="0cm" fo:border-left="0.75pt solid #000000" fo:border-right="0.75pt solid #000000" fo:border-top="0.75pt solid #000000" fo:border-bottom="none"/>
    </style:style>
    <style:style style:name="表格21.O8" style:family="table-cell">
      <style:table-cell-properties fo:padding-left="0.049cm" fo:padding-right="0.049cm" fo:padding-top="0cm" fo:padding-bottom="0cm" fo:border-left="0.75pt solid #000000" fo:border-right="0.75pt solid #000000" fo:border-top="none" fo:border-bottom="none"/>
    </style:style>
    <style:style style:name="表格21.B9" style:family="table-cell">
      <style:table-cell-properties fo:padding-left="0.049cm" fo:padding-right="0.049cm" fo:padding-top="0cm" fo:padding-bottom="0cm" fo:border-left="0.75pt solid #000000" fo:border-right="0.75pt solid #000000" fo:border-top="0.75pt solid #000000" fo:border-bottom="none"/>
    </style:style>
    <style:style style:name="表格21.O9" style:family="table-cell">
      <style:table-cell-properties fo:padding-left="0.049cm" fo:padding-right="0.049cm" fo:padding-top="0cm" fo:padding-bottom="0cm" fo:border-left="0.75pt solid #000000" fo:border-right="0.75pt solid #000000" fo:border-top="none" fo:border-bottom="none"/>
    </style:style>
    <style:style style:name="表格21.B10" style:family="table-cell">
      <style:table-cell-properties fo:padding-left="0.049cm" fo:padding-right="0.049cm" fo:padding-top="0cm" fo:padding-bottom="0cm" fo:border-left="0.75pt solid #000000" fo:border-right="0.75pt solid #000000" fo:border-top="0.75pt solid #000000" fo:border-bottom="none"/>
    </style:style>
    <style:style style:name="表格21.O10" style:family="table-cell">
      <style:table-cell-properties fo:padding-left="0.049cm" fo:padding-right="0.049cm" fo:padding-top="0cm" fo:padding-bottom="0cm" fo:border-left="0.75pt solid #000000" fo:border-right="0.75pt solid #000000" fo:border-top="none" fo:border-bottom="none"/>
    </style:style>
    <style:style style:name="表格21.B11" style:family="table-cell">
      <style:table-cell-properties fo:padding-left="0.049cm" fo:padding-right="0.049cm" fo:padding-top="0cm" fo:padding-bottom="0cm" fo:border-left="0.75pt solid #000000" fo:border-right="0.75pt solid #000000" fo:border-top="0.75pt solid #000000" fo:border-bottom="none"/>
    </style:style>
    <style:style style:name="表格21.O11" style:family="table-cell">
      <style:table-cell-properties fo:padding-left="0.049cm" fo:padding-right="0.049cm" fo:padding-top="0cm" fo:padding-bottom="0cm" fo:border-left="0.75pt solid #000000" fo:border-right="0.75pt solid #000000" fo:border-top="none" fo:border-bottom="none"/>
    </style:style>
    <style:style style:name="表格21.12" style:family="table-row">
      <style:table-row-properties style:min-row-height="0.612cm" fo:keep-together="auto"/>
    </style:style>
    <style:style style:name="表格21.A12" style:family="table-cell">
      <style:table-cell-properties style:vertical-align="middle"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1.O12" style:family="table-cell">
      <style:table-cell-properties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2" style:family="table">
      <style:table-properties style:width="19.311cm" fo:margin-top="0cm" fo:margin-bottom="0cm" table:align="center" style:writing-mode="page"/>
    </style:style>
    <style:style style:name="表格22.A" style:family="table-column">
      <style:table-column-properties style:column-width="6.414cm"/>
    </style:style>
    <style:style style:name="表格22.B" style:family="table-column">
      <style:table-column-properties style:column-width="12.896cm"/>
    </style:style>
    <style:style style:name="表格22.1" style:family="table-row">
      <style:table-row-properties style:min-row-height="0.7cm" fo:keep-together="always"/>
    </style:style>
    <style:style style:name="表格22.A1" style:family="table-cell">
      <style:table-cell-properties style:vertical-align="bottom" fo:padding-left="0.049cm" fo:padding-right="0.049cm" fo:padding-top="0cm" fo:padding-bottom="0cm" fo:border="none"/>
    </style:style>
    <style:style style:name="表格22.B1" style:family="table-cell">
      <style:table-cell-properties fo:padding-left="0.049cm" fo:padding-right="0.049cm" fo:padding-top="0cm" fo:padding-bottom="0cm" fo:border="none"/>
    </style:style>
    <style:style style:name="表格22.2" style:family="table-row">
      <style:table-row-properties style:min-row-height="10.659cm" fo:keep-together="always"/>
    </style:style>
    <style:style style:name="表格21" style:family="table">
      <style:table-properties style:width="19.184cm" fo:margin-left="0cm" fo:margin-top="0cm" fo:margin-bottom="0cm" table:align="left" style:writing-mode="page"/>
    </style:style>
    <style:style style:name="表格21.A" style:family="table-column">
      <style:table-column-properties style:column-width="6.742cm"/>
    </style:style>
    <style:style style:name="表格21.B" style:family="table-column">
      <style:table-column-properties style:column-width="1.152cm"/>
    </style:style>
    <style:style style:name="表格21.C" style:family="table-column">
      <style:table-column-properties style:column-width="0.836cm"/>
    </style:style>
    <style:style style:name="表格21.E" style:family="table-column">
      <style:table-column-properties style:column-width="0.803cm"/>
    </style:style>
    <style:style style:name="表格21.F" style:family="table-column">
      <style:table-column-properties style:column-width="0.877cm"/>
    </style:style>
    <style:style style:name="表格21.G" style:family="table-column">
      <style:table-column-properties style:column-width="0.834cm"/>
    </style:style>
    <style:style style:name="表格21.H" style:family="table-column">
      <style:table-column-properties style:column-width="0.84cm"/>
    </style:style>
    <style:style style:name="表格21.I" style:family="table-column">
      <style:table-column-properties style:column-width="0.838cm"/>
    </style:style>
    <style:style style:name="表格21.N" style:family="table-column">
      <style:table-column-properties style:column-width="0.841cm"/>
    </style:style>
    <style:style style:name="表格21.O" style:family="table-column">
      <style:table-column-properties style:column-width="1.244cm"/>
    </style:style>
    <style:style style:name="表格21.1" style:family="table-row">
      <style:table-row-properties style:min-row-height="1.168cm" fo:keep-together="always"/>
    </style:style>
    <style:style style:name="表格21.A1" style:family="table-cell">
      <style:table-cell-properties style:vertical-align="middle" style:border-line-width-top="0.018cm 0.018cm 0.018cm" fo:padding-left="0.049cm" fo:padding-right="0.049cm" fo:padding-top="0cm" fo:padding-bottom="0cm" fo:border-left="0.75pt solid #000000" fo:border-right="0.75pt solid #000000" fo:border-top="1.5pt double #000000" fo:border-bottom="0.75pt solid #000000"/>
    </style:style>
    <style:style style:name="表格21.B1" style:family="table-cell">
      <style:table-cell-properties style:border-line-width-top="0.018cm 0.018cm 0.018cm" fo:padding-left="0.049cm" fo:padding-right="0.049cm" fo:padding-top="0cm" fo:padding-bottom="0cm" fo:border-left="0.75pt solid #000000" fo:border-right="0.75pt solid #000000" fo:border-top="1.5pt double #000000" fo:border-bottom="none"/>
    </style:style>
    <style:style style:name="表格21.C1" style:family="table-cell">
      <style:table-cell-properties style:vertical-align="middle" style:border-line-width-top="0.018cm 0.018cm 0.018cm" fo:padding-left="0.049cm" fo:padding-right="0.049cm" fo:padding-top="0cm" fo:padding-bottom="0cm" fo:border-left="0.75pt solid #000000" fo:border-right="0.75pt solid #000000" fo:border-top="1.5pt double #000000" fo:border-bottom="none"/>
    </style:style>
    <style:style style:name="表格21.2" style:family="table-row">
      <style:table-row-properties style:min-row-height="1.863cm" fo:keep-together="always"/>
    </style:style>
    <style:style style:name="表格21.A2" style:family="table-cell">
      <style:table-cell-properties fo:padding-left="0.049cm" fo:padding-right="0.049cm" fo:padding-top="0cm" fo:padding-bottom="0cm" fo:border-left="0.75pt solid #000000" fo:border-right="0.75pt solid #000000" fo:border-top="none" fo:border-bottom="0.75pt solid #000000"/>
    </style:style>
    <style:style style:name="表格21.B2" style:family="table-cell">
      <style:table-cell-properties fo:padding-left="0.049cm" fo:padding-right="0.049cm" fo:padding-top="0cm" fo:padding-bottom="0cm" fo:border-left="0.75pt solid #000000" fo:border-right="0.75pt solid #000000" fo:border-top="none" fo:border-bottom="none"/>
    </style:style>
    <style:style style:name="表格21.C2" style:family="table-cell">
      <style:table-cell-properties style:vertical-align="middle" fo:padding-left="0.049cm" fo:padding-right="0.049cm" fo:padding-top="0cm" fo:padding-bottom="0cm" fo:border-left="0.75pt solid #000000" fo:border-right="0.75pt solid #000000" fo:border-top="0.75pt solid #000000" fo:border-bottom="none"/>
    </style:style>
    <style:style style:name="表格21.3" style:family="table-row">
      <style:table-row-properties style:min-row-height="0.847cm" fo:keep-together="always"/>
    </style:style>
    <style:style style:name="表格21.A3" style:family="table-cell">
      <style:table-cell-properties style:vertical-align="middle" fo:padding-left="0.049cm" fo:padding-right="0.049cm" fo:padding-top="0cm" fo:padding-bottom="0cm" fo:border="0.75pt solid #000000"/>
    </style:style>
    <style:style style:name="表格21.B3" style:family="table-cell">
      <style:table-cell-properties fo:padding-left="0.049cm" fo:padding-right="0.049cm" fo:padding-top="0cm" fo:padding-bottom="0cm" fo:border="0.75pt solid #000000"/>
    </style:style>
    <style:style style:name="表格21.O3" style:family="table-cell">
      <style:table-cell-properties fo:padding-left="0.049cm" fo:padding-right="0.049cm" fo:padding-top="0cm" fo:padding-bottom="0cm" fo:border-left="0.75pt solid #000000" fo:border-right="0.75pt solid #000000" fo:border-top="none" fo:border-bottom="none"/>
    </style:style>
    <style:style style:name="表格21.B4" style:family="table-cell">
      <style:table-cell-properties fo:padding-left="0.049cm" fo:padding-right="0.049cm" fo:padding-top="0cm" fo:padding-bottom="0cm" fo:border-left="0.75pt solid #000000" fo:border-right="0.75pt solid #000000" fo:border-top="0.75pt solid #000000" fo:border-bottom="none"/>
    </style:style>
    <style:style style:name="表格21.O4" style:family="table-cell">
      <style:table-cell-properties fo:padding-left="0.049cm" fo:padding-right="0.049cm" fo:padding-top="0cm" fo:padding-bottom="0cm" fo:border-left="0.75pt solid #000000" fo:border-right="0.75pt solid #000000" fo:border-top="none" fo:border-bottom="none"/>
    </style:style>
    <style:style style:name="表格21.B5" style:family="table-cell">
      <style:table-cell-properties fo:padding-left="0.049cm" fo:padding-right="0.049cm" fo:padding-top="0cm" fo:padding-bottom="0cm" fo:border-left="0.75pt solid #000000" fo:border-right="0.75pt solid #000000" fo:border-top="0.75pt solid #000000" fo:border-bottom="none"/>
    </style:style>
    <style:style style:name="表格21.C5" style:family="table-cell">
      <style:table-cell-properties fo:padding-left="0.049cm" fo:padding-right="0.049cm" fo:padding-top="0cm" fo:padding-bottom="0cm" fo:border-left="0.75pt solid #000000" fo:border-right="0.75pt solid #000000" fo:border-top="0.75pt solid #000000" fo:border-bottom="none"/>
    </style:style>
    <style:style style:name="表格21.D5" style:family="table-cell">
      <style:table-cell-properties fo:padding-left="0.049cm" fo:padding-right="0.049cm" fo:padding-top="0cm" fo:padding-bottom="0cm" fo:border-left="0.75pt solid #000000" fo:border-right="0.75pt solid #000000" fo:border-top="0.75pt solid #000000" fo:border-bottom="none"/>
    </style:style>
    <style:style style:name="表格21.E5" style:family="table-cell">
      <style:table-cell-properties fo:padding-left="0.049cm" fo:padding-right="0.049cm" fo:padding-top="0cm" fo:padding-bottom="0cm" fo:border-left="0.75pt solid #000000" fo:border-right="0.75pt solid #000000" fo:border-top="0.75pt solid #000000" fo:border-bottom="none"/>
    </style:style>
    <style:style style:name="表格21.F5" style:family="table-cell">
      <style:table-cell-properties fo:padding-left="0.049cm" fo:padding-right="0.049cm" fo:padding-top="0cm" fo:padding-bottom="0cm" fo:border-left="0.75pt solid #000000" fo:border-right="0.75pt solid #000000" fo:border-top="0.75pt solid #000000" fo:border-bottom="none"/>
    </style:style>
    <style:style style:name="表格21.G5" style:family="table-cell">
      <style:table-cell-properties fo:padding-left="0.049cm" fo:padding-right="0.049cm" fo:padding-top="0cm" fo:padding-bottom="0cm" fo:border-left="0.75pt solid #000000" fo:border-right="0.75pt solid #000000" fo:border-top="0.75pt solid #000000" fo:border-bottom="none"/>
    </style:style>
    <style:style style:name="表格21.H5" style:family="table-cell">
      <style:table-cell-properties fo:padding-left="0.049cm" fo:padding-right="0.049cm" fo:padding-top="0cm" fo:padding-bottom="0cm" fo:border-left="0.75pt solid #000000" fo:border-right="0.75pt solid #000000" fo:border-top="0.75pt solid #000000" fo:border-bottom="none"/>
    </style:style>
    <style:style style:name="表格21.I5" style:family="table-cell">
      <style:table-cell-properties fo:padding-left="0.049cm" fo:padding-right="0.049cm" fo:padding-top="0cm" fo:padding-bottom="0cm" fo:border-left="0.75pt solid #000000" fo:border-right="0.75pt solid #000000" fo:border-top="0.75pt solid #000000" fo:border-bottom="none"/>
    </style:style>
    <style:style style:name="表格21.J5" style:family="table-cell">
      <style:table-cell-properties fo:padding-left="0.049cm" fo:padding-right="0.049cm" fo:padding-top="0cm" fo:padding-bottom="0cm" fo:border-left="0.75pt solid #000000" fo:border-right="0.75pt solid #000000" fo:border-top="0.75pt solid #000000" fo:border-bottom="none"/>
    </style:style>
    <style:style style:name="表格21.K5" style:family="table-cell">
      <style:table-cell-properties fo:padding-left="0.049cm" fo:padding-right="0.049cm" fo:padding-top="0cm" fo:padding-bottom="0cm" fo:border-left="0.75pt solid #000000" fo:border-right="0.75pt solid #000000" fo:border-top="0.75pt solid #000000" fo:border-bottom="none"/>
    </style:style>
    <style:style style:name="表格21.L5" style:family="table-cell">
      <style:table-cell-properties fo:padding-left="0.049cm" fo:padding-right="0.049cm" fo:padding-top="0cm" fo:padding-bottom="0cm" fo:border-left="0.75pt solid #000000" fo:border-right="0.75pt solid #000000" fo:border-top="0.75pt solid #000000" fo:border-bottom="none"/>
    </style:style>
    <style:style style:name="表格21.M5" style:family="table-cell">
      <style:table-cell-properties fo:padding-left="0.049cm" fo:padding-right="0.049cm" fo:padding-top="0cm" fo:padding-bottom="0cm" fo:border-left="0.75pt solid #000000" fo:border-right="0.75pt solid #000000" fo:border-top="0.75pt solid #000000" fo:border-bottom="none"/>
    </style:style>
    <style:style style:name="表格21.N5" style:family="table-cell">
      <style:table-cell-properties fo:padding-left="0.049cm" fo:padding-right="0.049cm" fo:padding-top="0cm" fo:padding-bottom="0cm" fo:border-left="0.75pt solid #000000" fo:border-right="0.75pt solid #000000" fo:border-top="0.75pt solid #000000" fo:border-bottom="none"/>
    </style:style>
    <style:style style:name="表格21.O5" style:family="table-cell">
      <style:table-cell-properties fo:padding-left="0.049cm" fo:padding-right="0.049cm" fo:padding-top="0cm" fo:padding-bottom="0cm" fo:border-left="0.75pt solid #000000" fo:border-right="0.75pt solid #000000" fo:border-top="none" fo:border-bottom="none"/>
    </style:style>
    <style:style style:name="表格21.B6" style:family="table-cell">
      <style:table-cell-properties fo:padding-left="0.049cm" fo:padding-right="0.049cm" fo:padding-top="0cm" fo:padding-bottom="0cm" fo:border-left="0.75pt solid #000000" fo:border-right="0.75pt solid #000000" fo:border-top="0.75pt solid #000000" fo:border-bottom="none"/>
    </style:style>
    <style:style style:name="表格21.O6" style:family="table-cell">
      <style:table-cell-properties fo:padding-left="0.049cm" fo:padding-right="0.049cm" fo:padding-top="0cm" fo:padding-bottom="0cm" fo:border-left="0.75pt solid #000000" fo:border-right="0.75pt solid #000000" fo:border-top="none" fo:border-bottom="none"/>
    </style:style>
    <style:style style:name="表格21.B7" style:family="table-cell">
      <style:table-cell-properties fo:padding-left="0.049cm" fo:padding-right="0.049cm" fo:padding-top="0cm" fo:padding-bottom="0cm" fo:border-left="0.75pt solid #000000" fo:border-right="0.75pt solid #000000" fo:border-top="0.75pt solid #000000" fo:border-bottom="none"/>
    </style:style>
    <style:style style:name="表格21.O7" style:family="table-cell">
      <style:table-cell-properties fo:padding-left="0.049cm" fo:padding-right="0.049cm" fo:padding-top="0cm" fo:padding-bottom="0cm" fo:border-left="0.75pt solid #000000" fo:border-right="0.75pt solid #000000" fo:border-top="none" fo:border-bottom="none"/>
    </style:style>
    <style:style style:name="表格21.B8" style:family="table-cell">
      <style:table-cell-properties fo:padding-left="0.049cm" fo:padding-right="0.049cm" fo:padding-top="0cm" fo:padding-bottom="0cm" fo:border-left="0.75pt solid #000000" fo:border-right="0.75pt solid #000000" fo:border-top="0.75pt solid #000000" fo:border-bottom="none"/>
    </style:style>
    <style:style style:name="表格21.O8" style:family="table-cell">
      <style:table-cell-properties fo:padding-left="0.049cm" fo:padding-right="0.049cm" fo:padding-top="0cm" fo:padding-bottom="0cm" fo:border-left="0.75pt solid #000000" fo:border-right="0.75pt solid #000000" fo:border-top="none" fo:border-bottom="none"/>
    </style:style>
    <style:style style:name="表格21.B9" style:family="table-cell">
      <style:table-cell-properties fo:padding-left="0.049cm" fo:padding-right="0.049cm" fo:padding-top="0cm" fo:padding-bottom="0cm" fo:border-left="0.75pt solid #000000" fo:border-right="0.75pt solid #000000" fo:border-top="0.75pt solid #000000" fo:border-bottom="none"/>
    </style:style>
    <style:style style:name="表格21.O9" style:family="table-cell">
      <style:table-cell-properties fo:padding-left="0.049cm" fo:padding-right="0.049cm" fo:padding-top="0cm" fo:padding-bottom="0cm" fo:border-left="0.75pt solid #000000" fo:border-right="0.75pt solid #000000" fo:border-top="none" fo:border-bottom="none"/>
    </style:style>
    <style:style style:name="表格21.B10" style:family="table-cell">
      <style:table-cell-properties fo:padding-left="0.049cm" fo:padding-right="0.049cm" fo:padding-top="0cm" fo:padding-bottom="0cm" fo:border-left="0.75pt solid #000000" fo:border-right="0.75pt solid #000000" fo:border-top="0.75pt solid #000000" fo:border-bottom="none"/>
    </style:style>
    <style:style style:name="表格21.O10" style:family="table-cell">
      <style:table-cell-properties fo:padding-left="0.049cm" fo:padding-right="0.049cm" fo:padding-top="0cm" fo:padding-bottom="0cm" fo:border-left="0.75pt solid #000000" fo:border-right="0.75pt solid #000000" fo:border-top="none" fo:border-bottom="none"/>
    </style:style>
    <style:style style:name="表格21.B11" style:family="table-cell">
      <style:table-cell-properties fo:padding-left="0.049cm" fo:padding-right="0.049cm" fo:padding-top="0cm" fo:padding-bottom="0cm" fo:border-left="0.75pt solid #000000" fo:border-right="0.75pt solid #000000" fo:border-top="0.75pt solid #000000" fo:border-bottom="none"/>
    </style:style>
    <style:style style:name="表格21.O11" style:family="table-cell">
      <style:table-cell-properties fo:padding-left="0.049cm" fo:padding-right="0.049cm" fo:padding-top="0cm" fo:padding-bottom="0cm" fo:border-left="0.75pt solid #000000" fo:border-right="0.75pt solid #000000" fo:border-top="none" fo:border-bottom="none"/>
    </style:style>
    <style:style style:name="表格21.12" style:family="table-row">
      <style:table-row-properties style:min-row-height="0.612cm" fo:keep-together="auto"/>
    </style:style>
    <style:style style:name="表格21.A12" style:family="table-cell">
      <style:table-cell-properties style:vertical-align="middle"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1.O12" style:family="table-cell">
      <style:table-cell-properties style:border-line-width-top="0.026cm 0.026cm 0.026cm" fo:padding-left="0.049cm" fo:padding-right="0.049cm" fo:padding-top="0cm" fo:padding-bottom="0cm" fo:border-left="0.75pt solid #000000" fo:border-right="0.75pt solid #000000" fo:border-top="2.25pt double #000000" fo:border-bottom="1.5pt solid #000000"/>
    </style:style>
    <style:style style:name="表格23" style:family="table">
      <style:table-properties style:width="17cm" style:rel-width="100%" fo:margin-left="0.009cm" fo:margin-top="0cm" fo:margin-bottom="0cm" table:align="left" style:writing-mode="page"/>
    </style:style>
    <style:style style:name="表格23.A" style:family="table-column">
      <style:table-column-properties style:column-width="1.991cm" style:rel-column-width="7680*"/>
    </style:style>
    <style:style style:name="表格23.B" style:family="table-column">
      <style:table-column-properties style:column-width="3.254cm" style:rel-column-width="12544*"/>
    </style:style>
    <style:style style:name="表格23.C" style:family="table-column">
      <style:table-column-properties style:column-width="5.507cm" style:rel-column-width="21226*"/>
    </style:style>
    <style:style style:name="表格23.D" style:family="table-column">
      <style:table-column-properties style:column-width="3.126cm" style:rel-column-width="12052*"/>
    </style:style>
    <style:style style:name="表格23.E" style:family="table-column">
      <style:table-column-properties style:column-width="3.122cm" style:rel-column-width="12033*"/>
    </style:style>
    <style:style style:name="表格23.1" style:family="table-row">
      <style:table-row-properties fo:keep-together="auto"/>
    </style:style>
    <style:style style:name="表格23.A1" style:family="table-cell">
      <style:table-cell-properties fo:padding-left="0.191cm" fo:padding-right="0.191cm" fo:padding-top="0cm" fo:padding-bottom="0cm" fo:border="0.5pt solid #000000"/>
    </style:style>
    <style:style style:name="表格23.B2" style:family="table-cell">
      <style:table-cell-properties style:vertical-align="middle" fo:padding-left="0.191cm" fo:padding-right="0.191cm" fo:padding-top="0cm" fo:padding-bottom="0cm" fo:border="0.5pt solid #000000"/>
    </style:style>
    <style:style style:name="表格24" style:family="table">
      <style:table-properties style:width="17cm" style:rel-width="100%" fo:margin-left="-0.898cm" fo:margin-top="0cm" fo:margin-bottom="0cm" table:align="left" style:writing-mode="page"/>
    </style:style>
    <style:style style:name="表格24.A" style:family="table-column">
      <style:table-column-properties style:column-width="0.721cm" style:rel-column-width="2778*"/>
    </style:style>
    <style:style style:name="表格24.B" style:family="table-column">
      <style:table-column-properties style:column-width="0.619cm" style:rel-column-width="2386*"/>
    </style:style>
    <style:style style:name="表格24.C" style:family="table-column">
      <style:table-column-properties style:column-width="1.085cm" style:rel-column-width="4181*"/>
    </style:style>
    <style:style style:name="表格24.D" style:family="table-column">
      <style:table-column-properties style:column-width="1.249cm" style:rel-column-width="4817*"/>
    </style:style>
    <style:style style:name="表格24.E" style:family="table-column">
      <style:table-column-properties style:column-width="0.857cm" style:rel-column-width="3303*"/>
    </style:style>
    <style:style style:name="表格24.F" style:family="table-column">
      <style:table-column-properties style:column-width="1.108cm" style:rel-column-width="4272*"/>
    </style:style>
    <style:style style:name="表格24.G" style:family="table-column">
      <style:table-column-properties style:column-width="1.132cm" style:rel-column-width="4365*"/>
    </style:style>
    <style:style style:name="表格24.H" style:family="table-column">
      <style:table-column-properties style:column-width="1.129cm" style:rel-column-width="4352*"/>
    </style:style>
    <style:style style:name="表格24.I" style:family="table-column">
      <style:table-column-properties style:column-width="1.358cm" style:rel-column-width="5236*"/>
    </style:style>
    <style:style style:name="表格24.K" style:family="table-column">
      <style:table-column-properties style:column-width="1.236cm" style:rel-column-width="4764*"/>
    </style:style>
    <style:style style:name="表格24.L" style:family="table-column">
      <style:table-column-properties style:column-width="0.014cm" style:rel-column-width="53*"/>
    </style:style>
    <style:style style:name="表格24.M" style:family="table-column">
      <style:table-column-properties style:column-width="1.131cm" style:rel-column-width="4358*"/>
    </style:style>
    <style:style style:name="表格24.N" style:family="table-column">
      <style:table-column-properties style:column-width="1.399cm" style:rel-column-width="5393*"/>
    </style:style>
    <style:style style:name="表格24.O" style:family="table-column">
      <style:table-column-properties style:column-width="1.355cm" style:rel-column-width="5223*"/>
    </style:style>
    <style:style style:name="表格24.P" style:family="table-column">
      <style:table-column-properties style:column-width="1.358cm" style:rel-column-width="5234*"/>
    </style:style>
    <style:style style:name="表格24.1" style:family="table-row">
      <style:table-row-properties style:min-row-height="1.644cm" fo:keep-together="auto"/>
    </style:style>
    <style:style style:name="表格24.A1" style:family="table-cell">
      <style:table-cell-properties style:vertical-align="middle" fo:background-color="transparent" fo:padding-left="0.049cm" fo:padding-right="0.049cm" fo:padding-top="0cm" fo:padding-bottom="0cm" fo:border="0.5pt solid #000000">
        <style:background-image/>
      </style:table-cell-properties>
    </style:style>
    <style:style style:name="表格24.2" style:family="table-row">
      <style:table-row-properties style:min-row-height="0.457cm" fo:keep-together="auto"/>
    </style:style>
    <style:style style:name="表格24.A2" style:family="table-cell">
      <style:table-cell-properties style:vertical-align="middle" fo:padding-left="0.049cm" fo:padding-right="0.049cm" fo:padding-top="0cm" fo:padding-bottom="0cm" fo:border="0.5pt solid #000000"/>
    </style:style>
    <style:style style:name="表格24.O2" style:family="table-cell">
      <style:table-cell-properties fo:padding-left="0.049cm" fo:padding-right="0.049cm" fo:padding-top="0cm" fo:padding-bottom="0cm" fo:border="0.5pt solid #000000"/>
    </style:style>
    <style:style style:name="表格24.3" style:family="table-row">
      <style:table-row-properties style:min-row-height="0.7cm" fo:keep-together="auto"/>
    </style:style>
    <style:style style:name="表格24.A3" style:family="table-cell">
      <style:table-cell-properties style:vertical-align="middle" fo:padding-left="0.049cm" fo:padding-right="0.049cm" fo:padding-top="0cm" fo:padding-bottom="0cm" fo:border="0.5pt solid #000000"/>
    </style:style>
    <style:style style:name="表格24.O3" style:family="table-cell">
      <style:table-cell-properties fo:padding-left="0.049cm" fo:padding-right="0.049cm" fo:padding-top="0cm" fo:padding-bottom="0cm" fo:border="0.5pt solid #000000"/>
    </style:style>
    <style:style style:name="表格24.A4" style:family="table-cell">
      <style:table-cell-properties style:vertical-align="middle" fo:padding-left="0.049cm" fo:padding-right="0.049cm" fo:padding-top="0cm" fo:padding-bottom="0cm" fo:border="0.5pt solid #000000"/>
    </style:style>
    <style:style style:name="表格24.O4" style:family="table-cell">
      <style:table-cell-properties fo:padding-left="0.049cm" fo:padding-right="0.049cm" fo:padding-top="0cm" fo:padding-bottom="0cm" fo:border="0.5pt solid #000000"/>
    </style:style>
    <style:style style:name="表格24.5" style:family="table-row">
      <style:table-row-properties style:min-row-height="0.801cm" fo:keep-together="auto"/>
    </style:style>
    <style:style style:name="表格24.A5" style:family="table-cell">
      <style:table-cell-properties style:vertical-align="middle" fo:padding-left="0.049cm" fo:padding-right="0.049cm" fo:padding-top="0cm" fo:padding-bottom="0cm" fo:border="0.5pt solid #000000"/>
    </style:style>
    <style:style style:name="表格24.O5" style:family="table-cell">
      <style:table-cell-properties fo:padding-left="0.049cm" fo:padding-right="0.049cm" fo:padding-top="0cm" fo:padding-bottom="0cm" fo:border="0.5pt solid #000000"/>
    </style:style>
    <style:style style:name="表格24.6" style:family="table-row">
      <style:table-row-properties style:min-row-height="0.524cm" fo:keep-together="auto"/>
    </style:style>
    <style:style style:name="表格24.A6" style:family="table-cell">
      <style:table-cell-properties style:vertical-align="middle" fo:padding-left="0.049cm" fo:padding-right="0.049cm" fo:padding-top="0cm" fo:padding-bottom="0cm" fo:border="0.5pt solid #000000"/>
    </style:style>
    <style:style style:name="表格24.O6" style:family="table-cell">
      <style:table-cell-properties fo:padding-left="0.049cm" fo:padding-right="0.049cm" fo:padding-top="0cm" fo:padding-bottom="0cm" fo:border="0.5pt solid #000000"/>
    </style:style>
    <style:style style:name="表格24.7" style:family="table-row">
      <style:table-row-properties style:min-row-height="0.445cm" fo:keep-together="auto"/>
    </style:style>
    <style:style style:name="表格24.A7" style:family="table-cell">
      <style:table-cell-properties style:vertical-align="middle" fo:padding-left="0.049cm" fo:padding-right="0.049cm" fo:padding-top="0cm" fo:padding-bottom="0cm" fo:border="0.5pt solid #000000"/>
    </style:style>
    <style:style style:name="表格24.O7" style:family="table-cell">
      <style:table-cell-properties fo:padding-left="0.049cm" fo:padding-right="0.049cm" fo:padding-top="0cm" fo:padding-bottom="0cm" fo:border="0.5pt solid #000000"/>
    </style:style>
    <style:style style:name="表格24.8" style:family="table-row">
      <style:table-row-properties style:min-row-height="0.499cm" fo:keep-together="auto"/>
    </style:style>
    <style:style style:name="表格24.A8" style:family="table-cell">
      <style:table-cell-properties style:vertical-align="middle" fo:padding-left="0.049cm" fo:padding-right="0.049cm" fo:padding-top="0cm" fo:padding-bottom="0cm" fo:border="0.5pt solid #000000"/>
    </style:style>
    <style:style style:name="表格24.O8" style:family="table-cell">
      <style:table-cell-properties fo:padding-left="0.049cm" fo:padding-right="0.049cm" fo:padding-top="0cm" fo:padding-bottom="0cm" fo:border="0.5pt solid #000000"/>
    </style:style>
    <style:style style:name="表格24.A9" style:family="table-cell">
      <style:table-cell-properties style:vertical-align="middle" fo:padding-left="0.049cm" fo:padding-right="0.049cm" fo:padding-top="0cm" fo:padding-bottom="0cm" fo:border="0.5pt solid #000000"/>
    </style:style>
    <style:style style:name="表格24.O9" style:family="table-cell">
      <style:table-cell-properties fo:padding-left="0.049cm" fo:padding-right="0.049cm" fo:padding-top="0cm" fo:padding-bottom="0cm" fo:border="0.5pt solid #000000"/>
    </style:style>
    <style:style style:name="表格24.10" style:family="table-row">
      <style:table-row-properties style:min-row-height="0.607cm" fo:keep-together="auto"/>
    </style:style>
    <style:style style:name="表格24.O10" style:family="table-cell">
      <style:table-cell-properties fo:padding-left="0.049cm" fo:padding-right="0.049cm" fo:padding-top="0cm" fo:padding-bottom="0cm" fo:border="0.5pt solid #000000"/>
    </style:style>
    <style:style style:name="表格24.11" style:family="table-row">
      <style:table-row-properties style:min-row-height="0.633cm" fo:keep-together="auto"/>
    </style:style>
    <style:style style:name="表格24.B11" style:family="table-cell">
      <style:table-cell-properties style:vertical-align="middle" fo:padding-left="0.049cm" fo:padding-right="0.049cm" fo:padding-top="0cm" fo:padding-bottom="0cm" fo:border="0.5pt solid #000000"/>
    </style:style>
    <style:style style:name="表格24.P11" style:family="table-cell">
      <style:table-cell-properties style:vertical-align="middle" fo:padding-left="0.049cm" fo:padding-right="0.049cm" fo:padding-top="0cm" fo:padding-bottom="0cm" fo:border="0.5pt solid #000000"/>
    </style:style>
    <style:style style:name="表格24.N12" style:family="table-cell">
      <style:table-cell-properties fo:background-color="transparent" fo:padding-left="0.049cm" fo:padding-right="0.049cm" fo:padding-top="0cm" fo:padding-bottom="0cm" fo:border="0.5pt solid #000000">
        <style:background-image/>
      </style:table-cell-properties>
    </style:style>
    <style:style style:name="表格24.O12" style:family="table-cell">
      <style:table-cell-properties fo:background-color="transparent" fo:padding-left="0.049cm" fo:padding-right="0.049cm" fo:padding-top="0cm" fo:padding-bottom="0cm" fo:border="0.5pt solid #000000">
        <style:background-image/>
      </style:table-cell-properties>
    </style:style>
    <style:style style:name="表格24.P12" style:family="table-cell">
      <style:table-cell-properties fo:padding-left="0.049cm" fo:padding-right="0.049cm" fo:padding-top="0cm" fo:padding-bottom="0cm" fo:border="0.5pt solid #000000"/>
    </style:style>
    <style:style style:name="表格24.N13" style:family="table-cell">
      <style:table-cell-properties fo:background-color="transparent" fo:padding-left="0.049cm" fo:padding-right="0.049cm" fo:padding-top="0cm" fo:padding-bottom="0cm" fo:border="0.5pt solid #000000">
        <style:background-image/>
      </style:table-cell-properties>
    </style:style>
    <style:style style:name="表格24.O13" style:family="table-cell">
      <style:table-cell-properties fo:background-color="transparent" fo:padding-left="0.049cm" fo:padding-right="0.049cm" fo:padding-top="0cm" fo:padding-bottom="0cm" fo:border="0.5pt solid #000000">
        <style:background-image/>
      </style:table-cell-properties>
    </style:style>
    <style:style style:name="表格24.P13" style:family="table-cell">
      <style:table-cell-properties fo:padding-left="0.049cm" fo:padding-right="0.049cm" fo:padding-top="0cm" fo:padding-bottom="0cm" fo:border="0.5pt solid #000000"/>
    </style:style>
    <style:style style:name="表格24.O14" style:family="table-cell">
      <style:table-cell-properties fo:padding-left="0.049cm" fo:padding-right="0.049cm" fo:padding-top="0cm" fo:padding-bottom="0cm" fo:border="0.5pt solid #000000"/>
    </style:style>
    <style:style style:name="表格24.M15" style:family="table-cell">
      <style:table-cell-properties fo:background-color="transparent" fo:padding-left="0.049cm" fo:padding-right="0.049cm" fo:padding-top="0cm" fo:padding-bottom="0cm" fo:border="0.5pt solid #000000">
        <style:background-image/>
      </style:table-cell-properties>
    </style:style>
    <style:style style:name="表格24.O15" style:family="table-cell">
      <style:table-cell-properties fo:padding-left="0.049cm" fo:padding-right="0.049cm" fo:padding-top="0cm" fo:padding-bottom="0cm" fo:border="0.5pt solid #000000"/>
    </style:style>
    <style:style style:name="表格24.M16" style:family="table-cell">
      <style:table-cell-properties fo:background-color="transparent" fo:padding-left="0.049cm" fo:padding-right="0.049cm" fo:padding-top="0cm" fo:padding-bottom="0cm" fo:border="0.5pt solid #000000">
        <style:background-image/>
      </style:table-cell-properties>
    </style:style>
    <style:style style:name="表格24.O16" style:family="table-cell">
      <style:table-cell-properties fo:padding-left="0.049cm" fo:padding-right="0.049cm" fo:padding-top="0cm" fo:padding-bottom="0cm" fo:border="0.5pt solid #000000"/>
    </style:style>
    <style:style style:name="表格24.M17" style:family="table-cell">
      <style:table-cell-properties fo:background-color="transparent" fo:padding-left="0.049cm" fo:padding-right="0.049cm" fo:padding-top="0cm" fo:padding-bottom="0cm" fo:border="0.5pt solid #000000">
        <style:background-image/>
      </style:table-cell-properties>
    </style:style>
    <style:style style:name="表格24.O17" style:family="table-cell">
      <style:table-cell-properties fo:padding-left="0.049cm" fo:padding-right="0.049cm" fo:padding-top="0cm" fo:padding-bottom="0cm" fo:border="0.5pt solid #000000"/>
    </style:style>
    <style:style style:name="表格24.18" style:family="table-row">
      <style:table-row-properties style:min-row-height="0.52cm" fo:keep-together="auto"/>
    </style:style>
    <style:style style:name="表格24.B18" style:family="table-cell">
      <style:table-cell-properties style:vertical-align="middle" fo:padding-left="0.049cm" fo:padding-right="0.049cm" fo:padding-top="0cm" fo:padding-bottom="0cm" fo:border="0.5pt solid #000000"/>
    </style:style>
    <style:style style:name="表格24.C18" style:family="table-cell">
      <style:table-cell-properties style:vertical-align="middle" fo:padding-left="0.049cm" fo:padding-right="0.049cm" fo:padding-top="0cm" fo:padding-bottom="0cm" fo:border="0.5pt solid #000000"/>
    </style:style>
    <style:style style:name="表格24.M18" style:family="table-cell">
      <style:table-cell-properties fo:background-color="transparent" fo:padding-left="0.049cm" fo:padding-right="0.049cm" fo:padding-top="0cm" fo:padding-bottom="0cm" fo:border="0.5pt solid #000000">
        <style:background-image/>
      </style:table-cell-properties>
    </style:style>
    <style:style style:name="表格24.O18" style:family="table-cell">
      <style:table-cell-properties fo:padding-left="0.049cm" fo:padding-right="0.049cm" fo:padding-top="0cm" fo:padding-bottom="0cm" fo:border="0.5pt solid #000000"/>
    </style:style>
    <style:style style:name="表格24.O19" style:family="table-cell">
      <style:table-cell-properties fo:padding-left="0.049cm" fo:padding-right="0.049cm" fo:padding-top="0cm" fo:padding-bottom="0cm" fo:border="0.5pt solid #000000"/>
    </style:style>
    <style:style style:name="表格24.B20" style:family="table-cell">
      <style:table-cell-properties style:vertical-align="middle" fo:background-color="transparent" fo:padding-left="0.049cm" fo:padding-right="0.049cm" fo:padding-top="0cm" fo:padding-bottom="0cm" fo:border="0.5pt solid #000000" style:writing-mode="tb-rl">
        <style:background-image/>
      </style:table-cell-properties>
    </style:style>
    <style:style style:name="表格24.L20" style:family="table-cell">
      <style:table-cell-properties fo:background-color="transparent" fo:padding-left="0.049cm" fo:padding-right="0.049cm" fo:padding-top="0cm" fo:padding-bottom="0cm" fo:border="0.5pt solid #000000">
        <style:background-image/>
      </style:table-cell-properties>
    </style:style>
    <style:style style:name="表格24.O20" style:family="table-cell">
      <style:table-cell-properties fo:padding-left="0.049cm" fo:padding-right="0.049cm" fo:padding-top="0cm" fo:padding-bottom="0cm" fo:border="0.5pt solid #000000"/>
    </style:style>
    <style:style style:name="表格24.B21" style:family="table-cell">
      <style:table-cell-properties style:vertical-align="middle" fo:padding-left="0.049cm" fo:padding-right="0.049cm" fo:padding-top="0cm" fo:padding-bottom="0cm" fo:border="0.5pt solid #000000"/>
    </style:style>
    <style:style style:name="表格24.L21" style:family="table-cell">
      <style:table-cell-properties fo:background-color="transparent" fo:padding-left="0.049cm" fo:padding-right="0.049cm" fo:padding-top="0cm" fo:padding-bottom="0cm" fo:border="0.5pt solid #000000">
        <style:background-image/>
      </style:table-cell-properties>
    </style:style>
    <style:style style:name="表格24.O21" style:family="table-cell">
      <style:table-cell-properties fo:padding-left="0.049cm" fo:padding-right="0.049cm" fo:padding-top="0cm" fo:padding-bottom="0cm" fo:border="0.5pt solid #000000"/>
    </style:style>
    <style:style style:name="表格24.L22" style:family="table-cell">
      <style:table-cell-properties fo:background-color="transparent" fo:padding-left="0.049cm" fo:padding-right="0.049cm" fo:padding-top="0cm" fo:padding-bottom="0cm" fo:border="0.5pt solid #000000">
        <style:background-image/>
      </style:table-cell-properties>
    </style:style>
    <style:style style:name="表格24.O22" style:family="table-cell">
      <style:table-cell-properties fo:padding-left="0.049cm" fo:padding-right="0.049cm" fo:padding-top="0cm" fo:padding-bottom="0cm" fo:border="0.5pt solid #000000"/>
    </style:style>
    <style:style style:name="表格24.B23" style:family="table-cell">
      <style:table-cell-properties style:vertical-align="middle" fo:padding-left="0.049cm" fo:padding-right="0.049cm" fo:padding-top="0cm" fo:padding-bottom="0cm" fo:border="0.5pt solid #000000"/>
    </style:style>
    <style:style style:name="表格24.L23" style:family="table-cell">
      <style:table-cell-properties fo:background-color="transparent" fo:padding-left="0.049cm" fo:padding-right="0.049cm" fo:padding-top="0cm" fo:padding-bottom="0cm" fo:border="0.5pt solid #000000">
        <style:background-image/>
      </style:table-cell-properties>
    </style:style>
    <style:style style:name="表格24.O23" style:family="table-cell">
      <style:table-cell-properties fo:padding-left="0.049cm" fo:padding-right="0.049cm" fo:padding-top="0cm" fo:padding-bottom="0cm" fo:border="0.5pt solid #000000"/>
    </style:style>
    <style:style style:name="表格24.O24" style:family="table-cell">
      <style:table-cell-properties style:vertical-align="middle" fo:padding-left="0.049cm" fo:padding-right="0.049cm" fo:padding-top="0cm" fo:padding-bottom="0cm" fo:border="0.5pt solid #000000"/>
    </style:style>
    <style:style style:name="表格24.O25" style:family="table-cell">
      <style:table-cell-properties fo:padding-left="0.049cm" fo:padding-right="0.049cm" fo:padding-top="0cm" fo:padding-bottom="0cm" fo:border="0.5pt solid #000000"/>
    </style:style>
    <style:style style:name="表格24.O26" style:family="table-cell">
      <style:table-cell-properties fo:padding-left="0.049cm" fo:padding-right="0.049cm" fo:padding-top="0cm" fo:padding-bottom="0cm" fo:border="0.5pt solid #000000"/>
    </style:style>
    <style:style style:name="表格24.27" style:family="table-row">
      <style:table-row-properties style:min-row-height="0.834cm" fo:keep-together="auto"/>
    </style:style>
    <style:style style:name="表格24.O27" style:family="table-cell">
      <style:table-cell-properties style:vertical-align="middle" fo:padding-left="0.049cm" fo:padding-right="0.049cm" fo:padding-top="0cm" fo:padding-bottom="0cm" fo:border="0.5pt solid #000000"/>
    </style:style>
    <style:style style:name="表格24.O28" style:family="table-cell">
      <style:table-cell-properties fo:padding-left="0.049cm" fo:padding-right="0.049cm" fo:padding-top="0cm" fo:padding-bottom="0cm" fo:border="0.5pt solid #000000"/>
    </style:style>
    <style:style style:name="表格24.29" style:family="table-row">
      <style:table-row-properties style:min-row-height="0.836cm" fo:keep-together="auto"/>
    </style:style>
    <style:style style:name="表格24.O29" style:family="table-cell">
      <style:table-cell-properties fo:padding-left="0.049cm" fo:padding-right="0.049cm" fo:padding-top="0cm" fo:padding-bottom="0cm" fo:border="0.5pt solid #000000"/>
    </style:style>
    <style:style style:name="表格25" style:family="table">
      <style:table-properties style:width="18.004cm" fo:margin-top="0cm" fo:margin-bottom="0cm" table:align="center" style:writing-mode="lr-tb"/>
    </style:style>
    <style:style style:name="表格25.A" style:family="table-column">
      <style:table-column-properties style:column-width="2.499cm"/>
    </style:style>
    <style:style style:name="表格25.B" style:family="table-column">
      <style:table-column-properties style:column-width="3.002cm"/>
    </style:style>
    <style:style style:name="表格25.C" style:family="table-column">
      <style:table-column-properties style:column-width="12.502cm"/>
    </style:style>
    <style:style style:name="表格25.1" style:family="table-row">
      <style:table-row-properties style:min-row-height="0.7cm" fo:keep-together="auto"/>
    </style:style>
    <style:style style:name="表格25.A1" style:family="table-cell">
      <style:table-cell-properties style:vertical-align="middle" fo:padding-left="0.191cm" fo:padding-right="0.191cm" fo:padding-top="0cm" fo:padding-bottom="0cm" fo:border="0.5pt solid #000000" style:writing-mode="lr-tb"/>
    </style:style>
    <style:style style:name="表格25.2" style:family="table-row">
      <style:table-row-properties style:min-row-height="1.05cm" fo:keep-together="auto"/>
    </style:style>
    <style:style style:name="表格25.3" style:family="table-row">
      <style:table-row-properties style:min-row-height="1cm" fo:keep-together="auto"/>
    </style:style>
    <style:style style:name="表格26" style:family="table">
      <style:table-properties style:width="18.004cm" fo:margin-top="0cm" fo:margin-bottom="0cm" table:align="center" style:writing-mode="lr-tb"/>
    </style:style>
    <style:style style:name="表格26.A" style:family="table-column">
      <style:table-column-properties style:column-width="3.752cm"/>
    </style:style>
    <style:style style:name="表格26.B" style:family="table-column">
      <style:table-column-properties style:column-width="14.25cm"/>
    </style:style>
    <style:style style:name="表格26.1" style:family="table-row">
      <style:table-row-properties style:min-row-height="0.681cm" fo:keep-together="auto"/>
    </style:style>
    <style:style style:name="表格26.A1" style:family="table-cell">
      <style:table-cell-properties style:vertical-align="middle" fo:padding-left="0.191cm" fo:padding-right="0.191cm" fo:padding-top="0cm" fo:padding-bottom="0cm" fo:border="0.5pt solid #000000" style:writing-mode="lr-tb"/>
    </style:style>
    <style:style style:name="表格26.2" style:family="table-row">
      <style:table-row-properties fo:keep-together="auto"/>
    </style:style>
    <style:style style:name="表格26.B2" style:family="table-cell">
      <style:table-cell-properties fo:padding-left="0.191cm" fo:padding-right="0.191cm" fo:padding-top="0cm" fo:padding-bottom="0cm" fo:border="0.5pt solid #000000" style:writing-mode="lr-tb"/>
    </style:style>
    <style:style style:name="表格26.3" style:family="table-row">
      <style:table-row-properties fo:keep-together="auto"/>
    </style:style>
    <style:style style:name="表格26.B3" style:family="table-cell">
      <style:table-cell-properties fo:padding-left="0.191cm" fo:padding-right="0.191cm" fo:padding-top="0cm" fo:padding-bottom="0cm" fo:border="0.5pt solid #000000" style:writing-mode="lr-tb"/>
    </style:style>
    <style:style style:name="表格26.4" style:family="table-row">
      <style:table-row-properties fo:keep-together="auto"/>
    </style:style>
    <style:style style:name="表格26.B4" style:family="table-cell">
      <style:table-cell-properties fo:padding-left="0.191cm" fo:padding-right="0.191cm" fo:padding-top="0cm" fo:padding-bottom="0cm" fo:border="0.5pt solid #000000" style:writing-mode="lr-tb"/>
    </style:style>
    <style:style style:name="表格26.5" style:family="table-row">
      <style:table-row-properties fo:keep-together="auto"/>
    </style:style>
    <style:style style:name="表格26.B5" style:family="table-cell">
      <style:table-cell-properties fo:padding-left="0.191cm" fo:padding-right="0.191cm" fo:padding-top="0cm" fo:padding-bottom="0cm" fo:border="0.5pt solid #000000" style:writing-mode="lr-tb"/>
    </style:style>
    <style:style style:name="表格26.6" style:family="table-row">
      <style:table-row-properties fo:keep-together="auto"/>
    </style:style>
    <style:style style:name="表格26.B6" style:family="table-cell">
      <style:table-cell-properties fo:padding-left="0.191cm" fo:padding-right="0.191cm" fo:padding-top="0cm" fo:padding-bottom="0cm" fo:border="0.5pt solid #000000" style:writing-mode="lr-tb"/>
    </style:style>
    <style:style style:name="表格26.7" style:family="table-row">
      <style:table-row-properties fo:keep-together="auto"/>
    </style:style>
    <style:style style:name="表格26.B7" style:family="table-cell">
      <style:table-cell-properties fo:padding-left="0.191cm" fo:padding-right="0.191cm" fo:padding-top="0cm" fo:padding-bottom="0cm" fo:border="0.5pt solid #000000" style:writing-mode="lr-tb"/>
    </style:style>
    <style:style style:name="表格26.8" style:family="table-row">
      <style:table-row-properties fo:keep-together="auto"/>
    </style:style>
    <style:style style:name="表格26.B8" style:family="table-cell">
      <style:table-cell-properties fo:padding-left="0.191cm" fo:padding-right="0.191cm" fo:padding-top="0cm" fo:padding-bottom="0cm" fo:border="0.5pt solid #000000" style:writing-mode="lr-tb"/>
    </style:style>
    <style:style style:name="表格27" style:family="table">
      <style:table-properties style:width="17cm" style:rel-width="100%" fo:margin-left="0.039cm" fo:margin-top="0cm" fo:margin-bottom="0cm" table:align="left" style:writing-mode="page"/>
    </style:style>
    <style:style style:name="表格27.A" style:family="table-column">
      <style:table-column-properties style:column-width="2.833cm" style:rel-column-width="10922*"/>
    </style:style>
    <style:style style:name="表格27.B" style:family="table-column">
      <style:table-column-properties style:column-width="2.835cm" style:rel-column-width="10927*"/>
    </style:style>
    <style:style style:name="表格27.C" style:family="table-column">
      <style:table-column-properties style:column-width="2.836cm" style:rel-column-width="10931*"/>
    </style:style>
    <style:style style:name="表格27.D" style:family="table-column">
      <style:table-column-properties style:column-width="2.833cm" style:rel-column-width="10918*"/>
    </style:style>
    <style:style style:name="表格27.F" style:family="table-column">
      <style:table-column-properties style:column-width="2.828cm" style:rel-column-width="10903*"/>
    </style:style>
    <style:style style:name="表格27.1" style:family="table-row">
      <style:table-row-properties fo:keep-together="auto"/>
    </style:style>
    <style:style style:name="表格27.A1" style:family="table-cell">
      <style:table-cell-properties style:vertical-align="middle" fo:padding="0.132cm" fo:border="2.25pt outset #000000"/>
    </style:style>
    <style:style style:name="表格28" style:family="table">
      <style:table-properties style:width="17cm" style:rel-width="100%" fo:margin-left="0cm" fo:margin-top="0cm" fo:margin-bottom="0cm" table:align="left" style:writing-mode="page"/>
    </style:style>
    <style:style style:name="表格28.A" style:family="table-column">
      <style:table-column-properties style:column-width="2.833cm" style:rel-column-width="10922*"/>
    </style:style>
    <style:style style:name="表格28.B" style:family="table-column">
      <style:table-column-properties style:column-width="2.835cm" style:rel-column-width="10927*"/>
    </style:style>
    <style:style style:name="表格28.C" style:family="table-column">
      <style:table-column-properties style:column-width="2.836cm" style:rel-column-width="10931*"/>
    </style:style>
    <style:style style:name="表格28.D" style:family="table-column">
      <style:table-column-properties style:column-width="2.833cm" style:rel-column-width="10918*"/>
    </style:style>
    <style:style style:name="表格28.F" style:family="table-column">
      <style:table-column-properties style:column-width="2.828cm" style:rel-column-width="10903*"/>
    </style:style>
    <style:style style:name="表格28.1" style:family="table-row">
      <style:table-row-properties style:min-row-height="1cm" fo:keep-together="auto"/>
    </style:style>
    <style:style style:name="表格28.A1" style:family="table-cell">
      <style:table-cell-properties style:vertical-align="middle" fo:padding="0.132cm" fo:border="2.25pt outset #000000"/>
    </style:style>
    <style:style style:name="表格28.2" style:family="table-row">
      <style:table-row-properties fo:keep-together="auto"/>
    </style:style>
    <style:style style:name="表格28.3" style:family="table-row">
      <style:table-row-properties fo:keep-together="auto"/>
    </style:style>
    <style:style style:name="表格29" style:family="table">
      <style:table-properties style:width="17cm" style:rel-width="100%" fo:margin-left="0.039cm" fo:margin-top="0cm" fo:margin-bottom="0cm" table:align="left" style:writing-mode="page"/>
    </style:style>
    <style:style style:name="表格29.A" style:family="table-column">
      <style:table-column-properties style:column-width="2.833cm" style:rel-column-width="10922*"/>
    </style:style>
    <style:style style:name="表格29.B" style:family="table-column">
      <style:table-column-properties style:column-width="2.835cm" style:rel-column-width="10927*"/>
    </style:style>
    <style:style style:name="表格29.C" style:family="table-column">
      <style:table-column-properties style:column-width="2.836cm" style:rel-column-width="10931*"/>
    </style:style>
    <style:style style:name="表格29.D" style:family="table-column">
      <style:table-column-properties style:column-width="2.833cm" style:rel-column-width="10918*"/>
    </style:style>
    <style:style style:name="表格29.F" style:family="table-column">
      <style:table-column-properties style:column-width="2.828cm" style:rel-column-width="10903*"/>
    </style:style>
    <style:style style:name="表格29.1" style:family="table-row">
      <style:table-row-properties fo:keep-together="auto"/>
    </style:style>
    <style:style style:name="表格29.A1" style:family="table-cell">
      <style:table-cell-properties style:vertical-align="middle" fo:padding="0.132cm" fo:border="2.25pt outset #000000"/>
    </style:style>
    <style:style style:name="表格30" style:family="table">
      <style:table-properties style:width="17cm" style:rel-width="100%" fo:margin-left="0cm" fo:margin-top="0cm" fo:margin-bottom="0cm" table:align="left" style:writing-mode="page"/>
    </style:style>
    <style:style style:name="表格30.A" style:family="table-column">
      <style:table-column-properties style:column-width="2.833cm" style:rel-column-width="10922*"/>
    </style:style>
    <style:style style:name="表格30.B" style:family="table-column">
      <style:table-column-properties style:column-width="2.835cm" style:rel-column-width="10927*"/>
    </style:style>
    <style:style style:name="表格30.C" style:family="table-column">
      <style:table-column-properties style:column-width="2.836cm" style:rel-column-width="10931*"/>
    </style:style>
    <style:style style:name="表格30.D" style:family="table-column">
      <style:table-column-properties style:column-width="2.833cm" style:rel-column-width="10918*"/>
    </style:style>
    <style:style style:name="表格30.F" style:family="table-column">
      <style:table-column-properties style:column-width="2.828cm" style:rel-column-width="10903*"/>
    </style:style>
    <style:style style:name="表格30.1" style:family="table-row">
      <style:table-row-properties style:min-row-height="1cm" fo:keep-together="auto"/>
    </style:style>
    <style:style style:name="表格30.A1" style:family="table-cell">
      <style:table-cell-properties style:vertical-align="middle" fo:padding="0.132cm" fo:border="2.25pt outset #000000"/>
    </style:style>
    <style:style style:name="表格30.2" style:family="table-row">
      <style:table-row-properties fo:keep-together="auto"/>
    </style:style>
    <style:style style:name="表格30.3" style:family="table-row">
      <style:table-row-properties fo:keep-together="auto"/>
    </style:style>
    <style:style style:name="表格31" style:family="table">
      <style:table-properties style:width="16.242cm" fo:margin-left="0.75cm" fo:margin-top="0cm" fo:margin-bottom="0cm" table:align="left" style:writing-mode="page"/>
    </style:style>
    <style:style style:name="表格31.A" style:family="table-column">
      <style:table-column-properties style:column-width="3.911cm"/>
    </style:style>
    <style:style style:name="表格31.B" style:family="table-column">
      <style:table-column-properties style:column-width="4.108cm"/>
    </style:style>
    <style:style style:name="表格31.C" style:family="table-column">
      <style:table-column-properties style:column-width="4.112cm"/>
    </style:style>
    <style:style style:name="表格31.D" style:family="table-column">
      <style:table-column-properties style:column-width="4.11cm"/>
    </style:style>
    <style:style style:name="表格31.1" style:family="table-row">
      <style:table-row-properties fo:keep-together="auto"/>
    </style:style>
    <style:style style:name="表格3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31.B13" style:family="table-cell">
      <style:table-cell-properties fo:background-color="transparent" fo:padding-left="0.191cm" fo:padding-right="0.191cm" fo:padding-top="0cm" fo:padding-bottom="0cm" fo:border="0.5pt solid #000000">
        <style:background-image/>
      </style:table-cell-properties>
    </style:style>
    <style:style style:name="表格31.C13" style:family="table-cell">
      <style:table-cell-properties fo:background-color="transparent" fo:padding-left="0.191cm" fo:padding-right="0.191cm" fo:padding-top="0cm" fo:padding-bottom="0cm" fo:border="0.5pt solid #000000">
        <style:background-image/>
      </style:table-cell-properties>
    </style:style>
    <style:style style:name="表格31.D13" style:family="table-cell">
      <style:table-cell-properties fo:background-color="transparent" fo:padding-left="0.191cm" fo:padding-right="0.191cm" fo:padding-top="0cm" fo:padding-bottom="0cm" fo:border="0.5pt solid #000000">
        <style:background-image/>
      </style:table-cell-properties>
    </style:style>
    <style:style style:name="表格31.B14" style:family="table-cell">
      <style:table-cell-properties fo:background-color="transparent" fo:padding-left="0.191cm" fo:padding-right="0.191cm" fo:padding-top="0cm" fo:padding-bottom="0cm" fo:border="0.5pt solid #000000">
        <style:background-image/>
      </style:table-cell-properties>
    </style:style>
    <style:style style:name="表格31.C14" style:family="table-cell">
      <style:table-cell-properties fo:background-color="transparent" fo:padding-left="0.191cm" fo:padding-right="0.191cm" fo:padding-top="0cm" fo:padding-bottom="0cm" fo:border="0.5pt solid #000000">
        <style:background-image/>
      </style:table-cell-properties>
    </style:style>
    <style:style style:name="表格31.D14" style:family="table-cell">
      <style:table-cell-properties fo:background-color="transparent" fo:padding-left="0.191cm" fo:padding-right="0.191cm" fo:padding-top="0cm" fo:padding-bottom="0cm" fo:border="0.5pt solid #000000">
        <style:background-image/>
      </style:table-cell-properties>
    </style:style>
    <style:style style:name="表格31.B15" style:family="table-cell">
      <style:table-cell-properties fo:background-color="transparent" fo:padding-left="0.191cm" fo:padding-right="0.191cm" fo:padding-top="0cm" fo:padding-bottom="0cm" fo:border="0.5pt solid #000000">
        <style:background-image/>
      </style:table-cell-properties>
    </style:style>
    <style:style style:name="表格31.C15" style:family="table-cell">
      <style:table-cell-properties fo:background-color="transparent" fo:padding-left="0.191cm" fo:padding-right="0.191cm" fo:padding-top="0cm" fo:padding-bottom="0cm" fo:border="0.5pt solid #000000">
        <style:background-image/>
      </style:table-cell-properties>
    </style:style>
    <style:style style:name="表格31.D15" style:family="table-cell">
      <style:table-cell-properties fo:background-color="transparent" fo:padding-left="0.191cm" fo:padding-right="0.191cm" fo:padding-top="0cm" fo:padding-bottom="0cm" fo:border="0.5pt solid #000000">
        <style:background-image/>
      </style:table-cell-properties>
    </style:style>
    <style:style style:name="表格32" style:family="table">
      <style:table-properties style:width="17cm" style:rel-width="100%" fo:margin-top="0cm" fo:margin-bottom="0cm" table:align="center" style:writing-mode="page"/>
    </style:style>
    <style:style style:name="表格32.A" style:family="table-column">
      <style:table-column-properties style:column-width="1.653cm" style:rel-column-width="6370*"/>
    </style:style>
    <style:style style:name="表格32.B" style:family="table-column">
      <style:table-column-properties style:column-width="15.348cm" style:rel-column-width="59164*"/>
    </style:style>
    <style:style style:name="表格32.1" style:family="table-row">
      <style:table-row-properties style:min-row-height="3.071cm" fo:keep-together="auto"/>
    </style:style>
    <style:style style:name="表格32.A1" style:family="table-cell">
      <style:table-cell-properties style:vertical-align="middle" fo:padding-left="0.191cm" fo:padding-right="0.191cm" fo:padding-top="0cm" fo:padding-bottom="0cm" fo:border="0.5pt solid #000000"/>
    </style:style>
    <style:style style:name="表格32.B1" style:family="table-cell">
      <style:table-cell-properties fo:padding-left="0.191cm" fo:padding-right="0.191cm" fo:padding-top="0cm" fo:padding-bottom="0cm" fo:border="0.5pt solid #000000"/>
    </style:style>
    <style:style style:name="表格32.2" style:family="table-row">
      <style:table-row-properties style:min-row-height="3.24cm" fo:keep-together="auto"/>
    </style:style>
    <style:style style:name="表格32.B2" style:family="table-cell">
      <style:table-cell-properties fo:padding-left="0.191cm" fo:padding-right="0.191cm" fo:padding-top="0cm" fo:padding-bottom="0cm" fo:border="0.5pt solid #000000"/>
    </style:style>
    <style:style style:name="表格32.3" style:family="table-row">
      <style:table-row-properties style:min-row-height="2.951cm" fo:keep-together="auto"/>
    </style:style>
    <style:style style:name="表格32.B3" style:family="table-cell">
      <style:table-cell-properties fo:padding-left="0.191cm" fo:padding-right="0.191cm" fo:padding-top="0cm" fo:padding-bottom="0cm" fo:border="0.5pt solid #000000"/>
    </style:style>
    <style:style style:name="表格32.4" style:family="table-row">
      <style:table-row-properties style:min-row-height="2.284cm" fo:keep-together="auto"/>
    </style:style>
    <style:style style:name="表格32.B4" style:family="table-cell">
      <style:table-cell-properties fo:padding-left="0.191cm" fo:padding-right="0.191cm" fo:padding-top="0cm" fo:padding-bottom="0cm" fo:border="0.5pt solid #000000"/>
    </style:style>
    <style:style style:name="表格32.5" style:family="table-row">
      <style:table-row-properties style:min-row-height="2.955cm" fo:keep-together="auto"/>
    </style:style>
    <style:style style:name="表格32.B5" style:family="table-cell">
      <style:table-cell-properties fo:padding-left="0.191cm" fo:padding-right="0.191cm" fo:padding-top="0cm" fo:padding-bottom="0cm" fo:border="0.5pt solid #000000"/>
    </style:style>
    <style:style style:name="表格32.6" style:family="table-row">
      <style:table-row-properties style:min-row-height="2.309cm" fo:keep-together="auto"/>
    </style:style>
    <style:style style:name="表格32.B6" style:family="table-cell">
      <style:table-cell-properties fo:padding-left="0.191cm" fo:padding-right="0.191cm" fo:padding-top="0cm" fo:padding-bottom="0cm" fo:border="0.5pt solid #000000"/>
    </style:style>
    <style:style style:name="表格32.7" style:family="table-row">
      <style:table-row-properties style:min-row-height="1.737cm" fo:keep-together="auto"/>
    </style:style>
    <style:style style:name="表格32.B7" style:family="table-cell">
      <style:table-cell-properties fo:padding-left="0.191cm" fo:padding-right="0.191cm" fo:padding-top="0cm" fo:padding-bottom="0cm" fo:border="0.5pt solid #000000"/>
    </style:style>
    <style:style style:name="表格33" style:family="table">
      <style:table-properties style:width="18.127cm" fo:margin-top="0cm" fo:margin-bottom="0cm" table:align="center" style:writing-mode="page"/>
    </style:style>
    <style:style style:name="表格33.A" style:family="table-column">
      <style:table-column-properties style:column-width="2.621cm"/>
    </style:style>
    <style:style style:name="表格33.B" style:family="table-column">
      <style:table-column-properties style:column-width="0.594cm"/>
    </style:style>
    <style:style style:name="表格33.C" style:family="table-column">
      <style:table-column-properties style:column-width="0.596cm"/>
    </style:style>
    <style:style style:name="表格33.G" style:family="table-column">
      <style:table-column-properties style:column-width="0.534cm"/>
    </style:style>
    <style:style style:name="表格33.H" style:family="table-column">
      <style:table-column-properties style:column-width="0.656cm"/>
    </style:style>
    <style:style style:name="表格33.K" style:family="table-column">
      <style:table-column-properties style:column-width="0.598cm"/>
    </style:style>
    <style:style style:name="表格33.L" style:family="table-column">
      <style:table-column-properties style:column-width="1.473cm"/>
    </style:style>
    <style:style style:name="表格33.M" style:family="table-column">
      <style:table-column-properties style:column-width="1.272cm"/>
    </style:style>
    <style:style style:name="表格33.N" style:family="table-column">
      <style:table-column-properties style:column-width="0.633cm"/>
    </style:style>
    <style:style style:name="表格33.O" style:family="table-column">
      <style:table-column-properties style:column-width="1.485cm"/>
    </style:style>
    <style:style style:name="表格33.P" style:family="table-column">
      <style:table-column-properties style:column-width="4.683cm"/>
    </style:style>
    <style:style style:name="表格33.1" style:family="table-row">
      <style:table-row-properties style:row-height="0.935cm" fo:keep-together="always"/>
    </style:style>
    <style:style style:name="表格33.A1" style:family="table-cell">
      <style:table-cell-properties style:vertical-align="middle" fo:padding-left="0.049cm" fo:padding-right="0.049cm" fo:padding-top="0cm" fo:padding-bottom="0cm" fo:border="0.5pt solid #000000"/>
    </style:style>
    <style:style style:name="表格33.B1" style:family="table-cell">
      <style:table-cell-properties fo:padding-left="0.049cm" fo:padding-right="0.049cm" fo:padding-top="0cm" fo:padding-bottom="0cm" fo:border="0.5pt solid #000000"/>
    </style:style>
    <style:style style:name="表格33.C1" style:family="table-cell">
      <style:table-cell-properties fo:padding-left="0.049cm" fo:padding-right="0.049cm" fo:padding-top="0cm" fo:padding-bottom="0cm" fo:border="0.5pt solid #000000"/>
    </style:style>
    <style:style style:name="表格33.D1" style:family="table-cell">
      <style:table-cell-properties fo:padding-left="0.049cm" fo:padding-right="0.049cm" fo:padding-top="0cm" fo:padding-bottom="0cm" fo:border="0.5pt solid #000000"/>
    </style:style>
    <style:style style:name="表格33.E1" style:family="table-cell">
      <style:table-cell-properties fo:padding-left="0.049cm" fo:padding-right="0.049cm" fo:padding-top="0cm" fo:padding-bottom="0cm" fo:border="0.5pt solid #000000"/>
    </style:style>
    <style:style style:name="表格33.F1" style:family="table-cell">
      <style:table-cell-properties fo:padding-left="0.049cm" fo:padding-right="0.049cm" fo:padding-top="0cm" fo:padding-bottom="0cm" fo:border="0.5pt solid #000000"/>
    </style:style>
    <style:style style:name="表格33.G1" style:family="table-cell">
      <style:table-cell-properties fo:padding-left="0.049cm" fo:padding-right="0.049cm" fo:padding-top="0cm" fo:padding-bottom="0cm" fo:border="0.5pt solid #000000"/>
    </style:style>
    <style:style style:name="表格33.H1" style:family="table-cell">
      <style:table-cell-properties fo:padding-left="0.049cm" fo:padding-right="0.049cm" fo:padding-top="0cm" fo:padding-bottom="0cm" fo:border="0.5pt solid #000000"/>
    </style:style>
    <style:style style:name="表格33.I1" style:family="table-cell">
      <style:table-cell-properties fo:padding-left="0.049cm" fo:padding-right="0.049cm" fo:padding-top="0cm" fo:padding-bottom="0cm" fo:border="0.5pt solid #000000"/>
    </style:style>
    <style:style style:name="表格33.J1" style:family="table-cell">
      <style:table-cell-properties fo:padding-left="0.049cm" fo:padding-right="0.049cm" fo:padding-top="0cm" fo:padding-bottom="0cm" fo:border="0.5pt solid #000000"/>
    </style:style>
    <style:style style:name="表格33.K1" style:family="table-cell">
      <style:table-cell-properties fo:padding-left="0.049cm" fo:padding-right="0.049cm" fo:padding-top="0cm" fo:padding-bottom="0cm" fo:border="0.5pt solid #000000"/>
    </style:style>
    <style:style style:name="表格33.L1" style:family="table-cell">
      <style:table-cell-properties fo:padding-left="0.049cm" fo:padding-right="0.049cm" fo:padding-top="0cm" fo:padding-bottom="0cm" fo:border-left="0.5pt solid #000000" fo:border-right="none" fo:border-top="none" fo:border-bottom="none"/>
    </style:style>
    <style:style style:name="表格33.2" style:family="table-row">
      <style:table-row-properties style:row-height="0.877cm" fo:keep-together="always"/>
    </style:style>
    <style:style style:name="表格33.A2" style:family="table-cell">
      <style:table-cell-properties style:vertical-align="middle" fo:padding-left="0.049cm" fo:padding-right="0.049cm" fo:padding-top="0cm" fo:padding-bottom="0cm" fo:border="0.75pt solid #000000"/>
    </style:style>
    <style:style style:name="表格33.B2" style:family="table-cell">
      <style:table-cell-properties fo:padding-left="0.049cm" fo:padding-right="0.049cm" fo:padding-top="0cm" fo:padding-bottom="0cm" fo:border="0.75pt solid #000000"/>
    </style:style>
    <style:style style:name="表格33.L2" style:family="table-cell">
      <style:table-cell-properties fo:padding-left="0.049cm" fo:padding-right="0.049cm" fo:padding-top="0cm" fo:padding-bottom="0cm" fo:border="0.75pt solid #000000"/>
    </style:style>
    <style:style style:name="表格33.Q2" style:family="table-cell">
      <style:table-cell-properties fo:padding-left="0.049cm" fo:padding-right="0.049cm" fo:padding-top="0cm" fo:padding-bottom="0cm" fo:border="none"/>
    </style:style>
    <style:style style:name="表格33.3" style:family="table-row">
      <style:table-row-properties style:row-height="0.706cm" fo:keep-together="always"/>
    </style:style>
    <style:style style:name="表格33.A3" style:family="table-cell">
      <style:table-cell-properties fo:padding-left="0.049cm" fo:padding-right="0.049cm" fo:padding-top="0cm" fo:padding-bottom="0cm" fo:border="0.75pt solid #000000"/>
    </style:style>
    <style:style style:name="表格33.B3" style:family="table-cell">
      <style:table-cell-properties fo:padding-left="0.049cm" fo:padding-right="0.049cm" fo:padding-top="0cm" fo:padding-bottom="0cm" fo:border-left="0.75pt solid #000000" fo:border-right="0.75pt solid #000000" fo:border-top="none" fo:border-bottom="0.75pt solid #000000"/>
    </style:style>
    <style:style style:name="表格33.H3" style:family="table-cell">
      <style:table-cell-properties fo:padding-left="0.049cm" fo:padding-right="0.049cm" fo:padding-top="0cm" fo:padding-bottom="0cm" fo:border-left="0.75pt solid #000000" fo:border-right="0.75pt solid #000000" fo:border-top="none" fo:border-bottom="0.75pt solid #000000"/>
    </style:style>
    <style:style style:name="表格33.Q3" style:family="table-cell">
      <style:table-cell-properties fo:padding-left="0.049cm" fo:padding-right="0.049cm" fo:padding-top="0cm" fo:padding-bottom="0cm" fo:border="none"/>
    </style:style>
    <style:style style:name="表格33.4" style:family="table-row">
      <style:table-row-properties style:row-height="0.995cm" fo:keep-together="always"/>
    </style:style>
    <style:style style:name="表格33.Q4" style:family="table-cell">
      <style:table-cell-properties fo:padding-left="0.049cm" fo:padding-right="0.049cm" fo:padding-top="0cm" fo:padding-bottom="0cm" fo:border="none"/>
    </style:style>
    <style:style style:name="表格33.5" style:family="table-row">
      <style:table-row-properties style:row-height="1.157cm" fo:keep-together="always"/>
    </style:style>
    <style:style style:name="表格33.B5" style:family="table-cell">
      <style:table-cell-properties fo:padding-left="0.049cm" fo:padding-right="0.049cm" fo:padding-top="0cm" fo:padding-bottom="0cm" fo:border="0.75pt solid #000000"/>
    </style:style>
    <style:style style:name="表格33.Q5" style:family="table-cell">
      <style:table-cell-properties fo:padding-left="0.049cm" fo:padding-right="0.049cm" fo:padding-top="0cm" fo:padding-bottom="0cm" fo:border="none"/>
    </style:style>
    <style:style style:name="表格33.6" style:family="table-row">
      <style:table-row-properties style:row-height="1.12cm" fo:keep-together="always"/>
    </style:style>
    <style:style style:name="表格33.Q6" style:family="table-cell">
      <style:table-cell-properties fo:padding-left="0.049cm" fo:padding-right="0.049cm" fo:padding-top="0cm" fo:padding-bottom="0cm" fo:border="none"/>
    </style:style>
    <style:style style:name="表格33.7" style:family="table-row">
      <style:table-row-properties style:row-height="1.138cm" fo:keep-together="always"/>
    </style:style>
    <style:style style:name="表格33.B7" style:family="table-cell">
      <style:table-cell-properties fo:padding-left="0.049cm" fo:padding-right="0.049cm" fo:padding-top="0cm" fo:padding-bottom="0cm" fo:border="0.75pt solid #000000"/>
    </style:style>
    <style:style style:name="表格33.O7" style:family="table-cell">
      <style:table-cell-properties fo:padding-left="0.049cm" fo:padding-right="0.049cm" fo:padding-top="0cm" fo:padding-bottom="0cm" fo:border="0.75pt solid #000000"/>
    </style:style>
    <style:style style:name="表格33.Q7" style:family="table-cell">
      <style:table-cell-properties fo:padding-left="0.049cm" fo:padding-right="0.049cm" fo:padding-top="0cm" fo:padding-bottom="0cm" fo:border="none"/>
    </style:style>
    <style:style style:name="表格34" style:family="table">
      <style:table-properties style:width="18.258cm" fo:margin-top="0cm" fo:margin-bottom="0cm" table:align="center" style:writing-mode="page"/>
    </style:style>
    <style:style style:name="表格34.A" style:family="table-column">
      <style:table-column-properties style:column-width="3.17cm"/>
    </style:style>
    <style:style style:name="表格34.B" style:family="table-column">
      <style:table-column-properties style:column-width="1.963cm"/>
    </style:style>
    <style:style style:name="表格34.C" style:family="table-column">
      <style:table-column-properties style:column-width="5.258cm"/>
    </style:style>
    <style:style style:name="表格34.D" style:family="table-column">
      <style:table-column-properties style:column-width="2.364cm"/>
    </style:style>
    <style:style style:name="表格34.E" style:family="table-column">
      <style:table-column-properties style:column-width="5.503cm"/>
    </style:style>
    <style:style style:name="表格34.1" style:family="table-row">
      <style:table-row-properties style:min-row-height="0.776cm" fo:keep-together="always"/>
    </style:style>
    <style:style style:name="表格34.A1" style:family="table-cell">
      <style:table-cell-properties style:vertical-align="middle" fo:padding-left="0.049cm" fo:padding-right="0.049cm" fo:padding-top="0cm" fo:padding-bottom="0cm" fo:border="0.75pt solid #000000"/>
    </style:style>
    <style:style style:name="表格34.2" style:family="table-row">
      <style:table-row-properties style:row-height="0.776cm" fo:keep-together="always"/>
    </style:style>
    <style:style style:name="表格34.A2" style:family="table-cell">
      <style:table-cell-properties fo:padding-left="0.049cm" fo:padding-right="0.049cm" fo:padding-top="0cm" fo:padding-bottom="0cm" fo:border="0.75pt solid #000000"/>
    </style:style>
    <style:style style:name="表格34.B2" style:family="table-cell">
      <style:table-cell-properties fo:padding-left="0.049cm" fo:padding-right="0.049cm" fo:padding-top="0cm" fo:padding-bottom="0cm" fo:border="0.75pt solid #000000"/>
    </style:style>
    <style:style style:name="表格34.C2" style:family="table-cell">
      <style:table-cell-properties fo:padding-left="0.049cm" fo:padding-right="0.049cm" fo:padding-top="0cm" fo:padding-bottom="0cm" fo:border="0.75pt solid #000000"/>
    </style:style>
    <style:style style:name="表格34.D2" style:family="table-cell">
      <style:table-cell-properties fo:padding-left="0.049cm" fo:padding-right="0.049cm" fo:padding-top="0cm" fo:padding-bottom="0cm" fo:border="0.75pt solid #000000"/>
    </style:style>
    <style:style style:name="表格34.E2" style:family="table-cell">
      <style:table-cell-properties fo:padding-left="0.049cm" fo:padding-right="0.049cm" fo:padding-top="0cm" fo:padding-bottom="0cm" fo:border="0.75pt solid #000000"/>
    </style:style>
    <style:style style:name="表格34.A3" style:family="table-cell">
      <style:table-cell-properties fo:padding-left="0.049cm" fo:padding-right="0.049cm" fo:padding-top="0cm" fo:padding-bottom="0cm" fo:border="0.75pt solid #000000"/>
    </style:style>
    <style:style style:name="表格34.B3" style:family="table-cell">
      <style:table-cell-properties fo:padding-left="0.049cm" fo:padding-right="0.049cm" fo:padding-top="0cm" fo:padding-bottom="0cm" fo:border="0.75pt solid #000000"/>
    </style:style>
    <style:style style:name="表格34.C3" style:family="table-cell">
      <style:table-cell-properties fo:padding-left="0.049cm" fo:padding-right="0.049cm" fo:padding-top="0cm" fo:padding-bottom="0cm" fo:border="0.75pt solid #000000"/>
    </style:style>
    <style:style style:name="表格34.D3" style:family="table-cell">
      <style:table-cell-properties fo:padding-left="0.049cm" fo:padding-right="0.049cm" fo:padding-top="0cm" fo:padding-bottom="0cm" fo:border="0.75pt solid #000000"/>
    </style:style>
    <style:style style:name="表格34.E3" style:family="table-cell">
      <style:table-cell-properties fo:padding-left="0.049cm" fo:padding-right="0.049cm" fo:padding-top="0cm" fo:padding-bottom="0cm" fo:border="0.75pt solid #000000"/>
    </style:style>
    <style:style style:name="表格34.A4" style:family="table-cell">
      <style:table-cell-properties fo:padding-left="0.049cm" fo:padding-right="0.049cm" fo:padding-top="0cm" fo:padding-bottom="0cm" fo:border="0.75pt solid #000000"/>
    </style:style>
    <style:style style:name="表格34.B4" style:family="table-cell">
      <style:table-cell-properties fo:padding-left="0.049cm" fo:padding-right="0.049cm" fo:padding-top="0cm" fo:padding-bottom="0cm" fo:border="0.75pt solid #000000"/>
    </style:style>
    <style:style style:name="表格34.C4" style:family="table-cell">
      <style:table-cell-properties fo:padding-left="0.049cm" fo:padding-right="0.049cm" fo:padding-top="0cm" fo:padding-bottom="0cm" fo:border="0.75pt solid #000000"/>
    </style:style>
    <style:style style:name="表格34.D4" style:family="table-cell">
      <style:table-cell-properties fo:padding-left="0.049cm" fo:padding-right="0.049cm" fo:padding-top="0cm" fo:padding-bottom="0cm" fo:border="0.75pt solid #000000"/>
    </style:style>
    <style:style style:name="表格34.E4" style:family="table-cell">
      <style:table-cell-properties fo:padding-left="0.049cm" fo:padding-right="0.049cm" fo:padding-top="0cm" fo:padding-bottom="0cm" fo:border="0.75pt solid #000000"/>
    </style:style>
    <style:style style:name="表格35" style:family="table">
      <style:table-properties style:width="18.039cm" fo:margin-top="0cm" fo:margin-bottom="0cm" table:align="center" style:writing-mode="page"/>
    </style:style>
    <style:style style:name="表格35.A" style:family="table-column">
      <style:table-column-properties style:column-width="3.988cm"/>
    </style:style>
    <style:style style:name="表格35.B" style:family="table-column">
      <style:table-column-properties style:column-width="5.715cm"/>
    </style:style>
    <style:style style:name="表格35.C" style:family="table-column">
      <style:table-column-properties style:column-width="2.963cm"/>
    </style:style>
    <style:style style:name="表格35.D" style:family="table-column">
      <style:table-column-properties style:column-width="5.371cm"/>
    </style:style>
    <style:style style:name="表格35.1" style:family="table-row">
      <style:table-row-properties style:row-height="0.76cm" fo:keep-together="always"/>
    </style:style>
    <style:style style:name="表格35.A1" style:family="table-cell">
      <style:table-cell-properties style:vertical-align="middle" fo:padding-left="0.049cm" fo:padding-right="0.049cm" fo:padding-top="0cm" fo:padding-bottom="0cm" fo:border="0.75pt solid #000000"/>
    </style:style>
    <style:style style:name="表格35.2" style:family="table-row">
      <style:table-row-properties style:min-row-height="1.021cm" fo:keep-together="always"/>
    </style:style>
    <style:style style:name="表格35.B2" style:family="table-cell">
      <style:table-cell-properties fo:padding-left="0.049cm" fo:padding-right="0.049cm" fo:padding-top="0cm" fo:padding-bottom="0cm" fo:border="0.75pt solid #000000"/>
    </style:style>
    <style:style style:name="表格35.C2" style:family="table-cell">
      <style:table-cell-properties fo:padding-left="0.049cm" fo:padding-right="0.049cm" fo:padding-top="0cm" fo:padding-bottom="0cm" fo:border="0.75pt solid #000000"/>
    </style:style>
    <style:style style:name="表格35.3" style:family="table-row">
      <style:table-row-properties style:min-row-height="1.023cm" fo:keep-together="always"/>
    </style:style>
    <style:style style:name="表格35.B3" style:family="table-cell">
      <style:table-cell-properties fo:padding-left="0.049cm" fo:padding-right="0.049cm" fo:padding-top="0cm" fo:padding-bottom="0cm" fo:border="0.75pt solid #000000"/>
    </style:style>
    <style:style style:name="表格35.C3" style:family="table-cell">
      <style:table-cell-properties fo:padding-left="0.049cm" fo:padding-right="0.049cm" fo:padding-top="0cm" fo:padding-bottom="0cm" fo:border="0.75pt solid #000000"/>
    </style:style>
    <style:style style:name="表格35.A4" style:family="table-cell">
      <style:table-cell-properties fo:padding-left="0.049cm" fo:padding-right="0.049cm" fo:padding-top="0cm" fo:padding-bottom="0cm" fo:border="0.75pt solid #000000"/>
    </style:style>
    <style:style style:name="表格35.B4" style:family="table-cell">
      <style:table-cell-properties fo:padding-left="0.049cm" fo:padding-right="0.049cm" fo:padding-top="0cm" fo:padding-bottom="0cm" fo:border="0.75pt solid #000000"/>
    </style:style>
    <style:style style:name="表格35.C4" style:family="table-cell">
      <style:table-cell-properties fo:padding-left="0.049cm" fo:padding-right="0.049cm" fo:padding-top="0cm" fo:padding-bottom="0cm" fo:border="0.75pt solid #000000"/>
    </style:style>
    <style:style style:name="表格35.A5" style:family="table-cell">
      <style:table-cell-properties fo:padding-left="0.049cm" fo:padding-right="0.049cm" fo:padding-top="0cm" fo:padding-bottom="0cm" fo:border="0.75pt solid #000000"/>
    </style:style>
    <style:style style:name="表格35.B5" style:family="table-cell">
      <style:table-cell-properties fo:padding-left="0.049cm" fo:padding-right="0.049cm" fo:padding-top="0cm" fo:padding-bottom="0cm" fo:border="0.75pt solid #000000"/>
    </style:style>
    <style:style style:name="表格35.C5" style:family="table-cell">
      <style:table-cell-properties fo:padding-left="0.049cm" fo:padding-right="0.049cm" fo:padding-top="0cm" fo:padding-bottom="0cm" fo:border="0.75pt solid #000000"/>
    </style:style>
    <style:style style:name="表格36" style:family="table">
      <style:table-properties style:width="17.937cm" fo:margin-top="0cm" fo:margin-bottom="0cm" table:align="center" style:may-break-between-rows="false" style:writing-mode="page"/>
    </style:style>
    <style:style style:name="表格36.A" style:family="table-column">
      <style:table-column-properties style:column-width="4.484cm"/>
    </style:style>
    <style:style style:name="表格36.1" style:family="table-row">
      <style:table-row-properties style:min-row-height="0.898cm" fo:keep-together="always"/>
    </style:style>
    <style:style style:name="表格36.A1" style:family="table-cell">
      <style:table-cell-properties fo:padding-left="0.049cm" fo:padding-right="0.049cm" fo:padding-top="0cm" fo:padding-bottom="0cm" fo:border="0.75pt solid #000000"/>
    </style:style>
    <style:style style:name="表格36.C1" style:family="table-cell">
      <style:table-cell-properties fo:padding-left="0.049cm" fo:padding-right="0.049cm" fo:padding-top="0cm" fo:padding-bottom="0cm" fo:border-left="0.75pt solid #000000" fo:border-right="0.5pt solid #000000" fo:border-top="0.75pt solid #000000" fo:border-bottom="0.75pt solid #000000"/>
    </style:style>
    <style:style style:name="表格36.D1" style:family="table-cell">
      <style:table-cell-properties fo:padding-left="0.049cm" fo:padding-right="0.049cm" fo:padding-top="0cm" fo:padding-bottom="0cm" fo:border-left="0.5pt solid #000000" fo:border-right="0.5pt solid #000000" fo:border-top="0.75pt solid #000000" fo:border-bottom="0.75pt solid #000000"/>
    </style:style>
    <style:style style:name="表格37" style:family="table">
      <style:table-properties style:width="17.926cm" fo:margin-top="0cm" fo:margin-bottom="0cm" table:align="center" style:writing-mode="page"/>
    </style:style>
    <style:style style:name="表格37.A" style:family="table-column">
      <style:table-column-properties style:column-width="2.027cm"/>
    </style:style>
    <style:style style:name="表格37.B" style:family="table-column">
      <style:table-column-properties style:column-width="3.175cm"/>
    </style:style>
    <style:style style:name="表格37.C" style:family="table-column">
      <style:table-column-properties style:column-width="1.57cm"/>
    </style:style>
    <style:style style:name="表格37.D" style:family="table-column">
      <style:table-column-properties style:column-width="1.905cm"/>
    </style:style>
    <style:style style:name="表格37.E" style:family="table-column">
      <style:table-column-properties style:column-width="1.907cm"/>
    </style:style>
    <style:style style:name="表格37.F" style:family="table-column">
      <style:table-column-properties style:column-width="1.903cm"/>
    </style:style>
    <style:style style:name="表格37.G" style:family="table-column">
      <style:table-column-properties style:column-width="2.117cm"/>
    </style:style>
    <style:style style:name="表格37.H" style:family="table-column">
      <style:table-column-properties style:column-width="3.32cm"/>
    </style:style>
    <style:style style:name="表格37.1" style:family="table-row">
      <style:table-row-properties style:min-row-height="1.214cm" fo:keep-together="auto"/>
    </style:style>
    <style:style style:name="表格37.A1" style:family="table-cell">
      <style:table-cell-properties style:vertical-align="middle" fo:padding-left="0.049cm" fo:padding-right="0.049cm" fo:padding-top="0cm" fo:padding-bottom="0cm" fo:border="0.75pt solid #000000"/>
    </style:style>
    <style:style style:name="表格37.2" style:family="table-row">
      <style:table-row-properties style:row-height="0.988cm" fo:keep-together="auto"/>
    </style:style>
    <style:style style:name="表格38" style:family="table">
      <style:table-properties style:width="18.052cm" fo:margin-top="0cm" fo:margin-bottom="0cm" table:align="center" style:writing-mode="page"/>
    </style:style>
    <style:style style:name="表格38.A" style:family="table-column">
      <style:table-column-properties style:column-width="3.997cm"/>
    </style:style>
    <style:style style:name="表格38.B" style:family="table-column">
      <style:table-column-properties style:column-width="2.84cm"/>
    </style:style>
    <style:style style:name="表格38.C" style:family="table-column">
      <style:table-column-properties style:column-width="1.907cm"/>
    </style:style>
    <style:style style:name="表格38.D" style:family="table-column">
      <style:table-column-properties style:column-width="3.436cm"/>
    </style:style>
    <style:style style:name="表格38.E" style:family="table-column">
      <style:table-column-properties style:column-width="2.674cm"/>
    </style:style>
    <style:style style:name="表格38.F" style:family="table-column">
      <style:table-column-properties style:column-width="3.196cm"/>
    </style:style>
    <style:style style:name="表格38.1" style:family="table-row">
      <style:table-row-properties style:row-height="1.256cm" fo:keep-together="auto"/>
    </style:style>
    <style:style style:name="表格38.A1" style:family="table-cell">
      <style:table-cell-properties style:vertical-align="middle" fo:padding-left="0.049cm" fo:padding-right="0.049cm" fo:padding-top="0cm" fo:padding-bottom="0cm" fo:border="0.75pt solid #000000"/>
    </style:style>
    <style:style style:name="表格38.2" style:family="table-row">
      <style:table-row-properties style:row-height="0.988cm" fo:keep-together="auto"/>
    </style:style>
    <style:style style:name="表格39" style:family="table">
      <style:table-properties style:width="17.926cm" fo:margin-top="0cm" fo:margin-bottom="0cm" table:align="center" style:writing-mode="page"/>
    </style:style>
    <style:style style:name="表格39.A" style:family="table-column">
      <style:table-column-properties style:column-width="4.99cm"/>
    </style:style>
    <style:style style:name="表格39.B" style:family="table-column">
      <style:table-column-properties style:column-width="2.115cm"/>
    </style:style>
    <style:style style:name="表格39.C" style:family="table-column">
      <style:table-column-properties style:column-width="2.872cm"/>
    </style:style>
    <style:style style:name="表格39.D" style:family="table-column">
      <style:table-column-properties style:column-width="2.722cm"/>
    </style:style>
    <style:style style:name="表格39.E" style:family="table-column">
      <style:table-column-properties style:column-width="1.942cm"/>
    </style:style>
    <style:style style:name="表格39.F" style:family="table-column">
      <style:table-column-properties style:column-width="3.284cm"/>
    </style:style>
    <style:style style:name="表格39.1" style:family="table-row">
      <style:table-row-properties style:min-row-height="1.067cm" fo:keep-together="auto"/>
    </style:style>
    <style:style style:name="表格39.A1" style:family="table-cell">
      <style:table-cell-properties style:vertical-align="middle" fo:padding-left="0.049cm" fo:padding-right="0.049cm" fo:padding-top="0cm" fo:padding-bottom="0cm" fo:border="0.75pt solid #000000"/>
    </style:style>
    <style:style style:name="表格39.2" style:family="table-row">
      <style:table-row-properties style:row-height="0.988cm" fo:keep-together="auto"/>
    </style:style>
    <style:style style:name="表格40" style:family="table">
      <style:table-properties style:width="17.877cm" fo:margin-top="0cm" fo:margin-bottom="0cm" table:align="center" style:writing-mode="page"/>
    </style:style>
    <style:style style:name="表格40.A" style:family="table-column">
      <style:table-column-properties style:column-width="17.877cm"/>
    </style:style>
    <style:style style:name="表格40.1" style:family="table-row">
      <style:table-row-properties style:min-row-height="0.824cm" fo:keep-together="auto"/>
    </style:style>
    <style:style style:name="表格40.A1" style:family="table-cell">
      <style:table-cell-properties style:vertical-align="middle" fo:padding-left="0.049cm" fo:padding-right="0.049cm" fo:padding-top="0cm" fo:padding-bottom="0cm" fo:border="0.75pt solid #000000"/>
    </style:style>
    <style:style style:name="表格40.3" style:family="table-row">
      <style:table-row-properties style:min-row-height="0.826cm" fo:keep-together="auto"/>
    </style:style>
    <style:style style:name="P1" style:family="paragraph" style:parent-style-name="Standard">
      <style:paragraph-properties fo:margin-top="0.318cm" fo:margin-bottom="0.318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2" style:family="paragraph" style:parent-style-name="Standard">
      <style:paragraph-properties fo:margin-top="0cm" fo:margin-bottom="0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3"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4" style:family="paragraph" style:parent-style-name="Standard">
      <style:paragraph-properties fo:margin-top="0cm" fo:margin-bottom="0cm" style:contextual-spacing="false" fo:line-height="0.882cm" fo:text-align="center" style:justify-single-word="false" fo:orphans="2" fo:widows="2"/>
      <style:text-properties style:font-name="Times New Roman" fo:language="en" fo:country="US" style:font-name-asian="新細明體1" style:language-asian="zh" style:country-asian="TW" style:font-name-complex="Times New Roman1" style:language-complex="ar" style:country-complex="SA"/>
    </style:style>
    <style:style style:name="P5" style:family="paragraph" style:parent-style-name="Standard">
      <style:paragraph-properties fo:margin-top="0cm" fo:margin-bottom="0cm" style:contextual-spacing="false"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6" style:family="paragraph" style:parent-style-name="Standard">
      <style:paragraph-properties fo:margin-top="0cm" fo:margin-bottom="0cm" style:contextual-spacing="false" fo:text-align="start" style:justify-single-word="false" fo:text-indent="1.976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7" style:family="paragraph" style:parent-style-name="Standard">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8" style:family="paragraph" style:parent-style-name="Standard" style:list-style-name="WWNum4">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9" style:family="paragraph" style:parent-style-name="Standard" style:list-style-name="WWNum4">
      <style:paragraph-properties fo:margin-left="2.002cm" fo:margin-top="0cm" fo:margin-bottom="0cm" style:contextual-spacing="false" fo:line-height="0.741cm" fo:text-align="justify" style:justify-single-word="false" fo:text-indent="-1.5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0" style:family="paragraph" style:parent-style-name="Standard" style:list-style-name="WWNum4">
      <style:paragraph-properties fo:margin-top="0cm" fo:margin-bottom="0cm" style:contextual-spacing="false" fo:line-height="0.741cm" fo:text-align="justify" style:justify-single-word="false">
        <style:tab-stops/>
      </style:paragraph-properties>
      <style:text-properties style:font-name="Times New Roman" fo:language="en" fo:country="US" style:font-name-asian="新細明體1" style:language-asian="zh" style:country-asian="TW" style:font-name-complex="Times New Roman1" style:language-complex="ar" style:country-complex="SA"/>
    </style:style>
    <style:style style:name="P11" style:family="paragraph" style:parent-style-name="Standard">
      <style:paragraph-properties fo:margin-top="0cm" fo:margin-bottom="0cm" style:contextual-spacing="false" fo:line-height="0.741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2" style:family="paragraph" style:parent-style-name="Standard">
      <style:paragraph-properties fo:margin-top="0cm" fo:margin-bottom="0cm" style:contextual-spacing="false" fo:line-height="0.741cm" fo:text-align="start" style:justify-single-word="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3"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4" style:family="paragraph" style:parent-style-name="Standard">
      <style:paragraph-properties fo:margin-top="0cm" fo:margin-bottom="0.318cm" style:contextual-spacing="false" fo:line-height="0.529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5" style:family="paragraph" style:parent-style-name="List_20_Paragraph" style:list-style-name="WWNum6">
      <style:paragraph-properties fo:margin-left="0.302cm" fo:margin-top="0cm" fo:margin-bottom="0cm" style:contextual-spacing="false" fo:text-align="justify" style:justify-single-word="false" fo:orphans="2" fo:widows="2" fo:text-indent="-0.302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6" style:family="paragraph" style:parent-style-name="List_20_Paragraph" style:list-style-name="WWNum6">
      <style:paragraph-properties fo:margin-left="0.303cm" fo:margin-top="0cm" fo:margin-bottom="0cm" style:contextual-spacing="false" fo:text-align="justify" style:justify-single-word="false" fo:orphans="2" fo:widows="2" fo:text-indent="-0.316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8"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9" style:family="paragraph" style:parent-style-name="List_20_Paragraph" style:list-style-name="WWNum11">
      <style:paragraph-properties fo:margin-left="0.303cm" fo:margin-top="0cm" fo:margin-bottom="0cm" style:contextual-spacing="false" fo:text-align="justify" style:justify-single-word="false" fo:orphans="2" fo:widows="2" fo:text-indent="-0.303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0" style:family="paragraph" style:parent-style-name="List_20_Paragraph" style:list-style-name="WWNum7">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1" style:family="paragraph" style:parent-style-name="List_20_Paragraph" style:list-style-name="WWNum8">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2" style:family="paragraph" style:parent-style-name="List_20_Paragraph" style:list-style-name="WWNum10">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3" style:family="paragraph" style:parent-style-name="List_20_Paragraph" style:list-style-name="WWNum9">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4" style:family="paragraph" style:parent-style-name="List_20_Paragraph" style:list-style-name="WWNum9">
      <style:paragraph-properties fo:margin-left="0.559cm" fo:margin-top="0cm" fo:margin-bottom="0cm" style:contextual-spacing="false" fo:text-align="justify" style:justify-single-word="false" fo:text-indent="-0.6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25"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26"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27" style:family="paragraph" style:parent-style-name="List_20_Paragraph" style:list-style-name="WWNum6">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28" style:family="paragraph" style:parent-style-name="Standard">
      <style:paragraph-properties fo:margin-top="0cm" fo:margin-bottom="0cm" style:contextual-spacing="false" fo:text-align="center" style:justify-single-word="false"/>
      <style:text-properties style:font-name="Times New Roman" fo:font-size="18pt" fo:language="en" fo:country="US" style:font-name-asian="標楷體1" style:font-size-asian="18pt" style:language-asian="zh" style:country-asian="TW" style:font-name-complex="Times New Roman1" style:language-complex="ar" style:country-complex="SA"/>
    </style:style>
    <style:style style:name="P29" style:family="paragraph" style:parent-style-name="Standard">
      <style:paragraph-properties fo:margin-top="0cm" fo:margin-bottom="0cm" style:contextual-spacing="false" fo:text-align="center" style:justify-single-word="false" fo:orphans="2" fo:widows="2"/>
      <style:text-properties style:font-name="Times New Roman" fo:font-size="18pt" fo:language="en" fo:country="US" fo:font-weight="bold" style:font-name-asian="標楷體1" style:font-size-asian="18pt" style:language-asian="zh" style:country-asian="TW" style:font-weight-asian="bold" style:font-name-complex="Times New Roman1" style:font-size-complex="18pt" style:language-complex="ar" style:country-complex="SA" style:font-weight-complex="bold"/>
    </style:style>
    <style:style style:name="P30" style:family="paragraph" style:parent-style-name="Standard">
      <style:paragraph-properties fo:margin-top="0cm" fo:margin-bottom="0cm" style:contextual-spacing="false" fo:text-align="center" style:justify-single-word="false" fo:text-indent="0.055cm" style:auto-text-indent="false"/>
      <style:text-properties style:font-name="Times New Roman" fo:font-size="14pt" fo:language="en" fo:country="US" style:font-name-asian="標楷體1" style:font-size-asian="14pt" style:language-asian="zh" style:country-asian="TW" style:font-name-complex="Times New Roman1" style:font-size-complex="14pt" style:language-complex="ar" style:country-complex="SA"/>
    </style:style>
    <style:style style:name="P31"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32" style:family="paragraph" style:parent-style-name="Standard">
      <style:paragraph-properties fo:margin-top="0cm" fo:margin-bottom="0cm" style:contextual-spacing="false"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33"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34" style:family="paragraph" style:parent-style-name="Standard">
      <style:paragraph-properties fo:margin-top="0cm" fo:margin-bottom="0cm" style:contextual-spacing="false" fo:text-align="center" style:justify-single-word="false"/>
      <style:text-properties style:font-name="Times New Roman" fo:font-size="22pt" fo:language="en" fo:country="US" style:font-name-asian="標楷體1" style:font-size-asian="22pt" style:language-asian="zh" style:country-asian="TW" style:font-name-complex="Times New Roman1" style:language-complex="ar" style:country-complex="SA"/>
    </style:style>
    <style:style style:name="P35" style:family="paragraph" style:parent-style-name="Default">
      <style:paragraph-properties fo:margin-top="0cm" fo:margin-bottom="0cm" style:contextual-spacing="false" fo:text-align="start" style:justify-single-word="false" fo:text-indent="1.501cm" style:auto-text-indent="false"/>
      <style:text-properties fo:language="en" fo:country="US" style:letter-kerning="false" style:language-asian="zh" style:country-asian="TW" style:language-complex="ar" style:country-complex="SA"/>
    </style:style>
    <style:style style:name="P36" style:family="paragraph" style:parent-style-name="Default">
      <style:paragraph-properties fo:margin-left="0.554cm" fo:margin-top="0cm" fo:margin-bottom="0cm" style:contextual-spacing="false" fo:line-height="1.588cm" fo:text-align="start" style:justify-single-word="false" fo:text-indent="0.804cm" style:auto-text-indent="false"/>
      <style:text-properties fo:language="en" fo:country="US" style:letter-kerning="false" style:language-asian="zh" style:country-asian="TW" style:language-complex="ar" style:country-complex="SA"/>
    </style:style>
    <style:style style:name="P37" style:family="paragraph" style:parent-style-name="Default">
      <style:paragraph-properties fo:margin-left="0.554cm" fo:margin-top="0cm" fo:margin-bottom="0cm" style:contextual-spacing="false" fo:line-height="1.588cm" fo:text-align="start" style:justify-single-word="false" fo:text-indent="0.73cm" style:auto-text-indent="false"/>
      <style:text-properties fo:language="en" fo:country="US" style:letter-kerning="false" style:language-asian="zh" style:country-asian="TW" style:language-complex="ar" style:country-complex="SA"/>
    </style:style>
    <style:style style:name="P38" style:family="paragraph" style:parent-style-name="Default">
      <style:paragraph-properties fo:margin-top="0cm" fo:margin-bottom="0cm" style:contextual-spacing="false" fo:text-align="center" style:justify-single-word="false"/>
      <style:text-properties style:use-window-font-color="true" loext:opacity="0%" style:font-name="Times New Roman" fo:font-size="14pt" fo:language="en" fo:country="US" style:letter-kerning="false" style:font-size-asian="14pt" style:language-asian="zh" style:country-asian="TW" style:font-name-complex="Times New Roman1" style:font-size-complex="14pt" style:language-complex="ar" style:country-complex="SA"/>
    </style:style>
    <style:style style:name="P39" style:family="paragraph" style:parent-style-name="格文2">
      <style:paragraph-properties fo:line-height="100%"/>
      <style:text-properties fo:font-weight="bold" style:font-weight-asian="bold"/>
    </style:style>
    <style:style style:name="P40" style:family="paragraph" style:parent-style-name="Contents_20_Heading">
      <style:paragraph-properties fo:margin-top="0cm" fo:margin-bottom="0cm" style:contextual-spacing="false" fo:line-height="0.706cm"/>
      <style:text-properties style:use-window-font-color="true" loext:opacity="0%" fo:font-size="14pt" style:font-name-asian="標楷體1" style:font-size-asian="14pt">
        <loext:char-complex-color loext:theme-type="accent1" loext:color-type="theme">
          <loext:transformation loext:type="shade" loext:value="2509"/>
        </loext:char-complex-color>
      </style:text-properties>
    </style:style>
    <style:style style:name="P41" style:family="paragraph" style:parent-style-name="樣式2">
      <style:paragraph-properties fo:margin-top="0cm" fo:margin-bottom="0cm" style:contextual-spacing="false" fo:break-before="page"/>
    </style:style>
    <style:style style:name="P42" style:family="paragraph" style:parent-style-name="Marginalia">
      <style:paragraph-properties fo:line-height="0.459cm" fo:text-align="center" style:justify-single-word="false">
        <style:tab-stops>
          <style:tab-stop style:position="12.7cm"/>
        </style:tab-stops>
      </style:paragraph-properties>
    </style:style>
    <style:style style:name="P43" style:family="paragraph" style:parent-style-name="Marginalia">
      <style:paragraph-properties fo:line-height="0.459cm" fo:text-align="justify" style:justify-single-word="false">
        <style:tab-stops>
          <style:tab-stop style:position="12.7cm"/>
        </style:tab-stops>
      </style:paragraph-properties>
    </style:style>
    <style:style style:name="P44" style:family="paragraph" style:parent-style-name="Marginalia">
      <style:paragraph-properties fo:line-height="0.459cm" fo:text-align="justify" style:justify-single-word="false">
        <style:tab-stops>
          <style:tab-stop style:position="12.7cm"/>
        </style:tab-stops>
      </style:paragraph-properties>
      <style:text-properties fo:font-size="11pt" style:letter-kerning="true" style:font-name-asian="標楷體1" style:font-size-asian="11pt"/>
    </style:style>
    <style:style style:name="P45" style:family="paragraph" style:parent-style-name="Marginalia">
      <style:paragraph-properties fo:line-height="0.459cm" fo:text-align="justify" style:justify-single-word="false">
        <style:tab-stops>
          <style:tab-stop style:position="12.7cm"/>
        </style:tab-stops>
      </style:paragraph-properties>
      <style:text-properties fo:font-size="11pt" style:font-name-asian="標楷體1" style:font-size-asian="11pt"/>
    </style:style>
    <style:style style:name="P46" style:family="paragraph" style:parent-style-name="Marginalia">
      <style:paragraph-properties fo:margin-left="1.482cm" style:line-height-at-least="0cm" fo:text-align="justify" style:justify-single-word="false" fo:text-indent="-0.423cm" style:auto-text-indent="false">
        <style:tab-stops>
          <style:tab-stop style:position="12.7cm"/>
        </style:tab-stops>
      </style:paragraph-properties>
    </style:style>
    <style:style style:name="P47" style:family="paragraph" style:parent-style-name="Marginalia">
      <style:paragraph-properties fo:margin-left="1.482cm" style:line-height-at-least="0cm" fo:text-align="justify" style:justify-single-word="false" fo:text-indent="-0.423cm" style:auto-text-indent="false">
        <style:tab-stops>
          <style:tab-stop style:position="9.83cm" style:type="center"/>
        </style:tab-stops>
      </style:paragraph-properties>
    </style:style>
    <style:style style:name="P48" style:family="paragraph" style:parent-style-name="Marginalia">
      <style:paragraph-properties style:line-height-at-least="0.423cm" fo:text-align="justify" style:justify-single-word="false"/>
    </style:style>
    <style:style style:name="P49" style:family="paragraph" style:parent-style-name="Marginalia">
      <style:paragraph-properties style:line-height-at-least="0.423cm" fo:text-align="justify" style:justify-single-word="false"/>
      <style:text-properties fo:font-size="10pt" style:font-name-asian="標楷體1" style:font-size-asian="10pt"/>
    </style:style>
    <style:style style:name="P50" style:family="paragraph" style:parent-style-name="Marginalia">
      <style:paragraph-properties fo:line-height="100%" fo:text-align="justify" style:justify-single-word="false"/>
      <style:text-properties style:letter-kerning="true" style:font-name-asian="標楷體1" style:font-size-complex="12pt"/>
    </style:style>
    <style:style style:name="P51" style:family="paragraph" style:parent-style-name="Marginalia">
      <style:paragraph-properties fo:line-height="0.529cm" fo:text-align="justify" fo:text-align-last="justify" style:justify-single-word="false"/>
    </style:style>
    <style:style style:name="P52" style:family="paragraph" style:parent-style-name="Marginalia">
      <style:paragraph-properties fo:line-height="0.529cm" fo:text-align="justify" style:justify-single-word="false"/>
    </style:style>
    <style:style style:name="P53" style:family="paragraph" style:parent-style-name="Marginalia">
      <style:paragraph-properties fo:line-height="0.529cm" fo:text-align="center" style:justify-single-word="false"/>
      <style:text-properties style:font-name-asian="標楷體1"/>
    </style:style>
    <style:style style:name="P54" style:family="paragraph" style:parent-style-name="Marginalia">
      <style:paragraph-properties fo:line-height="0.529cm"/>
      <style:text-properties style:font-name-asian="標楷體1"/>
    </style:style>
    <style:style style:name="P55" style:family="paragraph" style:parent-style-name="Normal_20__28_Web_29_">
      <style:paragraph-properties fo:margin-top="0cm" fo:margin-bottom="0cm" style:contextual-spacing="false" fo:line-height="0.459cm" fo:text-align="justify" style:justify-single-word="false" fo:orphans="0" fo:widows="0">
        <style:tab-stops>
          <style:tab-stop style:position="12.7cm"/>
        </style:tab-stops>
      </style:paragraph-properties>
    </style:style>
    <style:style style:name="P56" style:family="paragraph" style:parent-style-name="Normal_20__28_Web_29_">
      <style:paragraph-properties fo:margin-top="0cm" fo:margin-bottom="0cm" style:contextual-spacing="false" fo:line-height="0.423cm" fo:orphans="0" fo:widows="0"/>
    </style:style>
    <style:style style:name="P57" style:family="paragraph" style:parent-style-name="本文縮排_20_21">
      <style:paragraph-properties fo:margin-left="1.633cm" fo:margin-top="0cm" fo:margin-bottom="0cm" style:contextual-spacing="false" style:line-height-at-least="0.423cm" fo:text-indent="-0.372cm" style:auto-text-indent="false" style:snap-to-layout-grid="false">
        <style:tab-stops>
          <style:tab-stop style:position="1.647cm"/>
        </style:tab-stops>
      </style:paragraph-properties>
    </style:style>
    <style:style style:name="P58" style:family="paragraph" style:parent-style-name="本文縮排_20_21">
      <style:paragraph-properties fo:margin-left="1.219cm" fo:margin-top="0cm" fo:margin-bottom="0cm" style:contextual-spacing="false" style:line-height-at-least="0.423cm" fo:text-indent="-1.219cm" style:auto-text-indent="false" style:snap-to-layout-grid="false"/>
    </style:style>
    <style:style style:name="P59" style:family="paragraph" style:parent-style-name="本文縮排_20_21">
      <style:paragraph-properties fo:margin-left="0cm" fo:margin-top="0cm" fo:margin-bottom="0cm" style:contextual-spacing="false" style:line-height-at-least="0.423cm" fo:text-indent="1.221cm" style:auto-text-indent="false" style:snap-to-layout-grid="false"/>
    </style:style>
    <style:style style:name="P60" style:family="paragraph" style:parent-style-name="本文縮排_20_21">
      <style:paragraph-properties fo:margin-left="1.633cm" fo:margin-top="0cm" fo:margin-bottom="0cm" style:contextual-spacing="false" style:line-height-at-least="0.423cm" fo:text-indent="-0.372cm" style:auto-text-indent="false" style:snap-to-layout-grid="false">
        <style:tab-stops>
          <style:tab-stop style:position="1.647cm"/>
        </style:tab-stops>
      </style:paragraph-properties>
      <style:text-properties style:font-name="Times New Roman"/>
    </style:style>
    <style:style style:name="P61" style:family="paragraph" style:parent-style-name="本文縮排_20_21">
      <style:paragraph-properties fo:margin-left="0cm" fo:margin-top="0cm" fo:margin-bottom="0cm" style:contextual-spacing="false" style:line-height-at-least="0.423cm" fo:text-indent="1.221cm" style:auto-text-indent="false" style:snap-to-layout-grid="false"/>
      <style:text-properties style:font-name="Times New Roman"/>
    </style:style>
    <style:style style:name="P62" style:family="paragraph" style:parent-style-name="Header">
      <style:paragraph-properties style:line-height-at-least="0.564cm">
        <style:tab-stops/>
      </style:paragraph-properties>
    </style:style>
    <style:style style:name="P63" style:family="paragraph" style:parent-style-name="Body_20_Text_2c__20_Indented" style:list-style-name="WWNum35">
      <style:paragraph-properties fo:margin-left="0.847cm" fo:margin-right="0.279cm" fo:margin-top="0cm" fo:margin-bottom="0cm" style:contextual-spacing="false" style:line-height-at-least="0cm" fo:text-align="justify" style:justify-single-word="false" fo:text-indent="-0.847cm" style:auto-text-indent="false"/>
    </style:style>
    <style:style style:name="P64" style:family="paragraph" style:parent-style-name="Body_20_Text_2c__20_Indented">
      <style:paragraph-properties fo:margin-left="1.27cm" fo:margin-right="0.279cm" fo:margin-top="0cm" fo:margin-bottom="0cm" style:contextual-spacing="false" style:line-height-at-least="0cm" fo:text-align="justify" style:justify-single-word="false" fo:text-indent="-1.27cm" style:auto-text-indent="false"/>
      <style:text-properties style:font-name="Times New Roman" fo:font-size="12pt" style:font-size-asian="12pt"/>
    </style:style>
    <style:style style:name="P65" style:family="paragraph" style:parent-style-name="Text_20_body">
      <style:paragraph-properties fo:line-height="0.459cm" fo:text-align="justify" style:justify-single-word="false"/>
    </style:style>
    <style:style style:name="P66" style:family="paragraph" style:parent-style-name="Text_20_body">
      <style:paragraph-properties fo:text-align="center" style:justify-single-word="false"/>
    </style:style>
    <style:style style:name="P67" style:family="paragraph" style:parent-style-name="Contents_20_1">
      <style:paragraph-properties fo:line-height="0.776cm">
        <style:tab-stops>
          <style:tab-stop style:position="16.983cm" style:type="right" style:leader-style="dotted" style:leader-text="."/>
        </style:tab-stops>
      </style:paragraph-properties>
    </style:style>
    <style:style style:name="P68" style:family="paragraph" style:parent-style-name="Default">
      <style:paragraph-properties fo:margin-top="0cm" fo:margin-bottom="0cm" style:contextual-spacing="false" fo:text-align="center" style:justify-single-word="false"/>
      <style:text-properties style:use-window-font-color="true" loext:opacity="0%" style:font-name="Times New Roman" fo:font-size="14pt" fo:language="en" fo:country="US" style:letter-kerning="false" style:font-size-asian="14pt" style:language-asian="zh" style:country-asian="TW" style:font-name-complex="Times New Roman1" style:font-size-complex="14pt" style:language-complex="ar" style:country-complex="SA"/>
    </style:style>
    <style:style style:name="P69" style:family="paragraph" style:parent-style-name="Default">
      <style:paragraph-properties fo:margin-top="0cm" fo:margin-bottom="0cm" style:contextual-spacing="false" fo:text-align="start" style:justify-single-word="false" fo:text-indent="1.501cm" style:auto-text-indent="false"/>
      <style:text-properties fo:language="en" fo:country="US" style:letter-kerning="false" style:language-asian="zh" style:country-asian="TW" style:language-complex="ar" style:country-complex="SA"/>
    </style:style>
    <style:style style:name="P70" style:family="paragraph" style:parent-style-name="Default">
      <style:paragraph-properties fo:margin-left="0.554cm" fo:margin-top="0cm" fo:margin-bottom="0cm" style:contextual-spacing="false" fo:line-height="1.588cm" fo:text-align="start" style:justify-single-word="false" fo:text-indent="0.804cm" style:auto-text-indent="false"/>
      <style:text-properties fo:language="en" fo:country="US" style:letter-kerning="false" style:language-asian="zh" style:country-asian="TW" style:language-complex="ar" style:country-complex="SA"/>
    </style:style>
    <style:style style:name="P71" style:family="paragraph" style:parent-style-name="Default">
      <style:paragraph-properties fo:margin-left="0.554cm" fo:margin-top="0cm" fo:margin-bottom="0cm" style:contextual-spacing="false" fo:line-height="1.588cm" fo:text-align="start" style:justify-single-word="false" fo:text-indent="0.73cm" style:auto-text-indent="false"/>
      <style:text-properties fo:language="en" fo:country="US" style:letter-kerning="false" style:language-asian="zh" style:country-asian="TW" style:language-complex="ar" style:country-complex="SA"/>
    </style:style>
    <style:style style:name="P72" style:family="paragraph" style:parent-style-name="Footer">
      <style:paragraph-properties fo:text-align="center" style:justify-single-word="false"/>
    </style:style>
    <style:style style:name="P73" style:family="paragraph" style:parent-style-name="Footer">
      <style:paragraph-properties fo:text-align="center" style:justify-single-word="false"/>
    </style:style>
    <style:style style:name="P74" style:family="paragraph" style:parent-style-name="Footer">
      <style:paragraph-properties fo:margin-left="1.693cm" fo:text-align="center" style:justify-single-word="false" fo:text-indent="-0.847cm" style:auto-text-indent="false"/>
    </style:style>
    <style:style style:name="P75" style:family="paragraph" style:parent-style-name="Footer">
      <style:paragraph-properties fo:margin-right="0.635cm" fo:text-align="center" style:justify-single-word="false">
        <style:tab-stops>
          <style:tab-stop style:position="6.502cm" style:type="center"/>
          <style:tab-stop style:position="8.001cm" style:type="right"/>
        </style:tab-stops>
      </style:paragraph-properties>
    </style:style>
    <style:style style:name="P76" style:family="paragraph" style:parent-style-name="Footer">
      <style:paragraph-properties fo:line-height="100%" fo:text-align="justify" style:justify-single-word="false" style:snap-to-layout-grid="false">
        <style:tab-stops/>
      </style:paragraph-properties>
    </style:style>
    <style:style style:name="P77" style:family="paragraph" style:parent-style-name="Frame_20_contents">
      <style:paragraph-properties fo:text-align="justify" style:justify-single-word="false"/>
    </style:style>
    <style:style style:name="P78" style:family="paragraph" style:parent-style-name="Frame_20_contents">
      <style:paragraph-properties fo:text-indent="1.976cm" style:auto-text-indent="false"/>
    </style:style>
    <style:style style:name="P79" style:family="paragraph" style:parent-style-name="Frame_20_contents">
      <style:text-properties style:font-name="標楷體" fo:font-size="14pt" style:font-name-asian="標楷體1" style:font-size-asian="14pt"/>
    </style:style>
    <style:style style:name="P80" style:family="paragraph" style:parent-style-name="Frame_20_contents">
      <style:paragraph-properties fo:line-height="0.529cm"/>
      <style:text-properties style:font-name="標楷體" fo:font-size="14pt" style:font-name-asian="標楷體1" style:font-size-asian="14pt" style:font-size-complex="14pt"/>
    </style:style>
    <style:style style:name="P81" style:family="paragraph" style:parent-style-name="Frame_20_contents">
      <style:paragraph-properties fo:orphans="2" fo:widows="2"/>
      <style:text-properties style:font-name="標楷體" fo:font-size="13pt" style:font-name-asian="標楷體1" style:font-size-asian="13pt" style:font-size-complex="13pt"/>
    </style:style>
    <style:style style:name="P82" style:family="paragraph" style:parent-style-name="Frame_20_contents">
      <style:paragraph-properties fo:line-height="0.529cm" style:snap-to-layout-grid="false"/>
      <style:text-properties style:font-name="標楷體" fo:font-size="13pt" style:font-name-asian="標楷體1" style:font-size-asian="13pt" style:font-size-complex="13pt"/>
    </style:style>
    <style:style style:name="P83" style:family="paragraph" style:parent-style-name="Frame_20_contents">
      <style:paragraph-properties fo:text-align="center" style:justify-single-word="false"/>
    </style:style>
    <style:style style:name="P84" style:family="paragraph" style:parent-style-name="Frame_20_contents">
      <style:paragraph-properties fo:orphans="2" fo:widows="2"/>
    </style:style>
    <style:style style:name="P85" style:family="paragraph" style:parent-style-name="Frame_20_contents" style:list-style-name="WWNum12">
      <style:paragraph-properties fo:line-height="0.741cm" fo:text-align="justify" style:justify-single-word="false"/>
    </style:style>
    <style:style style:name="P86" style:family="paragraph" style:parent-style-name="Frame_20_contents">
      <style:paragraph-properties fo:margin-top="0.318cm" fo:margin-bottom="0cm" style:contextual-spacing="false" fo:line-height="0.741cm" fo:text-align="justify" style:justify-single-word="false"/>
    </style:style>
    <style:style style:name="P87" style:family="paragraph" style:parent-style-name="Frame_20_contents">
      <style:paragraph-properties fo:line-height="0.741cm"/>
    </style:style>
    <style:style style:name="P88" style:family="paragraph" style:parent-style-name="Frame_20_contents">
      <style:paragraph-properties fo:line-height="0.741cm" style:snap-to-layout-grid="false"/>
    </style:style>
    <style:style style:name="P89" style:family="paragraph" style:parent-style-name="Frame_20_contents">
      <style:paragraph-properties fo:orphans="2" fo:widows="2"/>
      <style:text-properties fo:font-size="20pt" style:font-name-asian="標楷體1" style:font-size-asian="20pt" style:font-size-complex="20pt"/>
    </style:style>
    <style:style style:name="P90" style:family="paragraph" style:parent-style-name="Frame_20_contents">
      <style:paragraph-properties fo:line-height="0.529cm"/>
    </style:style>
    <style:style style:name="P91" style:family="paragraph" style:parent-style-name="Heading_20_1">
      <style:text-properties fo:background-color="transparent"/>
    </style:style>
    <style:style style:name="P92" style:family="paragraph" style:parent-style-name="List_20_Paragraph" style:list-style-name="WWNum13">
      <style:paragraph-properties fo:margin-left="1.3cm" fo:margin-top="0.423cm" fo:margin-bottom="0cm" style:contextual-spacing="false" fo:line-height="0.635cm" fo:text-align="justify" style:justify-single-word="false" fo:text-indent="-1.3cm" style:auto-text-indent="false"/>
    </style:style>
    <style:style style:name="P93" style:family="paragraph" style:parent-style-name="List_20_Paragraph" style:list-style-name="WWNum17">
      <style:paragraph-properties fo:margin-left="1.856cm" fo:line-height="0.635cm" fo:text-align="justify" style:justify-single-word="false" fo:text-indent="-0.501cm" style:auto-text-indent="false"/>
    </style:style>
    <style:style style:name="P94" style:family="paragraph" style:parent-style-name="List_20_Paragraph" style:list-style-name="WWNum18">
      <style:paragraph-properties fo:margin-left="2.207cm" fo:line-height="0.635cm" fo:text-align="justify" style:justify-single-word="false" fo:text-indent="-0.501cm" style:auto-text-indent="false"/>
    </style:style>
    <style:style style:name="P95" style:family="paragraph" style:parent-style-name="List_20_Paragraph" style:list-style-name="WWNum21">
      <style:paragraph-properties fo:margin-left="1.856cm" fo:margin-top="0.423cm" fo:margin-bottom="0cm" style:contextual-spacing="false" fo:line-height="0.635cm" fo:text-align="justify" style:justify-single-word="false" fo:text-indent="-0.501cm" style:auto-text-indent="false"/>
    </style:style>
    <style:style style:name="P96" style:family="paragraph" style:parent-style-name="List_20_Paragraph" style:list-style-name="WWNum20">
      <style:paragraph-properties fo:margin-left="2.201cm" fo:line-height="0.635cm" fo:text-align="justify" style:justify-single-word="false" fo:text-indent="-0.501cm" style:auto-text-indent="false"/>
    </style:style>
    <style:style style:name="P97" style:family="paragraph" style:parent-style-name="List_20_Paragraph" style:list-style-name="WWNum25">
      <style:paragraph-properties fo:margin-left="2.201cm" fo:line-height="0.635cm" fo:text-align="justify" style:justify-single-word="false" fo:text-indent="-0.501cm" style:auto-text-indent="false"/>
    </style:style>
    <style:style style:name="P98" style:family="paragraph" style:parent-style-name="List_20_Paragraph" style:list-style-name="WWNum22">
      <style:paragraph-properties fo:margin-left="0.847cm" fo:margin-right="0.101cm" fo:line-height="0.635cm" fo:text-align="justify" style:justify-single-word="false" fo:text-indent="-0.847cm" style:auto-text-indent="false"/>
    </style:style>
    <style:style style:name="P99" style:family="paragraph" style:parent-style-name="List_20_Paragraph" style:list-style-name="WWNum26">
      <style:paragraph-properties fo:margin-left="0.847cm" fo:margin-right="0.101cm" fo:line-height="0.635cm" fo:text-align="justify" style:justify-single-word="false" fo:text-indent="-0.847cm" style:auto-text-indent="false"/>
    </style:style>
    <style:style style:name="P100" style:family="paragraph" style:parent-style-name="List_20_Paragraph" style:list-style-name="WWNum27">
      <style:paragraph-properties fo:margin-left="0.847cm" fo:margin-right="0.101cm" fo:line-height="0.635cm" fo:text-align="justify" style:justify-single-word="false" fo:text-indent="-0.847cm" style:auto-text-indent="false"/>
    </style:style>
    <style:style style:name="P101" style:family="paragraph" style:parent-style-name="List_20_Paragraph" style:list-style-name="WWNum28">
      <style:paragraph-properties fo:margin-left="0.847cm" fo:margin-right="0.101cm" fo:line-height="0.635cm" fo:text-align="justify" style:justify-single-word="false" fo:text-indent="-0.847cm" style:auto-text-indent="false"/>
    </style:style>
    <style:style style:name="P102" style:family="paragraph" style:parent-style-name="List_20_Paragraph" style:list-style-name="WWNum23">
      <style:paragraph-properties fo:line-height="0.635cm" fo:text-align="justify" style:justify-single-word="false"/>
    </style:style>
    <style:style style:name="P103" style:family="paragraph" style:parent-style-name="List_20_Paragraph" style:list-style-name="WWNum33">
      <style:paragraph-properties fo:line-height="0.635cm" fo:text-align="justify" style:justify-single-word="false"/>
    </style:style>
    <style:style style:name="P104" style:family="paragraph" style:parent-style-name="List_20_Paragraph" style:list-style-name="WWNum32">
      <style:paragraph-properties fo:margin-left="1.348cm" fo:line-height="0.635cm" fo:text-align="justify" style:justify-single-word="false" fo:text-indent="-0.501cm" style:auto-text-indent="false"/>
    </style:style>
    <style:style style:name="P105" style:family="paragraph" style:parent-style-name="List_20_Paragraph" style:list-style-name="WWNum30">
      <style:paragraph-properties fo:line-height="0.635cm" fo:text-align="justify" style:justify-single-word="false" style:snap-to-layout-grid="false"/>
    </style:style>
    <style:style style:name="P106" style:family="paragraph" style:parent-style-name="List_20_Paragraph" style:list-style-name="WWNum31">
      <style:paragraph-properties fo:line-height="0.635cm" style:snap-to-layout-grid="false"/>
    </style:style>
    <style:style style:name="P107" style:family="paragraph" style:parent-style-name="List_20_Paragraph" style:list-style-name="WWNum34">
      <style:paragraph-properties fo:margin-top="0.318cm" fo:margin-bottom="0cm" style:contextual-spacing="false" style:line-height-at-least="0cm" fo:text-align="justify" style:justify-single-word="false"/>
    </style:style>
    <style:style style:name="P108" style:family="paragraph" style:parent-style-name="List_20_Paragraph" style:list-style-name="WWNum5">
      <style:paragraph-properties style:line-height-at-least="0.564cm" style:vertical-align="baseline" style:snap-to-layout-grid="false"/>
    </style:style>
    <style:style style:name="P109" style:family="paragraph" style:parent-style-name="List_20_Paragraph" style:list-style-name="WWNum29">
      <style:paragraph-properties fo:text-align="justify" style:justify-single-word="false"/>
    </style:style>
    <style:style style:name="P110" style:family="paragraph" style:parent-style-name="List_20_Paragraph" style:list-style-name="WWNum29">
      <style:paragraph-properties fo:margin-top="0cm" fo:margin-bottom="0cm" style:contextual-spacing="false" fo:text-align="justify" style:justify-single-word="false" fo:break-before="page"/>
    </style:style>
    <style:style style:name="P111" style:family="paragraph" style:parent-style-name="List_20_Paragraph" style:list-style-name="WWNum23">
      <style:paragraph-properties fo:line-height="0.706cm" fo:text-align="justify" style:justify-single-word="false"/>
    </style:style>
    <style:style style:name="P112" style:family="paragraph" style:parent-style-name="List_20_Paragraph">
      <style:paragraph-properties fo:margin-left="0.801cm"/>
      <style:text-properties style:font-name-asian="標楷體1"/>
    </style:style>
    <style:style style:name="P113" style:family="paragraph" style:parent-style-name="List_20_Paragraph" style:list-style-name="WWNum6">
      <style:paragraph-properties fo:margin-left="0.302cm" fo:margin-top="0cm" fo:margin-bottom="0cm" style:contextual-spacing="false" fo:text-align="justify" style:justify-single-word="false" fo:orphans="2" fo:widows="2" fo:text-indent="-0.302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4" style:family="paragraph" style:parent-style-name="List_20_Paragraph" style:list-style-name="WWNum6">
      <style:paragraph-properties fo:margin-left="0.303cm" fo:margin-top="0cm" fo:margin-bottom="0cm" style:contextual-spacing="false" fo:text-align="justify" style:justify-single-word="false" fo:orphans="2" fo:widows="2" fo:text-indent="-0.316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5" style:family="paragraph" style:parent-style-name="List_20_Paragraph" style:list-style-name="WWNum11">
      <style:paragraph-properties fo:margin-left="0.303cm" fo:margin-top="0cm" fo:margin-bottom="0cm" style:contextual-spacing="false" fo:text-align="justify" style:justify-single-word="false" fo:orphans="2" fo:widows="2" fo:text-indent="-0.303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6" style:family="paragraph" style:parent-style-name="List_20_Paragraph" style:list-style-name="WWNum7">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7" style:family="paragraph" style:parent-style-name="List_20_Paragraph" style:list-style-name="WWNum8">
      <style:paragraph-properties fo:margin-left="0.559cm" fo:margin-top="0cm" fo:margin-bottom="0cm" style:contextual-spacing="false" fo:text-align="justify" style:justify-single-word="false" fo:orphans="2" fo:widows="2" fo:text-indent="-0.559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8" style:family="paragraph" style:parent-style-name="List_20_Paragraph" style:list-style-name="WWNum10">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19" style:family="paragraph" style:parent-style-name="List_20_Paragraph" style:list-style-name="WWNum9">
      <style:paragraph-properties fo:margin-left="0.559cm" fo:margin-top="0cm" fo:margin-bottom="0cm" style:contextual-spacing="false" fo:text-align="justify" style:justify-single-word="false" fo:orphans="2" fo:widows="2" fo:text-indent="-0.601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20"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21" style:family="paragraph" style:parent-style-name="List_20_Paragraph" style:list-style-name="WWNum9">
      <style:paragraph-properties fo:margin-left="0.559cm" fo:margin-top="0cm" fo:margin-bottom="0cm" style:contextual-spacing="false" fo:text-align="justify" style:justify-single-word="false" fo:text-indent="-0.6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22" style:family="paragraph" style:parent-style-name="List_20_Paragraph">
      <style:paragraph-properties fo:margin-left="0cm"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123" style:family="paragraph" style:parent-style-name="List_20_Paragraph" style:list-style-name="WWNum6">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124" style:family="paragraph" style:parent-style-name="List_20_Paragraph" style:list-style-name="WWNum9">
      <style:paragraph-properties fo:margin-left="0.801cm" fo:text-indent="-0.801cm" style:auto-text-indent="false"/>
    </style:style>
    <style:style style:name="P125" style:family="paragraph" style:parent-style-name="List_20_Paragraph" style:list-style-name="WWNum9">
      <style:paragraph-properties fo:margin-left="1.002cm" fo:text-indent="-0.501cm" style:auto-text-indent="false"/>
    </style:style>
    <style:style style:name="P126" style:family="paragraph" style:parent-style-name="List_20_Paragraph">
      <style:paragraph-properties fo:margin-left="0cm" fo:margin-top="0.318cm" fo:margin-bottom="0cm" style:contextual-spacing="false" fo:orphans="2" fo:widows="2"/>
    </style:style>
    <style:style style:name="P127" style:family="paragraph" style:parent-style-name="List_20_Paragraph" style:list-style-name="WWNum24">
      <style:paragraph-properties fo:margin-left="0.801cm" fo:text-indent="-0.801cm" style:auto-text-indent="false"/>
    </style:style>
    <style:style style:name="P128" style:family="paragraph" style:parent-style-name="Standard">
      <style:paragraph-properties fo:margin-top="0cm" fo:margin-bottom="0cm" style:contextual-spacing="false" fo:text-align="center" style:justify-single-word="false" fo:break-before="page"/>
    </style:style>
    <style:style style:name="P129" style:family="paragraph" style:parent-style-name="Standard">
      <style:paragraph-properties fo:text-align="center" style:justify-single-word="false"/>
    </style:style>
    <style:style style:name="P130" style:family="paragraph" style:parent-style-name="Standard" style:master-page-name="Converted2">
      <style:paragraph-properties fo:margin-top="1.27cm" fo:margin-bottom="1.27cm" style:contextual-spacing="false" fo:text-align="center" style:justify-single-word="false" style:page-number="auto"/>
    </style:style>
    <style:style style:name="P131" style:family="paragraph" style:parent-style-name="Standard">
      <style:paragraph-properties fo:text-align="center" style:justify-single-word="false" fo:orphans="2" fo:widows="2"/>
    </style:style>
    <style:style style:name="P132" style:family="paragraph" style:parent-style-name="Standard" style:master-page-name="Converted3">
      <style:paragraph-properties fo:text-align="center" style:justify-single-word="false" style:page-number="auto"/>
    </style:style>
    <style:style style:name="P133" style:family="paragraph" style:parent-style-name="Standard">
      <style:paragraph-properties fo:text-align="center" style:justify-single-word="false" style:snap-to-layout-grid="false"/>
    </style:style>
    <style:style style:name="P134" style:family="paragraph" style:parent-style-name="Standard">
      <style:paragraph-properties fo:margin-top="0.088cm" fo:margin-bottom="0cm" style:contextual-spacing="false" fo:text-align="center" style:justify-single-word="false" style:snap-to-layout-grid="false"/>
    </style:style>
    <style:style style:name="P135" style:family="paragraph" style:parent-style-name="Standard" style:master-page-name="Converted4">
      <style:paragraph-properties fo:text-align="center" style:justify-single-word="false" style:page-number="auto"/>
    </style:style>
    <style:style style:name="P136" style:family="paragraph" style:parent-style-name="Standard">
      <style:paragraph-properties fo:text-align="center" style:justify-single-word="false">
        <style:tab-stops>
          <style:tab-stop style:position="14.605cm"/>
        </style:tab-stops>
      </style:paragraph-properties>
    </style:style>
    <style:style style:name="P137" style:family="paragraph" style:parent-style-name="Standard">
      <style:paragraph-properties fo:margin-right="-0.046cm" fo:text-align="center" style:justify-single-word="false"/>
    </style:style>
    <style:style style:name="P138" style:family="paragraph" style:parent-style-name="Standard">
      <style:paragraph-properties fo:margin-right="-0.049cm" fo:text-align="center" style:justify-single-word="false">
        <style:tab-stops>
          <style:tab-stop style:position="1.489cm"/>
        </style:tab-stops>
      </style:paragraph-properties>
    </style:style>
    <style:style style:name="P139" style:family="paragraph" style:parent-style-name="Standard">
      <style:paragraph-properties fo:margin-top="0.088cm" fo:margin-bottom="0.088cm" style:contextual-spacing="false" fo:text-align="center" style:justify-single-word="false"/>
    </style:style>
    <style:style style:name="P140" style:family="paragraph" style:parent-style-name="Standard">
      <style:paragraph-properties fo:margin-right="0.009cm" fo:text-align="center" style:justify-single-word="false"/>
    </style:style>
    <style:style style:name="P141" style:family="paragraph" style:parent-style-name="Standard">
      <style:paragraph-properties fo:line-height="0.882cm" fo:orphans="2" fo:widows="2"/>
      <style:text-properties fo:font-size="18pt" fo:font-weight="bold" style:font-name-asian="標楷體1" style:font-size-asian="18pt" style:font-weight-asian="bold" style:font-size-complex="18pt" style:font-weight-complex="bold"/>
    </style:style>
    <style:style style:name="P142" style:family="paragraph" style:parent-style-name="Standard">
      <style:paragraph-properties fo:orphans="2" fo:widows="2"/>
      <style:text-properties fo:font-size="18pt" fo:font-weight="bold" style:font-name-asian="標楷體1" style:font-size-asian="18pt" style:font-weight-asian="bold" style:font-size-complex="18pt" style:font-weight-complex="bold"/>
    </style:style>
    <style:style style:name="P143" style:family="paragraph" style:parent-style-name="Standard">
      <style:paragraph-properties style:line-height-at-least="0.811cm" style:snap-to-layout-grid="false"/>
      <style:text-properties fo:font-size="14pt" style:font-name-asian="標楷體1" style:font-size-asian="14pt" style:font-size-complex="14pt"/>
    </style:style>
    <style:style style:name="P144" style:family="paragraph" style:parent-style-name="Standard">
      <style:text-properties fo:font-size="14pt" style:font-name-asian="標楷體1" style:font-size-asian="14pt"/>
    </style:style>
    <style:style style:name="P145" style:family="paragraph" style:parent-style-name="Standard">
      <style:paragraph-properties style:line-height-at-least="0cm" fo:text-align="justify" style:justify-single-word="false"/>
      <style:text-properties fo:font-size="14pt" style:font-name-asian="標楷體1" style:font-size-asian="14pt"/>
    </style:style>
    <style:style style:name="P146" style:family="paragraph" style:parent-style-name="Standard">
      <style:paragraph-properties fo:text-align="center" style:justify-single-word="false"/>
      <style:text-properties fo:font-size="14pt" style:font-name-asian="標楷體1" style:font-size-asian="14pt"/>
    </style:style>
    <style:style style:name="P147" style:family="paragraph" style:parent-style-name="Standard">
      <style:paragraph-properties fo:text-align="justify" style:justify-single-word="false"/>
      <style:text-properties fo:font-size="14pt" style:font-name-asian="標楷體1" style:font-size-asian="14pt"/>
    </style:style>
    <style:style style:name="P148" style:family="paragraph" style:parent-style-name="Standard">
      <style:paragraph-properties fo:orphans="2" fo:widows="2"/>
      <style:text-properties fo:font-size="14pt" style:font-name-asian="標楷體1" style:font-size-asian="14pt"/>
    </style:style>
    <style:style style:name="P149" style:family="paragraph" style:parent-style-name="Standard">
      <style:paragraph-properties fo:line-height="0.529cm" fo:text-align="justify" style:justify-single-word="false"/>
      <style:text-properties fo:font-size="14pt" style:font-name-asian="標楷體1" style:font-size-asian="14pt"/>
    </style:style>
    <style:style style:name="P150" style:family="paragraph" style:parent-style-name="Standard">
      <style:paragraph-properties fo:margin-top="0.3cm" fo:margin-bottom="0cm" style:contextual-spacing="false" fo:line-height="0.529cm" fo:text-align="justify" style:justify-single-word="false"/>
      <style:text-properties fo:font-size="14pt" style:font-name-asian="標楷體1" style:font-size-asian="14pt"/>
    </style:style>
    <style:style style:name="P151" style:family="paragraph" style:parent-style-name="Standard">
      <style:paragraph-properties fo:margin-top="0.635cm" fo:margin-bottom="0cm" style:contextual-spacing="false" fo:line-height="0.423cm" fo:text-align="center" style:justify-single-word="false"/>
      <style:text-properties fo:font-size="14pt" fo:letter-spacing="0.021cm" fo:font-weight="bold" style:font-name-asian="標楷體1" style:font-size-asian="14pt" style:font-weight-asian="bold" style:font-size-complex="14pt"/>
    </style:style>
    <style:style style:name="P152" style:family="paragraph" style:parent-style-name="Standard">
      <style:paragraph-properties fo:text-align="justify" style:justify-single-word="false" fo:orphans="2" fo:widows="2"/>
      <style:text-properties fo:font-size="14pt" style:letter-kerning="false" style:font-name-asian="標楷體1" style:font-size-asian="14pt" style:font-size-complex="14pt"/>
    </style:style>
    <style:style style:name="P153" style:family="paragraph" style:parent-style-name="Standard">
      <style:paragraph-properties fo:margin-right="1.337cm" fo:text-align="justify" style:justify-single-word="false" fo:orphans="2" fo:widows="2"/>
      <style:text-properties fo:font-size="14pt" style:letter-kerning="false" style:font-name-asian="標楷體1" style:font-size-asian="14pt" style:font-size-complex="14pt"/>
    </style:style>
    <style:style style:name="P154" style:family="paragraph" style:parent-style-name="Standard">
      <style:paragraph-properties fo:orphans="2" fo:widows="2"/>
      <style:text-properties fo:font-size="14pt" style:letter-kerning="false" style:font-name-asian="標楷體1" style:font-size-asian="14pt" style:font-size-complex="14pt"/>
    </style:style>
    <style:style style:name="P155" style:family="paragraph" style:parent-style-name="Standard">
      <style:paragraph-properties fo:line-height="0.882cm" fo:text-align="center" style:justify-single-word="false"/>
      <style:text-properties fo:font-size="14pt" style:text-underline-style="solid" style:text-underline-width="auto" style:text-underline-color="font-color" style:font-name-asian="標楷體1" style:font-size-asian="14pt"/>
    </style:style>
    <style:style style:name="P156" style:family="paragraph" style:parent-style-name="Standard" style:master-page-name="Converted1">
      <style:paragraph-properties fo:line-height="0.882cm" fo:text-align="center" style:justify-single-word="false" fo:orphans="2" fo:widows="2" style:page-number="1"/>
    </style:style>
    <style:style style:name="P157" style:family="paragraph" style:parent-style-name="Standard">
      <style:paragraph-properties fo:line-height="0.882cm" fo:text-align="justify" style:justify-single-word="false"/>
    </style:style>
    <style:style style:name="P158" style:family="paragraph" style:parent-style-name="Standard">
      <style:paragraph-properties fo:margin-left="-0.318cm" fo:line-height="0.882cm" fo:text-align="justify" style:justify-single-word="false"/>
    </style:style>
    <style:style style:name="P159" style:family="paragraph" style:parent-style-name="Standard">
      <style:paragraph-properties fo:margin-left="1.131cm" fo:line-height="0.882cm" fo:text-align="justify" style:justify-single-word="false" fo:text-indent="-1.007cm" style:auto-text-indent="false"/>
    </style:style>
    <style:style style:name="P160" style:family="paragraph" style:parent-style-name="Standard">
      <style:paragraph-properties fo:margin-left="1.249cm" fo:line-height="0.882cm" fo:text-align="justify" style:justify-single-word="false" fo:text-indent="-1.101cm" style:auto-text-indent="false"/>
    </style:style>
    <style:style style:name="P161" style:family="paragraph" style:parent-style-name="Standard">
      <style:paragraph-properties fo:line-height="0.882cm" fo:text-align="justify" style:justify-single-word="false" style:snap-to-layout-grid="false"/>
    </style:style>
    <style:style style:name="P162" style:family="paragraph" style:parent-style-name="Standard">
      <style:paragraph-properties fo:line-height="0.882cm"/>
    </style:style>
    <style:style style:name="P163" style:family="paragraph" style:parent-style-name="Standard">
      <style:paragraph-properties fo:margin-left="1.496cm" fo:line-height="0.882cm" fo:text-indent="-1.496cm" style:auto-text-indent="false"/>
    </style:style>
    <style:style style:name="P164" style:family="paragraph" style:parent-style-name="Standard">
      <style:paragraph-properties fo:margin-top="0.318cm" fo:margin-bottom="0.318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65" style:family="paragraph" style:parent-style-name="Standard">
      <style:paragraph-properties fo:margin-top="0cm" fo:margin-bottom="0cm" style:contextual-spacing="false" fo:text-align="center"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66"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67" style:family="paragraph" style:parent-style-name="Standard">
      <style:paragraph-properties fo:margin-top="0cm" fo:margin-bottom="0cm" style:contextual-spacing="false" fo:line-height="0.882cm" fo:text-align="center" style:justify-single-word="false" fo:orphans="2" fo:widows="2"/>
      <style:text-properties style:font-name="Times New Roman" fo:language="en" fo:country="US" style:font-name-asian="新細明體1" style:language-asian="zh" style:country-asian="TW" style:font-name-complex="Times New Roman1" style:language-complex="ar" style:country-complex="SA"/>
    </style:style>
    <style:style style:name="P168" style:family="paragraph" style:parent-style-name="Standard">
      <style:paragraph-properties fo:margin-top="0cm" fo:margin-bottom="0cm" style:contextual-spacing="false"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69" style:family="paragraph" style:parent-style-name="Standard">
      <style:paragraph-properties fo:margin-top="0cm" fo:margin-bottom="0cm" style:contextual-spacing="false" fo:text-align="start" style:justify-single-word="false" fo:text-indent="1.976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70" style:family="paragraph" style:parent-style-name="Standard">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71" style:family="paragraph" style:parent-style-name="Standard" style:list-style-name="WWNum4">
      <style:paragraph-properties fo:margin-top="0cm" fo:margin-bottom="0cm" style:contextual-spacing="false" fo:line-height="0.741cm" fo:text-align="justify"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72" style:family="paragraph" style:parent-style-name="Standard" style:list-style-name="WWNum4">
      <style:paragraph-properties fo:margin-left="2.002cm" fo:margin-top="0cm" fo:margin-bottom="0cm" style:contextual-spacing="false" fo:line-height="0.741cm" fo:text-align="justify" style:justify-single-word="false" fo:text-indent="-1.501cm" style:auto-text-indent="false"/>
      <style:text-properties style:font-name="Times New Roman" fo:language="en" fo:country="US" style:font-name-asian="新細明體1" style:language-asian="zh" style:country-asian="TW" style:font-name-complex="Times New Roman1" style:language-complex="ar" style:country-complex="SA"/>
    </style:style>
    <style:style style:name="P173" style:family="paragraph" style:parent-style-name="Standard" style:list-style-name="WWNum4">
      <style:paragraph-properties fo:margin-top="0cm" fo:margin-bottom="0cm" style:contextual-spacing="false" fo:line-height="0.741cm" fo:text-align="justify" style:justify-single-word="false">
        <style:tab-stops/>
      </style:paragraph-properties>
      <style:text-properties style:font-name="Times New Roman" fo:language="en" fo:country="US" style:font-name-asian="新細明體1" style:language-asian="zh" style:country-asian="TW" style:font-name-complex="Times New Roman1" style:language-complex="ar" style:country-complex="SA"/>
    </style:style>
    <style:style style:name="P174" style:family="paragraph" style:parent-style-name="Standard">
      <style:paragraph-properties fo:margin-top="0cm" fo:margin-bottom="0cm" style:contextual-spacing="false" fo:line-height="0.741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75" style:family="paragraph" style:parent-style-name="Standard">
      <style:paragraph-properties fo:margin-top="0cm" fo:margin-bottom="0cm" style:contextual-spacing="false" fo:line-height="0.741cm" fo:text-align="start" style:justify-single-word="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6"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7" style:family="paragraph" style:parent-style-name="Standard">
      <style:paragraph-properties fo:margin-top="0cm" fo:margin-bottom="0.318cm" style:contextual-spacing="false" fo:line-height="0.529cm" fo:text-align="start" style:justify-single-word="false"/>
      <style:text-properties style:font-name="Times New Roman" fo:language="en" fo:country="US" style:font-name-asian="新細明體1" style:language-asian="zh" style:country-asian="TW" style:font-name-complex="Times New Roman1" style:language-complex="ar" style:country-complex="SA"/>
    </style:style>
    <style:style style:name="P178"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179" style:family="paragraph" style:parent-style-name="Standard">
      <style:paragraph-properties fo:margin-top="0cm" fo:margin-bottom="0cm" style:contextual-spacing="false" fo:text-align="justify" style:justify-single-word="false" fo:orphans="2" fo:widows="2" style:snap-to-layout-grid="false"/>
      <style:text-properties style:font-name="Times New Roman" fo:language="en" fo:country="US" style:font-name-asian="標楷體1" style:language-asian="zh" style:country-asian="TW" style:font-name-complex="Times New Roman1" style:language-complex="ar" style:country-complex="SA"/>
    </style:style>
    <style:style style:name="P180" style:family="paragraph" style:parent-style-name="Standard">
      <style:paragraph-properties fo:margin-top="0cm" fo:margin-bottom="0cm" style:contextual-spacing="false" fo:text-align="center" style:justify-single-word="false"/>
      <style:text-properties style:font-name="Times New Roman" fo:font-size="18pt" fo:language="en" fo:country="US" style:font-name-asian="標楷體1" style:font-size-asian="18pt" style:language-asian="zh" style:country-asian="TW" style:font-name-complex="Times New Roman1" style:language-complex="ar" style:country-complex="SA"/>
    </style:style>
    <style:style style:name="P181" style:family="paragraph" style:parent-style-name="Standard">
      <style:paragraph-properties fo:margin-top="0cm" fo:margin-bottom="0cm" style:contextual-spacing="false" fo:text-align="center" style:justify-single-word="false" fo:orphans="2" fo:widows="2"/>
      <style:text-properties style:font-name="Times New Roman" fo:font-size="18pt" fo:language="en" fo:country="US" fo:font-weight="bold" style:font-name-asian="標楷體1" style:font-size-asian="18pt" style:language-asian="zh" style:country-asian="TW" style:font-weight-asian="bold" style:font-name-complex="Times New Roman1" style:font-size-complex="18pt" style:language-complex="ar" style:country-complex="SA" style:font-weight-complex="bold"/>
    </style:style>
    <style:style style:name="P182" style:family="paragraph" style:parent-style-name="Standard">
      <style:paragraph-properties fo:margin-top="0cm" fo:margin-bottom="0cm" style:contextual-spacing="false" fo:text-align="center" style:justify-single-word="false" fo:text-indent="0.055cm" style:auto-text-indent="false"/>
      <style:text-properties style:font-name="Times New Roman" fo:font-size="14pt" fo:language="en" fo:country="US" style:font-name-asian="標楷體1" style:font-size-asian="14pt" style:language-asian="zh" style:country-asian="TW" style:font-name-complex="Times New Roman1" style:font-size-complex="14pt" style:language-complex="ar" style:country-complex="SA"/>
    </style:style>
    <style:style style:name="P183"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184" style:family="paragraph" style:parent-style-name="Standard">
      <style:paragraph-properties fo:margin-top="0cm" fo:margin-bottom="0cm" style:contextual-spacing="false"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185"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font-name-asian="標楷體1" style:font-size-asian="14pt" style:language-asian="zh" style:country-asian="TW" style:font-name-complex="Times New Roman1" style:language-complex="ar" style:country-complex="SA"/>
    </style:style>
    <style:style style:name="P186" style:family="paragraph" style:parent-style-name="Standard">
      <style:paragraph-properties fo:margin-top="0cm" fo:margin-bottom="0cm" style:contextual-spacing="false" fo:text-align="center" style:justify-single-word="false"/>
      <style:text-properties style:font-name="Times New Roman" fo:font-size="22pt" fo:language="en" fo:country="US" style:font-name-asian="標楷體1" style:font-size-asian="22pt" style:language-asian="zh" style:country-asian="TW" style:font-name-complex="Times New Roman1" style:language-complex="ar" style:country-complex="SA"/>
    </style:style>
    <style:style style:name="P187" style:family="paragraph" style:parent-style-name="Standard">
      <style:text-properties style:font-name-asian="標楷體1"/>
    </style:style>
    <style:style style:name="P188" style:family="paragraph" style:parent-style-name="Standard">
      <style:paragraph-properties fo:text-align="end" style:justify-single-word="false" style:snap-to-layout-grid="false"/>
      <style:text-properties style:font-name-asian="標楷體1"/>
    </style:style>
    <style:style style:name="P189" style:family="paragraph" style:parent-style-name="Standard">
      <style:paragraph-properties fo:margin-top="0.088cm" fo:margin-bottom="0cm" style:contextual-spacing="false" fo:text-align="end" style:justify-single-word="false" style:snap-to-layout-grid="false"/>
      <style:text-properties style:font-name-asian="標楷體1"/>
    </style:style>
    <style:style style:name="P190" style:family="paragraph" style:parent-style-name="Standard">
      <style:paragraph-properties fo:margin-top="0.088cm" fo:margin-bottom="0.088cm" style:contextual-spacing="false" fo:text-align="end" style:justify-single-word="false"/>
      <style:text-properties style:font-name-asian="標楷體1"/>
    </style:style>
    <style:style style:name="P191" style:family="paragraph" style:parent-style-name="Standard">
      <style:paragraph-properties fo:line-height="0.459cm" fo:text-align="justify" style:justify-single-word="false">
        <style:tab-stops>
          <style:tab-stop style:position="12.7cm"/>
        </style:tab-stops>
      </style:paragraph-properties>
      <style:text-properties style:font-name-asian="標楷體1"/>
    </style:style>
    <style:style style:name="P192" style:family="paragraph" style:parent-style-name="Standard">
      <style:paragraph-properties fo:line-height="0.459cm" fo:text-align="justify" style:justify-single-word="false"/>
      <style:text-properties style:font-name-asian="標楷體1"/>
    </style:style>
    <style:style style:name="P193" style:family="paragraph" style:parent-style-name="Standard">
      <style:paragraph-properties fo:line-height="0.459cm" fo:text-align="center" style:justify-single-word="false">
        <style:tab-stops>
          <style:tab-stop style:position="12.7cm"/>
        </style:tab-stops>
      </style:paragraph-properties>
      <style:text-properties style:font-name-asian="標楷體1"/>
    </style:style>
    <style:style style:name="P194" style:family="paragraph" style:parent-style-name="Standard">
      <style:paragraph-properties fo:margin-top="0.282cm" fo:margin-bottom="0cm" style:contextual-spacing="false" fo:text-align="justify" style:justify-single-word="false"/>
      <style:text-properties style:font-name-asian="標楷體1"/>
    </style:style>
    <style:style style:name="P195" style:family="paragraph" style:parent-style-name="Standard">
      <style:paragraph-properties fo:text-align="justify" style:justify-single-word="false"/>
      <style:text-properties style:font-name-asian="標楷體1"/>
    </style:style>
    <style:style style:name="P196" style:family="paragraph" style:parent-style-name="Standard">
      <style:paragraph-properties fo:margin-top="0.088cm" fo:margin-bottom="0.088cm" style:contextual-spacing="false" fo:text-align="justify" style:justify-single-word="false"/>
      <style:text-properties style:font-name-asian="標楷體1"/>
    </style:style>
    <style:style style:name="P197" style:family="paragraph" style:parent-style-name="Standard">
      <style:paragraph-properties fo:text-align="justify" style:justify-single-word="false" style:snap-to-layout-grid="false"/>
      <style:text-properties style:font-name-asian="標楷體1"/>
    </style:style>
    <style:style style:name="P198" style:family="paragraph" style:parent-style-name="Standard">
      <style:paragraph-properties style:line-height-at-least="0.423cm" fo:text-align="justify" style:justify-single-word="false"/>
      <style:text-properties style:font-name-asian="標楷體1" style:font-size-complex="10pt"/>
    </style:style>
    <style:style style:name="P199" style:family="paragraph" style:parent-style-name="Standard">
      <style:paragraph-properties fo:orphans="2" fo:widows="2"/>
      <style:text-properties style:font-name-asian="標楷體1"/>
    </style:style>
    <style:style style:name="P200" style:family="paragraph" style:parent-style-name="Standard">
      <style:paragraph-properties fo:line-height="0.882cm" fo:text-align="justify" style:justify-single-word="false"/>
      <style:text-properties style:font-name-asian="標楷體1"/>
    </style:style>
    <style:style style:name="P201" style:family="paragraph" style:parent-style-name="Standard">
      <style:paragraph-properties fo:margin-right="-0.009cm" style:line-height-at-least="0.423cm" fo:text-align="end" style:justify-single-word="false"/>
      <style:text-properties style:font-name-asian="標楷體1"/>
    </style:style>
    <style:style style:name="P202" style:family="paragraph" style:parent-style-name="Standard">
      <style:paragraph-properties fo:line-height="0.423cm" fo:text-align="center" style:justify-single-word="false"/>
      <style:text-properties style:font-name-asian="標楷體1"/>
    </style:style>
    <style:style style:name="P203" style:family="paragraph" style:parent-style-name="Standard">
      <style:paragraph-properties fo:margin-left="1.185cm" fo:line-height="0.635cm" fo:text-align="justify" style:justify-single-word="false" fo:text-indent="-1.185cm" style:auto-text-indent="false"/>
      <style:text-properties style:font-name-asian="標楷體1"/>
    </style:style>
    <style:style style:name="P204" style:family="paragraph" style:parent-style-name="Standard">
      <style:paragraph-properties fo:line-height="0.635cm" fo:text-align="justify" style:justify-single-word="false"/>
      <style:text-properties style:font-name-asian="標楷體1"/>
    </style:style>
    <style:style style:name="P205" style:family="paragraph" style:parent-style-name="Standard">
      <style:paragraph-properties fo:margin-top="0.635cm" fo:margin-bottom="0cm" style:contextual-spacing="false" fo:text-align="center" style:justify-single-word="false"/>
      <style:text-properties style:font-name-asian="標楷體1"/>
    </style:style>
    <style:style style:name="P206" style:family="paragraph" style:parent-style-name="Standard">
      <style:paragraph-properties fo:margin-top="0.088cm" fo:margin-bottom="0cm" style:contextual-spacing="false" fo:text-align="center" style:justify-single-word="false" style:snap-to-layout-grid="false"/>
      <style:text-properties style:font-name-asian="標楷體1"/>
    </style:style>
    <style:style style:name="P207" style:family="paragraph" style:parent-style-name="Standard">
      <style:paragraph-properties fo:text-align="center" style:justify-single-word="false" style:snap-to-layout-grid="false"/>
      <style:text-properties style:font-name-asian="標楷體1"/>
    </style:style>
    <style:style style:name="P208" style:family="paragraph" style:parent-style-name="Standard">
      <style:paragraph-properties fo:text-align="center" style:justify-single-word="false"/>
      <style:text-properties style:font-name-asian="標楷體1"/>
    </style:style>
    <style:style style:name="P209" style:family="paragraph" style:parent-style-name="Standard">
      <style:paragraph-properties style:line-height-at-least="0.459cm" fo:text-align="justify" style:justify-single-word="false"/>
      <style:text-properties style:font-name-asian="標楷體1"/>
    </style:style>
    <style:style style:name="P210" style:family="paragraph" style:parent-style-name="Standard">
      <style:paragraph-properties fo:text-align="justify" fo:text-align-last="justify" style:justify-single-word="false"/>
      <style:text-properties style:font-name-asian="標楷體1"/>
    </style:style>
    <style:style style:name="P211" style:family="paragraph" style:parent-style-name="Standard">
      <style:paragraph-properties style:line-height-at-least="0.564cm" fo:text-align="center" style:justify-single-word="false" style:snap-to-layout-grid="false"/>
      <style:text-properties style:font-name-asian="標楷體1"/>
    </style:style>
    <style:style style:name="P212" style:family="paragraph" style:parent-style-name="Standard">
      <style:paragraph-properties style:line-height-at-least="0.564cm" fo:text-align="justify" style:justify-single-word="false" style:snap-to-layout-grid="false"/>
      <style:text-properties style:font-name-asian="標楷體1"/>
    </style:style>
    <style:style style:name="P213" style:family="paragraph" style:parent-style-name="Standard">
      <style:paragraph-properties fo:margin-top="0.088cm" fo:margin-bottom="0cm" style:contextual-spacing="false" style:snap-to-layout-grid="false"/>
      <style:text-properties style:font-name-asian="標楷體1"/>
    </style:style>
    <style:style style:name="P214" style:family="paragraph" style:parent-style-name="Standard">
      <style:paragraph-properties fo:line-height="0.776cm" fo:text-align="justify" style:justify-single-word="false"/>
      <style:text-properties style:font-name-asian="標楷體1" style:font-size-complex="6.5pt"/>
    </style:style>
    <style:style style:name="P215" style:family="paragraph" style:parent-style-name="Standard">
      <style:paragraph-properties style:line-height-at-least="0.423cm" fo:text-align="center" style:justify-single-word="false"/>
      <style:text-properties style:font-name-asian="標楷體1" style:font-size-complex="6.5pt"/>
    </style:style>
    <style:style style:name="P216" style:family="paragraph" style:parent-style-name="Standard">
      <style:paragraph-properties fo:text-align="justify" style:justify-single-word="false" style:snap-to-layout-grid="false"/>
      <style:text-properties style:font-name-asian="標楷體1" style:font-size-complex="14pt"/>
    </style:style>
    <style:style style:name="P217" style:family="paragraph" style:parent-style-name="Standard">
      <style:paragraph-properties fo:margin-left="-0.004cm" fo:line-height="0.706cm" fo:text-align="justify" style:justify-single-word="false" fo:text-indent="0.03cm" style:auto-text-indent="false" style:vertical-align="bottom" style:snap-to-layout-grid="false"/>
      <style:text-properties style:font-name-asian="標楷體1"/>
    </style:style>
    <style:style style:name="P218" style:family="paragraph" style:parent-style-name="Standard">
      <style:paragraph-properties fo:margin-right="0.009cm" fo:text-align="justify" style:justify-single-word="false" fo:text-indent="-0.635cm" style:auto-text-indent="false"/>
      <style:text-properties style:font-name-asian="標楷體1" style:font-weight-complex="bold"/>
    </style:style>
    <style:style style:name="P219" style:family="paragraph" style:parent-style-name="Standard">
      <style:paragraph-properties fo:margin-right="0.009cm" fo:text-align="justify" style:justify-single-word="false"/>
      <style:text-properties style:font-name-asian="標楷體1" style:font-weight-complex="bold"/>
    </style:style>
    <style:style style:name="P220" style:family="paragraph" style:parent-style-name="Standard">
      <style:paragraph-properties fo:line-height="0.706cm" fo:text-align="justify" style:justify-single-word="false" style:vertical-align="bottom" style:snap-to-layout-grid="false"/>
      <style:text-properties style:font-name-asian="標楷體1" style:font-weight-complex="bold"/>
    </style:style>
    <style:style style:name="P221" style:family="paragraph" style:parent-style-name="Standard">
      <style:paragraph-properties fo:line-height="0.529cm"/>
      <style:text-properties style:font-name-asian="標楷體1"/>
    </style:style>
    <style:style style:name="P222" style:family="paragraph" style:parent-style-name="Standard" style:list-style-name="WWNum1">
      <style:paragraph-properties fo:line-height="0.529cm" fo:text-align="justify" style:justify-single-word="false"/>
      <style:text-properties style:font-name-asian="標楷體1"/>
    </style:style>
    <style:style style:name="P223" style:family="paragraph" style:parent-style-name="Standard">
      <style:paragraph-properties fo:line-height="0.6cm" fo:text-align="justify" style:justify-single-word="false"/>
      <style:text-properties style:font-name-asian="標楷體1"/>
    </style:style>
    <style:style style:name="P224" style:family="paragraph" style:parent-style-name="Standard">
      <style:paragraph-properties fo:line-height="150%" fo:text-align="center" style:justify-single-word="false"/>
    </style:style>
    <style:style style:name="P225" style:family="paragraph" style:parent-style-name="Standard">
      <style:paragraph-properties fo:line-height="150%" fo:text-align="justify" style:justify-single-word="false" fo:text-indent="1.152cm" style:auto-text-indent="false"/>
    </style:style>
    <style:style style:name="P226" style:family="paragraph" style:parent-style-name="Standard" style:master-page-name="Converted5">
      <style:paragraph-properties style:page-number="auto"/>
      <style:text-properties fo:font-size="22pt" style:font-name-asian="標楷體1" style:font-size-asian="22pt"/>
    </style:style>
    <style:style style:name="P227" style:family="paragraph" style:parent-style-name="Standard">
      <style:paragraph-properties fo:orphans="2" fo:widows="2"/>
    </style:style>
    <style:style style:name="P228" style:family="paragraph" style:parent-style-name="Standard">
      <style:paragraph-properties fo:orphans="2" fo:widows="2" style:snap-to-layout-grid="false"/>
    </style:style>
    <style:style style:name="P229" style:family="paragraph" style:parent-style-name="Standard">
      <style:paragraph-properties fo:margin-left="0.43cm" fo:orphans="2" fo:widows="2" fo:text-indent="-0.43cm" style:auto-text-indent="false" style:snap-to-layout-grid="false"/>
    </style:style>
    <style:style style:name="P230" style:family="paragraph" style:parent-style-name="Standard">
      <style:paragraph-properties fo:margin-left="-1.542cm" fo:margin-right="2.836cm" fo:orphans="2" fo:widows="2" style:snap-to-layout-grid="false"/>
    </style:style>
    <style:style style:name="P231" style:family="paragraph" style:parent-style-name="Standard">
      <style:paragraph-properties fo:line-height="0.847cm" fo:text-align="center" style:justify-single-word="false"/>
    </style:style>
    <style:style style:name="P232" style:family="paragraph" style:parent-style-name="Standard">
      <style:paragraph-properties fo:line-height="0.564cm"/>
    </style:style>
    <style:style style:name="P233" style:family="paragraph" style:parent-style-name="Standard">
      <style:paragraph-properties fo:line-height="0.564cm" fo:text-align="justify" style:justify-single-word="false" style:snap-to-layout-grid="false"/>
    </style:style>
    <style:style style:name="P234" style:family="paragraph" style:parent-style-name="Standard">
      <style:text-properties fo:font-size="16pt" style:font-name-asian="標楷體1" style:font-size-asian="16pt" style:font-size-complex="16pt"/>
    </style:style>
    <style:style style:name="P235" style:family="paragraph" style:parent-style-name="Standard">
      <style:paragraph-properties fo:line-height="150%" fo:text-align="justify" style:justify-single-word="false" fo:text-indent="1.152cm" style:auto-text-indent="false"/>
      <style:text-properties fo:font-size="16pt" style:font-name-asian="標楷體1" style:font-size-asian="16pt" style:font-size-complex="16pt"/>
    </style:style>
    <style:style style:name="P236" style:family="paragraph" style:parent-style-name="Standard">
      <style:paragraph-properties fo:text-align="justify" style:justify-single-word="false"/>
      <style:text-properties fo:font-size="16pt" style:font-name-asian="標楷體1" style:font-size-asian="16pt" style:font-size-complex="16pt"/>
    </style:style>
    <style:style style:name="P237" style:family="paragraph" style:parent-style-name="Standard">
      <style:paragraph-properties style:line-height-at-least="0cm"/>
      <style:text-properties fo:font-size="16pt" style:font-name-asian="標楷體1" style:font-size-asian="16pt"/>
    </style:style>
    <style:style style:name="P238" style:family="paragraph" style:parent-style-name="Standard">
      <style:paragraph-properties fo:text-align="justify" style:justify-single-word="false" fo:text-indent="1.129cm" style:auto-text-indent="false"/>
    </style:style>
    <style:style style:name="P239" style:family="paragraph" style:parent-style-name="Standard">
      <style:paragraph-properties fo:text-align="justify" style:justify-single-word="false" style:snap-to-layout-grid="false"/>
    </style:style>
    <style:style style:name="P240" style:family="paragraph" style:parent-style-name="Standard">
      <style:paragraph-properties fo:margin-left="0.847cm" fo:text-align="justify" style:justify-single-word="false" style:snap-to-layout-grid="false"/>
    </style:style>
    <style:style style:name="P241" style:family="paragraph" style:parent-style-name="Standard">
      <style:paragraph-properties fo:text-align="justify" style:justify-single-word="false"/>
    </style:style>
    <style:style style:name="P242" style:family="paragraph" style:parent-style-name="Standard">
      <style:paragraph-properties fo:margin-top="0cm" fo:margin-bottom="0cm" style:contextual-spacing="false" fo:text-align="justify" style:justify-single-word="false" fo:break-before="page"/>
    </style:style>
    <style:style style:name="P243" style:family="paragraph" style:parent-style-name="Standard">
      <style:paragraph-properties fo:margin-left="1.482cm" fo:text-align="justify" style:justify-single-word="false" fo:text-indent="-0.423cm" style:auto-text-indent="false"/>
    </style:style>
    <style:style style:name="P244" style:family="paragraph" style:parent-style-name="Standard">
      <style:paragraph-properties fo:margin-top="0.282cm" fo:margin-bottom="0cm" style:contextual-spacing="false" fo:text-align="justify" style:justify-single-word="false"/>
    </style:style>
    <style:style style:name="P245" style:family="paragraph" style:parent-style-name="Standard">
      <style:paragraph-properties fo:text-align="justify" style:justify-single-word="false" fo:orphans="2" fo:widows="2"/>
    </style:style>
    <style:style style:name="P246" style:family="paragraph" style:parent-style-name="Standard">
      <style:paragraph-properties fo:margin-left="0.381cm" fo:margin-top="0.318cm" fo:margin-bottom="0.318cm" style:contextual-spacing="false" fo:text-align="justify" style:justify-single-word="false"/>
    </style:style>
    <style:style style:name="P247" style:family="paragraph" style:parent-style-name="Standard">
      <style:paragraph-properties fo:margin-top="1.27cm" fo:margin-bottom="0cm" style:contextual-spacing="false" fo:text-align="justify" style:justify-single-word="false"/>
    </style:style>
    <style:style style:name="P248" style:family="paragraph" style:parent-style-name="Standard">
      <style:paragraph-properties fo:margin-left="0.72cm" fo:margin-right="0.009cm" fo:text-align="justify" style:justify-single-word="false" fo:text-indent="-0.72cm" style:auto-text-indent="false"/>
    </style:style>
    <style:style style:name="P249" style:family="paragraph" style:parent-style-name="Standard">
      <style:paragraph-properties fo:margin-right="0.009cm" fo:text-align="justify" style:justify-single-word="false"/>
    </style:style>
    <style:style style:name="P250" style:family="paragraph" style:parent-style-name="Standard">
      <style:paragraph-properties fo:margin-left="0.84cm" fo:margin-right="0.009cm" fo:text-align="justify" style:justify-single-word="false" fo:text-indent="-0.84cm" style:auto-text-indent="false"/>
    </style:style>
    <style:style style:name="P251" style:family="paragraph" style:parent-style-name="Standard">
      <style:paragraph-properties fo:line-height="0.741cm" fo:text-align="center" style:justify-single-word="false"/>
    </style:style>
    <style:style style:name="P252" style:family="paragraph" style:parent-style-name="Standard">
      <style:paragraph-properties fo:line-height="0.741cm" fo:text-indent="0.494cm" style:auto-text-indent="false"/>
    </style:style>
    <style:style style:name="P253" style:family="paragraph" style:parent-style-name="Standard">
      <style:paragraph-properties fo:margin-right="0.097cm" style:line-height-at-least="0.423cm" fo:text-align="end" style:justify-single-word="false" fo:text-indent="0.388cm" style:auto-text-indent="false" style:snap-to-layout-grid="false"/>
    </style:style>
    <style:style style:name="P254" style:family="paragraph" style:parent-style-name="Standard">
      <style:paragraph-properties fo:margin-right="0.06cm" style:line-height-at-least="0.423cm" fo:text-align="end" style:justify-single-word="false"/>
    </style:style>
    <style:style style:name="P255" style:family="paragraph" style:parent-style-name="Standard">
      <style:paragraph-properties fo:margin-right="-0.009cm" style:line-height-at-least="0.423cm" fo:text-align="end" style:justify-single-word="false"/>
    </style:style>
    <style:style style:name="P256" style:family="paragraph" style:parent-style-name="Standard">
      <style:paragraph-properties fo:margin-left="1.266cm" fo:margin-right="-0.06cm" style:line-height-at-least="0.423cm" fo:text-align="end" style:justify-single-word="false" fo:text-indent="3.387cm" style:auto-text-indent="false"/>
    </style:style>
    <style:style style:name="P257" style:family="paragraph" style:parent-style-name="Standard">
      <style:paragraph-properties fo:margin-right="0.085cm" style:line-height-at-least="0.423cm" fo:text-align="justify" fo:text-align-last="justify" style:justify-single-word="false"/>
    </style:style>
    <style:style style:name="P258" style:family="paragraph" style:parent-style-name="Standard">
      <style:paragraph-properties style:line-height-at-least="0.423cm" fo:text-align="justify" fo:text-align-last="justify" style:justify-single-word="false"/>
    </style:style>
    <style:style style:name="P259" style:family="paragraph" style:parent-style-name="Standard">
      <style:paragraph-properties style:line-height-at-least="0.423cm" fo:text-align="justify" style:justify-single-word="false"/>
    </style:style>
    <style:style style:name="P260" style:family="paragraph" style:parent-style-name="Standard">
      <style:paragraph-properties fo:margin-left="0.508cm" style:line-height-at-least="0.423cm" fo:text-align="justify" style:justify-single-word="false" fo:text-indent="-0.499cm" style:auto-text-indent="false"/>
    </style:style>
    <style:style style:name="P261" style:family="paragraph" style:parent-style-name="Standard">
      <style:paragraph-properties fo:margin-right="0.06cm" style:line-height-at-least="0.423cm" fo:text-align="justify" style:justify-single-word="false"/>
    </style:style>
    <style:style style:name="P262" style:family="paragraph" style:parent-style-name="Standard">
      <style:paragraph-properties fo:margin-left="0.004cm" style:line-height-at-least="0.423cm" fo:text-align="justify" style:justify-single-word="false"/>
    </style:style>
    <style:style style:name="P263" style:family="paragraph" style:parent-style-name="Standard">
      <style:paragraph-properties fo:text-align="end" style:justify-single-word="false" style:snap-to-layout-grid="false"/>
    </style:style>
    <style:style style:name="P264" style:family="paragraph" style:parent-style-name="Standard">
      <style:paragraph-properties fo:text-align="end" style:justify-single-word="false"/>
    </style:style>
    <style:style style:name="P265" style:family="paragraph" style:parent-style-name="Standard">
      <style:paragraph-properties fo:text-align="center" style:justify-single-word="false" style:snap-to-layout-grid="false"/>
      <style:text-properties fo:font-size="10pt" style:font-name-asian="標楷體1" style:font-size-asian="10pt"/>
    </style:style>
    <style:style style:name="P266" style:family="paragraph" style:parent-style-name="Standard">
      <style:paragraph-properties fo:text-align="center" style:justify-single-word="false"/>
      <style:text-properties fo:font-size="10pt" style:font-name-asian="標楷體1" style:font-size-asian="10pt"/>
    </style:style>
    <style:style style:name="P267" style:family="paragraph" style:parent-style-name="Standard">
      <style:paragraph-properties style:snap-to-layout-grid="false"/>
      <style:text-properties fo:font-size="10pt" style:font-name-asian="標楷體1" style:font-size-asian="10pt"/>
    </style:style>
    <style:style style:name="P268" style:family="paragraph" style:parent-style-name="Standard">
      <style:paragraph-properties style:line-height-at-least="0.423cm" fo:text-align="justify" style:justify-single-word="false"/>
      <style:text-properties fo:font-size="10pt" style:font-name-asian="標楷體1" style:font-size-asian="10pt" style:font-size-complex="10pt"/>
    </style:style>
    <style:style style:name="P269" style:family="paragraph" style:parent-style-name="Standard">
      <style:paragraph-properties style:line-height-at-least="0.423cm" fo:text-align="justify" style:justify-single-word="false" fo:orphans="2" fo:widows="2"/>
      <style:text-properties fo:font-size="10pt" style:font-name-asian="標楷體1" style:font-size-asian="10pt"/>
    </style:style>
    <style:style style:name="P270" style:family="paragraph" style:parent-style-name="Standard">
      <style:paragraph-properties fo:text-align="justify" style:justify-single-word="false"/>
      <style:text-properties fo:font-size="10pt" style:font-name-asian="標楷體1" style:font-size-asian="10pt"/>
    </style:style>
    <style:style style:name="P271" style:family="paragraph" style:parent-style-name="Standard">
      <style:paragraph-properties fo:text-align="justify" style:justify-single-word="false" style:snap-to-layout-grid="false"/>
      <style:text-properties fo:font-size="10pt" style:font-name-asian="標楷體1" style:font-size-asian="10pt"/>
    </style:style>
    <style:style style:name="P272" style:family="paragraph" style:parent-style-name="Standard">
      <style:paragraph-properties fo:line-height="0.776cm" fo:text-align="justify" style:justify-single-word="false"/>
      <style:text-properties fo:font-size="10pt" style:font-name-asian="標楷體1" style:font-size-asian="10pt"/>
    </style:style>
    <style:style style:name="P273" style:family="paragraph" style:parent-style-name="Standard">
      <style:paragraph-properties fo:margin-top="0.212cm" fo:margin-bottom="0cm" style:contextual-spacing="false" fo:line-height="0.776cm" fo:text-align="justify" style:justify-single-word="false"/>
      <style:text-properties fo:font-size="10pt" style:font-name-asian="標楷體1" style:font-size-asian="10pt"/>
    </style:style>
    <style:style style:name="P274" style:family="paragraph" style:parent-style-name="Standard">
      <style:paragraph-properties fo:line-height="0.529cm"/>
      <style:text-properties fo:font-size="10pt" style:font-name-asian="標楷體1" style:font-size-asian="10pt"/>
    </style:style>
    <style:style style:name="P275" style:family="paragraph" style:parent-style-name="Standard">
      <style:paragraph-properties fo:line-height="0.6cm" fo:text-align="justify" style:justify-single-word="false"/>
      <style:text-properties fo:font-size="10pt" style:font-name-asian="標楷體1" style:font-size-asian="10pt"/>
    </style:style>
    <style:style style:name="P276" style:family="paragraph" style:parent-style-name="Standard">
      <style:text-properties fo:font-size="10pt" fo:font-weight="bold" style:font-name-asian="標楷體1" style:font-size-asian="10pt" style:font-weight-asian="bold"/>
    </style:style>
    <style:style style:name="P277" style:family="paragraph" style:parent-style-name="Standard">
      <style:paragraph-properties style:line-height-at-least="0.564cm" style:snap-to-layout-grid="false"/>
      <style:text-properties fo:font-size="10pt" fo:font-weight="bold" style:font-name-asian="標楷體1" style:font-size-asian="10pt" style:font-weight-asian="bold"/>
    </style:style>
    <style:style style:name="P278" style:family="paragraph" style:parent-style-name="Standard">
      <style:paragraph-properties fo:margin-left="1.27cm" fo:line-height="0.529cm" fo:text-align="justify" style:justify-single-word="false" fo:text-indent="-0.423cm" style:auto-text-indent="false"/>
    </style:style>
    <style:style style:name="P279" style:family="paragraph" style:parent-style-name="Standard" style:list-style-name="WWNum2">
      <style:paragraph-properties fo:margin-left="1cm" fo:margin-top="0.282cm" fo:margin-bottom="0.282cm" style:contextual-spacing="false" fo:line-height="0.529cm" fo:text-align="justify" style:justify-single-word="false" fo:text-indent="-1cm" style:auto-text-indent="false">
        <style:tab-stops>
          <style:tab-stop style:position="0.953cm"/>
        </style:tab-stops>
      </style:paragraph-properties>
    </style:style>
    <style:style style:name="P280" style:family="paragraph" style:parent-style-name="Standard" style:list-style-name="WWNum2">
      <style:paragraph-properties fo:margin-left="0.953cm" fo:margin-top="0.282cm" fo:margin-bottom="0.282cm" style:contextual-spacing="false" fo:line-height="0.529cm" fo:text-align="justify" style:justify-single-word="false" fo:text-indent="-0.953cm" style:auto-text-indent="false">
        <style:tab-stops>
          <style:tab-stop style:position="0.953cm"/>
        </style:tab-stops>
      </style:paragraph-properties>
    </style:style>
    <style:style style:name="P281" style:family="paragraph" style:parent-style-name="Standard">
      <style:paragraph-properties fo:margin-left="2.325cm" fo:margin-right="0.106cm" fo:margin-top="0.282cm" fo:margin-bottom="0.282cm" style:contextual-spacing="false" fo:line-height="0.529cm" fo:text-align="justify" style:justify-single-word="false" fo:text-indent="-1.376cm" style:auto-text-indent="false">
        <style:tab-stops>
          <style:tab-stop style:position="0.953cm"/>
        </style:tab-stops>
      </style:paragraph-properties>
    </style:style>
    <style:style style:name="P282" style:family="paragraph" style:parent-style-name="Standard">
      <style:paragraph-properties fo:line-height="0.529cm" fo:text-align="justify" style:justify-single-word="false"/>
    </style:style>
    <style:style style:name="P283" style:family="paragraph" style:parent-style-name="Standard">
      <style:paragraph-properties fo:margin-left="-0.656cm" fo:line-height="0.529cm" fo:text-align="justify" style:justify-single-word="false" fo:text-indent="0.766cm" style:auto-text-indent="false"/>
    </style:style>
    <style:style style:name="P284" style:family="paragraph" style:parent-style-name="Standard">
      <style:paragraph-properties fo:margin-top="0.318cm" fo:margin-bottom="0cm" style:contextual-spacing="false" fo:line-height="0.529cm" fo:text-align="justify" style:justify-single-word="false"/>
    </style:style>
    <style:style style:name="P285" style:family="paragraph" style:parent-style-name="Standard">
      <style:paragraph-properties fo:line-height="0.529cm" fo:text-align="center" style:justify-single-word="false"/>
    </style:style>
    <style:style style:name="P286" style:family="paragraph" style:parent-style-name="Standard">
      <style:paragraph-properties fo:margin-top="0.318cm" fo:margin-bottom="0cm" style:contextual-spacing="false" fo:line-height="0.529cm" fo:text-align="center" style:justify-single-word="false"/>
    </style:style>
    <style:style style:name="P287" style:family="paragraph" style:parent-style-name="Standard" style:list-style-name="WWNum2">
      <style:paragraph-properties fo:margin-left="1cm" fo:margin-top="0.282cm" fo:margin-bottom="0.282cm" style:contextual-spacing="false" fo:line-height="0.529cm" fo:text-indent="-1cm" style:auto-text-indent="false">
        <style:tab-stops>
          <style:tab-stop style:position="0.953cm"/>
        </style:tab-stops>
      </style:paragraph-properties>
    </style:style>
    <style:style style:name="P288" style:family="paragraph" style:parent-style-name="Standard" style:list-style-name="WWNum2">
      <style:paragraph-properties fo:margin-left="1.69cm" fo:margin-top="0.282cm" fo:margin-bottom="0.282cm" style:contextual-spacing="false" fo:line-height="0.529cm" fo:text-indent="-1.69cm" style:auto-text-indent="false">
        <style:tab-stops>
          <style:tab-stop style:position="0.953cm"/>
        </style:tab-stops>
      </style:paragraph-properties>
    </style:style>
    <style:style style:name="P289" style:family="paragraph" style:parent-style-name="Standard">
      <style:paragraph-properties fo:margin-left="2.215cm" fo:margin-right="-0.034cm" fo:margin-top="0.282cm" fo:margin-bottom="0.282cm" style:contextual-spacing="false" fo:line-height="0.529cm" fo:text-indent="-1.266cm" style:auto-text-indent="false">
        <style:tab-stops>
          <style:tab-stop style:position="0.953cm"/>
        </style:tab-stops>
      </style:paragraph-properties>
    </style:style>
    <style:style style:name="P290" style:family="paragraph" style:parent-style-name="Standard">
      <style:paragraph-properties fo:margin-left="2.215cm" fo:margin-right="0.106cm" fo:margin-top="0.282cm" fo:margin-bottom="0.282cm" style:contextual-spacing="false" fo:line-height="0.529cm" fo:text-indent="-1.266cm" style:auto-text-indent="false">
        <style:tab-stops>
          <style:tab-stop style:position="0.953cm"/>
        </style:tab-stops>
      </style:paragraph-properties>
    </style:style>
    <style:style style:name="P291" style:family="paragraph" style:parent-style-name="Standard">
      <style:paragraph-properties fo:margin-left="0.222cm" fo:margin-top="0.191cm" fo:margin-bottom="0.191cm" style:contextual-spacing="false" fo:line-height="0.529cm" fo:text-indent="-0.023cm" style:auto-text-indent="false"/>
    </style:style>
    <style:style style:name="P292" style:family="paragraph" style:parent-style-name="Standard">
      <style:paragraph-properties fo:line-height="0.529cm"/>
    </style:style>
    <style:style style:name="P293" style:family="paragraph" style:parent-style-name="Standard">
      <style:paragraph-properties fo:line-height="0.529cm" fo:text-align="justify" fo:text-align-last="justify" style:justify-single-word="false"/>
    </style:style>
    <style:style style:name="P294" style:family="paragraph" style:parent-style-name="Standard">
      <style:paragraph-properties fo:margin-top="0.318cm" fo:margin-bottom="0.191cm" style:contextual-spacing="false" fo:line-height="0.529cm"/>
    </style:style>
    <style:style style:name="P295" style:family="paragraph" style:parent-style-name="Standard">
      <style:paragraph-properties fo:margin-left="0.628cm" fo:margin-top="0.318cm" fo:margin-bottom="0.191cm" style:contextual-spacing="false" fo:line-height="0.529cm" fo:text-indent="-0.649cm" style:auto-text-indent="false"/>
    </style:style>
    <style:style style:name="P296" style:family="paragraph" style:parent-style-name="Standard">
      <style:paragraph-properties fo:margin-left="1.235cm" fo:line-height="0.529cm" fo:text-indent="-1.161cm" style:auto-text-indent="false"/>
    </style:style>
    <style:style style:name="P297" style:family="paragraph" style:parent-style-name="Standard">
      <style:paragraph-properties fo:margin-left="1.235cm" fo:margin-right="0.847cm" fo:line-height="0.529cm" fo:text-indent="-1.161cm" style:auto-text-indent="false"/>
    </style:style>
    <style:style style:name="P298" style:family="paragraph" style:parent-style-name="Standard">
      <style:paragraph-properties fo:margin-left="2cm" fo:margin-right="0.596cm" fo:line-height="0.529cm" fo:text-indent="-1.926cm" style:auto-text-indent="false"/>
    </style:style>
    <style:style style:name="P299" style:family="paragraph" style:parent-style-name="Standard">
      <style:paragraph-properties fo:line-height="0.459cm" fo:text-align="center" style:justify-single-word="false">
        <style:tab-stops>
          <style:tab-stop style:position="12.7cm"/>
        </style:tab-stops>
      </style:paragraph-properties>
    </style:style>
    <style:style style:name="P300" style:family="paragraph" style:parent-style-name="Standard">
      <style:paragraph-properties fo:line-height="0.459cm" fo:text-align="center" style:justify-single-word="false"/>
    </style:style>
    <style:style style:name="P301" style:family="paragraph" style:parent-style-name="Standard">
      <style:paragraph-properties fo:line-height="0.459cm" fo:text-align="justify" style:justify-single-word="false">
        <style:tab-stops>
          <style:tab-stop style:position="12.7cm"/>
        </style:tab-stops>
      </style:paragraph-properties>
    </style:style>
    <style:style style:name="P302" style:family="paragraph" style:parent-style-name="Standard">
      <style:paragraph-properties fo:margin-left="0.076cm" fo:line-height="0.459cm" fo:text-align="justify" style:justify-single-word="false">
        <style:tab-stops>
          <style:tab-stop style:position="12.7cm"/>
        </style:tab-stops>
      </style:paragraph-properties>
    </style:style>
    <style:style style:name="P303" style:family="paragraph" style:parent-style-name="Standard">
      <style:paragraph-properties fo:line-height="0.459cm" fo:text-align="justify" style:justify-single-word="false"/>
    </style:style>
    <style:style style:name="P304" style:family="paragraph" style:parent-style-name="Standard">
      <style:paragraph-properties fo:line-height="0.459cm" fo:text-align="justify" fo:text-align-last="justify" style:justify-single-word="false">
        <style:tab-stops>
          <style:tab-stop style:position="12.7cm"/>
        </style:tab-stops>
      </style:paragraph-properties>
    </style:style>
    <style:style style:name="P305" style:family="paragraph" style:parent-style-name="Standard">
      <style:paragraph-properties fo:margin-right="0.22cm" fo:line-height="0.459cm" fo:text-align="justify" fo:text-align-last="justify" style:justify-single-word="false">
        <style:tab-stops>
          <style:tab-stop style:position="12.7cm"/>
        </style:tab-stops>
      </style:paragraph-properties>
    </style:style>
    <style:style style:name="P306" style:family="paragraph" style:parent-style-name="Standard">
      <style:paragraph-properties fo:margin-left="0.053cm" fo:margin-right="-0.139cm" fo:line-height="0.459cm" fo:text-align="justify" fo:text-align-last="justify" style:justify-single-word="false">
        <style:tab-stops>
          <style:tab-stop style:position="12.7cm"/>
        </style:tab-stops>
      </style:paragraph-properties>
    </style:style>
    <style:style style:name="P307" style:family="paragraph" style:parent-style-name="Standard">
      <style:text-properties fo:font-size="11pt" style:font-name-asian="標楷體1" style:font-size-asian="11pt"/>
    </style:style>
    <style:style style:name="P308" style:family="paragraph" style:parent-style-name="Standard">
      <style:paragraph-properties fo:line-height="0.459cm" fo:text-align="justify" style:justify-single-word="false">
        <style:tab-stops>
          <style:tab-stop style:position="12.7cm"/>
        </style:tab-stops>
      </style:paragraph-properties>
      <style:text-properties fo:font-size="11pt" style:font-name-asian="標楷體1" style:font-size-asian="11pt"/>
    </style:style>
    <style:style style:name="P309" style:family="paragraph" style:parent-style-name="Standard">
      <style:paragraph-properties fo:line-height="0.459cm" fo:text-align="justify" style:justify-single-word="false"/>
      <style:text-properties fo:font-size="11pt" style:font-name-asian="標楷體1" style:font-size-asian="11pt"/>
    </style:style>
    <style:style style:name="P310" style:family="paragraph" style:parent-style-name="Standard">
      <style:paragraph-properties>
        <style:tab-stops>
          <style:tab-stop style:position="14.605cm"/>
        </style:tab-stops>
      </style:paragraph-properties>
      <style:text-properties fo:font-size="11pt" style:font-name-asian="標楷體1" style:font-size-asian="11pt" style:font-size-complex="11pt"/>
    </style:style>
    <style:style style:name="P311" style:family="paragraph" style:parent-style-name="Standard">
      <style:paragraph-properties style:line-height-at-least="0.564cm" style:snap-to-layout-grid="false"/>
      <style:text-properties fo:font-size="11pt" style:font-name-asian="標楷體1" style:font-size-asian="11pt"/>
    </style:style>
    <style:style style:name="P312" style:family="paragraph" style:parent-style-name="Standard">
      <style:paragraph-properties style:line-height-at-least="0.564cm" fo:text-align="center" style:justify-single-word="false" style:snap-to-layout-grid="false"/>
      <style:text-properties fo:font-size="11pt" style:font-name-asian="標楷體1" style:font-size-asian="11pt"/>
    </style:style>
    <style:style style:name="P313" style:family="paragraph" style:parent-style-name="Standard">
      <style:paragraph-properties style:line-height-at-least="0.564cm" fo:text-align="end" style:justify-single-word="false" style:snap-to-layout-grid="false"/>
      <style:text-properties fo:font-size="11pt" style:font-name-asian="標楷體1" style:font-size-asian="11pt"/>
    </style:style>
    <style:style style:name="P314" style:family="paragraph" style:parent-style-name="Standard">
      <style:paragraph-properties style:line-height-at-least="0.564cm" fo:text-align="justify" style:justify-single-word="false" style:snap-to-layout-grid="false"/>
      <style:text-properties fo:font-size="11pt" style:font-name-asian="標楷體1" style:font-size-asian="11pt"/>
    </style:style>
    <style:style style:name="P315" style:family="paragraph" style:parent-style-name="Standard">
      <style:paragraph-properties fo:text-align="justify" style:justify-single-word="false" fo:text-indent="0.653cm" style:auto-text-indent="false" style:snap-to-layout-grid="false"/>
      <style:text-properties fo:font-size="11pt" style:font-name-asian="標楷體1" style:font-size-asian="11pt"/>
    </style:style>
    <style:style style:name="P316" style:family="paragraph" style:parent-style-name="Standard">
      <style:paragraph-properties fo:margin-left="1.235cm" fo:line-height="0.529cm" fo:text-indent="-1.161cm" style:auto-text-indent="false"/>
      <style:text-properties fo:font-size="11pt" style:font-name-asian="標楷體1" style:font-size-asian="11pt"/>
    </style:style>
    <style:style style:name="P317" style:family="paragraph" style:parent-style-name="Standard">
      <style:paragraph-properties fo:margin-left="1.235cm" fo:line-height="0.529cm" fo:text-indent="-1.161cm" style:auto-text-indent="false">
        <style:tab-stops>
          <style:tab-stop style:position="12.3cm"/>
        </style:tab-stops>
      </style:paragraph-properties>
      <style:text-properties fo:font-size="11pt" style:font-name-asian="標楷體1" style:font-size-asian="11pt"/>
    </style:style>
    <style:style style:name="P318" style:family="paragraph" style:parent-style-name="Standard">
      <style:paragraph-properties fo:line-height="0.529cm"/>
      <style:text-properties fo:font-size="11pt" style:font-name-asian="標楷體1" style:font-size-asian="11pt"/>
    </style:style>
    <style:style style:name="P319" style:family="paragraph" style:parent-style-name="Standard">
      <style:paragraph-properties fo:orphans="2" fo:widows="2"/>
      <style:text-properties fo:font-size="11pt" style:letter-kerning="false" style:font-name-asian="標楷體1" style:font-size-asian="11pt" style:font-size-complex="11pt"/>
    </style:style>
    <style:style style:name="P320" style:family="paragraph" style:parent-style-name="Standard">
      <style:paragraph-properties fo:margin-left="1.697cm" fo:line-height="0.706cm" fo:text-align="justify" style:justify-single-word="false" fo:text-indent="-1.27cm" style:auto-text-indent="false"/>
    </style:style>
    <style:style style:name="P321" style:family="paragraph" style:parent-style-name="Standard">
      <style:paragraph-properties fo:line-height="0.706cm" fo:text-align="justify" style:justify-single-word="false"/>
    </style:style>
    <style:style style:name="P322" style:family="paragraph" style:parent-style-name="Standard">
      <style:paragraph-properties fo:line-height="0.706cm" fo:text-align="justify" style:justify-single-word="false" style:vertical-align="bottom" style:snap-to-layout-grid="false"/>
    </style:style>
    <style:style style:name="P323" style:family="paragraph" style:parent-style-name="Standard" style:list-style-name="WWNum14">
      <style:paragraph-properties fo:line-height="0.706cm" fo:text-align="justify" style:justify-single-word="false"/>
    </style:style>
    <style:style style:name="P324" style:family="paragraph" style:parent-style-name="Standard">
      <style:paragraph-properties fo:line-height="0.706cm" fo:text-align="center" style:justify-single-word="false" fo:orphans="2" fo:widows="2"/>
    </style:style>
    <style:style style:name="P325" style:family="paragraph" style:parent-style-name="Standard">
      <style:paragraph-properties fo:margin-left="1.351cm" style:line-height-at-least="0cm" fo:text-align="justify" style:justify-single-word="false" fo:text-indent="-0.296cm" style:auto-text-indent="false"/>
    </style:style>
    <style:style style:name="P326" style:family="paragraph" style:parent-style-name="Standard">
      <style:paragraph-properties style:line-height-at-least="0cm" fo:text-align="justify" style:justify-single-word="false"/>
    </style:style>
    <style:style style:name="P327" style:family="paragraph" style:parent-style-name="Standard">
      <style:paragraph-properties fo:margin-left="1.27cm" style:line-height-at-least="0cm" fo:text-align="justify" style:justify-single-word="false" fo:text-indent="-0.423cm" style:auto-text-indent="false"/>
    </style:style>
    <style:style style:name="P328" style:family="paragraph" style:parent-style-name="Standard">
      <style:paragraph-properties fo:margin-left="1.905cm" fo:margin-right="0.115cm" style:line-height-at-least="0cm" fo:text-align="justify" style:justify-single-word="false" fo:text-indent="-0.635cm" style:auto-text-indent="false"/>
    </style:style>
    <style:style style:name="P329" style:family="paragraph" style:parent-style-name="Standard">
      <style:paragraph-properties fo:margin-left="0.736cm" fo:margin-top="0cm" fo:margin-bottom="0.282cm" style:contextual-spacing="false" style:line-height-at-least="0cm" fo:text-align="justify" style:justify-single-word="false" fo:text-indent="-0.236cm" style:auto-text-indent="false"/>
    </style:style>
    <style:style style:name="P330" style:family="paragraph" style:parent-style-name="Standard">
      <style:paragraph-properties fo:margin-top="0cm" fo:margin-bottom="0.282cm" style:contextual-spacing="false" style:line-height-at-least="0cm" fo:text-align="justify" style:justify-single-word="false"/>
    </style:style>
    <style:style style:name="P331" style:family="paragraph" style:parent-style-name="Standard">
      <style:paragraph-properties style:line-height-at-least="0cm" fo:text-indent="1.058cm" style:auto-text-indent="false"/>
    </style:style>
    <style:style style:name="P332" style:family="paragraph" style:parent-style-name="Standard">
      <style:paragraph-properties fo:margin-left="0.847cm" style:line-height-at-least="0cm"/>
    </style:style>
    <style:style style:name="P333" style:family="paragraph" style:parent-style-name="Standard">
      <style:paragraph-properties fo:margin-left="1.448cm" style:line-height-at-least="0cm"/>
    </style:style>
    <style:style style:name="P334" style:family="paragraph" style:parent-style-name="Standard">
      <style:paragraph-properties style:line-height-at-least="0cm" fo:text-align="center" style:justify-single-word="false"/>
    </style:style>
    <style:style style:name="P335" style:family="paragraph" style:parent-style-name="Standard">
      <style:paragraph-properties fo:margin-left="1.482cm" fo:margin-top="0cm" fo:margin-bottom="0.282cm" style:contextual-spacing="false" style:line-height-at-least="0cm" fo:text-align="center" style:justify-single-word="false" fo:text-indent="-1.482cm" style:auto-text-indent="false" fo:break-before="page"/>
    </style:style>
    <style:style style:name="P336" style:family="paragraph" style:parent-style-name="Standard">
      <style:paragraph-properties style:line-height-at-least="0cm"/>
    </style:style>
    <style:style style:name="P337" style:family="paragraph" style:parent-style-name="Standard">
      <style:paragraph-properties fo:margin-left="0.635cm" style:line-height-at-least="0cm" fo:text-indent="-0.635cm" style:auto-text-indent="false"/>
    </style:style>
    <style:style style:name="P338" style:family="paragraph" style:parent-style-name="Standard">
      <style:paragraph-properties>
        <style:tab-stops>
          <style:tab-stop style:position="14.605cm"/>
        </style:tab-stops>
      </style:paragraph-properties>
    </style:style>
    <style:style style:name="P339" style:family="paragraph" style:parent-style-name="Standard">
      <style:paragraph-properties fo:text-indent="14.501cm" style:auto-text-indent="false">
        <style:tab-stops>
          <style:tab-stop style:position="15.002cm"/>
        </style:tab-stops>
      </style:paragraph-properties>
    </style:style>
    <style:style style:name="P340" style:family="paragraph" style:parent-style-name="Standard">
      <style:paragraph-properties fo:orphans="2" fo:widows="2"/>
      <style:text-properties fo:color="#000000" loext:opacity="100%" style:font-name-asian="標楷體1">
        <loext:char-complex-color loext:theme-type="dark1" loext:color-type="theme"/>
      </style:text-properties>
    </style:style>
    <style:style style:name="P341" style:family="paragraph" style:parent-style-name="Standard" style:master-page-name="Converted6">
      <style:paragraph-properties fo:margin-top="0cm" fo:margin-bottom="0cm" style:contextual-spacing="false" fo:line-height="0.423cm" fo:text-align="center" style:justify-single-word="false" style:page-number="auto" fo:break-before="page"/>
    </style:style>
    <style:style style:name="P342" style:family="paragraph" style:parent-style-name="Standard">
      <style:paragraph-properties fo:line-height="0.423cm" fo:text-align="center" style:justify-single-word="false"/>
    </style:style>
    <style:style style:name="P343" style:family="paragraph" style:parent-style-name="Standard">
      <style:paragraph-properties fo:margin-right="0.944cm" fo:line-height="0.423cm" fo:text-align="end" style:justify-single-word="false"/>
    </style:style>
    <style:style style:name="P344" style:family="paragraph" style:parent-style-name="Standard">
      <style:paragraph-properties fo:margin-right="0.06cm" fo:margin-top="0cm" fo:margin-bottom="0.127cm" style:contextual-spacing="false" fo:line-height="0.423cm" fo:text-indent="12.751cm" style:auto-text-indent="false"/>
    </style:style>
    <style:style style:name="P345" style:family="paragraph" style:parent-style-name="Standard">
      <style:paragraph-properties fo:margin-left="0.042cm" fo:line-height="0.423cm" fo:text-indent="0.002cm" style:auto-text-indent="false"/>
    </style:style>
    <style:style style:name="P346" style:family="paragraph" style:parent-style-name="Standard">
      <style:paragraph-properties fo:margin-left="0.75cm"/>
    </style:style>
    <style:style style:name="P347" style:family="paragraph" style:parent-style-name="Standard">
      <style:paragraph-properties fo:text-align="center" style:justify-single-word="false"/>
      <style:text-properties fo:letter-spacing="-0.039cm" style:font-name-asian="標楷體1"/>
    </style:style>
    <style:style style:name="P348" style:family="paragraph" style:parent-style-name="Standard">
      <style:paragraph-properties fo:margin-left="-1.588cm" fo:margin-top="0cm" fo:margin-bottom="0cm" style:contextual-spacing="false" fo:break-before="page" style:snap-to-layout-grid="false"/>
    </style:style>
    <style:style style:name="P349" style:family="paragraph" style:parent-style-name="Standard">
      <style:paragraph-properties style:snap-to-layout-grid="false"/>
    </style:style>
    <style:style style:name="P350" style:family="paragraph" style:parent-style-name="Standard">
      <style:paragraph-properties fo:margin-top="0cm" fo:margin-bottom="0cm" style:contextual-spacing="false" fo:text-indent="0cm" style:auto-text-indent="false" fo:break-before="page" style:snap-to-layout-grid="false"/>
    </style:style>
    <style:style style:name="P351" style:family="paragraph" style:parent-style-name="Standard">
      <style:paragraph-properties fo:margin-left="1.164cm" style:line-height-at-least="0.564cm" style:snap-to-layout-grid="false"/>
    </style:style>
    <style:style style:name="P352" style:family="paragraph" style:parent-style-name="Standard">
      <style:paragraph-properties style:line-height-at-least="0.564cm" style:snap-to-layout-grid="false"/>
    </style:style>
    <style:style style:name="P353" style:family="paragraph" style:parent-style-name="Standard" style:list-style-name="WWNum5">
      <style:paragraph-properties style:line-height-at-least="0.564cm" style:vertical-align="baseline" style:snap-to-layout-grid="false">
        <style:tab-stops/>
      </style:paragraph-properties>
    </style:style>
    <style:style style:name="P354" style:family="paragraph" style:parent-style-name="Standard">
      <style:paragraph-properties style:line-height-at-least="0.564cm" fo:text-align="center" style:justify-single-word="false" style:snap-to-layout-grid="false"/>
    </style:style>
    <style:style style:name="P355" style:family="paragraph" style:parent-style-name="Standard">
      <style:paragraph-properties style:line-height-at-least="0.564cm" fo:text-indent="10.331cm" style:auto-text-indent="false" style:snap-to-layout-grid="false"/>
      <style:text-properties fo:font-weight="bold" style:font-name-asian="標楷體1" style:font-weight-asian="bold"/>
    </style:style>
    <style:style style:name="P356" style:family="paragraph" style:parent-style-name="Standard">
      <style:paragraph-properties fo:text-align="center" style:justify-single-word="false"/>
      <style:text-properties fo:font-weight="bold" style:font-name-asian="標楷體1" style:font-weight-asian="bold"/>
    </style:style>
    <style:style style:name="P357" style:family="paragraph" style:parent-style-name="Standard">
      <style:paragraph-properties fo:orphans="2" fo:widows="2"/>
      <style:text-properties fo:font-weight="bold" style:letter-kerning="false" style:font-name-asian="標楷體1" style:font-weight-asian="bold" style:font-weight-complex="bold"/>
    </style:style>
    <style:style style:name="P358" style:family="paragraph" style:parent-style-name="Standard">
      <style:paragraph-properties fo:margin-left="1.27cm" fo:margin-top="0cm" fo:margin-bottom="0cm" style:contextual-spacing="false" fo:line-height="0.635cm" fo:text-align="center" style:justify-single-word="false" fo:text-indent="-1.27cm" style:auto-text-indent="false" fo:break-before="page"/>
    </style:style>
    <style:style style:name="P359" style:family="paragraph" style:parent-style-name="Standard">
      <style:paragraph-properties fo:line-height="0.635cm" fo:text-align="center" style:justify-single-word="false"/>
    </style:style>
    <style:style style:name="P360" style:family="paragraph" style:parent-style-name="Standard">
      <style:paragraph-properties fo:margin-left="1.185cm" fo:line-height="0.635cm" fo:text-align="justify" style:justify-single-word="false" fo:text-indent="-1.185cm" style:auto-text-indent="false"/>
    </style:style>
    <style:style style:name="P361" style:family="paragraph" style:parent-style-name="Standard">
      <style:paragraph-properties fo:margin-left="1.272cm" fo:margin-top="0cm" fo:margin-bottom="0.423cm" style:contextual-spacing="false" fo:line-height="0.635cm" fo:text-align="justify" style:justify-single-word="false" fo:text-indent="-1.272cm" style:auto-text-indent="false"/>
    </style:style>
    <style:style style:name="P362" style:family="paragraph" style:parent-style-name="Standard">
      <style:paragraph-properties fo:margin-left="1.27cm" fo:line-height="0.635cm" fo:text-align="justify" style:justify-single-word="false" fo:text-indent="-1.27cm" style:auto-text-indent="false"/>
    </style:style>
    <style:style style:name="P363" style:family="paragraph" style:parent-style-name="Standard">
      <style:paragraph-properties fo:line-height="0.635cm" fo:text-align="justify" style:justify-single-word="false"/>
    </style:style>
    <style:style style:name="P364" style:family="paragraph" style:parent-style-name="Standard">
      <style:paragraph-properties fo:line-height="0.635cm" fo:text-align="justify" fo:text-align-last="justify" style:justify-single-word="false"/>
    </style:style>
    <style:style style:name="P365" style:family="paragraph" style:parent-style-name="Standard">
      <style:paragraph-properties fo:margin-left="1.185cm" fo:line-height="0.635cm" fo:text-align="end" style:justify-single-word="false" fo:text-indent="11.091cm" style:auto-text-indent="false"/>
    </style:style>
    <style:style style:name="P366" style:family="paragraph" style:parent-style-name="Standard">
      <style:paragraph-properties fo:text-align="justify" fo:text-align-last="justify" style:justify-single-word="false"/>
    </style:style>
    <style:style style:name="P367" style:family="paragraph" style:parent-style-name="Standard">
      <style:paragraph-properties fo:line-height="0.388cm" fo:text-align="center" style:justify-single-word="false"/>
    </style:style>
    <style:style style:name="P368" style:family="paragraph" style:parent-style-name="Standard">
      <style:paragraph-properties fo:line-height="0.776cm" fo:text-align="center" style:justify-single-word="false"/>
    </style:style>
    <style:style style:name="P369" style:family="paragraph" style:parent-style-name="Standard">
      <style:paragraph-properties fo:orphans="2" fo:widows="2"/>
      <style:text-properties style:letter-kerning="false" style:font-name-asian="標楷體1"/>
    </style:style>
    <style:style style:name="P370" style:family="paragraph" style:parent-style-name="Standard">
      <style:paragraph-properties fo:text-align="justify" style:justify-single-word="false" fo:orphans="2" fo:widows="2"/>
      <style:text-properties style:letter-kerning="false" style:font-name-asian="標楷體1"/>
    </style:style>
    <style:style style:name="P371" style:family="paragraph" style:parent-style-name="Standard">
      <style:paragraph-properties fo:text-align="justify" style:justify-single-word="false" fo:orphans="2" fo:widows="2"/>
      <style:text-properties style:letter-kerning="false" style:font-name-asian="標楷體1" style:font-weight-complex="bold"/>
    </style:style>
    <style:style style:name="P372" style:family="paragraph" style:parent-style-name="Standard">
      <style:paragraph-properties fo:text-align="center" style:justify-single-word="false" fo:orphans="2" fo:widows="2"/>
      <style:text-properties style:letter-kerning="false" style:font-name-asian="標楷體1" style:font-weight-complex="bold"/>
    </style:style>
    <style:style style:name="P373" style:family="paragraph" style:parent-style-name="Standard">
      <style:paragraph-properties fo:text-align="center" style:justify-single-word="false" fo:orphans="2" fo:widows="2"/>
      <style:text-properties style:letter-kerning="false" style:font-name-asian="標楷體1"/>
    </style:style>
    <style:style style:name="P374" style:family="paragraph" style:parent-style-name="Standard">
      <style:paragraph-properties fo:line-height="0.706cm" fo:orphans="2" fo:widows="2"/>
      <style:text-properties style:letter-kerning="false" style:font-name-asian="標楷體1"/>
    </style:style>
    <style:style style:name="P375" style:family="paragraph" style:parent-style-name="Standard">
      <style:paragraph-properties fo:line-height="0.706cm" fo:text-align="center" style:justify-single-word="false" fo:orphans="2" fo:widows="2"/>
      <style:text-properties style:letter-kerning="false" style:font-name-asian="標楷體1"/>
    </style:style>
    <style:style style:name="P376" style:family="paragraph" style:parent-style-name="Standard">
      <style:paragraph-properties fo:line-height="0.706cm" fo:text-align="end" style:justify-single-word="false" fo:orphans="2" fo:widows="2"/>
      <style:text-properties style:letter-kerning="false" style:font-name-asian="標楷體1"/>
    </style:style>
    <style:style style:name="P377" style:family="paragraph" style:parent-style-name="Standard">
      <style:paragraph-properties fo:margin-top="0cm" fo:margin-bottom="0.318cm" style:contextual-spacing="false"/>
    </style:style>
    <style:style style:name="P378" style:family="paragraph" style:parent-style-name="Standard">
      <style:paragraph-properties fo:margin-left="0.501cm"/>
    </style:style>
    <style:style style:name="P379" style:family="paragraph" style:parent-style-name="Standard">
      <style:paragraph-properties fo:margin-top="0cm" fo:margin-bottom="0.423cm" style:contextual-spacing="false"/>
    </style:style>
    <style:style style:name="P380" style:family="paragraph" style:parent-style-name="Standard">
      <style:text-properties style:font-name="標楷體" style:text-underline-style="solid" style:text-underline-width="auto" style:text-underline-color="font-color" fo:font-weight="bold" style:font-name-asian="標楷體1" style:font-weight-asian="bold" style:font-weight-complex="bold"/>
    </style:style>
    <style:style style:name="P381" style:family="paragraph" style:parent-style-name="Standard">
      <style:paragraph-properties fo:margin-left="1.483cm" fo:margin-top="0cm" fo:margin-bottom="0.282cm" style:contextual-spacing="false" style:line-height-at-least="0cm" fo:text-align="center" style:justify-single-word="false" fo:text-indent="-1.483cm" style:auto-text-indent="false"/>
      <style:text-properties fo:font-size="28pt" fo:font-weight="bold" style:font-name-asian="標楷體1" style:font-size-asian="28pt" style:font-weight-asian="bold" style:font-size-complex="28pt"/>
    </style:style>
    <style:style style:name="P382" style:family="paragraph" style:parent-style-name="Standard">
      <style:paragraph-properties style:line-height-at-least="0.811cm" style:snap-to-layout-grid="false"/>
    </style:style>
    <style:style style:name="P383" style:family="paragraph" style:parent-style-name="Standard">
      <style:paragraph-properties style:line-height-at-least="0.811cm" fo:text-align="center" style:justify-single-word="false" style:snap-to-layout-grid="false"/>
    </style:style>
    <style:style style:name="P384" style:family="paragraph" style:parent-style-name="Standard">
      <style:paragraph-properties fo:orphans="2" fo:widows="2"/>
      <style:text-properties fo:letter-spacing="0.035cm" style:font-name-asian="標楷體1"/>
    </style:style>
    <style:style style:name="P385" style:family="paragraph" style:parent-style-name="Standard">
      <style:paragraph-properties fo:margin-left="1.231cm" fo:line-height="0.6cm" fo:text-align="center" style:justify-single-word="false" fo:text-indent="-1.231cm" style:auto-text-indent="false" style:snap-to-layout-grid="false"/>
    </style:style>
    <style:style style:name="P386" style:family="paragraph" style:parent-style-name="Standard">
      <style:paragraph-properties fo:margin-left="1.231cm" fo:margin-top="0.318cm" fo:margin-bottom="0cm" style:contextual-spacing="false" fo:line-height="0.6cm" fo:text-align="center" style:justify-single-word="false" fo:text-indent="-1.231cm" style:auto-text-indent="false" style:snap-to-layout-grid="false"/>
    </style:style>
    <style:style style:name="P387" style:family="paragraph" style:parent-style-name="Standard">
      <style:paragraph-properties fo:margin-top="0.318cm" fo:margin-bottom="0cm" style:contextual-spacing="false" fo:line-height="0.6cm" fo:text-align="center" style:justify-single-word="false" style:snap-to-layout-grid="false"/>
    </style:style>
    <style:style style:name="P388" style:family="paragraph" style:parent-style-name="Standard">
      <style:paragraph-properties fo:line-height="0.6cm" fo:text-align="center" style:justify-single-word="false"/>
    </style:style>
    <style:style style:name="P389" style:family="paragraph" style:parent-style-name="Standard">
      <style:paragraph-properties fo:margin-left="0.004cm" fo:line-height="0.6cm" fo:text-align="justify" style:justify-single-word="false" style:snap-to-layout-grid="false"/>
    </style:style>
    <style:style style:name="P390" style:family="paragraph" style:parent-style-name="Standard">
      <style:paragraph-properties fo:margin-left="0.004cm" fo:margin-top="0.318cm" fo:margin-bottom="0cm" style:contextual-spacing="false" fo:line-height="0.6cm" fo:text-align="justify" style:justify-single-word="false" style:snap-to-layout-grid="false"/>
    </style:style>
    <style:style style:name="P391" style:family="paragraph" style:parent-style-name="Standard">
      <style:paragraph-properties fo:margin-left="1.482cm" fo:line-height="0.6cm" fo:text-align="justify" style:justify-single-word="false" style:snap-to-layout-grid="false"/>
    </style:style>
    <style:style style:name="P392" style:family="paragraph" style:parent-style-name="Standard">
      <style:paragraph-properties fo:line-height="0.6cm" fo:text-align="justify" style:justify-single-word="false" style:snap-to-layout-grid="false"/>
    </style:style>
    <style:style style:name="P393" style:family="paragraph" style:parent-style-name="Standard">
      <style:paragraph-properties fo:margin-top="0.318cm" fo:margin-bottom="0cm" style:contextual-spacing="false" fo:line-height="0.6cm" fo:text-align="justify" style:justify-single-word="false" style:snap-to-layout-grid="false"/>
    </style:style>
    <style:style style:name="P394" style:family="paragraph" style:parent-style-name="Standard">
      <style:paragraph-properties fo:line-height="0.6cm" fo:text-align="justify" style:justify-single-word="false" fo:text-indent="1.482cm" style:auto-text-indent="false" style:snap-to-layout-grid="false"/>
    </style:style>
    <style:style style:name="P395" style:family="paragraph" style:parent-style-name="Standard">
      <style:paragraph-properties fo:line-height="0.6cm" fo:text-align="justify" style:justify-single-word="false"/>
    </style:style>
    <style:style style:name="P396" style:family="paragraph" style:parent-style-name="Standard">
      <style:paragraph-properties fo:margin-top="0.318cm" fo:margin-bottom="0cm" style:contextual-spacing="false" fo:line-height="0.6cm" style:snap-to-layout-grid="false"/>
    </style:style>
    <style:style style:name="P397" style:family="paragraph" style:parent-style-name="Standard">
      <style:paragraph-properties fo:margin-top="0.494cm" fo:margin-bottom="0cm" style:contextual-spacing="false" fo:line-height="0.6cm"/>
    </style:style>
    <style:style style:name="P398" style:family="paragraph" style:parent-style-name="Standard">
      <style:paragraph-properties fo:margin-left="0.318cm" fo:line-height="0.6cm"/>
    </style:style>
    <style:style style:name="P399" style:family="paragraph" style:parent-style-name="Standard">
      <style:paragraph-properties fo:margin-top="0.318cm" fo:margin-bottom="0.318cm" style:contextual-spacing="false" fo:line-height="0.6cm"/>
    </style:style>
    <style:style style:name="P400" style:family="paragraph" style:parent-style-name="Standard" style:list-style-name="WWNum15">
      <style:paragraph-properties style:snap-to-layout-grid="false"/>
    </style:style>
    <style:style style:name="P401" style:family="paragraph" style:parent-style-name="Standard" style:master-page-name="Converted9">
      <style:paragraph-properties style:page-number="auto"/>
    </style:style>
    <style:style style:name="P402" style:family="paragraph" style:parent-style-name="Standard" style:master-page-name="Converted10">
      <style:paragraph-properties style:page-number="auto"/>
    </style:style>
    <style:style style:name="P403" style:family="paragraph" style:parent-style-name="樣式3">
      <style:paragraph-properties fo:margin-top="0cm" fo:margin-bottom="0cm" style:contextual-spacing="false" fo:break-before="page"/>
    </style:style>
    <style:style style:name="P404" style:family="paragraph" style:parent-style-name="樣式3" style:list-style-name="WWNum16">
      <style:paragraph-properties fo:margin-top="0cm" fo:margin-bottom="0cm" style:contextual-spacing="false" fo:break-before="page"/>
    </style:style>
    <style:style style:name="P405" style:family="paragraph" style:parent-style-name="樣式3">
      <style:paragraph-properties fo:margin-top="0cm" fo:margin-bottom="0.635cm" style:contextual-spacing="false" fo:line-height="0.706cm" fo:text-align="justify" style:justify-single-word="false" fo:break-before="page"/>
    </style:style>
    <style:style style:name="P406" style:family="paragraph" style:parent-style-name="樣式3" style:master-page-name="Converted7">
      <style:paragraph-properties style:page-number="auto"/>
    </style:style>
    <style:style style:name="P407" style:family="paragraph" style:parent-style-name="樣式3" style:master-page-name="Converted8">
      <style:paragraph-properties style:page-number="auto"/>
    </style:style>
    <style:style style:name="P408" style:family="paragraph">
      <loext:graphic-properties draw:fill="none"/>
      <style:paragraph-properties fo:text-align="start"/>
      <style:text-properties fo:font-size="12pt"/>
    </style:style>
    <style:style style:name="P409" style:family="paragraph">
      <style:paragraph-properties fo:margin-left="0cm" fo:margin-right="0cm" fo:margin-top="0cm" fo:margin-bottom="0cm" fo:line-height="100%" fo:text-align="start" fo:text-indent="0cm"/>
      <style:text-properties fo:font-size="12pt"/>
    </style:style>
    <style:style style:name="P410" style:family="paragraph">
      <loext:graphic-properties draw:fill="none"/>
      <style:paragraph-properties fo:margin-left="0cm" fo:margin-right="0cm" fo:margin-top="0cm" fo:margin-bottom="0cm" fo:line-height="100%" fo:text-align="start" fo:text-indent="0cm" style:writing-mode="lr-tb"/>
      <style:text-properties fo:font-size="12pt"/>
    </style:style>
    <style:style style:name="P411" style:family="paragraph">
      <loext:graphic-properties draw:fill="none"/>
      <style:paragraph-properties fo:text-align="start"/>
    </style:style>
    <style:style style:name="P412" style:family="paragraph">
      <style:paragraph-properties fo:margin-left="0cm" fo:margin-right="0cm" fo:margin-top="0cm" fo:margin-bottom="0cm" fo:line-height="100%" fo:text-align="start" fo:text-indent="0cm"/>
    </style:style>
    <style:style style:name="P413" style:family="paragraph">
      <loext:graphic-properties draw:fill="none"/>
      <style:paragraph-properties fo:margin-left="0cm" fo:margin-right="0cm" fo:margin-top="0cm" fo:margin-bottom="0cm" fo:line-height="100%" fo:text-align="start" fo:text-indent="0cm" style:writing-mode="lr-tb"/>
    </style:style>
    <style:style style:name="P414" style:family="paragraph">
      <loext:graphic-properties draw:fill="solid" draw:fill-color="#ffffff"/>
      <style:paragraph-properties fo:text-align="start"/>
      <style:text-properties fo:font-size="18pt"/>
    </style:style>
    <style:style style:name="T1" style:family="text">
      <style:text-properties fo:font-size="22pt" fo:font-weight="bold" style:font-name-asian="標楷體1" style:font-size-asian="22pt" style:font-weight-asian="bold" style:font-size-complex="22pt" style:font-weight-complex="bold"/>
    </style:style>
    <style:style style:name="T2" style:family="text">
      <style:text-properties fo:font-size="22pt" style:font-name-asian="標楷體1" style:font-size-asian="22pt"/>
    </style:style>
    <style:style style:name="T3" style:family="text">
      <style:text-properties fo:font-size="18pt" style:font-name-asian="標楷體1" style:font-size-asian="18pt"/>
    </style:style>
    <style:style style:name="T4" style:family="text">
      <style:text-properties fo:font-size="18pt" fo:font-weight="bold" style:font-name-asian="標楷體1" style:font-size-asian="18pt" style:font-weight-asian="bold" style:font-size-complex="18pt"/>
    </style:style>
    <style:style style:name="T5" style:family="text">
      <style:text-properties fo:font-size="18pt" fo:font-weight="bold" style:font-name-asian="標楷體1" style:font-size-asian="18pt" style:font-weight-asian="bold" style:font-size-complex="18pt" style:font-weight-complex="bold"/>
    </style:style>
    <style:style style:name="T6" style:family="text">
      <style:text-properties style:use-window-font-color="true" loext:opacity="0%" style:font-name="Times New Roman" fo:font-size="14pt" style:font-size-asian="14pt" style:font-name-complex="Times New Roman1" style:font-size-complex="14pt"/>
    </style:style>
    <style:style style:name="T7" style:family="text">
      <style:text-properties style:use-window-font-color="true" loext:opacity="0%" style:font-name="Times New Roman" fo:font-size="14pt" style:text-underline-style="solid" style:text-underline-width="auto" style:text-underline-color="font-color" style:font-size-asian="14pt" style:font-name-complex="Times New Roman1" style:font-size-complex="14pt"/>
    </style:style>
    <style:style style:name="T8" style:family="text">
      <style:text-properties style:use-window-font-color="true" loext:opacity="0%" style:font-name="Times New Roman" fo:font-size="14pt" fo:letter-spacing="0.025cm" style:font-size-asian="14pt" style:font-name-complex="Times New Roman1" style:font-size-complex="14pt"/>
    </style:style>
    <style:style style:name="T9" style:family="text">
      <style:text-properties style:use-window-font-color="true" loext:opacity="0%" style:font-name="Times New Roman" style:text-underline-style="solid" style:text-underline-width="auto" style:text-underline-color="font-color" style:font-name-complex="Times New Roman1"/>
    </style:style>
    <style:style style:name="T10" style:family="text">
      <style:text-properties style:use-window-font-color="true" loext:opacity="0%" style:font-name="Times New Roman" style:letter-kerning="true" style:font-name-asian="標楷體1"/>
    </style:style>
    <style:style style:name="T11" style:family="text">
      <style:text-properties style:use-window-font-color="true" loext:opacity="0%" style:font-name="Times New Roman"/>
    </style:style>
    <style:style style:name="T12" style:family="text">
      <style:text-properties style:use-window-font-color="true" loext:opacity="0%" style:font-name="Times New Roman" fo:letter-spacing="-0.025cm"/>
    </style:style>
    <style:style style:name="T13" style:family="text">
      <style:text-properties style:use-window-font-color="true" loext:opacity="0%" fo:font-size="14pt" style:font-name-asian="標楷體1" style:font-size-asian="14pt"/>
    </style:style>
    <style:style style:name="T14" style:family="text">
      <style:text-properties fo:font-size="14pt" style:font-name-asian="標楷體1" style:font-size-asian="14pt"/>
    </style:style>
    <style:style style:name="T15" style:family="text">
      <style:text-properties fo:font-size="14pt" style:font-name-asian="標楷體1" style:font-size-asian="14pt" style:font-size-complex="14pt"/>
    </style:style>
    <style:style style:name="T16" style:family="text">
      <style:text-properties fo:font-size="14pt" style:font-name-asian="標楷體1" style:font-size-asian="14pt" style:font-size-complex="14pt" text:display="true"/>
    </style:style>
    <style:style style:name="T17" style:family="text">
      <style:text-properties fo:font-size="14pt" style:text-underline-style="solid" style:text-underline-width="auto" style:text-underline-color="font-color" style:font-size-asian="14pt" style:font-size-complex="14pt"/>
    </style:style>
    <style:style style:name="T18" style:family="text">
      <style:text-properties fo:font-size="14pt" style:text-underline-style="solid" style:text-underline-width="auto" style:text-underline-color="font-color" style:font-name-asian="標楷體1" style:font-size-asian="14pt"/>
    </style:style>
    <style:style style:name="T19" style:family="text">
      <style:text-properties fo:font-size="14pt" style:text-underline-style="solid" style:text-underline-width="auto" style:text-underline-color="font-color" style:font-name-asian="標楷體1" style:font-size-asian="14pt" style:font-size-complex="14pt"/>
    </style:style>
    <style:style style:name="T20" style:family="text">
      <style:text-properties fo:font-size="14pt" style:letter-kerning="false" style:font-name-asian="標楷體1" style:font-size-asian="14pt" style:font-size-complex="14pt"/>
    </style:style>
    <style:style style:name="T21" style:family="text">
      <style:text-properties fo:font-size="14pt" fo:letter-spacing="0.021cm" style:font-name-asian="標楷體1" style:font-size-asian="14pt" style:font-size-complex="14pt"/>
    </style:style>
    <style:style style:name="T22" style:family="text">
      <style:text-properties fo:font-size="14pt" fo:letter-spacing="0.021cm" fo:font-weight="bold" style:font-name-asian="標楷體1" style:font-size-asian="14pt" style:font-weight-asian="bold" style:font-size-complex="14pt"/>
    </style:style>
    <style:style style:name="T23" style:family="text">
      <style:text-properties fo:font-size="14pt" fo:font-weight="bold" style:font-name-asian="標楷體1" style:font-size-asian="14pt" style:font-weight-asian="bold"/>
    </style:style>
    <style:style style:name="T24" style:family="text">
      <style:text-properties fo:font-size="14pt" fo:font-weight="bold" style:font-name-asian="標楷體1" style:font-size-asian="14pt" style:font-weight-asian="bold" style:font-size-complex="14pt"/>
    </style:style>
    <style:style style:name="T25" style:family="text">
      <style:text-properties fo:font-size="14pt" fo:font-weight="bold" style:font-name-asian="標楷體1" style:font-size-asian="14pt" style:font-weight-asian="bold" style:font-size-complex="14pt" style:font-weight-complex="bold"/>
    </style:style>
    <style:style style:name="T26" style:family="text">
      <style:text-properties fo:font-size="14pt" fo:font-weight="bold" style:font-name-asian="標楷體1" style:font-size-asian="14pt" style:font-weight-asian="bold" style:font-weight-complex="bold"/>
    </style:style>
    <style:style style:name="T27" style:family="text">
      <style:text-properties fo:font-size="14pt" fo:letter-spacing="-0.035cm" style:font-name-asian="標楷體1" style:font-size-asian="14pt"/>
    </style:style>
    <style:style style:name="T28" style:family="text">
      <style:text-properties style:font-name-asian="標楷體1"/>
    </style:style>
    <style:style style:name="T29" style:family="text">
      <style:text-properties style:font-name-asian="標楷體1" style:font-size-complex="12pt"/>
    </style:style>
    <style:style style:name="T30" style:family="text">
      <style:text-properties style:font-name-asian="標楷體1" style:font-size-complex="10pt"/>
    </style:style>
    <style:style style:name="T31" style:family="text">
      <style:text-properties style:font-name-asian="標楷體1" style:font-size-complex="16pt"/>
    </style:style>
    <style:style style:name="T32" style:family="text">
      <style:text-properties style:font-name-asian="標楷體1" style:font-size-complex="6.5pt"/>
    </style:style>
    <style:style style:name="T33" style:family="text">
      <style:text-properties style:font-name-asian="標楷體1" style:font-size-complex="14pt"/>
    </style:style>
    <style:style style:name="T34" style:family="text">
      <style:text-properties style:font-name-asian="標楷體1" style:font-size-complex="14pt" style:font-weight-complex="bold"/>
    </style:style>
    <style:style style:name="T35" style:family="text">
      <style:text-properties style:font-name-asian="標楷體1" style:font-weight-complex="bold"/>
    </style:style>
    <style:style style:name="T36" style:family="text">
      <style:text-properties style:font-name="Calibri" fo:font-size="14pt" style:font-name-asian="標楷體1" style:font-size-asian="14pt" style:font-name-complex="F" style:font-size-complex="14pt"/>
    </style:style>
    <style:style style:name="T37" style:family="text">
      <style:text-properties fo:font-size="20pt" style:font-name-asian="標楷體1" style:font-size-asian="20pt"/>
    </style:style>
    <style:style style:name="T38" style:family="text">
      <style:text-properties fo:font-size="20pt" style:font-name-asian="標楷體1" style:font-size-asian="20pt" style:font-size-complex="20pt"/>
    </style:style>
    <style:style style:name="T39" style:family="text">
      <style:text-properties fo:font-size="20pt" style:font-name-asian="標楷體1" style:font-size-asian="20pt" style:font-size-complex="16pt" style:font-weight-complex="bold"/>
    </style:style>
    <style:style style:name="T40" style:family="text">
      <style:text-properties fo:font-size="20pt" style:letter-kerning="false" style:font-name-asian="標楷體1" style:font-size-asian="20pt" style:font-size-complex="20pt"/>
    </style:style>
    <style:style style:name="T41" style:family="text">
      <style:text-properties style:font-name="Times New Roman"/>
    </style:style>
    <style:style style:name="T42" style:family="text">
      <style:text-properties style:font-name="Times New Roman" style:font-name-complex="Times New Roman1"/>
    </style:style>
    <style:style style:name="T43" style:family="text">
      <style:text-properties style:font-name="Times New Roman" fo:font-size="15pt" style:font-size-asian="15pt" style:font-name-complex="Times New Roman1"/>
    </style:style>
    <style:style style:name="T44" style:family="text">
      <style:text-properties style:font-name="Times New Roman" fo:font-size="15pt" fo:letter-spacing="0.053cm" style:letter-kerning="false" style:font-size-asian="15pt" style:font-name-complex="Times New Roman1"/>
    </style:style>
    <style:style style:name="T45" style:family="text">
      <style:text-properties style:font-name="Times New Roman" fo:font-size="12pt" style:font-size-asian="12pt"/>
    </style:style>
    <style:style style:name="T46" style:family="text">
      <style:text-properties style:font-name="Times New Roman" fo:font-size="16pt" style:font-size-asian="16pt"/>
    </style:style>
    <style:style style:name="T47" style:family="text">
      <style:text-properties style:font-name="Times New Roman" fo:font-size="16pt" style:font-size-asian="16pt" style:font-name-complex="Times New Roman1"/>
    </style:style>
    <style:style style:name="T48" style:family="text">
      <style:text-properties style:font-name="Times New Roman" style:letter-kerning="false" style:font-name-complex="Times New Roman1"/>
    </style:style>
    <style:style style:name="T49" style:family="text">
      <style:text-properties style:font-name="Times New Roman" fo:letter-spacing="0.035cm" style:font-name-complex="Times New Roman1"/>
    </style:style>
    <style:style style:name="T50" style:family="text">
      <style:text-properties style:font-name="Times New Roman" fo:font-weight="bold" style:font-weight-asian="bold" style:font-name-complex="Times New Roman1"/>
    </style:style>
    <style:style style:name="T51" style:family="text">
      <style:text-properties style:font-name="標楷體" fo:font-size="14pt" style:font-name-asian="標楷體1" style:font-size-asian="14pt"/>
    </style:style>
    <style:style style:name="T52" style:family="text">
      <style:text-properties style:font-name="標楷體" fo:font-size="14pt" style:font-name-asian="標楷體1" style:font-size-asian="14pt" style:font-size-complex="14pt"/>
    </style:style>
    <style:style style:name="T53" style:family="text">
      <style:text-properties style:font-name="標楷體" fo:font-size="14pt" style:text-underline-style="solid" style:text-underline-width="auto" style:text-underline-color="font-color" style:font-name-asian="標楷體1" style:font-size-asian="14pt"/>
    </style:style>
    <style:style style:name="T54" style:family="text">
      <style:text-properties style:font-name="標楷體" fo:font-size="14pt" style:text-underline-style="solid" style:text-underline-width="auto" style:text-underline-color="font-color" style:font-name-asian="標楷體1" style:font-size-asian="14pt" style:font-size-complex="14pt"/>
    </style:style>
    <style:style style:name="T55" style:family="text">
      <style:text-properties style:font-name="標楷體" fo:font-size="14pt" fo:font-style="italic" style:text-underline-style="solid" style:text-underline-width="auto" style:text-underline-color="font-color" fo:font-weight="bold" style:font-name-asian="標楷體1" style:font-size-asian="14pt" style:font-style-asian="italic" style:font-weight-asian="bold" style:font-size-complex="14pt" style:font-style-complex="italic" style:font-weight-complex="bold"/>
    </style:style>
    <style:style style:name="T56" style:family="text">
      <style:text-properties style:font-name="標楷體" fo:font-size="13pt" style:font-name-asian="標楷體1" style:font-size-asian="13pt" style:font-size-complex="13pt"/>
    </style:style>
    <style:style style:name="T57" style:family="text">
      <style:text-properties style:font-name="標楷體" style:font-name-asian="標楷體1"/>
    </style:style>
    <style:style style:name="T58" style:family="text">
      <style:text-properties style:font-name="標楷體" style:text-underline-style="solid" style:text-underline-width="auto" style:text-underline-color="font-color" fo:font-weight="bold" style:font-name-asian="標楷體1" style:font-weight-asian="bold" style:font-weight-complex="bold"/>
    </style:style>
    <style:style style:name="T59" style:family="text">
      <style:text-properties style:font-name="標楷體" fo:font-weight="bold" style:font-name-asian="標楷體1" style:font-weight-asian="bold" style:font-weight-complex="bold"/>
    </style:style>
    <style:style style:name="T60" style:family="text">
      <style:text-properties fo:background-color="transparent" loext:char-shading-value="0"/>
    </style:style>
    <style:style style:name="T61" style:family="text">
      <style:text-properties style:font-name="Cambria Math" style:font-name-asian="標楷體1" style:font-name-complex="Cambria Math1"/>
    </style:style>
    <style:style style:name="T62" style:family="text">
      <style:text-properties fo:font-size="16pt" style:font-name-asian="標楷體1" style:font-size-asian="16pt"/>
    </style:style>
    <style:style style:name="T63" style:family="text">
      <style:text-properties fo:font-size="16pt" style:font-name-asian="標楷體1" style:font-size-asian="16pt" style:font-size-complex="16pt"/>
    </style:style>
    <style:style style:name="T64" style:family="text">
      <style:text-properties fo:font-size="16pt" style:text-underline-style="solid" style:text-underline-width="auto" style:text-underline-color="font-color" style:font-name-asian="標楷體1" style:font-size-asian="16pt" style:font-size-complex="16pt"/>
    </style:style>
    <style:style style:name="T65" style:family="text">
      <style:text-properties fo:font-size="11pt" style:font-name-asian="標楷體1" style:font-size-asian="11pt"/>
    </style:style>
    <style:style style:name="T66" style:family="text">
      <style:text-properties fo:font-size="11pt" style:font-name-asian="標楷體1" style:font-size-asian="11pt" style:font-size-complex="11pt"/>
    </style:style>
    <style:style style:name="T67" style:family="text">
      <style:text-properties fo:font-size="11pt" style:font-name-asian="標楷體1" style:font-size-asian="11pt" style:font-size-complex="10pt"/>
    </style:style>
    <style:style style:name="T68" style:family="text">
      <style:text-properties fo:font-size="11pt" style:letter-kerning="true" style:font-name-asian="標楷體1" style:font-size-asian="11pt"/>
    </style:style>
    <style:style style:name="T69" style:family="text">
      <style:text-properties fo:font-size="11pt" style:letter-kerning="false" style:font-name-asian="標楷體1" style:font-size-asian="11pt" style:font-size-complex="11pt"/>
    </style:style>
    <style:style style:name="T70" style:family="text">
      <style:text-properties fo:font-size="11pt" style:letter-kerning="false" style:font-name-asian="標楷體1" style:font-size-asian="11pt" style:font-weight-complex="bold"/>
    </style:style>
    <style:style style:name="T71" style:family="text">
      <style:text-properties fo:font-size="11pt" fo:letter-spacing="-0.011cm" style:font-name-asian="標楷體1" style:font-size-asian="11pt"/>
    </style:style>
    <style:style style:name="T72" style:family="text">
      <style:text-properties fo:font-size="11pt" fo:letter-spacing="-0.011cm" style:font-name-asian="標楷體1" style:font-size-asian="11pt" style:font-size-complex="11pt"/>
    </style:style>
    <style:style style:name="T73" style:family="text">
      <style:text-properties fo:font-size="11pt" fo:letter-spacing="-0.028cm" style:font-name-asian="標楷體1" style:font-size-asian="11pt"/>
    </style:style>
    <style:style style:name="T74" style:family="text">
      <style:text-properties fo:font-size="11pt" fo:letter-spacing="0.042cm" style:font-name-asian="標楷體1" style:font-size-asian="11pt" style:font-size-complex="11pt"/>
    </style:style>
    <style:style style:name="T75" style:family="text">
      <style:text-properties fo:font-size="11pt" fo:letter-spacing="-0.018cm" style:letter-kerning="false" style:font-name-asian="標楷體1" style:font-size-asian="11pt"/>
    </style:style>
    <style:style style:name="T76" style:family="text">
      <style:text-properties fo:font-size="11pt" fo:letter-spacing="-0.018cm" style:text-underline-style="solid" style:text-underline-width="auto" style:text-underline-color="font-color" fo:font-weight="bold" style:letter-kerning="false" style:font-name-asian="標楷體1" style:font-size-asian="11pt" style:font-weight-asian="bold"/>
    </style:style>
    <style:style style:name="T77" style:family="text">
      <style:text-properties fo:letter-spacing="-0.035cm" style:font-name-asian="標楷體1"/>
    </style:style>
    <style:style style:name="T78" style:family="text">
      <style:text-properties fo:font-size="10pt" style:font-name-asian="標楷體1" style:font-size-asian="10pt"/>
    </style:style>
    <style:style style:name="T79" style:family="text">
      <style:text-properties fo:font-size="10pt" style:font-name-asian="標楷體1" style:font-size-asian="10pt" style:font-size-complex="10pt"/>
    </style:style>
    <style:style style:name="T80" style:family="text">
      <style:text-properties fo:font-size="10pt" style:font-name-asian="標楷體1" style:font-size-asian="10pt" style:font-weight-complex="bold"/>
    </style:style>
    <style:style style:name="T81" style:family="text">
      <style:text-properties fo:font-size="10pt" fo:letter-spacing="-0.018cm" style:font-name-asian="標楷體1" style:font-size-asian="10pt" style:font-size-complex="10pt"/>
    </style:style>
    <style:style style:name="T82" style:family="text">
      <style:text-properties fo:font-size="10pt" fo:letter-spacing="-0.018cm" style:letter-kerning="false" style:font-name-asian="標楷體1" style:font-size-asian="10pt"/>
    </style:style>
    <style:style style:name="T83" style:family="text">
      <style:text-properties fo:font-size="10pt" fo:letter-spacing="0.035cm" style:font-name-asian="標楷體1" style:font-size-asian="10pt" style:font-size-complex="10pt"/>
    </style:style>
    <style:style style:name="T84" style:family="text">
      <style:text-properties fo:font-size="10pt" fo:font-weight="bold" style:font-name-asian="標楷體1" style:font-size-asian="10pt" style:font-weight-asian="bold"/>
    </style:style>
    <style:style style:name="T85" style:family="text">
      <style:text-properties fo:font-size="10pt" style:letter-kerning="false" style:font-name-asian="標楷體1" style:font-size-asian="10pt" style:font-size-complex="10pt"/>
    </style:style>
    <style:style style:name="T86" style:family="text">
      <style:text-properties fo:font-size="12pt" style:font-size-asian="12pt" style:font-size-complex="12pt"/>
    </style:style>
    <style:style style:name="T87" style:family="text">
      <style:text-properties fo:font-size="12pt" fo:font-weight="bold" style:font-name-asian="標楷體1" style:font-size-asian="12pt" style:font-weight-asian="bold" style:font-weight-complex="bold"/>
    </style:style>
    <style:style style:name="T88" style:family="text">
      <style:text-properties fo:font-size="12pt" style:font-name-asian="標楷體1" style:font-size-asian="12pt" style:font-size-complex="12pt"/>
    </style:style>
    <style:style style:name="T89" style:family="text">
      <style:text-properties fo:color="#000000" loext:opacity="100%" style:font-name="標楷體" fo:font-size="14pt" style:font-name-asian="標楷體1" style:font-size-asian="14pt">
        <loext:char-complex-color loext:theme-type="dark1" loext:color-type="theme"/>
      </style:text-properties>
    </style:style>
    <style:style style:name="T90" style:family="text">
      <style:text-properties fo:color="#000000" loext:opacity="100%" style:font-name-asian="標楷體1">
        <loext:char-complex-color loext:theme-type="dark1" loext:color-type="theme"/>
      </style:text-properties>
    </style:style>
    <style:style style:name="T91" style:family="text">
      <style:text-properties fo:color="#000000" loext:opacity="100%" style:text-underline-style="solid" style:text-underline-width="auto" style:text-underline-color="font-color" style:font-name-asian="標楷體1">
        <loext:char-complex-color loext:theme-type="dark1" loext:color-type="theme"/>
      </style:text-properties>
    </style:style>
    <style:style style:name="T92" style:family="text">
      <style:text-properties fo:color="#ff0000" loext:opacity="100%" style:font-name="標楷體" fo:font-size="10pt" style:font-name-asian="標楷體1" style:font-size-asian="10pt" style:font-size-complex="14pt"/>
    </style:style>
    <style:style style:name="T93" style:family="text">
      <style:text-properties style:letter-kerning="false" style:font-name-asian="標楷體1"/>
    </style:style>
    <style:style style:name="T94" style:family="text">
      <style:text-properties style:letter-kerning="false" style:font-name-asian="標楷體1" style:font-size-complex="10pt"/>
    </style:style>
    <style:style style:name="T95" style:family="text">
      <style:text-properties style:letter-kerning="false" style:font-name-asian="標楷體1" style:font-weight-complex="bold"/>
    </style:style>
    <style:style style:name="T96" style:family="text">
      <style:text-properties style:letter-kerning="false" style:font-name-asian="標楷體1" style:font-name-complex="DFKaiShu-SB-Estd-BF"/>
    </style:style>
    <style:style style:name="T97" style:family="text">
      <style:text-properties style:letter-kerning="false" style:font-name-asian="標楷體1" style:font-name-complex="TimesNewRomanPSMT"/>
    </style:style>
    <style:style style:name="T98" style:family="text">
      <style:text-properties fo:letter-spacing="-0.018cm" style:font-name-asian="標楷體1"/>
    </style:style>
    <style:style style:name="T99" style:family="text">
      <style:text-properties fo:letter-spacing="-0.018cm" style:letter-kerning="false" style:font-name-asian="標楷體1"/>
    </style:style>
    <style:style style:name="T100" style:family="text">
      <style:text-properties fo:letter-spacing="0.035cm" style:font-name-asian="標楷體1"/>
    </style:style>
    <style:style style:name="T101" style:family="text">
      <style:text-properties style:font-name="Wingdings" style:font-name-asian="Wingdings1" style:font-name-complex="Wingdings1"/>
    </style:style>
    <style:style style:name="T102" style:family="text">
      <style:text-properties style:letter-kerning="true" style:font-name-asian="標楷體1" style:font-size-complex="12pt"/>
    </style:style>
    <style:style style:name="T103" style:family="text">
      <style:text-properties style:text-underline-style="solid" style:text-underline-width="auto" style:text-underline-color="font-color" fo:font-weight="bold" style:font-name-asian="標楷體1" style:font-weight-asian="bold" style:font-weight-complex="bold"/>
    </style:style>
    <style:style style:name="T104" style:family="text">
      <style:text-properties style:text-underline-style="solid" style:text-underline-width="auto" style:text-underline-color="font-color" style:font-name-asian="標楷體1"/>
    </style:style>
    <style:style style:name="T105" style:family="text">
      <style:text-properties fo:font-weight="bold" style:font-name-asian="標楷體1" style:font-weight-asian="bold"/>
    </style:style>
    <style:style style:name="T106" style:family="text">
      <style:text-properties fo:font-weight="bold" style:font-name-asian="標楷體1" style:font-weight-asian="bold" style:font-weight-complex="bold"/>
    </style:style>
    <style:style style:name="T107" style:family="text">
      <style:text-properties fo:font-weight="bold" style:font-weight-asian="bold"/>
    </style:style>
    <style:style style:name="T108" style:family="text">
      <style:text-properties fo:font-weight="bold" style:letter-kerning="false" style:font-name-asian="標楷體1" style:font-weight-asian="bold" style:font-weight-complex="bold"/>
    </style:style>
    <style:style style:name="T109" style:family="text">
      <style:text-properties fo:background-color="#ffffff" loext:char-shading-value="0" style:font-name-asian="標楷體1"/>
    </style:style>
    <style:style style:name="T110" style:family="text">
      <style:text-properties fo:letter-spacing="-0.039cm" style:font-name-asian="標楷體1"/>
    </style:style>
    <style:style style:name="T111" style:family="text">
      <style:text-properties fo:letter-spacing="0.212cm" style:letter-kerning="false" style:font-name-asian="標楷體1"/>
    </style:style>
    <style:style style:name="T112" style:family="text">
      <style:text-properties fo:letter-spacing="0.071cm" style:letter-kerning="false" style:font-name-asian="標楷體1"/>
    </style:style>
    <style:style style:name="T113" style:family="text">
      <style:text-properties fo:letter-spacing="0.021cm" style:font-name-asian="標楷體1"/>
    </style:style>
    <style:style style:name="T114" style:family="text">
      <style:text-properties fo:letter-spacing="0.021cm" fo:font-weight="bold" style:font-name-asian="標楷體1" style:font-weight-asian="bold"/>
    </style:style>
    <style:style style:name="T115" style:family="text">
      <style:text-properties fo:font-size="13pt" style:font-name-asian="標楷體1" style:font-size-asian="13pt" style:font-size-complex="13pt"/>
    </style:style>
    <style:style style:name="T116" style:family="text">
      <style:text-properties fo:font-size="13pt" style:letter-kerning="false" style:font-name-asian="標楷體1" style:font-size-asian="13pt"/>
    </style:style>
    <style:style style:name="T117" style:family="text">
      <style:text-properties style:text-position="super 58%" fo:font-weight="bold" style:letter-kerning="false" style:font-name-asian="標楷體1" style:font-weight-asian="bold" style:font-weight-complex="bold"/>
    </style:style>
    <style:style style:name="T118" style:family="text">
      <style:text-properties style:text-position="super 58%" style:letter-kerning="false" style:font-name-asian="標楷體1"/>
    </style:style>
    <style:style style:name="T119" style:family="text">
      <style:text-properties fo:font-size="13.5pt" fo:font-weight="bold" style:letter-kerning="false" style:font-name-asian="標楷體1" style:font-size-asian="13.5pt" style:font-weight-asian="bold" style:font-name-complex="新細明體1" style:font-size-complex="13.5pt" style:font-weight-complex="bold"/>
    </style:style>
    <style:style style:name="T120" style:family="text">
      <style:text-properties fo:font-size="13.5pt" style:letter-kerning="false" style:font-name-asian="標楷體1" style:font-size-asian="13.5pt" style:font-name-complex="新細明體1" style:font-size-complex="13.5pt"/>
    </style:style>
    <style:style style:name="T121" style:family="text">
      <style:text-properties fo:font-size="24pt" fo:font-weight="bold" style:font-name-asian="標楷體1" style:font-size-asian="24pt" style:font-weight-asian="bold" style:font-size-complex="24pt"/>
    </style:style>
    <style:style style:name="T122" style:family="text">
      <style:text-properties fo:font-size="28pt" fo:font-weight="bold" style:font-name-asian="標楷體1" style:font-size-asian="28pt" style:font-weight-asian="bold" style:font-size-complex="28pt"/>
    </style:style>
    <style:style style:name="T123" style:family="text">
      <style:text-properties fo:font-variant="normal" fo:text-transform="none" style:use-window-font-color="true" loext:opacity="0%" style:text-outline="fals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2" style:family="graphic" style:parent-style-name="Frame">
      <style:graphic-properties fo:margin-left="0.318cm" fo:margin-right="0.318cm" fo:margin-top="0cm" fo:margin-bottom="0cm" style:vertical-pos="from-top" style:vertical-rel="page-content" style:horizontal-pos="from-left" style:horizontal-rel="page-content" draw:opacity="0%" fo:padding="0cm" fo:border="none" style:flow-with-text="true" draw:wrap-influence-on-position="once-concurrent" loext:allow-overlap="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marker-end="msArrowOvalEnd_20_5" draw:marker-end-width="0.21cm" draw:marker-end-center="true" draw:stroke-linejoin="round" draw:fill="none" loext:fill-use-slide-background="false" draw:textarea-horizontal-align="justify" draw:textarea-vertical-align="top" draw:auto-grow-height="false" draw:fit-to-size="false" style:shrink-to-fit="false" fo:padding-top="0.125cm" fo:padding-bottom="0.125cm" fo:padding-left="0.25cm" fo:padding-right="0.25cm" fo:wrap-option="wrap" loext:decorative="false" style:run-through="foreground"/>
    </style:style>
    <style:style style:name="gr3" style:family="graphic">
      <style:graphic-properties draw:stroke="none" svg:stroke-width="0cm" draw:fill="none" loext:fill-use-slide-background="false" draw:textarea-horizontal-align="justify" draw:textarea-vertical-align="top" draw:auto-grow-height="false" draw:fit-to-size="false" style:shrink-to-fit="false" fo:min-height="0.861cm" fo:min-width="0.691cm" fo:padding-top="0cm" fo:padding-bottom="0cm" fo:padding-left="0.254cm" fo:padding-right="0.254cm" fo:wrap-option="wrap" style:writing-mode="lr-tb" loext:decorative="false" style:run-through="foreground"/>
      <style:paragraph-properties style:writing-mode="lr-tb"/>
    </style:style>
    <style:style style:name="gr4" style:family="graphic">
      <style:graphic-properties draw:stroke="none" svg:stroke-width="0cm" draw:fill="none" loext:fill-use-slide-background="false" draw:textarea-horizontal-align="justify" draw:textarea-vertical-align="top" draw:auto-grow-height="false" draw:fit-to-size="false" style:shrink-to-fit="false" fo:min-height="0.861cm" fo:min-width="0.55cm" fo:padding-top="0cm" fo:padding-bottom="0cm" fo:padding-left="0.254cm" fo:padding-right="0.254cm" fo:wrap-option="wrap" style:writing-mode="lr-tb" loext:decorative="false" style:run-through="foreground"/>
      <style:paragraph-properties style:writing-mode="lr-tb"/>
    </style:style>
    <style:style style:name="gr5" style:family="graphic">
      <style:graphic-properties style:writing-mode="lr-tb" loext:decorative="false" style:run-through="foreground"/>
    </style:style>
    <style:style style:name="gr6" style:family="graphic">
      <style:graphic-properties draw:stroke="none" svg:stroke-width="0cm" draw:fill="none" loext:fill-use-slide-background="false" draw:textarea-horizontal-align="justify" draw:textarea-vertical-align="top" draw:auto-grow-height="false" draw:fit-to-size="false" style:shrink-to-fit="false" fo:min-height="0.861cm" fo:min-width="0.651cm" fo:padding-top="0cm" fo:padding-bottom="0cm" fo:padding-left="0.254cm" fo:padding-right="0.254cm" fo:wrap-option="wrap" style:writing-mode="lr-tb" loext:decorative="false" style:run-through="foreground"/>
      <style:paragraph-properties style:writing-mode="lr-tb"/>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22.165cm" fo:min-width="17.803cm" fo:padding-top="0.127cm" fo:padding-bottom="0.127cm" fo:padding-left="0.254cm" fo:padding-right="0.254cm" fo:wrap-option="wrap" loext:decorative="false" fo:margin-left="0cm" fo:margin-right="0.053cm" fo:margin-top="0cm" fo:margin-bottom="0.072cm" style:run-through="foreground" style:vertical-pos="top" style:vertical-rel="baseline" style:horizontal-pos="from-left" style:horizontal-rel="paragraph" draw:wrap-influence-on-position="once-concurrent" loext:allow-overlap="true" style:flow-with-text="false"/>
    </style:style>
    <style:style style:name="gr8" style:family="graphic" style:parent-style-name="Frame">
      <style:graphic-properties draw:stroke="solid" svg:stroke-width="0.026cm" svg:stroke-color="#000000" draw:stroke-linejoin="miter" draw:fill="solid" draw:fill-color="#ffffff" draw:textarea-vertical-align="top" draw:auto-grow-height="false" fo:min-height="22.031cm" fo:min-width="16.24cm" fo:padding-top="0.127cm" fo:padding-bottom="0.127cm" fo:padding-left="0.254cm" fo:padding-right="0.254cm" fo:wrap-option="wrap" loext:decorative="false" fo:margin-left="0cm" fo:margin-right="0.028cm" fo:margin-top="0cm" fo:margin-bottom="0.048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格1" table:style-name="表格1">
        <table:table-column table:style-name="表格1.A"/>
        <table:table-row table:style-name="表格1.1">
          <table:table-cell table:style-name="表格1.A1" office:value-type="string">
            <text:p text:style-name="P1" loext:marker-style-name="T1"><text:span text:style-name="T1">智慧醫療產學聯盟計畫申請書</text:span><text:span text:style-name="T1"/></text:p>
            <text:p text:style-name="P28" loext:marker-style-name="T3"/>
            <text:p text:style-name="P28" loext:marker-style-name="T3"/>
            <text:p text:style-name="P28" loext:marker-style-name="T3"/>
            <text:p text:style-name="P28" loext:marker-style-name="T3"/>
            <text:p text:style-name="P35" loext:marker-style-name="T7"><text:span text:style-name="T6">計畫名稱：</text:span><text:span text:style-name="T7"> <text:s text:c="44"/></text:span></text:p>
            <text:p text:style-name="P38" loext:marker-style-name="T6"/>
            <text:p text:style-name="P38" loext:marker-style-name="T6"/>
            <text:p text:style-name="P38" loext:marker-style-name="T6"/>
            <text:p text:style-name="P38" loext:marker-style-name="T6"/>
            <text:p text:style-name="P36" loext:marker-style-name="T6"><text:span text:style-name="T8">全程執行期限：</text:span><text:span text:style-name="T6">自</text:span><text:span text:style-name="T7"> <text:s text:c="2"/></text:span><text:span text:style-name="T6">年</text:span><text:span text:style-name="T7"> <text:s text:c="2"/></text:span><text:span text:style-name="T6">月</text:span><text:span text:style-name="T7"> <text:s text:c="2"/></text:span><text:span text:style-name="T6">日 起 至</text:span><text:span text:style-name="T7"> <text:s text:c="2"/></text:span><text:span text:style-name="T6">年</text:span><text:span text:style-name="T7"> <text:s text:c="2"/></text:span><text:span text:style-name="T6">月</text:span><text:span text:style-name="T7"> <text:s text:c="2"/></text:span><text:span text:style-name="T6">日</text:span></text:p>
            <text:p text:style-name="P37" loext:marker-style-name="T6"><text:span text:style-name="T6">第</text:span><text:span text:style-name="T7"> <text:s text:c="2"/></text:span><text:span text:style-name="T6">年執行期限：自</text:span><text:span text:style-name="T7"> <text:s text:c="2"/></text:span><text:span text:style-name="T6">年</text:span><text:span text:style-name="T7"> <text:s text:c="2"/></text:span><text:span text:style-name="T6">月</text:span><text:span text:style-name="T7"> <text:s text:c="2"/></text:span><text:span text:style-name="T6">日 起 至</text:span><text:span text:style-name="T7"> <text:s text:c="2"/></text:span><text:span text:style-name="T6">年</text:span><text:span text:style-name="T7"> <text:s text:c="2"/></text:span><text:span text:style-name="T6">月</text:span><text:span text:style-name="T7"> <text:s text:c="2"/></text:span><text:span text:style-name="T6">日</text:span></text:p>
            <text:p text:style-name="P37" loext:marker-style-name="T6"><text:span text:style-name="T6">申請機構（單位）：</text:span><text:span text:style-name="T7"> <text:s text:c="36"/></text:span></text:p>
            <text:p text:style-name="P37" loext:marker-style-name="T6"><text:span text:style-name="T6">合作企業：</text:span><text:span text:style-name="T7"> <text:s text:c="44"/></text:span></text:p>
            <text:p text:style-name="P37" loext:marker-style-name="T9"><text:span text:style-name="T6">主 持 人：</text:span><text:span text:style-name="T7"> <text:s text:c="44"/></text:span></text:p>
            <text:p text:style-name="P30" loext:marker-style-name="T15"/>
            <text:p text:style-name="P30" loext:marker-style-name="T15"/>
            <text:p text:style-name="P30" loext:marker-style-name="T15"/>
            <text:p text:style-name="P30" loext:marker-style-name="T15"/>
            <text:p text:style-name="P30" loext:marker-style-name="T15"/>
            <text:p text:style-name="P4" loext:marker-style-name="T15"><text:span text:style-name="T15">中華民國</text:span><text:span text:style-name="T17"> <text:s text:c="4"/></text:span><text:span text:style-name="T15">年</text:span><text:span text:style-name="T17"> <text:s text:c="4"/></text:span><text:span text:style-name="T15">月</text:span><text:span text:style-name="T17"> <text:s text:c="4"/></text:span><text:span text:style-name="T15">日</text:span></text:p>
            <text:p text:style-name="P29" loext:marker-style-name="T5"/>
          </table:table-cell>
        </table:table-row>
      </table:table>
      <text:p text:style-name="P141" loext:marker-style-name="T5"/>
      <text:p text:style-name="P156" loext:marker-style-name="T5"><text:span text:style-name="T5">目錄</text:span><text:span text:style-name="T5"/></text:p>
      <text:p text:style-name="P40" loext:marker-style-name="T13"/>
      <text:table-of-content text:style-name="Sect1" text:protected="true" text:name="目次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 loext:marker-style-name="T36"><text:a xlink:type="simple" xlink:href="#_Toc189733813" text:style-name="Index_20_Link" text:visited-style-name="Index_20_Link"><text:span text:style-name="T15">計畫主持人聲明書</text:span><text:span text:style-name="T16"><text:tab/>2</text:span></text:a></text:p>
          <text:p text:style-name="P67" loext:marker-style-name="T36"><text:a xlink:type="simple" xlink:href="#_Toc189733814" text:style-name="Index_20_Link" text:visited-style-name="Index_20_Link"><text:span text:style-name="T15">切結書</text:span><text:span text:style-name="T16"><text:tab/>3</text:span></text:a></text:p>
          <text:p text:style-name="P67" loext:marker-style-name="T36"><text:a xlink:type="simple" xlink:href="#_Toc189733815" text:style-name="Index_20_Link" text:visited-style-name="Index_20_Link"><text:span text:style-name="T15">計畫主持人及共同主持人利益迴避聲明書</text:span><text:span text:style-name="T16"><text:tab/>5</text:span></text:a></text:p>
          <text:p text:style-name="P67" loext:marker-style-name="T36"><text:a xlink:type="simple" xlink:href="#_Toc189733816" text:style-name="Index_20_Link" text:visited-style-name="Index_20_Link"><text:span text:style-name="T15">合作企業參與合作計畫意願書</text:span><text:span text:style-name="T16"><text:tab/>6</text:span></text:a></text:p>
          <text:p text:style-name="P67" loext:marker-style-name="T36"><text:a xlink:type="simple" xlink:href="#_Toc189733817" text:style-name="Index_20_Link" text:visited-style-name="Index_20_Link"><text:span text:style-name="T15">合作企業參與合作計畫經費承諾書</text:span><text:span text:style-name="T16"><text:tab/>7</text:span></text:a></text:p>
          <text:p text:style-name="P67" loext:marker-style-name="T36"><text:a xlink:type="simple" xlink:href="#_Toc189733818" text:style-name="Index_20_Link" text:visited-style-name="Index_20_Link"><text:span text:style-name="T15">合作企業基本資料</text:span><text:span text:style-name="T16"><text:tab/>8</text:span></text:a></text:p>
          <text:p text:style-name="P67" loext:marker-style-name="T36"><text:a xlink:type="simple" xlink:href="#_Toc189733819" text:style-name="Index_20_Link" text:visited-style-name="Index_20_Link"><text:span text:style-name="T15">一、基本資料</text:span><text:span text:style-name="T16"><text:tab/>10</text:span></text:a></text:p>
          <text:p text:style-name="P67" loext:marker-style-name="T36"><text:a xlink:type="simple" xlink:href="#_Toc189733820" text:style-name="Index_20_Link" text:visited-style-name="Index_20_Link"><text:span text:style-name="T15">二、本計畫中英文摘要</text:span><text:span text:style-name="T16"><text:tab/>11</text:span></text:a></text:p>
          <text:p text:style-name="P67" loext:marker-style-name="T36"><text:a xlink:type="simple" xlink:href="#_Toc189733821" text:style-name="Index_20_Link" text:visited-style-name="Index_20_Link"><text:span text:style-name="T15">三、計畫內容</text:span><text:span text:style-name="T16"><text:tab/>12</text:span></text:a></text:p>
          <text:p text:style-name="P67" loext:marker-style-name="T36"><text:a xlink:type="simple" xlink:href="#_Toc189733822" text:style-name="Index_20_Link" text:visited-style-name="Index_20_Link"><text:span text:style-name="T15">四、研究計畫經費</text:span><text:span text:style-name="T16"><text:tab/>13</text:span></text:a></text:p>
          <text:p text:style-name="P67" loext:marker-style-name="T36"><text:a xlink:type="simple" xlink:href="#_Toc189733823" text:style-name="Index_20_Link" text:visited-style-name="Index_20_Link"><text:span text:style-name="T15">五、主要研究人力</text:span><text:span text:style-name="T16"><text:tab/>15</text:span></text:a></text:p>
          <text:p text:style-name="P67" loext:marker-style-name="T36"><text:a xlink:type="simple" xlink:href="#_Toc189733824" text:style-name="Index_20_Link" text:visited-style-name="Index_20_Link"><text:span text:style-name="T15">六、研究人力費</text:span><text:span text:style-name="T16"><text:tab/>16</text:span></text:a></text:p>
          <text:p text:style-name="P67" loext:marker-style-name="T36"><text:a xlink:type="simple" xlink:href="#_Toc189733825" text:style-name="Index_20_Link" text:visited-style-name="Index_20_Link"><text:span text:style-name="T15">七、耗材、物品、圖書及雜項費用</text:span><text:span text:style-name="T16"><text:tab/>19</text:span></text:a></text:p>
          <text:p text:style-name="P67" loext:marker-style-name="T36"><text:a xlink:type="simple" xlink:href="#_Toc189733826" text:style-name="Index_20_Link" text:visited-style-name="Index_20_Link"><text:span text:style-name="T15">八、研究設備費</text:span><text:span text:style-name="T16"><text:tab/>20</text:span></text:a></text:p>
          <text:p text:style-name="P67" loext:marker-style-name="T36"><text:a xlink:type="simple" xlink:href="#_Toc189733827" text:style-name="Index_20_Link" text:visited-style-name="Index_20_Link"><text:span text:style-name="T15">九、國外學者專家來臺</text:span><text:span text:style-name="T20">費用</text:span><text:span text:style-name="T16"><text:tab/>24</text:span></text:a></text:p>
          <text:p text:style-name="P67" loext:marker-style-name="T36"><text:a xlink:type="simple" xlink:href="#_Toc189733828" text:style-name="Index_20_Link" text:visited-style-name="Index_20_Link"><text:span text:style-name="T15">十、國外差旅費</text:span><text:span text:style-name="T16"><text:tab/>25</text:span></text:a></text:p>
          <text:p text:style-name="P67" loext:marker-style-name="T36"><text:a xlink:type="simple" xlink:href="#_Toc189733829" text:style-name="Index_20_Link" text:visited-style-name="Index_20_Link"><text:span text:style-name="T15">十一、計畫工作預定進度</text:span><text:span text:style-name="T16"><text:tab/>26</text:span></text:a></text:p>
          <text:p text:style-name="P67" loext:marker-style-name="T36"><text:a xlink:type="simple" xlink:href="#_Toc189733830" text:style-name="Index_20_Link" text:visited-style-name="Index_20_Link"><text:span text:style-name="T15">十二、計畫查核點說明</text:span><text:span text:style-name="T16"><text:tab/>27</text:span></text:a></text:p>
          <text:p text:style-name="P67" loext:marker-style-name="T36"><text:a xlink:type="simple" xlink:href="#_Toc189733831" text:style-name="Index_20_Link" text:visited-style-name="Index_20_Link"><text:span text:style-name="T15">十三、預估研發成果及績效說明</text:span><text:span text:style-name="T16"><text:tab/>28</text:span></text:a></text:p>
          <text:p text:style-name="P67" loext:marker-style-name="T36"><text:a xlink:type="simple" xlink:href="#_Toc189733832" text:style-name="Index_20_Link" text:visited-style-name="Index_20_Link"><text:span text:style-name="T15">十四、近五年內執行之研究計畫</text:span><text:span text:style-name="T16"><text:tab/>30</text:span></text:a></text:p>
          <text:p text:style-name="P67" loext:marker-style-name="T36"><text:a xlink:type="simple" xlink:href="#_Toc189733833" text:style-name="Index_20_Link" text:visited-style-name="Index_20_Link"><text:span text:style-name="T15">附件一、合作企業相關證件資料</text:span><text:span text:style-name="T16"><text:tab/>32</text:span></text:a></text:p>
          <text:p text:style-name="P67" loext:marker-style-name="T36"><text:a xlink:type="simple" xlink:href="#_Toc189733834" text:style-name="Index_20_Link" text:visited-style-name="Index_20_Link"><text:span text:style-name="T15">附件二：合作企業提供設備供計畫使用之相關評價資料</text:span><text:span text:style-name="T16"><text:tab/>33</text:span></text:a></text:p>
          <text:p text:style-name="P67" loext:marker-style-name="T36"><text:a xlink:type="simple" xlink:href="#_Toc189733835" text:style-name="Index_20_Link" text:visited-style-name="Index_20_Link"><text:span text:style-name="T15">附件三：合作企業承諾提供設備清冊</text:span><text:span text:style-name="T16"><text:tab/>35</text:span></text:a></text:p>
          <text:p text:style-name="P67" loext:marker-style-name="T36"><text:a xlink:type="simple" xlink:href="#_Toc189733836" text:style-name="Index_20_Link" text:visited-style-name="Index_20_Link"><text:span text:style-name="T15">附件四、研發成果推廣之管理</text:span><text:span text:style-name="T16"><text:tab/>36</text:span></text:a></text:p>
          <text:p text:style-name="P67" loext:marker-style-name="T36"><text:a xlink:type="simple" xlink:href="#_Toc189733837" text:style-name="Index_20_Link" text:visited-style-name="Index_20_Link"><text:span text:style-name="T15">附件五、國家科學及技術委員會個人資料表使用說明</text:span><text:span text:style-name="T16"><text:tab/>37</text:span></text:a></text:p>
          <text:p text:style-name="P67" loext:marker-style-name="T36"><text:a xlink:type="simple" xlink:href="#_Toc189733838" text:style-name="Index_20_Link" text:visited-style-name="Index_20_Link"><text:span text:style-name="T15">附件六、國家科學及技術委員會個人資料表</text:span><text:span text:style-name="T16"><text:tab/>38</text:span></text:a></text:p>
        </text:index-body>
      </text:table-of-content>
      <text:p text:style-name="P67"/>
      <text:p text:style-name="P142" loext:marker-style-name="T5"/>
      <text:p text:style-name="P128" loext:marker-style-name="T37"><text:span text:style-name="T37">國家科學及技術委員會補助智慧醫療產學聯盟計畫</text:span><text:span text:style-name="T37"/></text:p>
      <text:h text:style-name="樣式1" text:outline-level="1" loext:marker-style-name="T42"><text:bookmark-start text:name="_Toc189733813"/><text:span text:style-name="T42">計畫主持人聲明書</text:span><text:bookmark-end text:name="_Toc189733813"/><text:span text:style-name="T42"/></text:h>
      <text:p text:style-name="P224" loext:marker-style-name="T2"><text:soft-page-break/><draw:custom-shape text:anchor-type="as-char" draw:z-index="0" draw:name="Rectangle 45" draw:style-name="gr8" draw:text-style-name="P414" svg:width="16.747cm" svg:height="22.284cm"><text:p text:style-name="P77" loext:marker-style-name="T51"><text:span text:style-name="T51">本智慧醫療產學聯盟計畫申請補助之內容，並未向貴會或其他機關（含國內外、大陸及港澳地區）重複申請補助，且本計畫申請書內容及提供之各項資料，皆與本人現況、事實相符，並絕無侵害他人專利權、著作權、商標權或營業秘密等相關智慧財產權，如有不實情事，本人願負一切責任。特此聲明，以茲為憑。</text:span><text:span text:style-name="T51"/></text:p><text:p text:style-name="Frame_20_contents" loext:marker-style-name="T51"><text:span text:style-name="T51"><text:s text:c="5"/></text:span><text:span text:style-name="T51"/></text:p><text:p text:style-name="P78" loext:marker-style-name="T51"><text:span text:style-name="T51">此致</text:span><text:span text:style-name="T51"/></text:p><text:p text:style-name="Frame_20_contents" loext:marker-style-name="T51"><text:span text:style-name="T51"><text:s text:c="2"/>國家科學及技術委員會</text:span><text:span text:style-name="T51"/></text:p><text:p text:style-name="P79" loext:marker-style-name="T51"/><text:p text:style-name="P79" loext:marker-style-name="T51"/><text:p text:style-name="P79" loext:marker-style-name="T51"/><text:p text:style-name="P79" loext:marker-style-name="T51"/><text:p text:style-name="P79" loext:marker-style-name="T51"/><text:p text:style-name="Frame_20_contents" loext:marker-style-name="T51"><text:span text:style-name="T51">總計畫主持人（申請人）： <text:s/></text:span><text:span text:style-name="T51"/></text:p><text:p text:style-name="P79" loext:marker-style-name="T51"/><text:p text:style-name="P83" loext:marker-style-name="T51"><text:span text:style-name="T51">中 華 民 國 <text:s text:c="2"/>___ <text:s text:c="2"/>年 <text:s text:c="2"/>___ <text:s text:c="2"/>月 <text:s text:c="2"/>___ <text:s/>日</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 loext:marker-style-name="T37"><text:span text:style-name="T37">國家科學及技術委員會補助智慧醫療產學聯盟計畫</text:span><text:span text:style-name="T37"/></text:p>
      <text:h text:style-name="Heading_20_1" text:outline-level="1" loext:marker-style-name="T60"><text:bookmark-start text:name="_Toc122603010"/><text:bookmark-start text:name="_Toc189733814"/><text:soft-page-break/><text:span text:style-name="T60">切結書</text:span><text:bookmark-end text:name="_Toc122603010"/><text:bookmark-end text:name="_Toc189733814"/><text:span text:style-name="T60"/></text:h>
      <table:table table:name="表格2" table:style-name="表格2">
        <table:table-column table:style-name="表格2.A"/>
        <table:table-row table:style-name="表格2.1">
          <table:table-cell table:style-name="表格2.A1" office:value-type="string">
            <text:p text:style-name="P5" loext:marker-style-name="T14"><text:span text:style-name="T14">_____________________________（機構名稱）申請國家科學及技術委員會「智慧醫療產學聯盟計畫」，申請名冊所列____件申請案計畫主持人資格經審查均符合國家科學及技術委員會補助專題研究計畫作業要點第三點規定。特立此切結為憑，如有不實，願繳回該計畫主持人之計畫全部補助款並無異議接受貴部之處分，且負一切法律責任。</text:span><text:span text:style-name="T14"/></text:p>
            <text:p text:style-name="P31" loext:marker-style-name="T14"/>
            <text:p text:style-name="P6" loext:marker-style-name="T14"><text:span text:style-name="T14">此致</text:span><text:span text:style-name="T14"/></text:p>
            <text:p text:style-name="P5" loext:marker-style-name="T14"><text:span text:style-name="T14"><text:s text:c="2"/>國家科學及技術委員會</text:span><text:span text:style-name="T14"/></text:p>
            <text:p text:style-name="P32" loext:marker-style-name="T14"/>
            <text:p text:style-name="P32" loext:marker-style-name="T14"/>
            <text:p text:style-name="P5" loext:marker-style-name="T14"><text:span text:style-name="T14">申請機構：_____________________(請加蓋關防) </text:span><text:span text:style-name="T14"/></text:p>
            <text:p text:style-name="P5" loext:marker-style-name="T14"><text:span text:style-name="T14">代表人：_______________________(簽章) </text:span><text:span text:style-name="T14"/></text:p>
            <text:p text:style-name="P5" loext:marker-style-name="T14"><text:span text:style-name="T14">(申請機構首長)</text:span><text:span text:style-name="T14"/></text:p>
            <text:p text:style-name="P32" loext:marker-style-name="T14"/>
            <text:p text:style-name="P32" loext:marker-style-name="T14"/>
            <text:p text:style-name="P2" loext:marker-style-name="T14"><text:span text:style-name="T14">中 華 民 國 <text:s text:c="2"/>___ <text:s text:c="2"/>年 <text:s text:c="2"/>___ <text:s text:c="2"/>月 <text:s text:c="2"/>___ <text:s/>日</text:span><text:span text:style-name="T14"/></text:p>
            <text:p text:style-name="P34" loext:marker-style-name="T2"/>
          </table:table-cell>
        </table:table-row>
      </table:table>
      <text:p text:style-name="P130" loext:marker-style-name="T37"><text:span text:style-name="T37">國家科學及技術委員會 智慧醫療產學聯盟計畫申請名冊</text:span><text:span text:style-name="T37"/></text:p>
      <text:p text:style-name="Standard" loext:marker-style-name="T14"><text:span text:style-name="T14">計畫歸屬：</text:span><text:span text:style-name="T14"/></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column table:style-name="表格3.H"/>
        <table:table-row table:style-name="表格3.1">
          <table:table-cell table:style-name="表格3.A1" office:value-type="string">
            <text:p text:style-name="P231" loext:marker-style-name="T14"><text:span text:style-name="T14">序號</text:span><text:span text:style-name="T14"/></text:p>
          </table:table-cell>
          <table:table-cell table:style-name="表格3.B1" office:value-type="string">
            <text:p text:style-name="P231" loext:marker-style-name="T14"><text:span text:style-name="T14">系所名稱</text:span><text:span text:style-name="T14"/></text:p>
          </table:table-cell>
          <table:table-cell table:style-name="表格3.B1" office:value-type="string">
            <text:p text:style-name="P231" loext:marker-style-name="T14"><text:span text:style-name="T14">姓名</text:span><text:span text:style-name="T14"/></text:p>
          </table:table-cell>
          <table:table-cell table:style-name="表格3.B1" office:value-type="string">
            <text:p text:style-name="P231" loext:marker-style-name="T14"><text:span text:style-name="T14">職稱</text:span><text:span text:style-name="T14"/></text:p>
          </table:table-cell>
          <table:table-cell table:style-name="表格3.B1" office:value-type="string">
            <text:p text:style-name="P231" loext:marker-style-name="T14"><text:span text:style-name="T14">學門代碼</text:span><text:span text:style-name="T14"/></text:p>
          </table:table-cell>
          <table:table-cell table:style-name="表格3.B1" office:value-type="string">
            <text:p text:style-name="P231" loext:marker-style-name="T14"><text:span text:style-name="T14">計畫名稱</text:span><text:span text:style-name="T14"/></text:p>
          </table:table-cell>
          <table:table-cell table:style-name="表格3.B1" office:value-type="string">
            <text:p text:style-name="P231" loext:marker-style-name="T14"><text:span text:style-name="T14">年齡</text:span><text:span text:style-name="T14"/></text:p>
          </table:table-cell>
          <table:table-cell table:style-name="表格3.H1" office:value-type="string">
            <text:p text:style-name="P231" loext:marker-style-name="T14"><text:span text:style-name="T14">備註</text:span><text:span text:style-name="T14"/></text:p>
          </table:table-cell>
        </table:table-row>
        <table:table-row table:style-name="表格3.2">
          <table:table-cell table:style-name="表格3.A2" office:value-type="string">
            <text:p text:style-name="P144" loext:marker-style-name="T14"/>
          </table:table-cell>
          <table:table-cell table:style-name="表格3.B2" office:value-type="string">
            <text:p text:style-name="P144" loext:marker-style-name="T14"/>
          </table:table-cell>
          <table:table-cell table:style-name="表格3.C2" office:value-type="string">
            <text:p text:style-name="P144" loext:marker-style-name="T14"/>
          </table:table-cell>
          <table:table-cell table:style-name="表格3.D2" office:value-type="string">
            <text:p text:style-name="P144" loext:marker-style-name="T14"/>
          </table:table-cell>
          <table:table-cell table:style-name="表格3.E2" office:value-type="string">
            <text:p text:style-name="P144" loext:marker-style-name="T14"/>
          </table:table-cell>
          <table:table-cell table:style-name="表格3.F2" office:value-type="string">
            <text:p text:style-name="P144" loext:marker-style-name="T14"/>
          </table:table-cell>
          <table:table-cell table:style-name="表格3.G2" office:value-type="string">
            <text:p text:style-name="P144" loext:marker-style-name="T14"/>
          </table:table-cell>
          <table:table-cell table:style-name="表格3.H2" office:value-type="string">
            <text:p text:style-name="P232" loext:marker-style-name="T14"><text:span text:style-name="T14">資格符合作業要點</text:span><text:span text:style-name="T14"/></text:p>
            <text:p text:style-name="P232" loext:marker-style-name="T14"><text:span text:style-name="T14">第三點第 <text:s/>項</text:span><text:span text:style-name="T14"/></text:p>
            <text:p text:style-name="P232" loext:marker-style-name="T14"><text:span text:style-name="T14">第 <text:s/>款第 <text:s/>目</text:span><text:span text:style-name="T14"/></text:p>
          </table:table-cell>
        </table:table-row>
      </table:table>
      <text:p text:style-name="Standard" loext:marker-style-name="T14"><text:span text:style-name="T14">合計：____件。</text:span><text:span text:style-name="T14"/></text:p>
      <text:p text:style-name="Standard" loext:marker-style-name="T14"><text:span text:style-name="T14">承辦單位主管： <text:s text:c="26"/>人事主管： <text:s text:c="26"/>機構首長：</text:span><text:span text:style-name="T14"/></text:p>
      <text:p text:style-name="Standard" loext:marker-style-name="T28"><text:span text:style-name="T61">◎</text:span><text:span text:style-name="T28">本申請名冊係依「系所」＋「申請條碼」之順序排列。</text:span></text:p>
      <text:p text:style-name="P132" loext:marker-style-name="T37"><text:bookmark-start text:name="_Toc91760503"/><text:span text:style-name="T37">國家科學及技術委員會補助智慧醫療產學聯盟計畫</text:span><text:span text:style-name="T37"/></text:p>
      <text:h text:style-name="Heading_20_1" text:outline-level="1" loext:marker-style-name="T60"><text:bookmark-start text:name="_Toc122603012"/><text:bookmark-start text:name="_Toc189733815"/><text:span text:style-name="T60">計畫主持人及共同主持人利益迴避聲明書</text:span><text:bookmark-end text:name="_Toc122603012"/><text:bookmark-end text:name="_Toc189733815"/><text:bookmark-end text:name="_Toc91760503"/><text:span text:style-name="T60"/></text:h>
      <text:p text:style-name="P235" loext:marker-style-name="T63"/>
      <text:p text:style-name="P235" loext:marker-style-name="T63"/>
      <text:p text:style-name="P235" loext:marker-style-name="T63"/>
      <text:p text:style-name="P225" loext:marker-style-name="T63"><text:span text:style-name="T63">立聲明書人已詳閱並瞭解「國家科學及技術委員會補助產學合作研究計畫作業要點」（下稱作業要點）相關迴避規定。立聲明書人同意於申請國家科學及技術委員會智慧醫療產學聯盟計畫補助案件時，遵守作業要點相關迴避規定。</text:span><text:span text:style-name="T63"/></text:p>
      <text:p text:style-name="P236" loext:marker-style-name="T63"/>
      <text:p text:style-name="P238" loext:marker-style-name="T63"><text:span text:style-name="T63">特此聲明</text:span><text:span text:style-name="T63"/></text:p>
      <text:p text:style-name="P236" loext:marker-style-name="T63"/>
      <text:p text:style-name="P234" loext:marker-style-name="T63"/>
      <text:p text:style-name="Standard" loext:marker-style-name="T63"><text:span text:style-name="T63">立聲明書人簽名：</text:span><text:span text:style-name="T63"/></text:p>
      <text:p text:style-name="Standard" loext:marker-style-name="T63"><text:span text:style-name="T63">(計畫主持人及共同主持人)</text:span><text:span text:style-name="T63"/></text:p>
      <text:p text:style-name="P234" loext:marker-style-name="T63"/>
      <text:p text:style-name="P234" loext:marker-style-name="T63"/>
      <text:p text:style-name="P234" loext:marker-style-name="T63"/>
      <text:p text:style-name="P234" loext:marker-style-name="T63"/>
      <text:p text:style-name="P131" loext:marker-style-name="T63"><text:soft-page-break/><text:span text:style-name="T63">中 華 民 國 <text:s text:c="2"/>___ <text:s text:c="2"/>年 <text:s text:c="2"/>___ <text:s text:c="2"/>月 <text:s text:c="2"/>___ <text:s/>日</text:span><text:span text:style-name="T63"/></text:p>
      <text:p text:style-name="P135" loext:marker-style-name="T37"><text:span text:style-name="T37">國家科學及技術委員會補助智慧醫療產學聯盟計畫</text:span><text:span text:style-name="T37"/></text:p>
      <text:h text:style-name="Heading_20_1" text:outline-level="1" loext:marker-style-name="T60"><text:bookmark-start text:name="_Toc91760504"/><text:bookmark-start text:name="_Toc189733816"/><text:bookmark-start text:name="_Toc122603013"/><text:span text:style-name="T60">合作企業參與合作計畫意願書</text:span><text:bookmark-end text:name="_Toc91760504"/><text:bookmark-end text:name="_Toc189733816"/><text:bookmark-end text:name="_Toc122603013"/><text:span text:style-name="T60"/></text:h>
      <text:p text:style-name="P133" loext:marker-style-name="T65"><text:span text:style-name="T65">（※各合作企業應分別填列）</text:span><text:span text:style-name="T65"/></text:p>
      <table:table table:name="表格5" table:style-name="表格5">
        <table:table-column table:style-name="表格5.A"/>
        <table:table-row table:style-name="表格5.1">
          <table:table-cell table:style-name="表格5.A1" office:value-type="string">
            <text:p text:style-name="P7" loext:marker-style-name="T14"><text:span text:style-name="T14">本企業（名稱：__________________________________）參與智慧醫療產學聯盟計畫（名稱：____________________________，總計畫主持人：____________），並遵守下列事項：</text:span><text:span text:style-name="T14"/></text:p>
            <text:list text:style-name="WWNum4">
              <text:list-item>
                <text:p text:style-name="P8" loext:marker-style-name="T14"><text:span text:style-name="T14">本企業與(總)計畫主持人等合作，全程參與本研究計畫，並保證支付本研究計畫合作企業配合經費新臺幣__________元（不得少於案件總經費之50％），經費配置表如下：</text:span><text:span text:style-name="T14"/></text:p>
              </text:list-item>
            </text:list>
            <text:p text:style-name="P13" loext:marker-style-name="T28"><text:span text:style-name="T65">金額單位：新臺幣元</text:span><text:span text:style-name="T65"/></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office:value-type="string">
                  <text:p text:style-name="P263" loext:marker-style-name="T28"><text:span text:style-name="T28">經費項目</text:span><text:span text:style-name="T28"/></text:p>
                  <text:p text:style-name="P188" loext:marker-style-name="T28"/>
                  <text:p text:style-name="P239" loext:marker-style-name="T28"><text:span text:style-name="T28">年度</text:span><text:span text:style-name="T28"/></text:p>
                </table:table-cell>
                <table:table-cell table:style-name="表格4.A1" office:value-type="string">
                  <text:p text:style-name="P133" loext:marker-style-name="T77"><text:span text:style-name="T14">向國家科學及技術委員會申請補助款</text:span><text:span text:style-name="T27"/></text:p>
                </table:table-cell>
                <table:table-cell table:style-name="表格4.A1" office:value-type="string">
                  <text:p text:style-name="P133" loext:marker-style-name="T14"><text:span text:style-name="T14">合作企業配合款</text:span><text:span text:style-name="T14"/></text:p>
                </table:table-cell>
                <table:table-cell table:style-name="表格4.A1" office:value-type="string">
                  <text:p text:style-name="P133" loext:marker-style-name="T78"><text:span text:style-name="T14">全程總經費</text:span><text:span text:style-name="T78"/></text:p>
                </table:table-cell>
              </table:table-row>
              <table:table-row table:style-name="表格4.2">
                <table:table-cell table:style-name="表格4.A1" office:value-type="string">
                  <text:p text:style-name="P133" loext:marker-style-name="T28"><text:span text:style-name="T28">第4年</text:span><text:span text:style-name="T28"/></text:p>
                </table:table-cell>
                <table:table-cell table:style-name="表格4.A1" office:value-type="string">
                  <text:p text:style-name="P265" loext:marker-style-name="T78"/>
                </table:table-cell>
                <table:table-cell table:style-name="表格4.A1" office:value-type="string">
                  <text:p text:style-name="P267" loext:marker-style-name="T78"/>
                </table:table-cell>
                <table:table-cell table:style-name="表格4.A1" office:value-type="string">
                  <text:p text:style-name="P265" loext:marker-style-name="T78"/>
                </table:table-cell>
              </table:table-row>
            </table:table>
            <text:list text:continue-numbering="true" text:style-name="WWNum4">
              <text:list-item>
                <text:p text:style-name="P8" loext:marker-style-name="T14"><text:span text:style-name="T14">申請智慧醫療產學聯盟計畫者，本企業同意配合下列事項：</text:span><text:span text:style-name="T14"/></text:p>
                <text:list>
                  <text:list-item>
                    <text:p text:style-name="P9" loext:marker-style-name="T14"><text:span text:style-name="T14">如計畫獲得補助執行，本企業同意提供具體資料證明自行投入研發經費之支出數額。</text:span><text:span text:style-name="T14"/></text:p>
                  </text:list-item>
                  <text:list-item>
                    <text:p text:style-name="P9" loext:marker-style-name="T14"><text:span text:style-name="T14">本企業同意由財團法人台灣中小企業聯合輔導基金會向財團法人金融聯合徵信中心、台灣票據交換所查詢本公司及負責人等往來金融機構債票信資料。</text:span><text:span text:style-name="T14"/></text:p>
                  </text:list-item>
                </text:list>
              </text:list-item>
              <text:list-item>
                <text:p text:style-name="P8" loext:marker-style-name="T14"><text:span text:style-name="T14">本企業保證公司負責人及經理人未具有大陸地區人民來臺投資許可辦法第三條所稱之投資人身分。(「大陸地區人民來臺投資許可辦法」第三條所稱投資人，指大陸地區人民、法人、團體、其他機構或其於第三地區投資之公司，依規定在臺灣地區從事投資行為者。)</text:span><text:span text:style-name="T28"> </text:span></text:p>
              </text:list-item>
              <text:list-item>
                <text:p text:style-name="P10" loext:marker-style-name="T14"><text:span text:style-name="T14">本研究計畫未曾向其他政府機關（構）申請補助。</text:span><text:span text:style-name="T14"/></text:p>
              </text:list-item>
            </text:list>
            <text:p text:style-name="P7" loext:marker-style-name="T14"><text:span text:style-name="T14">本企業所提供之本計畫申請書表內容及各項資料，皆與本企業現況、事實相符，本企業於本計畫所提出之內容絕無侵害他人專利權、著作權、商標權或營業秘密等相關智慧財產權，如有不實情事，本企業願負一切責任。特此聲明，以茲為憑。</text:span><text:span text:style-name="T14"/></text:p>
            <text:p text:style-name="P11" loext:marker-style-name="T14"><text:span text:style-name="T14"><text:s text:c="5"/>此致 <text:s/>國家科學及技術委員會</text:span><text:span text:style-name="T14"/></text:p>
            <text:p text:style-name="P33" loext:marker-style-name="T14"/>
            <text:p text:style-name="P12" loext:marker-style-name="T14"><text:span text:style-name="T14">合作企業負責人： <text:s text:c="18"/>（簽章）</text:span><text:span text:style-name="T14"/></text:p>
            <text:p text:style-name="P12" loext:marker-style-name="T14"><text:span text:style-name="T14">合作企業印 <text:s/>鑑：</text:span><text:span text:style-name="T14"/></text:p>
            <text:p text:style-name="P14" loext:marker-style-name="T14"><text:span text:style-name="T14"><text:s text:c="39"/>中 華 民 國 ___ 年 ___ 月 ___ 日</text:span><text:span text:style-name="T14"/></text:p>
          </table:table-cell>
        </table:table-row>
      </table:table>
      <text:p text:style-name="Standard" loext:marker-style-name="T2"><text:span text:style-name="T28">表1</text:span><text:span text:style-name="T2"/></text:p>
      <text:p text:style-name="P226" loext:marker-style-name="T2"/>
      <text:p text:style-name="P129" loext:marker-style-name="T38"><text:span text:style-name="T38">國家科學及技術委員會補助</text:span><text:span text:style-name="T40">智慧醫療產學聯盟計畫</text:span></text:p>
      <text:h text:style-name="樣式2" text:outline-level="1" loext:marker-style-name="T42"><text:bookmark-start text:name="_Toc189733817"/><text:span text:style-name="T42">合作企業參與合作計畫經費承諾書</text:span><text:bookmark-end text:name="_Toc189733817"/><text:span text:style-name="T42"/></text:h>
      <text:p text:style-name="P227" loext:marker-style-name="T28"><draw:custom-shape text:anchor-type="as-char" draw:z-index="1" draw:name="Rectangle 49" draw:style-name="gr7" draw:text-style-name="P414" svg:width="18.31cm" svg:height="22.418cm"><text:p text:style-name="P84" loext:marker-style-name="T51"><text:span text:style-name="T51">本合作企業團隊參與智慧醫療產學聯盟計畫</text:span><text:span text:style-name="T51"/></text:p><text:p text:style-name="P84" loext:marker-style-name="T51"><text:span text:style-name="T51">（名稱：__________________________，總計畫主持人：___________），並遵守下列事項：</text:span><text:span text:style-name="T51"/></text:p><text:list text:style-name="WWNum12"><text:list-item><text:p text:style-name="P85" loext:marker-style-name="T51"><text:span text:style-name="T51">本企業與（總）計畫主持人合作，全程參與本研究計畫，並保證支付本研究計畫合作企業配合經費新台幣</text:span><text:span text:style-name="T53"> <text:s text:c="10"/></text:span><text:span text:style-name="T51">元</text:span><text:span text:style-name="T14">（不得少於案件總經費之50％）</text:span><text:span text:style-name="T51">。</text:span></text:p></text:list-item><text:list-item><text:p text:style-name="P85" loext:marker-style-name="T51"><text:span text:style-name="T89">合作企業配合款得以提供設備供計畫使用之方式作為出資，惟其總和不得超過合作企業配合款總和之60％，且應於設備費額度內為之。</text:span><text:span text:style-name="T89"/></text:p></text:list-item><text:list-item><text:p text:style-name="P85" loext:marker-style-name="T51"><text:span text:style-name="T51">本研究計畫未曾向其他政府機關（構）申請補助。</text:span><text:span text:style-name="T51"/></text:p></text:list-item></text:list><text:p text:style-name="P86" loext:marker-style-name="T51"><text:span text:style-name="T51">本企業所提供之計畫申請書表內容及各項資料，皆與企業現況、事實相符，絕無侵害他人專利權、著作權、商標權或營業秘密等相關智慧財產權，如有不實情事，願負一切責任。特此聲明，以茲為憑。</text:span><text:span text:style-name="T51"/></text:p><text:p text:style-name="P81" loext:marker-style-name="T56"/><text:p text:style-name="P81" loext:marker-style-name="T56"/><text:p text:style-name="P81" loext:marker-style-name="T56"/><text:p text:style-name="P81" loext:marker-style-name="T56"/><text:p text:style-name="P81" loext:marker-style-name="T56"/><text:p text:style-name="P81" loext:marker-style-name="T56"/><text:p text:style-name="P81" loext:marker-style-name="T56"/><text:p text:style-name="P81" loext:marker-style-name="T56"/><text:p text:style-name="P81" loext:marker-style-name="T56"/><text:p text:style-name="P89" loext:marker-style-name="T38"/><text:p text:style-name="P87" loext:marker-style-name="T52"><text:span text:style-name="T56"><text:s text:c="5"/></text:span><text:span text:style-name="T52">此致</text:span></text:p><text:p text:style-name="P87" loext:marker-style-name="T52"><text:span text:style-name="T52"><text:s text:c="2"/>國家科學及技術委員會</text:span><text:span text:style-name="T52"/></text:p><text:p text:style-name="P82" loext:marker-style-name="T56"/><text:p text:style-name="P82" loext:marker-style-name="T56"/><text:p text:style-name="P88" loext:marker-style-name="T52"><text:span text:style-name="T52">合作企業負責人：</text:span><text:span text:style-name="T54"> <text:s text:c="18"/></text:span><text:span text:style-name="T52">（簽章）</text:span></text:p><text:p text:style-name="P88" loext:marker-style-name="T52"><text:span text:style-name="T52">合作企業印 <text:s/>鑑：</text:span><text:span text:style-name="T52"/></text:p><text:p text:style-name="P87" loext:marker-style-name="T52"><text:span text:style-name="T52"><text:s text:c="39"/>中 華 民 國 ___ 年 ___ 月 ___ 日</text:span><text:span text:style-name="T52"/></text:p><text:p text:style-name="P80" loext:marker-style-name="T52"/><text:p text:style-name="P80" loext:marker-style-name="T52"/><text:p text:style-name="P90" loext:marker-style-name="T9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28"><text:span text:style-name="T28">表2</text:span><text:span text:style-name="T28"/></text:p>
      <text:h text:style-name="P41" text:outline-level="1" loext:marker-style-name="T43"><text:bookmark-start text:name="_Toc189733818"/><text:span text:style-name="T42">合作企業基本資料</text:span><text:bookmark-end text:name="_Toc189733818"/><text:span text:style-name="T43"/></text:h>
      <text:p text:style-name="P253" loext:marker-style-name="T66"><text:span text:style-name="T66">金額單位：新臺幣元</text:span><text:span text:style-name="T66"/></text:p>
      <table:table table:name="表格6" table:style-name="表格6">
        <table:table-column table:style-name="表格6.A"/>
        <table:table-column table:style-name="表格6.B"/>
        <table:table-column table:style-name="表格6.C"/>
        <table:table-column table:style-name="表格6.D"/>
        <table:table-column table:style-name="表格6.E"/>
        <table:table-column table:style-name="表格6.F"/>
        <table:table-column table:style-name="表格6.G"/>
        <table:table-column table:style-name="表格6.H"/>
        <table:table-column table:style-name="表格6.I"/>
        <table:table-column table:style-name="表格6.J"/>
        <table:table-row table:style-name="表格6.1">
          <table:table-cell table:style-name="表格6.A1" table:number-rows-spanned="2" table:number-columns-spanned="2" office:value-type="string">
            <text:p text:style-name="P299" loext:marker-style-name="T28"><text:span text:style-name="T28">計畫名稱</text:span><text:span text:style-name="T28"/></text:p>
          </table:table-cell>
          <table:covered-table-cell/>
          <table:table-cell table:style-name="表格6.C1" office:value-type="string">
            <text:p text:style-name="P299" loext:marker-style-name="T28"><text:span text:style-name="T28">中文</text:span><text:span text:style-name="T28"/></text:p>
          </table:table-cell>
          <table:table-cell table:style-name="表格6.D1" table:number-columns-spanned="7" office:value-type="string">
            <text:p text:style-name="P191" loext:marker-style-name="T28"/>
          </table:table-cell>
          <table:covered-table-cell/>
          <table:covered-table-cell/>
          <table:covered-table-cell/>
          <table:covered-table-cell/>
          <table:covered-table-cell/>
          <table:covered-table-cell/>
        </table:table-row>
        <table:table-row table:style-name="表格6.2">
          <table:covered-table-cell table:style-name="表格6.A1"/>
          <table:covered-table-cell/>
          <table:table-cell table:style-name="表格6.C2" office:value-type="string">
            <text:p text:style-name="P299" loext:marker-style-name="T28"><text:span text:style-name="T28">英文</text:span><text:span text:style-name="T28"/></text:p>
          </table:table-cell>
          <table:table-cell table:style-name="表格6.D1" table:number-columns-spanned="7" office:value-type="string">
            <text:p text:style-name="P191" loext:marker-style-name="T28"/>
          </table:table-cell>
          <table:covered-table-cell/>
          <table:covered-table-cell/>
          <table:covered-table-cell/>
          <table:covered-table-cell/>
          <table:covered-table-cell/>
          <table:covered-table-cell/>
        </table:table-row>
        <table:table-row table:style-name="表格6.3">
          <table:table-cell table:style-name="表格6.A3" table:number-columns-spanned="3" office:value-type="string">
            <text:p text:style-name="P55" loext:marker-style-name="T10"><text:span text:style-name="T10">總計畫主持人姓名</text:span><text:span text:style-name="T10"/></text:p>
          </table:table-cell>
          <table:covered-table-cell/>
          <table:covered-table-cell/>
          <table:table-cell table:style-name="表格6.D3" office:value-type="string">
            <text:p text:style-name="P191" loext:marker-style-name="T28"/>
          </table:table-cell>
          <table:table-cell table:style-name="表格6.E3" office:value-type="string">
            <text:p text:style-name="P301" loext:marker-style-name="T28"><text:span text:style-name="T28">職稱</text:span><text:span text:style-name="T28"/></text:p>
          </table:table-cell>
          <table:table-cell table:style-name="表格6.F3" table:number-columns-spanned="3" office:value-type="string">
            <text:p text:style-name="P191" loext:marker-style-name="T28"/>
          </table:table-cell>
          <table:covered-table-cell/>
          <table:covered-table-cell/>
          <table:table-cell table:style-name="表格6.D3" office:value-type="string">
            <text:p text:style-name="P301" loext:marker-style-name="T28"><text:span text:style-name="T28">申請機關</text:span><text:span text:style-name="T28"/></text:p>
          </table:table-cell>
          <table:table-cell table:style-name="表格6.J3" office:value-type="string">
            <text:h text:style-name="P91" text:outline-level="1" loext:marker-style-name="T60"/>
          </table:table-cell>
        </table:table-row>
        <table:table-row table:style-name="表格6.4">
          <table:table-cell table:style-name="表格6.A4" table:number-rows-spanned="15" office:value-type="string">
            <text:p text:style-name="P299" loext:marker-style-name="T28"><text:span text:style-name="T28">企</text:span><text:span text:style-name="T28"/></text:p>
            <text:p text:style-name="P299" loext:marker-style-name="T28"><text:span text:style-name="T28">業</text:span><text:span text:style-name="T28"/></text:p>
            <text:p text:style-name="P299" loext:marker-style-name="T28"><text:span text:style-name="T28">基</text:span><text:span text:style-name="T28"/></text:p>
            <text:p text:style-name="P299" loext:marker-style-name="T28"><text:span text:style-name="T28">本</text:span><text:span text:style-name="T28"/></text:p>
            <text:p text:style-name="P299" loext:marker-style-name="T28"><text:span text:style-name="T28">資</text:span><text:span text:style-name="T28"/></text:p>
            <text:p text:style-name="P299" loext:marker-style-name="T28"><text:span text:style-name="T28">料</text:span><text:span text:style-name="T28"/></text:p>
          </table:table-cell>
          <table:table-cell table:style-name="表格6.B4" office:value-type="string">
            <text:p text:style-name="P304" loext:marker-style-name="T65"><text:span text:style-name="T65">名 <text:s text:c="4"/>稱</text:span><text:span text:style-name="T65"/></text:p>
          </table:table-cell>
          <table:table-cell table:style-name="表格6.B4" table:number-columns-spanned="4" office:value-type="string">
            <text:p text:style-name="P307" loext:marker-style-name="T65"/>
          </table:table-cell>
          <table:covered-table-cell/>
          <table:covered-table-cell/>
          <table:covered-table-cell/>
          <table:table-cell table:style-name="表格6.B4" office:value-type="string">
            <text:p text:style-name="P42" loext:marker-style-name="T68"><text:span text:style-name="T65">統一編號</text:span><text:span text:style-name="T68"/></text:p>
          </table:table-cell>
          <table:table-cell table:style-name="表格6.B4" table:number-columns-spanned="3" office:value-type="string">
            <text:p text:style-name="P44" loext:marker-style-name="T68"/>
          </table:table-cell>
          <table:covered-table-cell/>
          <table:covered-table-cell/>
        </table:table-row>
        <table:table-row table:style-name="表格6.5">
          <table:covered-table-cell table:style-name="表格6.A5"/>
          <table:table-cell table:style-name="表格6.B4" office:value-type="string">
            <text:p text:style-name="P305" loext:marker-style-name="T65"><text:span text:style-name="T65">負責人姓名</text:span><text:span text:style-name="T65"/></text:p>
          </table:table-cell>
          <table:table-cell table:style-name="表格6.B4" table:number-columns-spanned="4" office:value-type="string">
            <text:p text:style-name="P307" loext:marker-style-name="T65"/>
          </table:table-cell>
          <table:covered-table-cell/>
          <table:covered-table-cell/>
          <table:covered-table-cell/>
          <table:table-cell table:style-name="表格6.B4" office:value-type="string">
            <text:p text:style-name="P299" loext:marker-style-name="T65"><text:span text:style-name="T65">地 <text:s text:c="3"/>址</text:span><text:span text:style-name="T65"/></text:p>
          </table:table-cell>
          <table:table-cell table:style-name="表格6.B4" table:number-columns-spanned="3" office:value-type="string">
            <text:p text:style-name="P43" loext:marker-style-name="T68"><text:span text:style-name="T65">（ <text:s/>）</text:span><text:span text:style-name="T68"/></text:p>
          </table:table-cell>
          <table:covered-table-cell/>
          <table:covered-table-cell/>
        </table:table-row>
        <table:table-row table:style-name="表格6.6">
          <table:covered-table-cell table:style-name="表格6.A5"/>
          <table:table-cell table:style-name="表格6.B4" office:value-type="string">
            <text:p text:style-name="P306" loext:marker-style-name="T65"><text:span text:style-name="T65">本案聯絡人姓名</text:span><text:span text:style-name="T65"/></text:p>
          </table:table-cell>
          <table:table-cell table:style-name="表格6.B4" table:number-columns-spanned="4" office:value-type="string">
            <text:p text:style-name="P307" loext:marker-style-name="T65"/>
          </table:table-cell>
          <table:covered-table-cell/>
          <table:covered-table-cell/>
          <table:covered-table-cell/>
          <table:table-cell table:style-name="表格6.B4" office:value-type="string">
            <text:p text:style-name="P42" loext:marker-style-name="T65"><text:span text:style-name="T65">職 <text:s text:c="3"/>稱</text:span><text:span text:style-name="T65"/></text:p>
          </table:table-cell>
          <table:table-cell table:style-name="表格6.B4" table:number-columns-spanned="3" office:value-type="string">
            <text:p text:style-name="P45" loext:marker-style-name="T65"/>
          </table:table-cell>
          <table:covered-table-cell/>
          <table:covered-table-cell/>
        </table:table-row>
        <table:table-row table:style-name="表格6.7">
          <table:covered-table-cell table:style-name="表格6.A5"/>
          <table:table-cell table:style-name="表格6.B4" office:value-type="string">
            <text:p text:style-name="P304" loext:marker-style-name="T65"><text:span text:style-name="T65">電 <text:s text:c="5"/>話</text:span><text:span text:style-name="T65"/></text:p>
          </table:table-cell>
          <table:table-cell table:style-name="表格6.B4" table:number-columns-spanned="4" office:value-type="string">
            <text:p text:style-name="P301" loext:marker-style-name="T65"><text:span text:style-name="T65">（　）</text:span><text:span text:style-name="T65"/></text:p>
          </table:table-cell>
          <table:covered-table-cell/>
          <table:covered-table-cell/>
          <table:covered-table-cell/>
          <table:table-cell table:style-name="表格6.B4" office:value-type="string">
            <text:p text:style-name="P299" loext:marker-style-name="T65"><text:span text:style-name="T65">傳 <text:s text:c="3"/>真</text:span><text:span text:style-name="T65"/></text:p>
          </table:table-cell>
          <table:table-cell table:style-name="表格6.B4" table:number-columns-spanned="3" office:value-type="string">
            <text:p text:style-name="P301" loext:marker-style-name="T65"><text:span text:style-name="T65">（ <text:s/>）</text:span><text:span text:style-name="T65"/></text:p>
          </table:table-cell>
          <table:covered-table-cell/>
          <table:covered-table-cell/>
        </table:table-row>
        <table:table-row table:style-name="表格6.8">
          <table:covered-table-cell table:style-name="表格6.A5"/>
          <table:table-cell table:style-name="表格6.B8" office:value-type="string">
            <text:p text:style-name="P299" loext:marker-style-name="T28"><text:span text:style-name="T28">E-mail</text:span><text:span text:style-name="T28"/></text:p>
          </table:table-cell>
          <table:table-cell table:style-name="表格6.C8" table:number-columns-spanned="8" office:value-type="string">
            <text:p text:style-name="P191" loext:marker-style-name="T28"/>
          </table:table-cell>
          <table:covered-table-cell/>
          <table:covered-table-cell/>
          <table:covered-table-cell/>
          <table:covered-table-cell/>
          <table:covered-table-cell/>
          <table:covered-table-cell/>
          <table:covered-table-cell/>
        </table:table-row>
        <table:table-row table:style-name="表格6.9">
          <table:covered-table-cell table:style-name="表格6.A5"/>
          <table:table-cell table:style-name="表格6.B9" table:number-columns-spanned="9" office:value-type="string">
            <text:p text:style-name="P302" loext:marker-style-name="T28"><text:span text:style-name="T65">核准設立登記/最後核准變更日期： <text:s text:c="3"/>年 <text:s text:c="3"/>月 <text:s text:c="3"/>日</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0">
          <table:covered-table-cell table:style-name="表格6.A5"/>
          <table:table-cell table:style-name="表格6.B4" table:number-columns-spanned="9" office:value-type="string">
            <text:p text:style-name="P302" loext:marker-style-name="T65"><text:span text:style-name="T65">員工人數： <text:s text:c="15"/>人</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1">
          <table:covered-table-cell table:style-name="表格6.A5"/>
          <table:table-cell table:style-name="表格6.B4" table:number-columns-spanned="9" office:value-type="string">
            <text:p text:style-name="P302" loext:marker-style-name="T65"><text:span text:style-name="T65">研究人力： <text:s text:c="15"/>人</text:span><text:span text:style-name="T65"/></text:p>
          </table:table-cell>
          <table:covered-table-cell/>
          <table:covered-table-cell/>
          <table:covered-table-cell/>
          <table:covered-table-cell/>
          <table:covered-table-cell/>
          <table:covered-table-cell/>
          <table:covered-table-cell/>
          <table:covered-table-cell/>
        </table:table-row>
        <table:table-row table:style-name="表格6.9">
          <table:covered-table-cell table:style-name="表格6.A5"/>
          <table:table-cell table:style-name="表格6.B4" table:number-columns-spanned="9" office:value-type="string">
            <text:p text:style-name="P302" loext:marker-style-name="T65"><text:span text:style-name="T65">登記資本額： <text:s text:c="11"/>元，實收資本額： <text:s text:c="11"/>元</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3">
          <table:covered-table-cell table:style-name="表格6.A5"/>
          <table:table-cell table:style-name="表格6.B4" table:number-columns-spanned="9" office:value-type="string">
            <text:p text:style-name="P302" loext:marker-style-name="T65"><text:span text:style-name="T65">年營業額： <text:s text:c="14"/>元</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4">
          <table:covered-table-cell table:style-name="表格6.A5"/>
          <table:table-cell table:style-name="表格6.B4" table:number-columns-spanned="9" office:value-type="string">
            <text:p text:style-name="P302" loext:marker-style-name="T65"><text:span text:style-name="T65">年研發經費： <text:s text:c="12"/>元</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5">
          <table:covered-table-cell table:style-name="表格6.A5"/>
          <table:table-cell table:style-name="表格6.B4" table:number-columns-spanned="9" office:value-type="string">
            <text:p text:style-name="P302" loext:marker-style-name="T65"><text:span text:style-name="T65">股票上市狀況（如無者，免填）： <text:s/>□上市 <text:s/>□上櫃 <text:s/>□公開發行 <text:s/>□未公開發行</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6">
          <table:covered-table-cell table:style-name="表格6.A5"/>
          <table:table-cell table:style-name="表格6.B4" table:number-columns-spanned="9" office:value-type="string">
            <text:p text:style-name="P302" loext:marker-style-name="T65"><text:span text:style-name="T65">所屬產業別： <text:s text:c="9"/></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5">
          <table:covered-table-cell table:style-name="表格6.A5"/>
          <table:table-cell table:style-name="表格6.B4" table:number-columns-spanned="9" office:value-type="string">
            <text:p text:style-name="P302" loext:marker-style-name="T65"><text:span text:style-name="T65">本會科學工業園區廠商：□竹科 □中科 □南科園區 <text:s/>□非本會科學工業園區廠商</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6">
          <table:covered-table-cell table:style-name="表格6.A18"/>
          <table:table-cell table:style-name="表格6.A4" table:number-columns-spanned="9" office:value-type="string">
            <text:p text:style-name="P302" loext:marker-style-name="T65"><text:span text:style-name="T65">公司主要營業項目（請分列）：</text:span><text:span text:style-name="T65"/></text:p>
          </table:table-cell>
          <table:covered-table-cell/>
          <table:covered-table-cell/>
          <table:covered-table-cell/>
          <table:covered-table-cell/>
          <table:covered-table-cell/>
          <table:covered-table-cell/>
          <table:covered-table-cell/>
          <table:covered-table-cell/>
        </table:table-row>
        <table:table-row table:style-name="表格6.19">
          <table:table-cell table:style-name="表格6.A19" table:number-columns-spanned="2" office:value-type="string">
            <text:p text:style-name="P300" loext:marker-style-name="T28"><text:span text:style-name="T28">參與計畫</text:span><text:span text:style-name="T28"/></text:p>
            <text:p text:style-name="P300" loext:marker-style-name="T78"><text:span text:style-name="T28">研發人員配置</text:span><text:span text:style-name="T78"/></text:p>
          </table:table-cell>
          <table:covered-table-cell/>
          <table:table-cell table:style-name="表格6.C19" table:number-columns-spanned="8" office:value-type="string">
            <text:p text:style-name="P303" loext:marker-style-name="T65"><text:span text:style-name="T65">______名 </text:span><text:span text:style-name="T65"/></text:p>
            <text:p text:style-name="P303" loext:marker-style-name="T65"><text:span text:style-name="T65">請簡述參與研發人員之職級</text:span><text:span text:style-name="T65"/></text:p>
            <text:p text:style-name="P309" loext:marker-style-name="T65"/>
            <text:p text:style-name="P309" loext:marker-style-name="T65"/>
            <text:p text:style-name="P309" loext:marker-style-name="T65"/>
            <text:p text:style-name="P192" loext:marker-style-name="T28"/>
          </table:table-cell>
          <table:covered-table-cell/>
          <table:covered-table-cell/>
          <table:covered-table-cell/>
          <table:covered-table-cell/>
          <table:covered-table-cell/>
          <table:covered-table-cell/>
          <table:covered-table-cell/>
        </table:table-row>
        <table:table-row table:style-name="表格6.20">
          <table:table-cell table:style-name="表格6.A20" table:number-columns-spanned="2" office:value-type="string">
            <text:p text:style-name="P303" loext:marker-style-name="T28"><text:span text:style-name="T28">主要研發設施</text:span><text:span text:style-name="T28"/></text:p>
          </table:table-cell>
          <table:covered-table-cell/>
          <table:table-cell table:style-name="表格6.C20" table:number-columns-spanned="8" office:value-type="string">
            <text:p text:style-name="P65" loext:marker-style-name="T11"><text:span text:style-name="T11">1. <text:s text:c="19"/>2.</text:span><text:span text:style-name="T11"/></text:p>
            <text:p text:style-name="P65" loext:marker-style-name="T11"><text:span text:style-name="T11">3. <text:s text:c="19"/>4. <text:s text:c="21"/>5.</text:span><text:span text:style-name="T11"/></text:p>
          </table:table-cell>
          <table:covered-table-cell/>
          <table:covered-table-cell/>
          <table:covered-table-cell/>
          <table:covered-table-cell/>
          <table:covered-table-cell/>
          <table:covered-table-cell/>
          <table:covered-table-cell/>
        </table:table-row>
        <table:table-row table:style-name="表格6.21">
          <table:table-cell table:style-name="表格6.A21" table:number-columns-spanned="10" office:value-type="string">
            <text:p text:style-name="P301" loext:marker-style-name="T28"><text:span text:style-name="T65">本公司5年內是否曾參與政府相關研發計畫：□是</text:span><text:span text:style-name="T28">（請填表4）</text:span><text:span text:style-name="T65"> <text:s/>□否</text:span></text:p>
          </table:table-cell>
          <table:covered-table-cell/>
          <table:covered-table-cell/>
          <table:covered-table-cell/>
          <table:covered-table-cell/>
          <table:covered-table-cell/>
          <table:covered-table-cell/>
          <table:covered-table-cell/>
          <table:covered-table-cell/>
          <table:covered-table-cell/>
        </table:table-row>
        <table:table-row table:style-name="表格6.22">
          <table:table-cell table:style-name="表格6.A22" table:number-columns-spanned="10" office:value-type="string">
            <text:p text:style-name="P320" loext:marker-style-name="T28"><text:span text:style-name="T28">合作企業須檢附證件資料如下，請依下列次序編碼後置於附件（※各合作企業應分別提供）：</text:span><text:span text:style-name="T28"/></text:p>
            <text:p text:style-name="P320" loext:marker-style-name="T28"><text:span text:style-name="T28">□ 1、各合作企業資料及公司登記、商業登記或其他經我國法律登記之證明文件。</text:span><text:span text:style-name="T28"/></text:p>
            <text:p text:style-name="P320" loext:marker-style-name="T28"><text:span text:style-name="T28">□ 2、營業稅或營利事業所得稅最近一期繳稅證明（公司未繳稅者，請附最近一年『營利事業所得稅結算申報書』或新創公司可繳最近一期『營業稅申報書』），合作企業如有合理之事由，本項證明得免提供。</text:span><text:span text:style-name="T28"/></text:p>
            <text:p text:style-name="P320" loext:marker-style-name="T28"><text:span text:style-name="T28">□ 3、合作企業如欲申請以提供設備供計畫使用作為出資比，經計畫主持人依規定循申請機構行政程序簽報核准後，依計畫申請書表附件一、四說明辦理，提供該設備之評價資料及說明，並檢附於計畫簽約後3個月內將該設備所有權移轉予計畫執行單位所有之承諾，併入</text:span><text:soft-page-break/><text:span text:style-name="T28">計畫申請書，並填於附件供審查參考。</text:span><text:span text:style-name="T28"/></text:p>
            <text:p text:style-name="P320" loext:marker-style-name="T28"><text:span text:style-name="T28">□ 4、合作企業在二家以上時，應提供各家合作企業配合款出資比率說明、權利義務規範、權益分配情形等(含權利金)書面約定文件（如僅一家則免填）。</text:span><text:span text:style-name="T28"/></text:p>
          </table:table-cell>
          <table:covered-table-cell/>
          <table:covered-table-cell/>
          <table:covered-table-cell/>
          <table:covered-table-cell/>
          <table:covered-table-cell/>
          <table:covered-table-cell/>
          <table:covered-table-cell/>
          <table:covered-table-cell/>
          <table:covered-table-cell/>
        </table:table-row>
      </table:table>
      <text:p text:style-name="P241" loext:marker-style-name="T28"><text:span text:style-name="T28">表3</text:span><text:span text:style-name="T28"/></text:p>
      <text:p text:style-name="P242" loext:marker-style-name="T14"><text:span text:style-name="T14">(一)合作企業現況說明 <text:s text:c="24"/></text:span><text:span text:style-name="T14"/></text:p>
      <text:p text:style-name="P46" loext:marker-style-name="T29"><text:span text:style-name="T29">1.公司現況（含組織、經理人、人力現況）</text:span><text:span text:style-name="T29"/></text:p>
      <text:p text:style-name="P47" loext:marker-style-name="T28"><text:span text:style-name="T28">2.詳述公司研發人員及設施之情形<text:tab/></text:span><text:span text:style-name="T28"/></text:p>
      <text:p text:style-name="P325" loext:marker-style-name="T94"><text:span text:style-name="T28">3.公司目前</text:span><text:span text:style-name="T94">發展前瞻之技術或知識、開發核心應用創新技術、產品價值、技術、管理服務績效等需求</text:span></text:p>
      <text:p text:style-name="P243" loext:marker-style-name="T28"><text:span text:style-name="T28">4.最近5年研究發展成果</text:span><text:span text:style-name="T28"/></text:p>
      <text:p text:style-name="P145" loext:marker-style-name="T14"/>
      <text:p text:style-name="P326" loext:marker-style-name="T14"><text:span text:style-name="T14">(二)合作企業配合之研究發展整體計畫及其預期效益</text:span><text:span text:style-name="T14"/></text:p>
      <text:p text:style-name="P331" loext:marker-style-name="T28"><text:span text:style-name="T28">1.合作企業配合之研究發展計畫整體說明</text:span><text:span text:style-name="T28"/></text:p>
      <text:p text:style-name="P332" loext:marker-style-name="T28"><text:span text:style-name="T28"><text:s/>2.預期效益(量化及質化)：量化效益可包括例如（結案後三年內）</text:span><text:span text:style-name="T28"/></text:p>
      <text:p text:style-name="P333" loext:marker-style-name="T28"><text:span text:style-name="T28">(1)銷售金額：＿＿＿＿元　　(2)出口金額：＿＿＿＿元</text:span><text:span text:style-name="T28"/></text:p>
      <text:p text:style-name="P333" loext:marker-style-name="T28"><text:span text:style-name="T28">(3)衍生投資：＿＿＿＿元　　(4)專利申請：＿＿項；取得：＿＿項；應用：＿＿項.</text:span><text:span text:style-name="T28"/></text:p>
      <text:p text:style-name="P333" loext:marker-style-name="T28"><text:span text:style-name="T28">(5)衍生產品開發：＿＿＿＿項 <text:s/>(6)衍生產值：＿＿＿＿元</text:span><text:span text:style-name="T28"/></text:p>
      <text:p text:style-name="P333" loext:marker-style-name="T28"><text:span text:style-name="T28">(7)新增行銷據點：________國，共________個 <text:s/>(8)新增就業機會：＿＿＿人</text:span><text:span text:style-name="T28"/></text:p>
      <text:p text:style-name="P187" loext:marker-style-name="T28"/>
      <text:p text:style-name="Standard" loext:marker-style-name="T14"><text:span text:style-name="T15">(三)</text:span><text:span text:style-name="T14">合作企業5年內曾參與政府機構相關計畫</text:span></text:p>
      <text:p text:style-name="P241" loext:marker-style-name="T66"><text:span text:style-name="T66">（※各合作企業應依各項計畫分別詳實填列，表格若不敷使用，請自行繕寫列出）</text:span><text:span text:style-name="T66"/></text:p>
      <text:p text:style-name="P136" loext:marker-style-name="T66"><text:span text:style-name="T65"><text:s text:c="36"/><text:tab/></text:span><text:span text:style-name="T66"/></text:p>
      <text:p text:style-name="P338" loext:marker-style-name="T15"><text:span text:style-name="T15">企業名稱：</text:span><text:span text:style-name="T15"/></text:p>
      <text:p text:style-name="P339" loext:marker-style-name="T15"><text:span text:style-name="T66">金額單位：新臺幣元</text:span><text:span text:style-name="T15"/></text:p>
      <table:table table:name="表格7" table:style-name="表格7">
        <table:table-column table:style-name="表格7.A"/>
        <table:table-column table:style-name="表格7.B"/>
        <table:table-column table:style-name="表格7.C"/>
        <table:table-column table:style-name="表格7.D"/>
        <table:table-column table:style-name="表格7.E"/>
        <table:table-column table:style-name="表格7.F"/>
        <table:table-row table:style-name="表格7.1">
          <table:table-cell table:style-name="表格7.A1" office:value-type="string">
            <text:p text:style-name="P136" loext:marker-style-name="T66"><text:span text:style-name="T66">主持人</text:span><text:span text:style-name="T66"/></text:p>
          </table:table-cell>
          <table:table-cell table:style-name="表格7.A1" office:value-type="string">
            <text:p text:style-name="P136" loext:marker-style-name="T66"><text:span text:style-name="T66">計畫名稱</text:span><text:span text:style-name="T66"/></text:p>
          </table:table-cell>
          <table:table-cell table:style-name="表格7.A1" office:value-type="string">
            <text:p text:style-name="P136" loext:marker-style-name="T66"><text:span text:style-name="T66">執行期間</text:span><text:span text:style-name="T66"/></text:p>
          </table:table-cell>
          <table:table-cell table:style-name="表格7.A1" office:value-type="string">
            <text:p text:style-name="P136" loext:marker-style-name="T66"><text:span text:style-name="T66">計畫總經費／</text:span><text:span text:style-name="T66"/></text:p>
            <text:p text:style-name="P136" loext:marker-style-name="T66"><text:span text:style-name="T66">補助經費</text:span><text:span text:style-name="T66"/></text:p>
          </table:table-cell>
          <table:table-cell table:style-name="表格7.A1" office:value-type="string">
            <text:p text:style-name="P136" loext:marker-style-name="T66"><text:span text:style-name="T66">目標達成情形</text:span><text:span text:style-name="T66"/></text:p>
          </table:table-cell>
          <table:table-cell table:style-name="表格7.A1" office:value-type="string">
            <text:p text:style-name="P136" loext:marker-style-name="T66"><text:span text:style-name="T66">資助機關</text:span><text:span text:style-name="T66"/></text:p>
          </table:table-cell>
        </table:table-row>
        <table:table-row table:style-name="表格7.1">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row>
        <table:table-row table:style-name="表格7.1">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row>
        <table:table-row table:style-name="表格7.1">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row>
        <table:table-row table:style-name="表格7.1">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cell table:style-name="表格7.A1" office:value-type="string">
            <text:p text:style-name="P310" loext:marker-style-name="T66"/>
          </table:table-cell>
        </table:table-row>
      </table:table>
      <text:p text:style-name="P244" loext:marker-style-name="T28"><text:span text:style-name="T28">表4 <text:s text:c="63"/></text:span><text:span text:style-name="T28"/></text:p>
      <text:p text:style-name="P194" loext:marker-style-name="T28"/>
      <text:p text:style-name="P227" loext:marker-style-name="T20"><text:span text:style-name="T20">(四)合作企業近三年補助或投入學術界之合作研究資源及未來產學合作整體規劃</text:span><text:span text:style-name="T20"/></text:p>
      <text:p text:style-name="P245" loext:marker-style-name="T69"><text:span text:style-name="T69">※請簡述合作企業近三年補助或投入學術界之合作研究情形，包括合作機構、合作主題及內容、補助或投入經費、補助期程..等。若本計畫獲得補助，其與所述計畫之互補或合作關係為何？對於所述學術合作研究計畫之後續執行規劃，亦請一併說明。</text:span><text:span text:style-name="T69"/></text:p>
      <text:p text:style-name="P319" loext:marker-style-name="T69"/>
      <text:p text:style-name="P128" loext:marker-style-name="T39"><text:span text:style-name="T39">國家科學及技術委員會補助智慧醫療產學聯盟計畫申請書</text:span><text:span text:style-name="T39"/></text:p>
      <text:h text:style-name="樣式3" text:outline-level="1" loext:marker-style-name="T44"><text:bookmark-start text:name="_Toc189733819"/><text:span text:style-name="T42">一、</text:span><text:span text:style-name="樣式4_20_字元"><text:span text:style-name="T42">基本資料</text:span></text:span><text:bookmark-end text:name="_Toc189733819"/></text:h>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column table:style-name="表格8.G"/>
        <table:table-column table:style-name="表格8.H"/>
        <table:table-row table:style-name="表格8.1">
          <table:table-cell table:style-name="表格8.A1" table:number-columns-spanned="2" office:value-type="string">
            <text:p text:style-name="P257" loext:marker-style-name="T81"><text:span text:style-name="T98">計畫型別</text:span><text:span text:style-name="T81"/></text:p>
          </table:table-cell>
          <table:covered-table-cell/>
          <table:table-cell table:style-name="表格8.C1" table:number-columns-spanned="6" office:value-type="string">
            <text:p text:style-name="P259" loext:marker-style-name="T79"><text:span text:style-name="T28">個別型</text:span><text:span text:style-name="T79"/></text:p>
          </table:table-cell>
          <table:covered-table-cell/>
          <table:covered-table-cell/>
          <table:covered-table-cell/>
          <table:covered-table-cell/>
          <table:covered-table-cell/>
        </table:table-row>
        <table:table-row table:style-name="表格8.1">
          <table:table-cell table:style-name="表格8.A1" table:number-columns-spanned="2" office:value-type="string">
            <text:p text:style-name="P257" loext:marker-style-name="T98"><text:span text:style-name="T98">計畫歸屬</text:span><text:span text:style-name="T98"/></text:p>
          </table:table-cell>
          <table:covered-table-cell/>
          <table:table-cell table:style-name="表格8.C2" table:number-columns-spanned="6" office:value-type="string">
            <text:p text:style-name="P259" loext:marker-style-name="T79"><text:span text:style-name="T28">生科類</text:span><text:span text:style-name="T79"/></text:p>
          </table:table-cell>
          <table:covered-table-cell/>
          <table:covered-table-cell/>
          <table:covered-table-cell/>
          <table:covered-table-cell/>
          <table:covered-table-cell/>
        </table:table-row>
        <table:table-row table:style-name="表格8.3">
          <table:table-cell table:style-name="表格8.A1" table:number-columns-spanned="2" office:value-type="string">
            <text:p text:style-name="P258" loext:marker-style-name="T79"><text:span text:style-name="T28">申請機構/系所（單位）</text:span><text:span text:style-name="T79"/></text:p>
          </table:table-cell>
          <table:covered-table-cell/>
          <table:table-cell table:style-name="表格8.C1" table:number-columns-spanned="6" office:value-type="string">
            <text:p text:style-name="P268" loext:marker-style-name="T79"/>
          </table:table-cell>
          <table:covered-table-cell/>
          <table:covered-table-cell/>
          <table:covered-table-cell/>
          <table:covered-table-cell/>
          <table:covered-table-cell/>
        </table:table-row>
        <table:table-row table:style-name="表格8.4">
          <table:table-cell table:style-name="表格8.A1" table:number-columns-spanned="2" office:value-type="string">
            <text:p text:style-name="P258" loext:marker-style-name="T79"><text:span text:style-name="T28">本計畫總主持人姓名</text:span><text:span text:style-name="T79"/></text:p>
          </table:table-cell>
          <table:covered-table-cell/>
          <table:table-cell table:style-name="表格8.C4" office:value-type="string">
            <text:p text:style-name="P198" loext:marker-style-name="T30"/>
          </table:table-cell>
          <table:table-cell table:style-name="表格8.C4" office:value-type="string">
            <text:p text:style-name="P258" loext:marker-style-name="T79"><text:span text:style-name="T28">職稱</text:span><text:span text:style-name="T79"/></text:p>
          </table:table-cell>
          <table:table-cell table:style-name="表格8.C4" table:number-columns-spanned="2" office:value-type="string">
            <text:p text:style-name="P268" loext:marker-style-name="T79"/>
          </table:table-cell>
          <table:covered-table-cell/>
          <table:table-cell table:style-name="表格8.C4" office:value-type="string">
            <text:p text:style-name="P258" loext:marker-style-name="T79"><text:span text:style-name="T28">身分證號碼</text:span><text:span text:style-name="T79"/></text:p>
          </table:table-cell>
          <table:table-cell table:style-name="表格8.C1" office:value-type="string">
            <text:p text:style-name="P268" loext:marker-style-name="T79"/>
          </table:table-cell>
        </table:table-row>
        <table:table-row table:style-name="表格8.5">
          <table:table-cell table:style-name="表格8.A1" table:number-rows-spanned="2" office:value-type="string">
            <text:p text:style-name="P258" loext:marker-style-name="T79"><text:span text:style-name="T28">本計畫名稱</text:span><text:span text:style-name="T79"/></text:p>
          </table:table-cell>
          <table:table-cell table:style-name="表格8.C4" office:value-type="string">
            <text:p text:style-name="P258" loext:marker-style-name="T79"><text:span text:style-name="T28">中文</text:span><text:span text:style-name="T79"/></text:p>
          </table:table-cell>
          <table:table-cell table:style-name="表格8.C1" table:number-columns-spanned="6" office:value-type="string">
            <text:p text:style-name="P268" loext:marker-style-name="T79"/>
          </table:table-cell>
          <table:covered-table-cell/>
          <table:covered-table-cell/>
          <table:covered-table-cell/>
          <table:covered-table-cell/>
          <table:covered-table-cell/>
        </table:table-row>
        <table:table-row table:style-name="表格8.5">
          <table:covered-table-cell table:style-name="表格8.A1"/>
          <table:table-cell table:style-name="表格8.C4" office:value-type="string">
            <text:p text:style-name="P258" loext:marker-style-name="T79"><text:span text:style-name="T28">英文</text:span><text:span text:style-name="T79"/></text:p>
          </table:table-cell>
          <table:table-cell table:style-name="表格8.C1" table:number-columns-spanned="6" office:value-type="string">
            <text:p text:style-name="P268" loext:marker-style-name="T79"/>
          </table:table-cell>
          <table:covered-table-cell/>
          <table:covered-table-cell/>
          <table:covered-table-cell/>
          <table:covered-table-cell/>
          <table:covered-table-cell/>
        </table:table-row>
        <table:table-row table:style-name="表格8.4">
          <table:table-cell table:style-name="表格8.A1" table:number-columns-spanned="2" office:value-type="string">
            <text:p text:style-name="P258" loext:marker-style-name="T83"><text:span text:style-name="T100">全程執行期限</text:span><text:span text:style-name="T83"/></text:p>
          </table:table-cell>
          <table:covered-table-cell/>
          <table:table-cell table:style-name="表格8.C1" table:number-columns-spanned="6" office:value-type="string">
            <text:p text:style-name="P259" loext:marker-style-name="T67"><text:span text:style-name="T65">自民國 <text:s text:c="5"/>年 <text:s text:c="5"/>月 <text:s text:c="5"/>日起至民國 <text:s text:c="5"/>年 <text:s text:c="5"/>月 <text:s text:c="5"/>日</text:span><text:span text:style-name="T67"/></text:p>
          </table:table-cell>
          <table:covered-table-cell/>
          <table:covered-table-cell/>
          <table:covered-table-cell/>
          <table:covered-table-cell/>
          <table:covered-table-cell/>
        </table:table-row>
        <table:table-row table:style-name="表格8.1">
          <table:table-cell table:style-name="表格8.A1" table:number-columns-spanned="2" office:value-type="string">
            <text:p text:style-name="P258" loext:marker-style-name="T79"><text:span text:style-name="T28">研究性質</text:span><text:span text:style-name="T79"/></text:p>
          </table:table-cell>
          <table:covered-table-cell/>
          <table:table-cell table:style-name="表格8.C1" table:number-columns-spanned="6" office:value-type="string">
            <text:p text:style-name="P260" loext:marker-style-name="T79"><text:span text:style-name="T101">¨</text:span><text:span text:style-name="T28">應用研究</text:span><text:span text:style-name="T78"> <text:s text:c="6"/></text:span><text:span text:style-name="T101">¨</text:span><text:span text:style-name="T28">技術發展 <text:s text:c="2"/></text:span></text:p>
          </table:table-cell>
          <table:covered-table-cell/>
          <table:covered-table-cell/>
          <table:covered-table-cell/>
          <table:covered-table-cell/>
          <table:covered-table-cell/>
        </table:table-row>
        <table:table-row table:style-name="表格8.9">
          <table:table-cell table:style-name="表格8.A9" table:number-columns-spanned="8" office:value-type="string">
            <text:p text:style-name="P321" loext:marker-style-name="T28"><text:span text:style-name="T28">本件在本年度所申請之國家科學及技術委員會研究計畫中的優先順序為第________。</text:span><text:span text:style-name="T28"/></text:p>
            <text:p text:style-name="P321" loext:marker-style-name="T79"><text:span text:style-name="T28">本年度申請主持國家科學及技術委員會各類研究計畫（含預核案）共________件。（共同主持之計畫不予計入）</text:span><text:span text:style-name="T79"/></text:p>
          </table:table-cell>
          <table:covered-table-cell/>
          <table:covered-table-cell/>
          <table:covered-table-cell/>
          <table:covered-table-cell/>
          <table:covered-table-cell/>
          <table:covered-table-cell/>
          <table:covered-table-cell/>
        </table:table-row>
        <table:table-row table:style-name="表格8.10">
          <table:table-cell table:style-name="表格8.A10" table:number-columns-spanned="8" office:value-type="string">
            <text:p text:style-name="P48" loext:marker-style-name="T102"><text:span text:style-name="T102">本計畫是否有進行下列實驗：（勾選下列任一項，須附相關實驗之同意文件）</text:span><text:span text:style-name="T102"/></text:p>
            <text:p text:style-name="P259" loext:marker-style-name="T78"><text:span text:style-name="T101"></text:span><text:span text:style-name="T28">人體實驗/人體檢體 </text:span><text:span text:style-name="T101"></text:span><text:span text:style-name="T28">人類胚胎/人類胚胎幹細胞 </text:span><text:span text:style-name="T101"></text:span><text:span text:style-name="T28">基因重組實驗 </text:span><text:span text:style-name="T101"></text:span><text:span text:style-name="T28">基因轉殖田間實驗 </text:span><text:span text:style-name="T101"></text:span><text:span text:style-name="T28">第二級以上感染性生物材料 </text:span><text:span text:style-name="T101"></text:span><text:span text:style-name="T28">動物實驗</text:span></text:p>
          </table:table-cell>
          <table:covered-table-cell/>
          <table:covered-table-cell/>
          <table:covered-table-cell/>
          <table:covered-table-cell/>
          <table:covered-table-cell/>
          <table:covered-table-cell/>
          <table:covered-table-cell/>
        </table:table-row>
        <table:table-row table:style-name="表格8.4">
          <table:table-cell table:style-name="表格8.A11" table:number-columns-spanned="2" office:value-type="string">
            <text:p text:style-name="P258" loext:marker-style-name="T79"><text:span text:style-name="T28">計畫聯絡人</text:span><text:span text:style-name="T79"/></text:p>
          </table:table-cell>
          <table:covered-table-cell/>
          <table:table-cell table:style-name="表格8.C2" table:number-columns-spanned="6" office:value-type="string">
            <text:p text:style-name="P259" loext:marker-style-name="T79"><text:span text:style-name="T28">姓名</text:span><text:span text:style-name="T78">： <text:s text:c="17"/></text:span><text:span text:style-name="T28">電話</text:span><text:span text:style-name="T78">（</text:span><text:span text:style-name="T28">公）</text:span><text:span text:style-name="T78">： <text:s text:c="15"/></text:span><text:span text:style-name="T28">宅/手機：</text:span></text:p>
          </table:table-cell>
          <table:covered-table-cell/>
          <table:covered-table-cell/>
          <table:covered-table-cell/>
          <table:covered-table-cell/>
          <table:covered-table-cell/>
        </table:table-row>
        <table:table-row table:style-name="表格8.12">
          <table:table-cell table:style-name="表格8.A1" table:number-columns-spanned="2" office:value-type="string">
            <text:p text:style-name="P258" loext:marker-style-name="T79"><text:span text:style-name="T28">通訊地址</text:span><text:span text:style-name="T79"/></text:p>
          </table:table-cell>
          <table:covered-table-cell/>
          <table:table-cell table:style-name="表格8.C1" table:number-columns-spanned="6" office:value-type="string">
            <text:p text:style-name="P268" loext:marker-style-name="T79"/>
          </table:table-cell>
          <table:covered-table-cell/>
          <table:covered-table-cell/>
          <table:covered-table-cell/>
          <table:covered-table-cell/>
          <table:covered-table-cell/>
        </table:table-row>
        <table:table-row table:style-name="表格8.4">
          <table:table-cell table:style-name="表格8.A13" table:number-columns-spanned="2" office:value-type="string">
            <text:p text:style-name="P258" loext:marker-style-name="T79"><text:span text:style-name="T28">傳真號碼</text:span><text:span text:style-name="T79"/></text:p>
          </table:table-cell>
          <table:covered-table-cell/>
          <table:table-cell table:style-name="表格8.C13" table:number-columns-spanned="2" office:value-type="string">
            <text:p text:style-name="P49" loext:marker-style-name="T78"/>
          </table:table-cell>
          <table:covered-table-cell/>
          <table:table-cell table:style-name="表格8.C13" office:value-type="string">
            <text:p text:style-name="P258" loext:marker-style-name="T79"><text:span text:style-name="T78">E-MAIL</text:span><text:span text:style-name="T79"/></text:p>
          </table:table-cell>
          <table:table-cell table:style-name="表格8.F13" table:number-columns-spanned="3" office:value-type="string">
            <text:p text:style-name="P268" loext:marker-style-name="T79"/>
          </table:table-cell>
          <table:covered-table-cell/>
          <table:covered-table-cell/>
        </table:table-row>
      </table:table>
      <text:p text:style-name="P245" loext:marker-style-name="T69"><text:span text:style-name="T28">表5</text:span><text:span text:style-name="T69"/></text:p>
      <text:h text:style-name="P403" text:outline-level="1" loext:marker-style-name="T42"><text:bookmark-start text:name="_Toc189733820"/><text:span text:style-name="T42">二、本計畫中英文摘要</text:span><text:bookmark-end text:name="_Toc189733820"/><text:span text:style-name="T42"/></text:h>
      <text:p text:style-name="Standard" loext:marker-style-name="T57"><text:span text:style-name="T57">（請就本計畫作一概述，並依本計畫性質自訂關鍵詞。)</text:span><text:span text:style-name="T57"/></text:p>
      <text:p text:style-name="P157" loext:marker-style-name="T28"><text:span text:style-name="T28">（一）計畫中文摘要。（5百字以內）</text:span><text:span text:style-name="T28"/></text:p>
      <text:p text:style-name="P227" loext:marker-style-name="T28"><text:span text:style-name="T28">（二）計畫英文摘要。（5百字以內）</text:span><text:span text:style-name="T28"/></text:p>
      <text:p text:style-name="P199" loext:marker-style-name="T28"/>
      <text:list text:style-name="WWNum16">
        <text:list-item>
          <text:h text:style-name="P404" text:outline-level="1" loext:marker-style-name="T42"><text:bookmark-start text:name="_Toc189733821"/><text:span text:style-name="T42">計畫內容</text:span><text:bookmark-end text:name="_Toc189733821"/><text:span text:style-name="T42"/></text:h>
        </text:list-item>
      </text:list>
      <text:p text:style-name="Standard" loext:marker-style-name="T58"><text:span text:style-name="T58">（請就以下各點分別述明，</text:span><text:span text:style-name="T103">10-25</text:span><text:span text:style-name="T58">頁） </text:span><text:bookmark-start text:name="_Hlk93023038"/></text:p>
      <text:list xml:id="list2799007335" text:style-name="WWNum13">
        <text:list-item>
          <text:p text:style-name="P92" loext:marker-style-name="T90"><text:span text:style-name="T90">前期成果亮點概述（1-2頁，</text:span><text:span text:style-name="T91">非延續案不必填</text:span><text:span text:style-name="T90">）</text:span></text:p>
        </text:list-item>
        <text:list-item>
          <text:p text:style-name="P92" loext:marker-style-name="T90"><text:span text:style-name="T90">聯盟成員（醫院及合作企業）資料：</text:span><text:span text:style-name="T90"/></text:p>
        </text:list-item>
      </text:list>
      <text:list xml:id="list3499041553" text:style-name="WWNum17">
        <text:list-item>
          <text:p text:style-name="P93" loext:marker-style-name="T90"><text:span text:style-name="T90">聯盟組成、分工、出資情形、核心競爭力/關鍵技術，並詳敘聯盟合作之運行模式。</text:span><text:span text:style-name="T90"/></text:p>
        </text:list-item>
        <text:list-item>
          <text:p text:style-name="P93" loext:marker-style-name="T90"><text:span text:style-name="T90">說明聯盟核心智財（技術）項目之成果歸屬，以下為歸屬機制：</text:span><text:span text:style-name="T90"/></text:p>
        </text:list-item>
      </text:list>
      <text:list text:style-name="WWNum18">
        <text:list-item>
          <text:p text:style-name="P94" loext:marker-style-name="T90"><text:span text:style-name="T90">醫院核心智財歸醫院所有，合作企業使用必須技轉。</text:span><text:span text:style-name="T90"/></text:p>
        </text:list-item>
        <text:list-item>
          <text:p text:style-name="P94" loext:marker-style-name="T90"><text:span text:style-name="T90">企業核心智財歸企業所有。</text:span><text:span text:style-name="T90"/></text:p>
        </text:list-item>
        <text:list-item>
          <text:p text:style-name="P94" loext:marker-style-name="T90"><text:span text:style-name="T90">由國家科學及技術委員會與企業共同出資之研發產出，所有權由雙方議定。</text:span><text:span text:style-name="T90"/></text:p>
        </text:list-item>
      </text:list>
      <text:list text:continue-list="list3499041553" text:style-name="WWNum17">
        <text:list-item>
          <text:p text:style-name="P93" loext:marker-style-name="T90"><text:span text:style-name="T90">說明聯盟成員於智慧醫療之相關經驗與實績及過去相關研究成果。</text:span><text:span text:style-name="T90"/></text:p>
        </text:list-item>
      </text:list>
      <text:list text:continue-list="list2799007335" text:style-name="WWNum13">
        <text:list-item>
          <text:p text:style-name="P92" loext:marker-style-name="T90"><text:span text:style-name="T90">全程計畫藍圖（Roadmap）：整體計畫概述，含可行性分析評估、技術規格與時程規劃搭配、技術應用範圍、智慧醫療場域展示、預期成果（解決方案如何創造病人福祉與社會效益）、國內/外（哪個國家）落地之規劃、甘特圖及查核點（圖示與文字說明）。</text:span><text:span text:style-name="T90"/></text:p>
        </text:list-item>
        <text:list-item>
          <text:p text:style-name="P92" loext:marker-style-name="T90"><text:span text:style-name="T90">計畫重點項目說明</text:span><text:bookmark-end text:name="_Hlk93023038"/><text:span text:style-name="T90"/></text:p>
        </text:list-item>
      </text:list>
      <text:list xml:id="list240838779" text:style-name="WWNum21">
        <text:list-item>
          <text:p text:style-name="P95" loext:marker-style-name="T90"><text:span text:style-name="T90">全方位智慧解決方案</text:span><text:span text:style-name="T90"/></text:p>
        </text:list-item>
      </text:list>
      <text:list text:style-name="WWNum20">
        <text:list-item>
          <text:p text:style-name="P96" loext:marker-style-name="T90"><text:span text:style-name="T90">推動醫院智慧化，發展整合性全方位解決方案，需應用AI或ICT科技落實軟硬整合，說明本計畫欲解決之問題(Clinical Unmet Need)。</text:span><text:span text:style-name="T90"/></text:p>
        </text:list-item>
        <text:list-item>
          <text:p text:style-name="P96" loext:marker-style-name="T90"><text:span text:style-name="T90">數據間需具互操作性(interoperability)之國際標準。</text:span><text:span text:style-name="T90"/></text:p>
        </text:list-item>
        <text:list-item>
          <text:p text:style-name="P96" loext:marker-style-name="T90"><text:span text:style-name="T90">以跨醫療體系使用、IRB規劃為目標。</text:span><text:span text:style-name="T90"/></text:p>
        </text:list-item>
        <text:list-item>
          <text:p text:style-name="P96" loext:marker-style-name="T90"><text:span text:style-name="T90">具體或量化比較方案使用前後預期增進之醫療效益。</text:span><text:span text:style-name="T90"/></text:p>
        </text:list-item>
      </text:list>
      <text:list text:continue-list="list240838779" text:style-name="WWNum21">
        <text:list-item>
          <text:p text:style-name="P95" loext:marker-style-name="T90"><text:span text:style-name="T90">目標市場與商模</text:span><text:span text:style-name="T90"/></text:p>
        </text:list-item>
      </text:list>
      <text:list text:style-name="WWNum25">
        <text:list-item>
          <text:p text:style-name="P97" loext:marker-style-name="T90"><text:span text:style-name="T90">價值定位與目標市場。</text:span><text:span text:style-name="T90"/></text:p>
        </text:list-item>
        <text:list-item>
          <text:p text:style-name="P97" loext:marker-style-name="T90"><text:span text:style-name="T90">醫院自費項目評估與健保採用的可能性。</text:span><text:span text:style-name="T90"/></text:p>
        </text:list-item>
        <text:list-item>
          <text:p text:style-name="P97" loext:marker-style-name="T90"><text:span text:style-name="T90">國內外行銷策略規劃，包含取證規劃或進度。</text:span><text:span text:style-name="T90"/></text:p>
        </text:list-item>
        <text:list-item>
          <text:p text:style-name="P97" loext:marker-style-name="T90"><text:span text:style-name="T90">國外展會（MEDICA、HIMSS等）規劃。</text:span><text:span text:style-name="T90"/></text:p>
        </text:list-item>
      </text:list>
      <text:p text:style-name="P340" loext:marker-style-name="T90"/>
      <text:h text:style-name="P403" text:outline-level="1" loext:marker-style-name="T42"><text:bookmark-start text:name="_Toc189733822"/><text:span text:style-name="T42">四、研究計畫經費</text:span><text:bookmark-end text:name="_Toc189733822"/><text:span text:style-name="T42"/></text:h>
      <text:p text:style-name="P261" loext:marker-style-name="T95"><text:span text:style-name="T28">請參考本會產學合作研究計畫及專題研究計畫有關申請補助經費之規定</text:span><text:span text:style-name="T95">。</text:span></text:p>
      <text:list text:style-name="WWNum34">
        <text:list-item>
          <text:p text:style-name="P107" loext:marker-style-name="T28"><text:span text:style-name="T105">向本會申請補助款</text:span><text:span text:style-name="T105"/></text:p>
        </text:list-item>
      </text:list>
      <text:p text:style-name="P327" loext:marker-style-name="T109"><text:span text:style-name="T28">1.本會補助項目包括</text:span><text:span text:style-name="T93">業務費項下之研究人力費與耗材、物品、圖書及雜項費用、研究設備費、國外差旅費及管理費</text:span><text:span text:style-name="T109">。凡執行計畫所需研究人力費用，均得依本會「補助專題研究計畫研究人力約用注意事項」規定，按所屬機構自訂敘薪標準及職銜，就預估專任、兼任人員或臨時工需求填寫，並請述明該研究人力在本計畫內擔任之具體內容、性質、項目及範圍，以利審查。專任人員不限學歷，包含博士級人員。</text:span></text:p>
      <text:p text:style-name="P278" loext:marker-style-name="T93"><text:span text:style-name="T28">2.管理費為申請機構配合執行本研究計畫所需之費用，請按「向本會申請補助款」欄之「研究人力費」、「耗材、物品、圖書及雜項費用」、「研究設備費」之總和計算，合計應達15%以上（其中「向本會申請補助款」欄之管理費「9%」編列，餘於「合作企業配合款」欄編列）</text:span><text:span text:style-name="T93"/></text:p>
      <text:list text:continue-numbering="true" text:style-name="WWNum34">
        <text:list-item>
          <text:p text:style-name="P107" loext:marker-style-name="T105"><text:span text:style-name="T105">合作企業配合款</text:span><text:span text:style-name="T105"/></text:p>
        </text:list-item>
      </text:list>
      <text:p text:style-name="P327" loext:marker-style-name="T28"><text:span text:style-name="T28">1.合作企業需支付一定額度研究經費（不得少於案件總經費之50％，包含設備出資，惟其總和不得超過合作企業配合款總和之60％）作為配合款。</text:span><text:span text:style-name="T28"/></text:p>
      <text:p text:style-name="P327" loext:marker-style-name="T28"><text:span text:style-name="T28">2.提供申請機構(學校)研究經費之部分</text:span><text:span text:style-name="T28"/></text:p>
      <text:p text:style-name="P328" loext:marker-style-name="T93"><text:span text:style-name="T28">(1)合作企業配合款得用於研究主持費、業務費、研究設備費、國外差旅費、客座科技人才預估經費及管理費等，管理費按「向本會申請補助款」欄之「研究人力費」、「耗材、物品、圖書及雜項費用」、「研究設備費」之總和計算，合計應達15%以上（其中「向本會申請補助款」欄之管理費「9%」編列，餘於「合作企業配合款」欄編列）</text:span><text:span text:style-name="T93">，惟於計畫申請時，得視研究需要，由申請機構、計畫主持人及合作企業商訂後調整比率，經本會審查後核給。</text:span></text:p>
      <text:p text:style-name="P328" loext:marker-style-name="T28"><text:span text:style-name="T93">(2)</text:span><text:span text:style-name="T28">合作企業配合款得編列總計畫主持人、子計畫主持人及共同主持人之研究主持費</text:span><text:span text:style-name="T66">。</text:span></text:p>
      <text:p text:style-name="P328" loext:marker-style-name="T28"><text:span text:style-name="T28">(3)若有申請國外學者來臺或國外差旅費，需另填寫表16、17。上述費用限本計畫內研究人員以合作企業配合款申請。</text:span><text:span text:style-name="T28"/></text:p>
      <text:list text:continue-numbering="true" text:style-name="WWNum34">
        <text:list-item>
          <text:p text:style-name="P107" loext:marker-style-name="T105"><text:span text:style-name="T105">合作企業參與計畫人員簡歷表</text:span><text:span text:style-name="T105"/></text:p>
        </text:list-item>
      </text:list>
      <text:p text:style-name="Standard" loext:marker-style-name="T31"><text:span text:style-name="T31">合作企業：_____________________</text:span><text:span text:style-name="T31"/></text:p>
      <table:table table:name="表格9" table:style-name="表格9">
        <table:table-column table:style-name="表格9.A"/>
        <table:table-column table:style-name="表格9.B"/>
        <table:table-column table:style-name="表格9.C"/>
        <table:table-column table:style-name="表格9.D"/>
        <table:table-column table:style-name="表格9.E"/>
        <table:table-column table:style-name="表格9.F"/>
        <table:table-column table:style-name="表格9.G"/>
        <table:table-column table:style-name="表格9.H"/>
        <table:table-column table:style-name="表格9.I"/>
        <table:table-row table:style-name="表格9.1">
          <table:table-cell table:style-name="表格9.A1" office:value-type="string">
            <text:p text:style-name="P129" loext:marker-style-name="T84"><text:span text:style-name="T84">編號</text:span><text:span text:style-name="T84"/></text:p>
          </table:table-cell>
          <table:table-cell table:style-name="表格9.A1" office:value-type="string">
            <text:p text:style-name="P129" loext:marker-style-name="T84"><text:span text:style-name="T84">姓名</text:span><text:span text:style-name="T84"/></text:p>
          </table:table-cell>
          <table:table-cell table:style-name="表格9.A1" office:value-type="string">
            <text:p text:style-name="P129" loext:marker-style-name="T84"><text:span text:style-name="T84">部門</text:span><text:span text:style-name="T84"/></text:p>
          </table:table-cell>
          <table:table-cell table:style-name="表格9.A1" office:value-type="string">
            <text:p text:style-name="P129" loext:marker-style-name="T84"><text:span text:style-name="T84">職稱</text:span><text:span text:style-name="T84"/></text:p>
          </table:table-cell>
          <table:table-cell table:style-name="表格9.A1" office:value-type="string">
            <text:p text:style-name="P129" loext:marker-style-name="T84"><text:span text:style-name="T84">最高學歷</text:span><text:span text:style-name="T84"/></text:p>
            <text:p text:style-name="P129" loext:marker-style-name="T84"><text:span text:style-name="T84">（學校系所）</text:span><text:span text:style-name="T84"/></text:p>
          </table:table-cell>
          <table:table-cell table:style-name="表格9.A1" office:value-type="string">
            <text:p text:style-name="P129" loext:marker-style-name="T84"><text:span text:style-name="T84">主要經歷</text:span><text:span text:style-name="T84"/></text:p>
          </table:table-cell>
          <table:table-cell table:style-name="表格9.A1" office:value-type="string">
            <text:p text:style-name="P129" loext:marker-style-name="T84"><text:span text:style-name="T84">本業年資</text:span><text:span text:style-name="T84"/></text:p>
          </table:table-cell>
          <table:table-cell table:style-name="表格9.A1" office:value-type="string">
            <text:p text:style-name="P129" loext:marker-style-name="T84"><text:span text:style-name="T84">參與分項計畫及工作項目</text:span><text:span text:style-name="T84"/></text:p>
          </table:table-cell>
          <table:table-cell table:style-name="表格9.A1" office:value-type="string">
            <text:p text:style-name="P129" loext:marker-style-name="T84"><text:span text:style-name="T84">投入月數</text:span><text:span text:style-name="T84"/></text:p>
          </table:table-cell>
        </table:table-row>
        <table:table-row table:style-name="表格9.1">
          <table:table-cell table:style-name="表格9.A1" office:value-type="string">
            <text:p text:style-name="P129" loext:marker-style-name="T78"><text:span text:style-name="T78">1</text:span><text:span text:style-name="T78"/></text:p>
          </table:table-cell>
          <table:table-cell table:style-name="表格9.A1" office:value-type="string">
            <text:p text:style-name="P276" loext:marker-style-name="T84"/>
          </table:table-cell>
          <table:table-cell table:style-name="表格9.C2"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39" loext:marker-style-name="T107"/>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row>
        <table:table-row table:style-name="表格9.1">
          <table:table-cell table:style-name="表格9.A1" office:value-type="string">
            <text:p text:style-name="P129" loext:marker-style-name="T78"><text:span text:style-name="T78">2</text:span><text:span text:style-name="T78"/></text:p>
          </table:table-cell>
          <table:table-cell table:style-name="表格9.A1" office:value-type="string">
            <text:p text:style-name="P276" loext:marker-style-name="T84"/>
          </table:table-cell>
          <table:table-cell table:style-name="表格9.C3"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39" loext:marker-style-name="T107"/>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row>
        <table:table-row table:style-name="表格9.1">
          <table:table-cell table:style-name="表格9.A1" office:value-type="string">
            <text:p text:style-name="P129" loext:marker-style-name="T78"><text:span text:style-name="T78">3</text:span><text:span text:style-name="T78"/></text:p>
          </table:table-cell>
          <table:table-cell table:style-name="表格9.A1" office:value-type="string">
            <text:p text:style-name="P276" loext:marker-style-name="T84"/>
          </table:table-cell>
          <table:table-cell table:style-name="表格9.C4"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row>
        <table:table-row table:style-name="表格9.1">
          <table:table-cell table:style-name="表格9.A1" office:value-type="string">
            <text:p text:style-name="P129" loext:marker-style-name="T78"><text:span text:style-name="T78">4</text:span><text:span text:style-name="T78"/></text:p>
          </table:table-cell>
          <table:table-cell table:style-name="表格9.A1" office:value-type="string">
            <text:p text:style-name="P276" loext:marker-style-name="T84"/>
          </table:table-cell>
          <table:table-cell table:style-name="表格9.C5"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row>
        <table:table-row table:style-name="表格9.1">
          <table:table-cell table:style-name="表格9.A1" office:value-type="string">
            <text:p text:style-name="P129" loext:marker-style-name="T78"><text:span text:style-name="T78">5</text:span><text:span text:style-name="T78"/></text:p>
          </table:table-cell>
          <table:table-cell table:style-name="表格9.A1" office:value-type="string">
            <text:p text:style-name="P276" loext:marker-style-name="T84"/>
          </table:table-cell>
          <table:table-cell table:style-name="表格9.C6"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cell table:style-name="表格9.A1" office:value-type="string">
            <text:p text:style-name="P276" loext:marker-style-name="T84"/>
          </table:table-cell>
        </table:table-row>
        <table:table-row table:style-name="表格9.1">
          <table:table-cell table:style-name="表格9.A1" table:number-columns-spanned="8" office:value-type="string">
            <text:p text:style-name="P129" loext:marker-style-name="T105"><text:span text:style-name="T105">合 <text:s text:c="5"/>計</text:span><text:span text:style-name="T105"/></text:p>
          </table:table-cell>
          <table:covered-table-cell/>
          <table:covered-table-cell/>
          <table:covered-table-cell/>
          <table:covered-table-cell/>
          <table:covered-table-cell/>
          <table:covered-table-cell/>
          <table:covered-table-cell/>
          <table:table-cell table:style-name="表格9.A1" office:value-type="string">
            <text:p text:style-name="P276" loext:marker-style-name="T84"/>
          </table:table-cell>
        </table:table-row>
      </table:table>
      <text:p text:style-name="P259" loext:marker-style-name="T28"><text:span text:style-name="T28">（各合作企業應分別填寫）</text:span><text:span text:style-name="T28"/></text:p>
      <text:p text:style-name="P244" loext:marker-style-name="T28"><text:span text:style-name="T28">表6</text:span><text:span text:style-name="T28"/></text:p>
      <text:p text:style-name="P341" loext:marker-style-name="T22"><text:span text:style-name="T78">　</text:span><text:span text:style-name="T22">計畫經費需求表</text:span></text:p>
      <text:p text:style-name="P151" loext:marker-style-name="T22"/>
      <text:p text:style-name="P343" loext:marker-style-name="T66"><text:span text:style-name="T66">金額單位：新臺幣元</text:span><text:span text:style-name="T66"/></text:p>
      <table:table table:name="表格10" table:style-name="表格10">
        <table:table-column table:style-name="表格10.A"/>
        <table:table-column table:style-name="表格10.B"/>
        <table:table-column table:style-name="表格10.C"/>
        <table:table-row table:style-name="表格10.1">
          <table:table-cell table:style-name="表格10.A1" table:number-rows-spanned="3" office:value-type="string">
            <text:p text:style-name="P129" loext:marker-style-name="T28"><text:span text:style-name="T28">經費項目</text:span><text:span text:style-name="T28"/></text:p>
          </table:table-cell>
          <table:table-cell table:style-name="表格10.B1" table:number-columns-spanned="2" office:value-type="string">
            <text:p text:style-name="P334" loext:marker-style-name="T28"><text:span text:style-name="T28">提供申請機構(學界)研究經費</text:span><text:span text:style-name="T28"/></text:p>
          </table:table-cell>
          <table:covered-table-cell/>
        </table:table-row>
        <table:table-row table:style-name="表格10.2">
          <table:covered-table-cell table:style-name="表格10.A2"/>
          <table:table-cell table:style-name="表格10.B2" office:value-type="string">
            <text:p text:style-name="P334" loext:marker-style-name="T28"><text:span text:style-name="T28">向國家科學及技術委員會申請補助款</text:span><text:span text:style-name="T28"/></text:p>
          </table:table-cell>
          <table:table-cell table:style-name="表格10.C2" office:value-type="string">
            <text:p text:style-name="P334" loext:marker-style-name="T78"><text:span text:style-name="T28">合作企業配合款</text:span><text:span text:style-name="T78"/></text:p>
            <text:p text:style-name="P334" loext:marker-style-name="T28"><text:span text:style-name="T78">（合作企業如有二家以上者，請填寫合作企業配合款總額）</text:span><text:span text:style-name="T78"/></text:p>
          </table:table-cell>
        </table:table-row>
        <table:table-row table:style-name="表格10.3">
          <table:covered-table-cell table:style-name="表格10.A2"/>
          <table:table-cell table:style-name="表格10.B2" office:value-type="string">
            <text:p text:style-name="P334" loext:marker-style-name="T31"><text:span text:style-name="T31">第4年</text:span><text:span text:style-name="T31"/></text:p>
          </table:table-cell>
          <table:table-cell table:style-name="表格10.C3" office:value-type="string">
            <text:p text:style-name="P334" loext:marker-style-name="T31"><text:span text:style-name="T31">第4年</text:span><text:span text:style-name="T31"/></text:p>
          </table:table-cell>
        </table:table-row>
        <table:table-row table:style-name="表格10.4">
          <table:table-cell table:style-name="表格10.A2" office:value-type="string">
            <text:p text:style-name="P239" loext:marker-style-name="T106"><text:span text:style-name="T106">業務費</text:span><text:span text:style-name="T106"/></text:p>
          </table:table-cell>
          <table:table-cell table:style-name="表格10.B4" office:value-type="string">
            <text:p text:style-name="P271" loext:marker-style-name="T78"/>
          </table:table-cell>
          <table:table-cell table:style-name="表格10.C4" office:value-type="string">
            <text:p text:style-name="P271" loext:marker-style-name="T78"/>
          </table:table-cell>
        </table:table-row>
        <table:table-row table:style-name="表格10.5">
          <table:table-cell table:style-name="表格10.A2" office:value-type="string">
            <text:p text:style-name="P240" loext:marker-style-name="T71"><text:span text:style-name="T71">研究人力費</text:span><text:span text:style-name="T71"/></text:p>
          </table:table-cell>
          <table:table-cell table:style-name="表格10.B5" office:value-type="string">
            <text:p text:style-name="P271" loext:marker-style-name="T78"/>
          </table:table-cell>
          <table:table-cell table:style-name="表格10.C5" office:value-type="string">
            <text:p text:style-name="P271" loext:marker-style-name="T78"/>
          </table:table-cell>
        </table:table-row>
        <table:table-row table:style-name="表格10.6">
          <table:table-cell table:style-name="表格10.A2" office:value-type="string">
            <text:p text:style-name="P240" loext:marker-style-name="T65"><text:span text:style-name="T65">耗材、物品、圖書及</text:span><text:span text:style-name="T71">雜項</text:span><text:span text:style-name="T65">費用</text:span></text:p>
          </table:table-cell>
          <table:table-cell table:style-name="表格10.B6" office:value-type="string">
            <text:p text:style-name="P271" loext:marker-style-name="T78"/>
          </table:table-cell>
          <table:table-cell table:style-name="表格10.C6" office:value-type="string">
            <text:p text:style-name="P271" loext:marker-style-name="T78"/>
          </table:table-cell>
        </table:table-row>
        <table:table-row table:style-name="表格10.7">
          <table:table-cell table:style-name="表格10.A2" office:value-type="string">
            <text:p text:style-name="P240" loext:marker-style-name="T71"><text:span text:style-name="T65">國外學者來臺費用</text:span><text:span text:style-name="T71"/></text:p>
          </table:table-cell>
          <table:table-cell table:style-name="表格10.B7" office:value-type="string">
            <text:p text:style-name="P271" loext:marker-style-name="T78"/>
          </table:table-cell>
          <table:table-cell table:style-name="表格10.C7" office:value-type="string">
            <text:p text:style-name="P271" loext:marker-style-name="T78"/>
          </table:table-cell>
        </table:table-row>
        <table:table-row table:style-name="表格10.8">
          <table:table-cell table:style-name="表格10.A2" office:value-type="string">
            <text:p text:style-name="P76" loext:marker-style-name="T87"><text:span text:style-name="T87">研究設備費</text:span><text:span text:style-name="T87"/></text:p>
          </table:table-cell>
          <table:table-cell table:style-name="表格10.B8" office:value-type="string">
            <text:p text:style-name="P271" loext:marker-style-name="T78"/>
          </table:table-cell>
          <table:table-cell table:style-name="表格10.C8" office:value-type="string">
            <text:p text:style-name="P271" loext:marker-style-name="T78"/>
          </table:table-cell>
        </table:table-row>
        <table:table-row table:style-name="表格10.9">
          <table:table-cell table:style-name="表格10.A2" office:value-type="string">
            <text:p text:style-name="P76" loext:marker-style-name="T87"><text:span text:style-name="T87">國外差旅費</text:span><text:span text:style-name="T87"/></text:p>
          </table:table-cell>
          <table:table-cell table:style-name="表格10.B9" office:value-type="string">
            <text:p text:style-name="P271" loext:marker-style-name="T78"/>
          </table:table-cell>
          <table:table-cell table:style-name="表格10.C9" office:value-type="string">
            <text:p text:style-name="P271" loext:marker-style-name="T78"/>
          </table:table-cell>
        </table:table-row>
        <table:table-row table:style-name="表格10.10">
          <table:table-cell table:style-name="表格10.A2" office:value-type="string">
            <text:p text:style-name="P240" loext:marker-style-name="T72"><text:span text:style-name="T93">國際合作與</text:span><text:span text:style-name="T69">移地研究</text:span></text:p>
          </table:table-cell>
          <table:table-cell table:style-name="表格10.B10" office:value-type="string">
            <text:p text:style-name="P271" loext:marker-style-name="T78"/>
          </table:table-cell>
          <table:table-cell table:style-name="表格10.C10" office:value-type="string">
            <text:p text:style-name="P271" loext:marker-style-name="T78"/>
          </table:table-cell>
        </table:table-row>
        <table:table-row table:style-name="表格10.11">
          <table:table-cell table:style-name="表格10.A2" office:value-type="string">
            <text:p text:style-name="P240" loext:marker-style-name="T73"><text:span text:style-name="T73">出席國際學術會議差旅費</text:span><text:span text:style-name="T73"/></text:p>
          </table:table-cell>
          <table:table-cell table:style-name="表格10.B11" office:value-type="string">
            <text:p text:style-name="P271" loext:marker-style-name="T78"/>
          </table:table-cell>
          <table:table-cell table:style-name="表格10.C11" office:value-type="string">
            <text:p text:style-name="P271" loext:marker-style-name="T78"/>
          </table:table-cell>
        </table:table-row>
        <table:table-row table:style-name="表格10.6">
          <table:table-cell table:style-name="表格10.A2" office:value-type="string">
            <text:p text:style-name="P239" loext:marker-style-name="T106"><text:span text:style-name="T106">管理費</text:span><text:span text:style-name="T106"/></text:p>
          </table:table-cell>
          <table:table-cell table:style-name="表格10.B12" office:value-type="string">
            <text:p text:style-name="P271" loext:marker-style-name="T78"/>
          </table:table-cell>
          <table:table-cell table:style-name="表格10.C12" office:value-type="string">
            <text:p text:style-name="P271" loext:marker-style-name="T78"/>
          </table:table-cell>
        </table:table-row>
        <table:table-row table:style-name="表格10.13">
          <table:table-cell table:style-name="表格10.A2" office:value-type="string">
            <text:p text:style-name="P239" loext:marker-style-name="T106"><text:span text:style-name="T106">客座科技人才預估經費</text:span><text:span text:style-name="T106"/></text:p>
          </table:table-cell>
          <table:table-cell table:style-name="表格10.B13" office:value-type="string">
            <text:p text:style-name="P271" loext:marker-style-name="T78"/>
          </table:table-cell>
          <table:table-cell table:style-name="表格10.C13" office:value-type="string">
            <text:p text:style-name="P271" loext:marker-style-name="T78"/>
          </table:table-cell>
        </table:table-row>
        <table:table-row table:style-name="表格10.14">
          <table:table-cell table:style-name="表格10.A14" office:value-type="string">
            <text:p text:style-name="P133" loext:marker-style-name="T106"><text:span text:style-name="T106">合　　　　計</text:span><text:span text:style-name="T106"/></text:p>
          </table:table-cell>
          <table:table-cell table:style-name="表格10.B14" office:value-type="string">
            <text:p text:style-name="P271" loext:marker-style-name="T78"/>
          </table:table-cell>
          <table:table-cell table:style-name="表格10.C14" office:value-type="string">
            <text:p text:style-name="P271" loext:marker-style-name="T78"/>
          </table:table-cell>
        </table:table-row>
        <table:table-row table:style-name="表格10.15">
          <table:table-cell table:style-name="表格10.A15" table:number-columns-spanned="3" office:value-type="string">
            <text:p text:style-name="P336" loext:marker-style-name="T28"><text:span text:style-name="T28">1.研究主持費僅能編列於合作企業配合款。</text:span><text:span text:style-name="T28"/></text:p>
            <text:p text:style-name="P336" loext:marker-style-name="T28"><text:span text:style-name="T28">2.管理費為申請機構配合執行本研究計畫所需之費用，核給比率如下：(同前頁)</text:span><text:span text:style-name="T28"/></text:p>
            <text:p text:style-name="P337" loext:marker-style-name="T28"><text:span text:style-name="T28">(1)請按「向本會申請補助款」欄之「研究人力費」、「耗材、物品、圖書及雜項費用」、「研究設備費」之總和計算，合計應達15%以上（其中「向本會申請補助款」欄之管理費「9%」編列，餘於「合作企業配合款」欄編列）。</text:span><text:span text:style-name="T28"/></text:p>
            <text:p text:style-name="P337" loext:marker-style-name="T78"><text:span text:style-name="T105">(2)管理費編列不在上述第(1)點範圍者，請另頁詳細說明調整之必要性與原由。</text:span><text:span text:style-name="T84"/></text:p>
          </table:table-cell>
          <table:covered-table-cell/>
          <table:covered-table-cell/>
        </table:table-row>
      </table:table>
      <text:p text:style-name="P346" loext:marker-style-name="T78"><text:span text:style-name="T28">表7 </text:span><text:span text:style-name="T78">　　　　　　　　　　　　　　　　　　　　　　　　　　　　　　　　　　　　　　　　　　　　　　 <text:s text:c="225"/>　　　　　　　　　</text:span><text:span text:style-name="T28"> <text:s text:c="230"/></text:span></text:p>
      <text:h text:style-name="P406" text:outline-level="1" loext:marker-style-name="T42"><text:bookmark-start text:name="_Toc189733823"/><text:span text:style-name="T42">五、主要研究人力</text:span><text:bookmark-end text:name="_Toc189733823"/><text:span text:style-name="T42"/></text:h>
      <text:list text:style-name="WWNum35">
        <text:list-item>
          <text:p text:style-name="P63" loext:marker-style-name="T45"><text:span text:style-name="T45">請依照「計畫主持人」、「共同主持人」、「協同研究人員」及「博士級研究人員」等類別之順序分別填寫。</text:span><text:span text:style-name="T45"/></text:p>
        </text:list-item>
        <text:list-item>
          <text:p text:style-name="P63" loext:marker-style-name="T45"><text:span text:style-name="T45">本項「主要研究人力」係指參與研究工作人員（含不支薪）之實際投入人力情形，務請詳實填寫。</text:span><text:span text:style-name="T45"/></text:p>
        </text:list-item>
        <text:list-item>
          <text:p text:style-name="P63" loext:marker-style-name="T41"><text:span text:style-name="T45">如申請「博士級研究人員」，請另填表10。</text:span><text:span text:style-name="T45"/></text:p>
        </text:list-item>
        <text:list-item>
          <text:p text:style-name="P63" loext:marker-style-name="T41"><text:span text:style-name="T45">每週平均投入工作時數比率係填寫每人每週平均投入本研究計畫工作時數佔其每週全部工作時間之比率，以百分比表示（例如：50%即表示該研究人員每週投入本研究計畫研究工作之時數佔其每週全部工時之百分之五十）。</text:span><text:span text:style-name="T45"/></text:p>
        </text:list-item>
      </text:list>
      <text:p text:style-name="P64" loext:marker-style-name="T45"/>
      <table:table table:name="表格11" table:style-name="表格11">
        <table:table-column table:style-name="表格11.A"/>
        <table:table-column table:style-name="表格11.B"/>
        <table:table-column table:style-name="表格11.C"/>
        <table:table-column table:style-name="表格11.D"/>
        <table:table-column table:style-name="表格11.E"/>
        <table:table-column table:style-name="表格11.F"/>
        <table:table-row table:style-name="表格11.1">
          <table:table-cell table:style-name="表格11.A1" office:value-type="string">
            <text:p text:style-name="P342" loext:marker-style-name="T66"><text:span text:style-name="T66">類 別</text:span><text:span text:style-name="T66"/></text:p>
          </table:table-cell>
          <table:table-cell table:style-name="表格11.B1" office:value-type="string">
            <text:p text:style-name="P342" loext:marker-style-name="T66"><text:span text:style-name="T66">姓名</text:span><text:span text:style-name="T66"/></text:p>
          </table:table-cell>
          <table:table-cell table:style-name="表格11.C1" office:value-type="string">
            <text:p text:style-name="P342" loext:marker-style-name="T66"><text:span text:style-name="T66">服務機構/系所</text:span><text:span text:style-name="T66"/></text:p>
          </table:table-cell>
          <table:table-cell table:style-name="表格11.C1" office:value-type="string">
            <text:p text:style-name="P342" loext:marker-style-name="T66"><text:span text:style-name="T66">職稱</text:span><text:span text:style-name="T66"/></text:p>
          </table:table-cell>
          <table:table-cell table:style-name="表格11.C1" office:value-type="string">
            <text:p text:style-name="P342" loext:marker-style-name="T74"><text:span text:style-name="T74">在本研究計畫內擔任之具體工作性質、項目及範圍</text:span><text:span text:style-name="T74"/></text:p>
          </table:table-cell>
          <table:table-cell table:style-name="表格11.F1" office:value-type="string">
            <text:p text:style-name="P342" loext:marker-style-name="T74"><text:span text:style-name="T74">每週平均投入</text:span><text:span text:style-name="T74"/></text:p>
            <text:p text:style-name="P342" loext:marker-style-name="T74"><text:span text:style-name="T74">工作時數比率（％）</text:span><text:span text:style-name="T74"/></text:p>
          </table:table-cell>
        </table:table-row>
        <table:table-row table:style-name="表格11.2">
          <table:table-cell table:style-name="表格11.A2" office:value-type="string">
            <text:p text:style-name="P200" loext:marker-style-name="T28"/>
          </table:table-cell>
          <table:table-cell table:style-name="表格11.B2" office:value-type="string">
            <text:p text:style-name="P200" loext:marker-style-name="T28"/>
          </table:table-cell>
          <table:table-cell table:style-name="表格11.C2" office:value-type="string">
            <text:p text:style-name="P200" loext:marker-style-name="T28"/>
          </table:table-cell>
          <table:table-cell table:style-name="表格11.D2" office:value-type="string">
            <text:p text:style-name="P200" loext:marker-style-name="T28"/>
          </table:table-cell>
          <table:table-cell table:style-name="表格11.E2" office:value-type="string">
            <text:p text:style-name="P200" loext:marker-style-name="T28"/>
          </table:table-cell>
          <table:table-cell table:style-name="表格11.F2" office:value-type="string">
            <text:p text:style-name="P200" loext:marker-style-name="T28"/>
          </table:table-cell>
        </table:table-row>
        <table:table-row table:style-name="表格11.2">
          <table:table-cell table:style-name="表格11.A3" office:value-type="string">
            <text:p text:style-name="P200" loext:marker-style-name="T28"/>
          </table:table-cell>
          <table:table-cell table:style-name="表格11.B3" office:value-type="string">
            <text:p text:style-name="P200" loext:marker-style-name="T28"/>
          </table:table-cell>
          <table:table-cell table:style-name="表格11.C3" office:value-type="string">
            <text:p text:style-name="P200" loext:marker-style-name="T28"/>
          </table:table-cell>
          <table:table-cell table:style-name="表格11.D3" office:value-type="string">
            <text:p text:style-name="P200" loext:marker-style-name="T28"/>
          </table:table-cell>
          <table:table-cell table:style-name="表格11.E3" office:value-type="string">
            <text:p text:style-name="P200" loext:marker-style-name="T28"/>
          </table:table-cell>
          <table:table-cell table:style-name="表格11.F3" office:value-type="string">
            <text:p text:style-name="P200" loext:marker-style-name="T28"/>
          </table:table-cell>
        </table:table-row>
        <table:table-row table:style-name="表格11.2">
          <table:table-cell table:style-name="表格11.A4" office:value-type="string">
            <text:p text:style-name="P200" loext:marker-style-name="T28"/>
          </table:table-cell>
          <table:table-cell table:style-name="表格11.B4" office:value-type="string">
            <text:p text:style-name="P200" loext:marker-style-name="T28"/>
          </table:table-cell>
          <table:table-cell table:style-name="表格11.C4" office:value-type="string">
            <text:p text:style-name="P200" loext:marker-style-name="T28"/>
          </table:table-cell>
          <table:table-cell table:style-name="表格11.D4" office:value-type="string">
            <text:p text:style-name="P200" loext:marker-style-name="T28"/>
          </table:table-cell>
          <table:table-cell table:style-name="表格11.E4" office:value-type="string">
            <text:p text:style-name="P200" loext:marker-style-name="T28"/>
          </table:table-cell>
          <table:table-cell table:style-name="表格11.F4" office:value-type="string">
            <text:p text:style-name="P200" loext:marker-style-name="T28"/>
          </table:table-cell>
        </table:table-row>
        <table:table-row table:style-name="表格11.2">
          <table:table-cell table:style-name="表格11.A5" office:value-type="string">
            <text:p text:style-name="P200" loext:marker-style-name="T28"/>
          </table:table-cell>
          <table:table-cell table:style-name="表格11.B5" office:value-type="string">
            <text:p text:style-name="P200" loext:marker-style-name="T28"/>
          </table:table-cell>
          <table:table-cell table:style-name="表格11.C5" office:value-type="string">
            <text:p text:style-name="P200" loext:marker-style-name="T28"/>
          </table:table-cell>
          <table:table-cell table:style-name="表格11.D5" office:value-type="string">
            <text:p text:style-name="P200" loext:marker-style-name="T28"/>
          </table:table-cell>
          <table:table-cell table:style-name="表格11.E5" office:value-type="string">
            <text:p text:style-name="P200" loext:marker-style-name="T28"/>
          </table:table-cell>
          <table:table-cell table:style-name="表格11.F5" office:value-type="string">
            <text:p text:style-name="P200" loext:marker-style-name="T28"/>
          </table:table-cell>
        </table:table-row>
        <table:table-row table:style-name="表格11.2">
          <table:table-cell table:style-name="表格11.A6" office:value-type="string">
            <text:p text:style-name="P200" loext:marker-style-name="T28"/>
          </table:table-cell>
          <table:table-cell table:style-name="表格11.B6" office:value-type="string">
            <text:p text:style-name="P200" loext:marker-style-name="T28"/>
          </table:table-cell>
          <table:table-cell table:style-name="表格11.C6" office:value-type="string">
            <text:p text:style-name="P200" loext:marker-style-name="T28"/>
          </table:table-cell>
          <table:table-cell table:style-name="表格11.D6" office:value-type="string">
            <text:p text:style-name="P200" loext:marker-style-name="T28"/>
          </table:table-cell>
          <table:table-cell table:style-name="表格11.E6" office:value-type="string">
            <text:p text:style-name="P200" loext:marker-style-name="T28"/>
          </table:table-cell>
          <table:table-cell table:style-name="表格11.F6" office:value-type="string">
            <text:p text:style-name="P200" loext:marker-style-name="T28"/>
          </table:table-cell>
        </table:table-row>
      </table:table>
      <text:p text:style-name="P162" loext:marker-style-name="T28"><text:span text:style-name="T28">表8 <text:s text:c="53"/></text:span><text:span text:style-name="T28"/></text:p>
      <text:h text:style-name="P403" text:outline-level="1" loext:marker-style-name="T42"><text:bookmark-start text:name="_Toc189733824"/><text:span text:style-name="T42">六、研究人力費</text:span><text:bookmark-end text:name="_Toc189733824"/><text:span text:style-name="T42"/></text:h>
      <text:list text:style-name="WWNum22">
        <text:list-item>
          <text:p text:style-name="P98" loext:marker-style-name="T28"><text:span text:style-name="T28">凡執行計畫所需研究人力費用，均得依本會「補助專題研究計畫研究人力約用注意事項」規定，按所屬機構自訂敘薪標準及職銜，就預估專任、兼任人員或臨時工需求填寫，並請述明該研究人力在本計畫內擔任之具體內容、性質、項目及範圍，以利審查。專任人員不限學歷，包含博士級人員。</text:span><text:span text:style-name="T28"/></text:p>
        </text:list-item>
        <text:list-item>
          <text:p text:style-name="P98" loext:marker-style-name="T28"><text:span text:style-name="T28">依據本會補助專題研究計畫研究人力約用注意事項第四點規定，學生兼任人員每月均應至少支給新臺幣6,000元；博士生兼任人員每月支領總金額不得低於新臺幣16,000元。</text:span><text:span text:style-name="T28"/></text:p>
        </text:list-item>
        <text:list-item>
          <text:p text:style-name="P98" loext:marker-style-name="T28"><text:span text:style-name="T28">智慧醫療產學聯盟計畫研究人力費如有「博士級研究人員」需求，以本會經費編列者，請填寫表9及10；以企業配合款編列者，請填寫表11。若已有人選者，請務必於表9填列人選姓名，且將其個人資料表併同本計畫書送本會。</text:span><text:span text:style-name="T28"/></text:p>
        </text:list-item>
      </text:list>
      <text:p text:style-name="P254" loext:marker-style-name="T28"><text:span text:style-name="T28">金額單位：新臺幣元</text:span><text:span text:style-name="T28"/></text:p>
      <table:table table:name="表格12" table:style-name="表格12">
        <table:table-column table:style-name="表格12.A"/>
        <table:table-column table:style-name="表格12.B"/>
        <table:table-column table:style-name="表格12.C"/>
        <table:table-row table:style-name="表格12.1">
          <table:table-cell table:style-name="表格12.A1" office:value-type="string">
            <text:p text:style-name="P129" loext:marker-style-name="T28"><text:span text:style-name="T28">類別</text:span><text:span text:style-name="T28"/></text:p>
          </table:table-cell>
          <table:table-cell table:style-name="表格12.B1" office:value-type="string">
            <text:p text:style-name="P129" loext:marker-style-name="T110"><text:span text:style-name="T110">金額</text:span><text:span text:style-name="T110"/></text:p>
          </table:table-cell>
          <table:table-cell table:style-name="表格12.C1" office:value-type="string">
            <text:p text:style-name="P129" loext:marker-style-name="T28"><text:span text:style-name="T28">請述明在本計畫內擔任之具體內容、性質、項目及範圍</text:span><text:span text:style-name="T28"/></text:p>
          </table:table-cell>
        </table:table-row>
        <table:table-row table:style-name="表格12.2">
          <table:table-cell table:style-name="表格12.A2" office:value-type="string">
            <text:p text:style-name="P187" loext:marker-style-name="T28"/>
          </table:table-cell>
          <table:table-cell table:style-name="表格12.B2" office:value-type="string">
            <text:p text:style-name="P347" loext:marker-style-name="T110"/>
          </table:table-cell>
          <table:table-cell table:style-name="表格12.C2" office:value-type="string">
            <text:p text:style-name="P187" loext:marker-style-name="T28"/>
          </table:table-cell>
        </table:table-row>
        <table:table-row table:style-name="表格12.3">
          <table:table-cell table:style-name="表格12.A3" office:value-type="string">
            <text:p text:style-name="P129" loext:marker-style-name="T105"><text:span text:style-name="T105">合計</text:span><text:span text:style-name="T105"/></text:p>
          </table:table-cell>
          <table:table-cell table:style-name="表格12.B3" office:value-type="string">
            <text:p text:style-name="P347" loext:marker-style-name="T110"/>
          </table:table-cell>
          <table:table-cell table:style-name="表格12.C3" office:value-type="string">
            <text:p text:style-name="P187" loext:marker-style-name="T28"/>
          </table:table-cell>
        </table:table-row>
      </table:table>
      <text:p text:style-name="P259" loext:marker-style-name="T14"><text:span text:style-name="T28">表9 <text:s text:c="54"/></text:span><text:span text:style-name="T14"/></text:p>
      <text:p text:style-name="P348" loext:marker-style-name="T78"><text:span text:style-name="T78"><text:s/></text:span><text:span text:style-name="T78"/></text:p>
      <table:table table:name="表格13" table:style-name="表格13">
        <table:table-column table:style-name="表格13.A"/>
        <table:table-row table:style-name="表格13.1">
          <table:table-cell table:style-name="表格13.A1" office:value-type="string">
            <text:p text:style-name="P349" loext:marker-style-name="T78"><text:span text:style-name="T62">一、申請理由</text:span><text:span text:style-name="T78"/></text:p>
            <text:p text:style-name="P351" loext:marker-style-name="T28"><text:span text:style-name="T28">請詳細說明下列項目： </text:span><text:span text:style-name="T28"/></text:p>
            <text:list text:style-name="WWNum5">
              <text:list-item>
                <text:p text:style-name="P353" loext:marker-style-name="T28"><text:span text:style-name="T28">擬延攬之博士級研究人才參與本研究計畫之目的，以及必備之專長與計畫之配合程度。</text:span><text:span text:style-name="T28"/></text:p>
              </text:list-item>
              <text:list-item>
                <text:p text:style-name="P353" loext:marker-style-name="T28"><text:span text:style-name="T28">擬延攬之博士級研究人才之研究項目及工作份量及其對該計畫之影響程度。</text:span><text:span text:style-name="T28"/></text:p>
              </text:list-item>
              <text:list-item>
                <text:p text:style-name="P353" loext:marker-style-name="T28"><text:span text:style-name="T28">對擬延攬之博士級研究人才參加研究計畫之工作績效評估準則。</text:span><text:span text:style-name="T28"/></text:p>
              </text:list-item>
              <text:list-item>
                <text:p text:style-name="P108" loext:marker-style-name="T105"><text:span text:style-name="T105">如屬繼續補助申請案，請填寫前期之工作進度情形。</text:span><text:span text:style-name="T105"/></text:p>
              </text:list-item>
            </text:list>
            <text:p text:style-name="P277" loext:marker-style-name="T84"/>
            <text:p text:style-name="P352" loext:marker-style-name="T78"><text:span text:style-name="T62">二、申請機構之相關配合措施</text:span><text:span text:style-name="T78">（請申請單位填寫）</text:span></text:p>
            <text:p text:style-name="P57" loext:marker-style-name="T41"><text:span text:style-name="T41">1.請摡述延攬機構對本延攬案之配合措施（如其他相關之研究計畫或工作環境之安排及研究資源之提供與協助等）。</text:span><text:span text:style-name="T41"/></text:p>
            <text:p text:style-name="P57" loext:marker-style-name="T41"><text:span text:style-name="T41">2.貴單位延攬博士級研究人才之納編或移轉至其他單位或產業界之計畫如何?(內容請述明擬納編或移轉計畫可行性、擬納編或移轉員額及年度預估)</text:span><text:span text:style-name="T41"/></text:p>
            <text:p text:style-name="P57" loext:marker-style-name="T41"><text:span text:style-name="T41">3.被延攬人可能移轉之機構或產業為何？貴單位是否有配合訓練措施?</text:span><text:span text:style-name="T41"/></text:p>
            <text:p text:style-name="P60" loext:marker-style-name="T41"/>
            <text:p text:style-name="P58" loext:marker-style-name="T41"><text:span text:style-name="T46">三、具體工作內容</text:span><text:span text:style-name="T46"/></text:p>
            <text:p text:style-name="P59" loext:marker-style-name="T41"><text:span text:style-name="T41">請詳細說明受延攬人所擬擔任之研究工作項目及內容。</text:span><text:span text:style-name="T41"/></text:p>
            <text:p text:style-name="P61" loext:marker-style-name="T41"/>
            <text:p text:style-name="P355" loext:marker-style-name="T105"/>
          </table:table-cell>
        </table:table-row>
      </table:table>
      <text:p text:style-name="P349" loext:marker-style-name="T14"><text:soft-page-break/><text:span text:style-name="T28">表10 <text:s text:c="4"/>　　　　　　　　　　　　　　　　　　　　　　　　</text:span><text:span text:style-name="T14"/></text:p>
      <text:p text:style-name="P350" loext:marker-style-name="T14"><text:span text:style-name="T14">合作企業配合款補助研究人力費用</text:span><text:span text:style-name="T14"/></text:p>
      <text:list text:style-name="WWNum26">
        <text:list-item>
          <text:p text:style-name="P99" loext:marker-style-name="T28"><text:span text:style-name="T28">合作企業配合款得編列研究主持費、專/兼任研究人員或博士級研究人員及臨時工等費用。</text:span><text:span text:style-name="T28"/></text:p>
        </text:list-item>
        <text:list-item>
          <text:p text:style-name="P99" loext:marker-style-name="T28"><text:span text:style-name="T28">凡執行計畫所需專/兼任研究人員、博士級研究人員及臨時工等費用，均得依預估研究人力需求填寫，並請述明該助理人員在本計畫內擔任之具體內容、性質、項目及範圍，以利審查。</text:span><text:span text:style-name="T28"/></text:p>
        </text:list-item>
        <text:list-item>
          <text:p text:style-name="P99" loext:marker-style-name="T28"><text:span text:style-name="T28">已於本會補助經費中支領研究人力費之專任人員及博士級研究人員，仍可依不逾原支領研究人力費半數之原則於合作企業出資配合款中支領津貼。</text:span><text:span text:style-name="T28"/></text:p>
        </text:list-item>
      </text:list>
      <text:p text:style-name="P201" loext:marker-style-name="T28"/>
      <text:p text:style-name="P255" loext:marker-style-name="T28"><text:span text:style-name="T28">金額單位：新臺幣元</text:span><text:span text:style-name="T28"/></text:p>
      <table:table table:name="表格14" table:style-name="表格14">
        <table:table-column table:style-name="表格14.A"/>
        <table:table-column table:style-name="表格14.B"/>
        <table:table-column table:style-name="表格14.C"/>
        <table:table-column table:style-name="表格14.D"/>
        <table:table-column table:style-name="表格14.E" table:number-columns-repeated="3"/>
        <table:table-column table:style-name="表格14.H"/>
        <table:table-column table:style-name="表格14.I"/>
        <table:table-row table:style-name="表格14.1">
          <table:table-cell table:style-name="表格14.A1" table:number-columns-spanned="9" office:value-type="string">
            <text:p text:style-name="P246" loext:marker-style-name="T28"><text:span text:style-name="T28">合作企業：____________________________</text:span><text:span text:style-name="T28"/></text:p>
          </table:table-cell>
          <table:covered-table-cell/>
          <table:covered-table-cell/>
          <table:covered-table-cell/>
          <table:covered-table-cell/>
          <table:covered-table-cell/>
          <table:covered-table-cell/>
          <table:covered-table-cell/>
          <table:covered-table-cell/>
        </table:table-row>
        <table:table-row table:style-name="表格14.2">
          <table:table-cell table:style-name="表格14.A2" office:value-type="string">
            <text:p text:style-name="P129" loext:marker-style-name="T79"><text:span text:style-name="T79">類 <text:s/>別</text:span><text:span text:style-name="T79"/></text:p>
          </table:table-cell>
          <table:table-cell table:style-name="表格14.B2" office:value-type="string">
            <text:p text:style-name="P129" loext:marker-style-name="T79"><text:span text:style-name="T79">姓 <text:s/>名</text:span><text:span text:style-name="T79"/></text:p>
          </table:table-cell>
          <table:table-cell table:style-name="表格14.B2" office:value-type="string">
            <text:p text:style-name="P129" loext:marker-style-name="T79"><text:span text:style-name="T79">學 <text:s/>歷</text:span><text:span text:style-name="T79"/></text:p>
          </table:table-cell>
          <table:table-cell table:style-name="表格14.B2" office:value-type="string">
            <text:p text:style-name="P129" loext:marker-style-name="T79"><text:span text:style-name="T79">工作</text:span><text:span text:style-name="T79"/></text:p>
            <text:p text:style-name="P129" loext:marker-style-name="T79"><text:span text:style-name="T79">月數</text:span><text:span text:style-name="T79"/></text:p>
          </table:table-cell>
          <table:table-cell table:style-name="表格14.B2" office:value-type="string">
            <text:p text:style-name="P137" loext:marker-style-name="T79"><text:span text:style-name="T79">年終</text:span><text:span text:style-name="T79"/></text:p>
            <text:p text:style-name="P137" loext:marker-style-name="T79"><text:span text:style-name="T79">獎金</text:span><text:span text:style-name="T79"/></text:p>
            <text:p text:style-name="P137" loext:marker-style-name="T79"><text:span text:style-name="T79">月數</text:span><text:span text:style-name="T79"/></text:p>
          </table:table-cell>
          <table:table-cell table:style-name="表格14.B2" office:value-type="string">
            <text:p text:style-name="P137" loext:marker-style-name="T79"><text:span text:style-name="T79">勞健</text:span><text:span text:style-name="T79"/></text:p>
            <text:p text:style-name="P137" loext:marker-style-name="T79"><text:span text:style-name="T79">保費</text:span><text:span text:style-name="T79"/></text:p>
          </table:table-cell>
          <table:table-cell table:style-name="表格14.B2" office:value-type="string">
            <text:p text:style-name="P138" loext:marker-style-name="T79"><text:span text:style-name="T79">月支</text:span><text:span text:style-name="T79"/></text:p>
            <text:p text:style-name="P138" loext:marker-style-name="T79"><text:span text:style-name="T85">費用</text:span><text:span text:style-name="T85"/></text:p>
          </table:table-cell>
          <table:table-cell table:style-name="表格14.B2" office:value-type="string">
            <text:p text:style-name="P137" loext:marker-style-name="T79"><text:span text:style-name="T79">小 <text:s/>計</text:span><text:span text:style-name="T79"/></text:p>
          </table:table-cell>
          <table:table-cell table:style-name="表格14.I2" office:value-type="string">
            <text:p text:style-name="Standard" loext:marker-style-name="T79"><text:span text:style-name="T79">在本研究計畫內擔任工作之項目、範圍及具體內容</text:span><text:span text:style-name="T79"/></text:p>
          </table:table-cell>
        </table:table-row>
        <table:table-row table:style-name="表格14.3">
          <table:table-cell table:style-name="表格14.A2" office:value-type="string">
            <text:p text:style-name="P195" loext:marker-style-name="T28"/>
          </table:table-cell>
          <table:table-cell table:style-name="表格14.B2" office:value-type="string">
            <text:p text:style-name="P196" loext:marker-style-name="T28"/>
          </table:table-cell>
          <table:table-cell table:style-name="表格14.B2" office:value-type="string">
            <text:p text:style-name="P196"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I2" office:value-type="string">
            <text:p text:style-name="P196" loext:marker-style-name="T28"/>
          </table:table-cell>
        </table:table-row>
        <table:table-row table:style-name="表格14.4">
          <table:table-cell table:style-name="表格14.A2" office:value-type="string">
            <text:p text:style-name="P195" loext:marker-style-name="T28"/>
          </table:table-cell>
          <table:table-cell table:style-name="表格14.B2" office:value-type="string">
            <text:p text:style-name="P196" loext:marker-style-name="T28"/>
          </table:table-cell>
          <table:table-cell table:style-name="表格14.B2" office:value-type="string">
            <text:p text:style-name="P196"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I2" office:value-type="string">
            <text:p text:style-name="P196" loext:marker-style-name="T28"/>
          </table:table-cell>
        </table:table-row>
        <table:table-row table:style-name="表格14.4">
          <table:table-cell table:style-name="表格14.A2" office:value-type="string">
            <text:p text:style-name="P195" loext:marker-style-name="T28"/>
          </table:table-cell>
          <table:table-cell table:style-name="表格14.B2" office:value-type="string">
            <text:p text:style-name="P196" loext:marker-style-name="T28"/>
          </table:table-cell>
          <table:table-cell table:style-name="表格14.B2" office:value-type="string">
            <text:p text:style-name="P196"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I2" office:value-type="string">
            <text:p text:style-name="P196" loext:marker-style-name="T28"/>
          </table:table-cell>
        </table:table-row>
        <table:table-row table:style-name="表格14.4">
          <table:table-cell table:style-name="表格14.A2" office:value-type="string">
            <text:p text:style-name="P195" loext:marker-style-name="T28"/>
          </table:table-cell>
          <table:table-cell table:style-name="表格14.B2" office:value-type="string">
            <text:p text:style-name="P196" loext:marker-style-name="T28"/>
          </table:table-cell>
          <table:table-cell table:style-name="表格14.B2" office:value-type="string">
            <text:p text:style-name="P196"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I2" office:value-type="string">
            <text:p text:style-name="P196" loext:marker-style-name="T28"/>
          </table:table-cell>
        </table:table-row>
        <table:table-row table:style-name="表格14.3">
          <table:table-cell table:style-name="表格14.A2" office:value-type="string">
            <text:p text:style-name="P195" loext:marker-style-name="T28"/>
          </table:table-cell>
          <table:table-cell table:style-name="表格14.B2" office:value-type="string">
            <text:p text:style-name="P196" loext:marker-style-name="T28"/>
          </table:table-cell>
          <table:table-cell table:style-name="表格14.B2" office:value-type="string">
            <text:p text:style-name="P196"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I2" office:value-type="string">
            <text:p text:style-name="P196" loext:marker-style-name="T28"/>
          </table:table-cell>
        </table:table-row>
        <table:table-row table:style-name="表格14.4">
          <table:table-cell table:style-name="表格14.A2" office:value-type="string">
            <text:p text:style-name="P195" loext:marker-style-name="T28"/>
          </table:table-cell>
          <table:table-cell table:style-name="表格14.B2" office:value-type="string">
            <text:p text:style-name="P196" loext:marker-style-name="T28"/>
          </table:table-cell>
          <table:table-cell table:style-name="表格14.B2" office:value-type="string">
            <text:p text:style-name="P196"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I2" office:value-type="string">
            <text:p text:style-name="P196" loext:marker-style-name="T28"/>
          </table:table-cell>
        </table:table-row>
        <table:table-row table:style-name="表格14.4">
          <table:table-cell table:style-name="表格14.A2" office:value-type="string">
            <text:p text:style-name="P195" loext:marker-style-name="T28"/>
          </table:table-cell>
          <table:table-cell table:style-name="表格14.B2" office:value-type="string">
            <text:p text:style-name="P196" loext:marker-style-name="T28"/>
          </table:table-cell>
          <table:table-cell table:style-name="表格14.B2" office:value-type="string">
            <text:p text:style-name="P196"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B2" office:value-type="string">
            <text:p text:style-name="P190" loext:marker-style-name="T28"/>
          </table:table-cell>
          <table:table-cell table:style-name="表格14.I2" office:value-type="string">
            <text:p text:style-name="P196" loext:marker-style-name="T28"/>
          </table:table-cell>
        </table:table-row>
        <table:table-row table:style-name="表格14.3">
          <table:table-cell table:style-name="表格14.A10" table:number-columns-spanned="7" office:value-type="string">
            <text:p text:style-name="P139" loext:marker-style-name="T28"><text:span text:style-name="T28">合 <text:s text:c="5"/>計</text:span><text:span text:style-name="T28"/></text:p>
          </table:table-cell>
          <table:covered-table-cell/>
          <table:covered-table-cell/>
          <table:covered-table-cell/>
          <table:covered-table-cell/>
          <table:covered-table-cell/>
          <table:covered-table-cell/>
          <table:table-cell table:style-name="表格14.H10" office:value-type="string">
            <text:p text:style-name="P190" loext:marker-style-name="T28"/>
          </table:table-cell>
          <table:table-cell table:style-name="表格14.I10" office:value-type="string">
            <text:p text:style-name="P196" loext:marker-style-name="T28"/>
          </table:table-cell>
        </table:table-row>
      </table:table>
      <text:p text:style-name="P259" loext:marker-style-name="T28"><text:span text:style-name="T28">（各合作企業應分別填寫）</text:span><text:span text:style-name="T28"/></text:p>
      <text:p text:style-name="P158" loext:marker-style-name="T14"><text:span text:style-name="T28">表11 <text:s/></text:span><text:span text:style-name="T78"><text:s text:c="63"/></text:span><text:span text:style-name="T28"><text:s/></text:span></text:p>
      <text:h text:style-name="P403" text:outline-level="1" loext:marker-style-name="T42"><text:bookmark-start text:name="_Toc189733825"/><text:span text:style-name="T42">七、耗材、物品、圖書及雜項費用</text:span><text:bookmark-end text:name="_Toc189733825"/><text:span text:style-name="T42"/></text:h>
      <text:list text:style-name="WWNum27">
        <text:list-item>
          <text:p text:style-name="P100" loext:marker-style-name="T28"><text:span text:style-name="T28">凡執行研究計畫所需之耗材、物品、圖書及雜項費用，均可填入本表內。</text:span><text:span text:style-name="T28"/></text:p>
        </text:list-item>
        <text:list-item>
          <text:p text:style-name="P100" loext:marker-style-name="T28"><text:span text:style-name="T28">說明欄請就該項目之規格、用途等相關資料詳細填寫，以利審查。</text:span><text:span text:style-name="T28"/></text:p>
        </text:list-item>
        <text:list-item>
          <text:p text:style-name="P100" loext:marker-style-name="T28"><text:span text:style-name="T28">若申請單位有配合款，請於備註欄註明。</text:span><text:span text:style-name="T28"/></text:p>
        </text:list-item>
      </text:list>
      <text:p text:style-name="P344" loext:marker-style-name="T28"><text:span text:style-name="T28">金額單位：新臺幣元</text:span><text:span text:style-name="T28"/></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number-columns-repeated="2"/>
        <table:table-column table:style-name="表格15.I"/>
        <table:table-row table:style-name="表格15.1">
          <table:table-cell table:style-name="表格15.A1" table:number-rows-spanned="2" office:value-type="string">
            <text:p text:style-name="P342" loext:marker-style-name="T28"><text:span text:style-name="T28">項 目 名 稱</text:span><text:span text:style-name="T28"/></text:p>
          </table:table-cell>
          <table:table-cell table:style-name="表格15.B1" table:number-rows-spanned="2" office:value-type="string">
            <text:p text:style-name="P342" loext:marker-style-name="T28"><text:span text:style-name="T28">說明</text:span><text:span text:style-name="T28"/></text:p>
          </table:table-cell>
          <table:table-cell table:style-name="表格15.B1" table:number-rows-spanned="2" office:value-type="string">
            <text:p text:style-name="P342" loext:marker-style-name="T28"><text:span text:style-name="T28">單位</text:span><text:span text:style-name="T28"/></text:p>
          </table:table-cell>
          <table:table-cell table:style-name="表格15.B1" table:number-rows-spanned="2" office:value-type="string">
            <text:p text:style-name="P342" loext:marker-style-name="T28"><text:span text:style-name="T28">數量</text:span><text:span text:style-name="T28"/></text:p>
          </table:table-cell>
          <table:table-cell table:style-name="表格15.B1" table:number-rows-spanned="2" office:value-type="string">
            <text:p text:style-name="P342" loext:marker-style-name="T28"><text:span text:style-name="T28">單價</text:span><text:span text:style-name="T28"/></text:p>
          </table:table-cell>
          <table:table-cell table:style-name="表格15.B1" table:number-rows-spanned="2" office:value-type="string">
            <text:p text:style-name="P342" loext:marker-style-name="T28"><text:span text:style-name="T28">金額</text:span><text:span text:style-name="T28"/></text:p>
          </table:table-cell>
          <table:table-cell table:style-name="表格15.B1" table:number-columns-spanned="2" office:value-type="string">
            <text:p text:style-name="P342" loext:marker-style-name="T28"><text:span text:style-name="T28">經費來源</text:span><text:span text:style-name="T28"/></text:p>
          </table:table-cell>
          <table:covered-table-cell/>
          <table:table-cell table:style-name="表格15.I1" table:number-rows-spanned="2" office:value-type="string">
            <text:p text:style-name="P342" loext:marker-style-name="T28"><text:span text:style-name="T28">備註</text:span><text:span text:style-name="T28"/></text:p>
          </table:table-cell>
        </table:table-row>
        <table:table-row table:style-name="表格15.2">
          <table:covered-table-cell table:style-name="表格15.A2"/>
          <table:covered-table-cell table:style-name="表格15.B2"/>
          <table:covered-table-cell table:style-name="表格15.B2"/>
          <table:covered-table-cell table:style-name="表格15.B2"/>
          <table:covered-table-cell table:style-name="表格15.B2"/>
          <table:covered-table-cell table:style-name="表格15.B2"/>
          <table:table-cell table:style-name="表格15.B2" office:value-type="string">
            <text:p text:style-name="P342" loext:marker-style-name="T28"><text:span text:style-name="T28">國家科學及技術委員會補助款需求</text:span><text:span text:style-name="T28"/></text:p>
          </table:table-cell>
          <table:table-cell table:style-name="表格15.B2" office:value-type="string">
            <text:p text:style-name="P56" loext:marker-style-name="T10"><text:span text:style-name="T10">合作企業配合款需求</text:span><text:span text:style-name="T10"/></text:p>
          </table:table-cell>
          <table:covered-table-cell table:style-name="表格15.I2"/>
        </table:table-row>
        <table:table-row table:style-name="表格15.3">
          <table:table-cell table:style-name="表格15.A3" office:value-type="string">
            <text:p text:style-name="P195" loext:marker-style-name="T28"/>
          </table:table-cell>
          <table:table-cell table:style-name="表格15.B3" office:value-type="string">
            <text:p text:style-name="P50" loext:marker-style-name="T102"/>
          </table:table-cell>
          <table:table-cell table:style-name="表格15.C3" office:value-type="string">
            <text:p text:style-name="P50" loext:marker-style-name="T102"/>
          </table:table-cell>
          <table:table-cell table:style-name="表格15.D3" office:value-type="string">
            <text:p text:style-name="P195" loext:marker-style-name="T28"/>
          </table:table-cell>
          <table:table-cell table:style-name="表格15.E3" office:value-type="string">
            <text:p text:style-name="P195" loext:marker-style-name="T28"/>
          </table:table-cell>
          <table:table-cell table:style-name="表格15.F3" office:value-type="string">
            <text:p text:style-name="P195" loext:marker-style-name="T28"/>
          </table:table-cell>
          <table:table-cell table:style-name="表格15.G3" office:value-type="string">
            <text:p text:style-name="P187" loext:marker-style-name="T28"/>
          </table:table-cell>
          <table:table-cell table:style-name="表格15.H3" office:value-type="string">
            <text:p text:style-name="P50" loext:marker-style-name="T102"/>
          </table:table-cell>
          <table:table-cell table:style-name="表格15.I3" office:value-type="string">
            <text:p text:style-name="P195" loext:marker-style-name="T28"/>
          </table:table-cell>
        </table:table-row>
        <table:table-row table:style-name="表格15.4">
          <table:table-cell table:style-name="表格15.A4" table:number-columns-spanned="6" office:value-type="string">
            <text:p text:style-name="P241" loext:marker-style-name="T28"><text:span text:style-name="T28">合　　　　　　　　計</text:span><text:span text:style-name="T28"/></text:p>
          </table:table-cell>
          <table:covered-table-cell/>
          <table:covered-table-cell/>
          <table:covered-table-cell/>
          <table:covered-table-cell/>
          <table:covered-table-cell/>
          <table:table-cell table:style-name="表格15.G4" office:value-type="string">
            <text:p text:style-name="P195" loext:marker-style-name="T28"/>
          </table:table-cell>
          <table:table-cell table:style-name="表格15.G4" office:value-type="string">
            <text:p text:style-name="P195" loext:marker-style-name="T28"/>
          </table:table-cell>
          <table:table-cell table:style-name="表格15.I4" office:value-type="string">
            <text:p text:style-name="P195" loext:marker-style-name="T28"/>
          </table:table-cell>
        </table:table-row>
      </table:table>
      <text:p text:style-name="P259" loext:marker-style-name="T28"><text:span text:style-name="T28">表12</text:span><text:span text:style-name="T28"/></text:p>
      <text:p text:style-name="P199" loext:marker-style-name="T28"/>
      <text:h text:style-name="P403" text:outline-level="1" loext:marker-style-name="T42"><text:bookmark-start text:name="_Toc189733826"/><text:span text:style-name="T42">八、研究設備費</text:span><text:bookmark-end text:name="_Toc189733826"/><text:span text:style-name="T42"/></text:h>
      <text:list text:style-name="WWNum28">
        <text:list-item>
          <text:p text:style-name="P101" loext:marker-style-name="T28"><text:span text:style-name="T28">凡執行研究計畫所需單價在新臺幣1萬元以上且使用年限在2年以上之各項儀器、機械及資訊設備（含各項電腦設施、網路系統、週邊設備、套裝軟體：如作業系統軟體，以及後續超過2年效益之軟體改版、升級與應用系統開發規劃設計）等之購置裝置費用及圖書館典藏之分類圖書等屬之，此項設備之採購，以與本計畫直接有關者為限。各類研究設備金額請於金額欄內分別列出小計金額。</text:span><text:span text:style-name="T28"/></text:p>
        </text:list-item>
        <text:list-item>
          <text:p text:style-name="P101" loext:marker-style-name="T106"><text:span text:style-name="T106">購置設備單價超過新臺幣20萬（含）元以上者，須檢附估價單。</text:span><text:span text:style-name="T106"/></text:p>
        </text:list-item>
        <text:list-item>
          <text:p text:style-name="P101" loext:marker-style-name="T28"><text:span text:style-name="T28">若申請機構及其他機構有提供配合款，請務必註明提供配合款之機構及金額。</text:span><text:span text:style-name="T28"/></text:p>
        </text:list-item>
        <text:list-item>
          <text:p text:style-name="P101" loext:marker-style-name="T28"><text:span text:style-name="T106">儀器設備單價超過60萬元（含）以上者，請詳述本項設備之規格與功能</text:span><text:span text:style-name="T28">（如靈敏度、精確度…等），其他重要特性與重要附件，以及申購本設備對計畫執行之必要性。本項設備若獲補助，主持人應負維護保養之責，並且在不妨礙個人研究計畫或研究群計畫之工作下，同意提供他人共同使用，以避免設備閒置。</text:span></text:p>
        </text:list-item>
        <text:list-item>
          <text:p text:style-name="P101" loext:marker-style-name="T28"><text:span text:style-name="T28">計畫申請人執行本項研究計畫，如欲申請購置單價新臺幣壹千萬元(含)以上之大型儀器，請填表21。該項設備若獲本會核定補助新臺幣壹千萬元(含)以上，則單獨核給一個規劃計畫，主持人須遵守本會大型儀器之管考規定。</text:span><text:span text:style-name="T28"/></text:p>
        </text:list-item>
        <text:list-item>
          <text:p text:style-name="P101" loext:marker-style-name="T28"><text:span text:style-name="T28">經本會補助之大型儀器，儀器資訊須公開於本會全球資訊網之跨部會服務平台｢貴重儀器開放共同管理平台｣ (</text:span><text:a xlink:type="simple" xlink:href="https://www.nstc.gov.tw/folksonomy/instrument?l=ch" text:style-name="ListLabel_20_308" text:visited-style-name="ListLabel_20_308"><text:span text:style-name="T28">https://www.nstc.gov.tw/folksonomy/instrument?l=ch</text:span></text:a><text:span text:style-name="T28">)。</text:span></text:p>
        </text:list-item>
      </text:list>
      <text:p text:style-name="P203" loext:marker-style-name="T28"/>
      <text:p text:style-name="P256" loext:marker-style-name="T28"><text:span text:style-name="T28"><text:s text:c="40"/>金額單位：新臺幣元</text:span><text:span text:style-name="T28"/></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row table:style-name="表格16.1">
          <table:table-cell table:style-name="表格16.A1" table:number-rows-spanned="2" office:value-type="string">
            <text:p text:style-name="P342" loext:marker-style-name="T28"><text:span text:style-name="T28">類別</text:span><text:span text:style-name="T28"/></text:p>
          </table:table-cell>
          <table:table-cell table:style-name="表格16.B1" table:number-rows-spanned="2" office:value-type="string">
            <text:p text:style-name="P342" loext:marker-style-name="T28"><text:span text:style-name="T28">設備名稱　</text:span><text:span text:style-name="T28"/></text:p>
          </table:table-cell>
          <table:table-cell table:style-name="表格16.B1" table:number-rows-spanned="2" office:value-type="string">
            <text:p text:style-name="P342" loext:marker-style-name="T28"><text:span text:style-name="T28">說 <text:s text:c="3"/>明</text:span><text:span text:style-name="T28"/></text:p>
          </table:table-cell>
          <table:table-cell table:style-name="表格16.B1" table:number-rows-spanned="2" office:value-type="string">
            <text:p text:style-name="P342" loext:marker-style-name="T28"><text:span text:style-name="T28">數 量</text:span><text:span text:style-name="T28"/></text:p>
          </table:table-cell>
          <table:table-cell table:style-name="表格16.B1" table:number-rows-spanned="2" office:value-type="string">
            <text:p text:style-name="P342" loext:marker-style-name="T28"><text:span text:style-name="T28">單 價</text:span><text:span text:style-name="T28"/></text:p>
          </table:table-cell>
          <table:table-cell table:style-name="表格16.B1" table:number-rows-spanned="2" office:value-type="string">
            <text:p text:style-name="P342" loext:marker-style-name="T28"><text:span text:style-name="T28">金 額</text:span><text:span text:style-name="T28"/></text:p>
          </table:table-cell>
          <table:table-cell table:style-name="表格16.G1" table:number-columns-spanned="3" office:value-type="string">
            <text:p text:style-name="P342" loext:marker-style-name="T28"><text:span text:style-name="T28">經費來源</text:span><text:span text:style-name="T28"/></text:p>
          </table:table-cell>
          <table:covered-table-cell/>
          <table:covered-table-cell/>
        </table:table-row>
        <table:table-row table:style-name="表格16.2">
          <table:covered-table-cell table:style-name="表格16.A2"/>
          <table:covered-table-cell table:style-name="表格16.B2"/>
          <table:covered-table-cell table:style-name="表格16.C2"/>
          <table:covered-table-cell table:style-name="表格16.D2"/>
          <table:covered-table-cell table:style-name="表格16.E2"/>
          <table:covered-table-cell table:style-name="表格16.F2"/>
          <table:table-cell table:style-name="表格16.G2" office:value-type="string">
            <text:p text:style-name="P342" loext:marker-style-name="T28"><text:span text:style-name="T28">國家科學及技術委員會補助款需求</text:span><text:span text:style-name="T28"/></text:p>
          </table:table-cell>
          <table:table-cell table:style-name="表格16.H2" office:value-type="string">
            <text:p text:style-name="P345" loext:marker-style-name="T28"><text:span text:style-name="T28">合作企業配合款需求</text:span><text:span text:style-name="T28"/></text:p>
          </table:table-cell>
          <table:table-cell table:style-name="表格16.I2" office:value-type="string">
            <text:p text:style-name="P56" loext:marker-style-name="T10"><text:span text:style-name="T10">提供配合款之其他機構名稱及金額</text:span><text:span text:style-name="T10"/></text:p>
          </table:table-cell>
        </table:table-row>
        <table:table-row table:style-name="表格16.3">
          <table:table-cell table:style-name="表格16.A3" office:value-type="string">
            <text:p text:style-name="P195" loext:marker-style-name="T28"/>
          </table:table-cell>
          <table:table-cell table:style-name="表格16.B3" office:value-type="string">
            <text:p text:style-name="P195" loext:marker-style-name="T28"/>
          </table:table-cell>
          <table:table-cell table:style-name="表格16.C3" office:value-type="string">
            <text:p text:style-name="P195" loext:marker-style-name="T28"/>
          </table:table-cell>
          <table:table-cell table:style-name="表格16.D3" office:value-type="string">
            <text:p text:style-name="P195" loext:marker-style-name="T28"/>
          </table:table-cell>
          <table:table-cell table:style-name="表格16.E3" office:value-type="string">
            <text:p text:style-name="P195" loext:marker-style-name="T28"/>
          </table:table-cell>
          <table:table-cell table:style-name="表格16.F3" office:value-type="string">
            <text:p text:style-name="P195" loext:marker-style-name="T28"/>
          </table:table-cell>
          <table:table-cell table:style-name="表格16.G3" office:value-type="string">
            <text:p text:style-name="P195" loext:marker-style-name="T28"/>
          </table:table-cell>
          <table:table-cell table:style-name="表格16.H3" office:value-type="string">
            <text:p text:style-name="P209" loext:marker-style-name="T28"/>
          </table:table-cell>
          <table:table-cell table:style-name="表格16.I3" office:value-type="string">
            <text:p text:style-name="P209" loext:marker-style-name="T28"/>
          </table:table-cell>
        </table:table-row>
        <table:table-row table:style-name="表格16.4">
          <table:table-cell table:style-name="表格16.A4" table:number-columns-spanned="5" office:value-type="string">
            <text:p text:style-name="P241" loext:marker-style-name="T28"><text:span text:style-name="T28">合 <text:s text:c="33"/>計</text:span><text:span text:style-name="T28"/></text:p>
          </table:table-cell>
          <table:covered-table-cell/>
          <table:covered-table-cell/>
          <table:covered-table-cell/>
          <table:covered-table-cell/>
          <table:table-cell table:style-name="表格16.F4" office:value-type="string">
            <text:p text:style-name="P195" loext:marker-style-name="T28"/>
          </table:table-cell>
          <table:table-cell table:style-name="表格16.G4" office:value-type="string">
            <text:p text:style-name="P195" loext:marker-style-name="T28"/>
          </table:table-cell>
          <table:table-cell table:style-name="表格16.F4" office:value-type="string">
            <text:p text:style-name="P195" loext:marker-style-name="T28"/>
          </table:table-cell>
          <table:table-cell table:style-name="表格16.I4" office:value-type="string">
            <text:p text:style-name="P195" loext:marker-style-name="T28"/>
          </table:table-cell>
        </table:table-row>
      </table:table>
      <text:p text:style-name="Standard" loext:marker-style-name="T28"><text:span text:style-name="T28">表13</text:span><text:span text:style-name="T28"/></text:p>
      <text:p text:style-name="P358" loext:marker-style-name="T103"><text:span text:style-name="T23">國家科學及技術委員會研究計畫大型儀器申請書 </text:span><text:span text:style-name="T104">（若無此需求請填「無」）</text:span></text:p>
      <text:p text:style-name="P356" loext:marker-style-name="T105"/>
      <text:list text:style-name="WWNum29">
        <text:list-item>
          <text:p text:style-name="P109" loext:marker-style-name="T28"><text:span text:style-name="T28">大型儀器基本資料：</text:span><text:span text:style-name="T28"/></text:p>
        </text:list-item>
      </text:list>
      <table:table table:name="表格17" table:style-name="表格17">
        <table:table-column table:style-name="表格17.A"/>
        <table:table-column table:style-name="表格17.B"/>
        <table:table-column table:style-name="表格17.C"/>
        <table:table-column table:style-name="表格17.D"/>
        <table:table-column table:style-name="表格17.E"/>
        <table:table-row table:style-name="表格17.1">
          <table:table-cell table:style-name="表格17.A1" table:number-columns-spanned="2" office:value-type="string">
            <text:p text:style-name="P366" loext:marker-style-name="T28"><text:span text:style-name="T28">計畫全程執行期限</text:span><text:span text:style-name="T28"/></text:p>
          </table:table-cell>
          <table:covered-table-cell/>
          <table:table-cell table:style-name="表格17.C1" table:number-columns-spanned="3" office:value-type="string">
            <text:p text:style-name="Standard" loext:marker-style-name="T28"><text:span text:style-name="T28">自民國</text:span><text:span text:style-name="T104"> <text:s text:c="2"/></text:span><text:span text:style-name="T28">年</text:span><text:span text:style-name="T104"> <text:s/></text:span><text:span text:style-name="T28">月日起至民國</text:span><text:span text:style-name="T104"> <text:s text:c="2"/></text:span><text:span text:style-name="T28">年</text:span><text:span text:style-name="T104"> <text:s/></text:span><text:span text:style-name="T28">月</text:span><text:span text:style-name="T104"> <text:s/></text:span><text:span text:style-name="T28">日</text:span></text:p>
          </table:table-cell>
          <table:covered-table-cell/>
          <table:covered-table-cell/>
        </table:table-row>
        <table:table-row table:style-name="表格17.1">
          <table:table-cell table:style-name="表格17.A2" table:number-columns-spanned="2" office:value-type="string">
            <text:p text:style-name="P366" loext:marker-style-name="T28"><text:span text:style-name="T28">申請機構／系所(單位)</text:span><text:span text:style-name="T28"/></text:p>
          </table:table-cell>
          <table:covered-table-cell/>
          <table:table-cell table:style-name="表格17.C2" table:number-columns-spanned="3" office:value-type="string">
            <text:p text:style-name="P144" loext:marker-style-name="T14"/>
          </table:table-cell>
          <table:covered-table-cell/>
          <table:covered-table-cell/>
        </table:table-row>
        <table:table-row table:style-name="表格17.1">
          <table:table-cell table:style-name="表格17.A2" table:number-columns-spanned="2" office:value-type="string">
            <text:p text:style-name="P366" loext:marker-style-name="T28"><text:span text:style-name="T28">研究計畫主持人姓名</text:span><text:span text:style-name="T28"/></text:p>
          </table:table-cell>
          <table:covered-table-cell/>
          <table:table-cell table:style-name="表格17.C3" office:value-type="string">
            <text:p text:style-name="P146" loext:marker-style-name="T14"/>
          </table:table-cell>
          <table:table-cell table:style-name="表格17.C3" office:value-type="string">
            <text:p text:style-name="P129" loext:marker-style-name="T28"><text:span text:style-name="T111">職</text:span><text:span text:style-name="T93">稱</text:span></text:p>
          </table:table-cell>
          <table:table-cell table:style-name="表格17.C2" office:value-type="string">
            <text:p text:style-name="P146" loext:marker-style-name="T14"/>
          </table:table-cell>
        </table:table-row>
        <table:table-row table:style-name="表格17.1">
          <table:table-cell table:style-name="表格17.A2" table:number-rows-spanned="2" office:value-type="string">
            <text:p text:style-name="P366" loext:marker-style-name="T28"><text:span text:style-name="T28">計畫名稱</text:span><text:span text:style-name="T28"/></text:p>
          </table:table-cell>
          <table:table-cell table:style-name="表格17.C3" office:value-type="string">
            <text:p text:style-name="P366" loext:marker-style-name="T28"><text:span text:style-name="T28">中文</text:span><text:span text:style-name="T28"/></text:p>
          </table:table-cell>
          <table:table-cell table:style-name="表格17.C3" office:value-type="string">
            <text:p text:style-name="P146" loext:marker-style-name="T14"/>
          </table:table-cell>
          <table:table-cell table:style-name="表格17.C3" office:value-type="string">
            <text:p text:style-name="P146" loext:marker-style-name="T14"/>
          </table:table-cell>
          <table:table-cell table:style-name="表格17.C2" office:value-type="string">
            <text:p text:style-name="P146" loext:marker-style-name="T14"/>
          </table:table-cell>
        </table:table-row>
        <table:table-row table:style-name="表格17.1">
          <table:covered-table-cell table:style-name="表格17.A2"/>
          <table:table-cell table:style-name="表格17.C3" office:value-type="string">
            <text:p text:style-name="P366" loext:marker-style-name="T28"><text:span text:style-name="T28">英文</text:span><text:span text:style-name="T28"/></text:p>
          </table:table-cell>
          <table:table-cell table:style-name="表格17.C3" office:value-type="string">
            <text:p text:style-name="P146" loext:marker-style-name="T14"/>
          </table:table-cell>
          <table:table-cell table:style-name="表格17.C3" office:value-type="string">
            <text:p text:style-name="P146" loext:marker-style-name="T14"/>
          </table:table-cell>
          <table:table-cell table:style-name="表格17.C2" office:value-type="string">
            <text:p text:style-name="P146" loext:marker-style-name="T14"/>
          </table:table-cell>
        </table:table-row>
        <table:table-row table:style-name="表格17.1">
          <table:table-cell table:style-name="表格17.A2" table:number-rows-spanned="2" office:value-type="string">
            <text:p text:style-name="P366" loext:marker-style-name="T28"><text:span text:style-name="T28">儀器名稱</text:span><text:span text:style-name="T28"/></text:p>
          </table:table-cell>
          <table:table-cell table:style-name="表格17.C3" office:value-type="string">
            <text:p text:style-name="P366" loext:marker-style-name="T28"><text:span text:style-name="T28">中文</text:span><text:span text:style-name="T28"/></text:p>
          </table:table-cell>
          <table:table-cell table:style-name="表格17.C3" office:value-type="string">
            <text:p text:style-name="P146" loext:marker-style-name="T14"/>
          </table:table-cell>
          <table:table-cell table:style-name="表格17.C3" office:value-type="string">
            <text:p text:style-name="P146" loext:marker-style-name="T14"/>
          </table:table-cell>
          <table:table-cell table:style-name="表格17.C2" office:value-type="string">
            <text:p text:style-name="P146" loext:marker-style-name="T14"/>
          </table:table-cell>
        </table:table-row>
        <table:table-row table:style-name="表格17.1">
          <table:covered-table-cell table:style-name="表格17.A2"/>
          <table:table-cell table:style-name="表格17.C3" office:value-type="string">
            <text:p text:style-name="P366" loext:marker-style-name="T28"><text:span text:style-name="T28">英文</text:span><text:span text:style-name="T28"/></text:p>
          </table:table-cell>
          <table:table-cell table:style-name="表格17.C3" office:value-type="string">
            <text:p text:style-name="P146" loext:marker-style-name="T14"/>
          </table:table-cell>
          <table:table-cell table:style-name="表格17.C3" office:value-type="string">
            <text:p text:style-name="P146" loext:marker-style-name="T14"/>
          </table:table-cell>
          <table:table-cell table:style-name="表格17.C2" office:value-type="string">
            <text:p text:style-name="P146" loext:marker-style-name="T14"/>
          </table:table-cell>
        </table:table-row>
        <table:table-row table:style-name="表格17.1">
          <table:table-cell table:style-name="表格17.A2" table:number-columns-spanned="2" office:value-type="string">
            <text:p text:style-name="P366" loext:marker-style-name="T28"><text:span text:style-name="T28">儀器負責人姓名</text:span><text:span text:style-name="T28"/></text:p>
          </table:table-cell>
          <table:covered-table-cell/>
          <table:table-cell table:style-name="表格17.C3" office:value-type="string">
            <text:p text:style-name="P146" loext:marker-style-name="T14"/>
          </table:table-cell>
          <table:table-cell table:style-name="表格17.C3" office:value-type="string">
            <text:p text:style-name="P129" loext:marker-style-name="T28"><text:span text:style-name="T111">職</text:span><text:span text:style-name="T93">稱</text:span></text:p>
          </table:table-cell>
          <table:table-cell table:style-name="表格17.C2" office:value-type="string">
            <text:p text:style-name="P146" loext:marker-style-name="T14"/>
          </table:table-cell>
        </table:table-row>
        <table:table-row table:style-name="表格17.1">
          <table:table-cell table:style-name="表格17.A9" table:number-rows-spanned="2" table:number-columns-spanned="2" office:value-type="string">
            <text:p text:style-name="P366" loext:marker-style-name="T28"><text:span text:style-name="T28">儀器所屬計畫學門(請參考本申請書所附之學門專長分類表填寫)</text:span><text:span text:style-name="T28"/></text:p>
          </table:table-cell>
          <table:covered-table-cell/>
          <table:table-cell table:style-name="表格17.C3" office:value-type="string">
            <text:p text:style-name="P129" loext:marker-style-name="T28"><text:span text:style-name="T112">學門代</text:span><text:span text:style-name="T93">碼</text:span></text:p>
          </table:table-cell>
          <table:table-cell table:style-name="表格17.C2" table:number-columns-spanned="2" office:value-type="string">
            <text:p text:style-name="P129" loext:marker-style-name="T93"><text:span text:style-name="T111">名</text:span><text:span text:style-name="T93">稱</text:span></text:p>
            <text:p text:style-name="P129" loext:marker-style-name="T28"><text:span text:style-name="T66">(如為其他類，請自行填寫學門)</text:span><text:span text:style-name="T66"/></text:p>
          </table:table-cell>
          <table:covered-table-cell/>
        </table:table-row>
        <table:table-row table:style-name="表格17.1">
          <table:covered-table-cell table:style-name="表格17.A9"/>
          <table:covered-table-cell/>
          <table:table-cell table:style-name="表格17.C10" office:value-type="string">
            <text:p text:style-name="P146" loext:marker-style-name="T14"/>
          </table:table-cell>
          <table:table-cell table:style-name="表格17.D10" table:number-columns-spanned="2" office:value-type="string">
            <text:p text:style-name="P146" loext:marker-style-name="T14"/>
          </table:table-cell>
          <table:covered-table-cell/>
        </table:table-row>
      </table:table>
      <text:p text:style-name="P241" loext:marker-style-name="T14"><text:span text:style-name="T28">表14</text:span><text:span text:style-name="T14"/></text:p>
      <text:p text:style-name="P147" loext:marker-style-name="T14"/>
      <text:p text:style-name="P241" loext:marker-style-name="T18"><text:span text:style-name="T14">研究計畫主持人(申請人)簽章：</text:span><text:span text:style-name="T18"> <text:s text:c="14"/></text:span><text:span text:style-name="T14"><text:s/>日期：</text:span><text:span text:style-name="T18"> <text:s text:c="16"/></text:span></text:p>
      <text:p text:style-name="P247" loext:marker-style-name="T18"><text:span text:style-name="T14">學校研發長簽章：</text:span><text:span text:style-name="T18"> <text:s text:c="17"/></text:span><text:span text:style-name="T14"><text:s/>日期：</text:span><text:span text:style-name="T18"> <text:s text:c="16"/></text:span></text:p>
      <text:p text:style-name="P247" loext:marker-style-name="T18"><text:span text:style-name="T14">校長簽章：</text:span><text:span text:style-name="T18"> <text:s text:c="16"/></text:span><text:span text:style-name="T14"><text:s/>日期：</text:span><text:span text:style-name="T18"> <text:s text:c="16"/></text:span></text:p>
      <text:p text:style-name="P199" loext:marker-style-name="T28"/>
      <text:list text:continue-numbering="true" text:style-name="WWNum29">
        <text:list-item>
          <text:p text:style-name="P110" loext:marker-style-name="T28"><text:span text:style-name="T28">大型儀器經費：</text:span><text:span text:style-name="T28"/></text:p>
        </text:list-item>
      </text:list>
      <text:p text:style-name="P360" loext:marker-style-name="T28"><text:span text:style-name="T28">（一）<text:tab/>執行研究計畫，如欲申請本會補助單價新臺幣壹千萬元(含)以上之各項大型儀器之購置，必須與研究計畫直接有關者為限。各項週邊設備金額請於金額欄內分別列出小計金額。</text:span><text:span text:style-name="T28"/></text:p>
      <text:p text:style-name="P360" loext:marker-style-name="T28"><text:span text:style-name="T28">（二）<text:tab/>購置之儀器設備，須檢附估價單。</text:span><text:span text:style-name="T28"/></text:p>
      <text:p text:style-name="P360" loext:marker-style-name="T28"><text:span text:style-name="T28">（三）<text:tab/>申請機構或其他單位有提供配合款，請務必註明提供配合款之機構、金額及檢附相關證明文件。</text:span><text:span text:style-name="T28"/></text:p>
      <text:p text:style-name="P264" loext:marker-style-name="T18"><text:span text:style-name="T28">金額單位：新臺幣元</text:span><text:span text:style-name="T18"/></text:p>
      <table:table table:name="表格18" table:style-name="表格18">
        <table:table-column table:style-name="表格18.A"/>
        <table:table-column table:style-name="表格18.B"/>
        <table:table-column table:style-name="表格18.C"/>
        <table:table-column table:style-name="表格18.D"/>
        <table:table-column table:style-name="表格18.E"/>
        <table:table-column table:style-name="表格18.F"/>
        <table:table-column table:style-name="表格18.G"/>
        <table:table-column table:style-name="表格18.H"/>
        <table:table-column table:style-name="表格18.I"/>
        <table:table-column table:style-name="表格18.J"/>
        <table:table-column table:style-name="表格18.K"/>
        <table:table-column table:style-name="表格18.L"/>
        <table:table-row table:style-name="表格18.1">
          <table:table-cell table:style-name="表格18.A1" table:number-rows-spanned="2" office:value-type="string">
            <text:p text:style-name="P354" loext:marker-style-name="T28"><text:span text:style-name="T28">類別</text:span><text:span text:style-name="T28"/></text:p>
            <text:p text:style-name="P211" loext:marker-style-name="T28"/>
          </table:table-cell>
          <table:table-cell table:style-name="表格18.B1" table:number-rows-spanned="2" table:number-columns-spanned="2" office:value-type="string">
            <text:p text:style-name="P354" loext:marker-style-name="T28"><text:span text:style-name="T28">設備/儀器名稱</text:span><text:span text:style-name="T28"/></text:p>
            <text:p text:style-name="P354" loext:marker-style-name="T28"><text:span text:style-name="T28">(中文/英文)</text:span><text:span text:style-name="T28"/></text:p>
          </table:table-cell>
          <table:covered-table-cell/>
          <table:table-cell table:style-name="表格18.B1" table:number-rows-spanned="2" table:number-columns-spanned="2" office:value-type="string">
            <text:p text:style-name="P354" loext:marker-style-name="T28"><text:span text:style-name="T28">說 <text:s text:c="4"/>明</text:span><text:span text:style-name="T28"/></text:p>
          </table:table-cell>
          <table:covered-table-cell/>
          <table:table-cell table:style-name="表格18.B1" table:number-rows-spanned="2" office:value-type="string">
            <text:p text:style-name="P354" loext:marker-style-name="T28"><text:span text:style-name="T28">數 <text:s/>量</text:span><text:span text:style-name="T28"/></text:p>
          </table:table-cell>
          <table:table-cell table:style-name="表格18.B1" table:number-rows-spanned="2" office:value-type="string">
            <text:p text:style-name="P354" loext:marker-style-name="T28"><text:span text:style-name="T28">單 <text:s/>價</text:span><text:span text:style-name="T28"/></text:p>
          </table:table-cell>
          <table:table-cell table:style-name="表格18.B1" table:number-rows-spanned="2" table:number-columns-spanned="2" office:value-type="string">
            <text:p text:style-name="P354" loext:marker-style-name="T28"><text:span text:style-name="T28">金 <text:s/>額</text:span><text:span text:style-name="T28"/></text:p>
          </table:table-cell>
          <table:covered-table-cell/>
          <table:table-cell table:style-name="表格18.J1" table:number-columns-spanned="3" office:value-type="string">
            <text:p text:style-name="P354" loext:marker-style-name="T28"><text:span text:style-name="T28">經費來源</text:span><text:span text:style-name="T28"/></text:p>
          </table:table-cell>
          <table:covered-table-cell/>
          <table:covered-table-cell/>
        </table:table-row>
        <table:table-row table:style-name="表格18.2">
          <table:covered-table-cell table:style-name="表格18.A2"/>
          <table:covered-table-cell table:style-name="表格18.B2"/>
          <table:covered-table-cell/>
          <table:covered-table-cell table:style-name="表格18.D2"/>
          <table:covered-table-cell/>
          <table:covered-table-cell table:style-name="表格18.F2"/>
          <table:covered-table-cell table:style-name="表格18.G2"/>
          <table:covered-table-cell table:style-name="表格18.H2"/>
          <table:covered-table-cell/>
          <table:table-cell table:style-name="表格18.J2" table:number-columns-spanned="2" office:value-type="string">
            <text:p text:style-name="P354" loext:marker-style-name="T28"><text:span text:style-name="T28">本會補助<text:line-break/>經費需求</text:span><text:span text:style-name="T28"/></text:p>
          </table:table-cell>
          <table:covered-table-cell/>
          <table:table-cell table:style-name="表格18.L2" office:value-type="string">
            <text:p text:style-name="P62" loext:marker-style-name="T88"><text:span text:style-name="T88">提供配合款之機構名稱及金額</text:span><text:span text:style-name="T88"/></text:p>
          </table:table-cell>
        </table:table-row>
        <table:table-row table:style-name="表格18.3">
          <table:table-cell table:style-name="表格18.A3" office:value-type="string">
            <text:p text:style-name="P311" loext:marker-style-name="T65"/>
          </table:table-cell>
          <table:table-cell table:style-name="表格18.B3" table:number-columns-spanned="2" office:value-type="string">
            <text:p text:style-name="P311" loext:marker-style-name="T65"/>
          </table:table-cell>
          <table:covered-table-cell/>
          <table:table-cell table:style-name="表格18.D3" table:number-columns-spanned="2" office:value-type="string">
            <text:p text:style-name="P311" loext:marker-style-name="T65"/>
          </table:table-cell>
          <table:covered-table-cell/>
          <table:table-cell table:style-name="表格18.F3" office:value-type="string">
            <text:p text:style-name="P312" loext:marker-style-name="T65"/>
          </table:table-cell>
          <table:table-cell table:style-name="表格18.G3" office:value-type="string">
            <text:p text:style-name="P313" loext:marker-style-name="T65"/>
          </table:table-cell>
          <table:table-cell table:style-name="表格18.H3" table:number-columns-spanned="2" office:value-type="string">
            <text:p text:style-name="P313" loext:marker-style-name="T65"/>
          </table:table-cell>
          <table:covered-table-cell/>
          <table:table-cell table:style-name="表格18.J3" table:number-columns-spanned="2" office:value-type="string">
            <text:p text:style-name="P313" loext:marker-style-name="T65"/>
          </table:table-cell>
          <table:covered-table-cell/>
          <table:table-cell table:style-name="表格18.L3" office:value-type="string">
            <text:p text:style-name="P314" loext:marker-style-name="T65"/>
          </table:table-cell>
        </table:table-row>
        <table:table-row table:style-name="表格18.3">
          <table:table-cell table:style-name="表格18.A4" office:value-type="string">
            <text:p text:style-name="P311" loext:marker-style-name="T65"/>
          </table:table-cell>
          <table:table-cell table:style-name="表格18.B4" table:number-columns-spanned="2" office:value-type="string">
            <text:p text:style-name="P311" loext:marker-style-name="T65"/>
          </table:table-cell>
          <table:covered-table-cell/>
          <table:table-cell table:style-name="表格18.D4" table:number-columns-spanned="2" office:value-type="string">
            <text:p text:style-name="P311" loext:marker-style-name="T65"/>
          </table:table-cell>
          <table:covered-table-cell/>
          <table:table-cell table:style-name="表格18.F4" office:value-type="string">
            <text:p text:style-name="P312" loext:marker-style-name="T65"/>
          </table:table-cell>
          <table:table-cell table:style-name="表格18.G4" office:value-type="string">
            <text:p text:style-name="P313" loext:marker-style-name="T65"/>
          </table:table-cell>
          <table:table-cell table:style-name="表格18.H4" table:number-columns-spanned="2" office:value-type="string">
            <text:p text:style-name="P313" loext:marker-style-name="T65"/>
          </table:table-cell>
          <table:covered-table-cell/>
          <table:table-cell table:style-name="表格18.J4" table:number-columns-spanned="2" office:value-type="string">
            <text:p text:style-name="P313" loext:marker-style-name="T65"/>
          </table:table-cell>
          <table:covered-table-cell/>
          <table:table-cell table:style-name="表格18.L4" office:value-type="string">
            <text:p text:style-name="P314" loext:marker-style-name="T65"/>
          </table:table-cell>
        </table:table-row>
        <table:table-row table:style-name="表格18.3">
          <table:table-cell table:style-name="表格18.A5" office:value-type="string">
            <text:p text:style-name="P311" loext:marker-style-name="T65"/>
          </table:table-cell>
          <table:table-cell table:style-name="表格18.B5" table:number-columns-spanned="2" office:value-type="string">
            <text:p text:style-name="P311" loext:marker-style-name="T65"/>
          </table:table-cell>
          <table:covered-table-cell/>
          <table:table-cell table:style-name="表格18.D5" table:number-columns-spanned="2" office:value-type="string">
            <text:p text:style-name="P311" loext:marker-style-name="T65"/>
          </table:table-cell>
          <table:covered-table-cell/>
          <table:table-cell table:style-name="表格18.F5" office:value-type="string">
            <text:p text:style-name="P312" loext:marker-style-name="T65"/>
          </table:table-cell>
          <table:table-cell table:style-name="表格18.G5" office:value-type="string">
            <text:p text:style-name="P313" loext:marker-style-name="T65"/>
          </table:table-cell>
          <table:table-cell table:style-name="表格18.H5" table:number-columns-spanned="2" office:value-type="string">
            <text:p text:style-name="P313" loext:marker-style-name="T65"/>
          </table:table-cell>
          <table:covered-table-cell/>
          <table:table-cell table:style-name="表格18.J5" table:number-columns-spanned="2" office:value-type="string">
            <text:p text:style-name="P313" loext:marker-style-name="T65"/>
          </table:table-cell>
          <table:covered-table-cell/>
          <table:table-cell table:style-name="表格18.L5" office:value-type="string">
            <text:p text:style-name="P314" loext:marker-style-name="T65"/>
          </table:table-cell>
        </table:table-row>
        <table:table-row table:style-name="表格18.3">
          <table:table-cell table:style-name="表格18.A6" table:number-columns-spanned="7" office:value-type="string">
            <text:p text:style-name="P354" loext:marker-style-name="T28"><text:span text:style-name="T28">合 <text:s text:c="33"/>計</text:span><text:span text:style-name="T28"/></text:p>
          </table:table-cell>
          <table:covered-table-cell/>
          <table:covered-table-cell/>
          <table:covered-table-cell/>
          <table:covered-table-cell/>
          <table:covered-table-cell/>
          <table:covered-table-cell/>
          <table:table-cell table:style-name="表格18.H6" table:number-columns-spanned="2" office:value-type="string">
            <text:p text:style-name="P313" loext:marker-style-name="T65"/>
          </table:table-cell>
          <table:covered-table-cell/>
          <table:table-cell table:style-name="表格18.H6" table:number-columns-spanned="2" office:value-type="string">
            <text:p text:style-name="P313" loext:marker-style-name="T65"/>
          </table:table-cell>
          <table:covered-table-cell/>
          <table:table-cell table:style-name="表格18.L6" office:value-type="string">
            <text:p text:style-name="P212" loext:marker-style-name="T28"/>
          </table:table-cell>
        </table:table-row>
        <table:table-row table:style-name="表格18.7">
          <table:table-cell table:style-name="表格18.A7" table:number-columns-spanned="12" office:value-type="string">
            <text:p text:style-name="P239" loext:marker-style-name="T113"><text:span text:style-name="T113">申請機構或其他單位提供之配合項目（無配合補助項目者免填）;</text:span><text:span text:style-name="T114">請謹慎評估配合補助金額(購置儀器設備時，配合補助金額必須優先使用)</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8">
          <table:table-cell table:style-name="表格18.A8" table:number-columns-spanned="2" office:value-type="string">
            <text:p text:style-name="P134" loext:marker-style-name="T28"><text:span text:style-name="T28">配 合 單 位 名 稱</text:span><text:span text:style-name="T28"/></text:p>
          </table:table-cell>
          <table:covered-table-cell/>
          <table:table-cell table:style-name="表格18.C8" table:number-columns-spanned="2" office:value-type="string">
            <text:p text:style-name="P134" loext:marker-style-name="T28"><text:span text:style-name="T28">配合補助項目</text:span><text:span text:style-name="T28"/></text:p>
          </table:table-cell>
          <table:covered-table-cell/>
          <table:table-cell table:style-name="表格18.C8" table:number-columns-spanned="4" office:value-type="string">
            <text:p text:style-name="P134" loext:marker-style-name="T28"><text:span text:style-name="T28">配合補助金額</text:span><text:span text:style-name="T28"/></text:p>
          </table:table-cell>
          <table:covered-table-cell/>
          <table:covered-table-cell/>
          <table:covered-table-cell/>
          <table:table-cell table:style-name="表格18.I8" table:number-columns-spanned="2" office:value-type="string">
            <text:p text:style-name="P134" loext:marker-style-name="T28"><text:span text:style-name="T28">配 合 年 次</text:span><text:span text:style-name="T28"/></text:p>
          </table:table-cell>
          <table:covered-table-cell/>
          <table:table-cell table:style-name="表格18.K8" table:number-columns-spanned="2" office:value-type="string">
            <text:p text:style-name="P134" loext:marker-style-name="T28"><text:span text:style-name="T28">證明文件</text:span><text:span text:style-name="T28"/></text:p>
          </table:table-cell>
          <table:covered-table-cell/>
        </table:table-row>
        <table:table-row table:style-name="表格18.9">
          <table:table-cell table:style-name="表格18.A9" table:number-columns-spanned="2" office:value-type="string">
            <text:p text:style-name="P213" loext:marker-style-name="T28"/>
          </table:table-cell>
          <table:covered-table-cell/>
          <table:table-cell table:style-name="表格18.C9" table:number-columns-spanned="2" office:value-type="string">
            <text:p text:style-name="P213" loext:marker-style-name="T28"/>
          </table:table-cell>
          <table:covered-table-cell/>
          <table:table-cell table:style-name="表格18.E9" table:number-columns-spanned="4" office:value-type="string">
            <text:p text:style-name="P189" loext:marker-style-name="T28"/>
          </table:table-cell>
          <table:covered-table-cell/>
          <table:covered-table-cell/>
          <table:covered-table-cell/>
          <table:table-cell table:style-name="表格18.I9" table:number-columns-spanned="2" office:value-type="string">
            <text:p text:style-name="P206" loext:marker-style-name="T28"/>
          </table:table-cell>
          <table:covered-table-cell/>
          <table:table-cell table:style-name="表格18.K9" table:number-columns-spanned="2" office:value-type="string">
            <text:p text:style-name="P206" loext:marker-style-name="T28"/>
          </table:table-cell>
          <table:covered-table-cell/>
        </table:table-row>
        <table:table-row table:style-name="表格18.9">
          <table:table-cell table:style-name="表格18.A10" table:number-columns-spanned="2" office:value-type="string">
            <text:p text:style-name="P213" loext:marker-style-name="T28"/>
          </table:table-cell>
          <table:covered-table-cell/>
          <table:table-cell table:style-name="表格18.C10" table:number-columns-spanned="2" office:value-type="string">
            <text:p text:style-name="P213" loext:marker-style-name="T28"/>
          </table:table-cell>
          <table:covered-table-cell/>
          <table:table-cell table:style-name="表格18.E10" table:number-columns-spanned="4" office:value-type="string">
            <text:p text:style-name="P189" loext:marker-style-name="T28"/>
          </table:table-cell>
          <table:covered-table-cell/>
          <table:covered-table-cell/>
          <table:covered-table-cell/>
          <table:table-cell table:style-name="表格18.I10" table:number-columns-spanned="2" office:value-type="string">
            <text:p text:style-name="P206" loext:marker-style-name="T28"/>
          </table:table-cell>
          <table:covered-table-cell/>
          <table:table-cell table:style-name="表格18.K10" table:number-columns-spanned="2" office:value-type="string">
            <text:p text:style-name="P206" loext:marker-style-name="T28"/>
          </table:table-cell>
          <table:covered-table-cell/>
        </table:table-row>
        <table:table-row table:style-name="表格18.9">
          <table:table-cell table:style-name="表格18.A11" table:number-columns-spanned="2" office:value-type="string">
            <text:p text:style-name="P213" loext:marker-style-name="T28"/>
          </table:table-cell>
          <table:covered-table-cell/>
          <table:table-cell table:style-name="表格18.C11" table:number-columns-spanned="2" office:value-type="string">
            <text:p text:style-name="P213" loext:marker-style-name="T28"/>
          </table:table-cell>
          <table:covered-table-cell/>
          <table:table-cell table:style-name="表格18.E11" table:number-columns-spanned="4" office:value-type="string">
            <text:p text:style-name="P189" loext:marker-style-name="T28"/>
          </table:table-cell>
          <table:covered-table-cell/>
          <table:covered-table-cell/>
          <table:covered-table-cell/>
          <table:table-cell table:style-name="表格18.I11" table:number-columns-spanned="2" office:value-type="string">
            <text:p text:style-name="P206" loext:marker-style-name="T28"/>
          </table:table-cell>
          <table:covered-table-cell/>
          <table:table-cell table:style-name="表格18.K11" table:number-columns-spanned="2" office:value-type="string">
            <text:p text:style-name="P206" loext:marker-style-name="T28"/>
          </table:table-cell>
          <table:covered-table-cell/>
        </table:table-row>
      </table:table>
      <text:p text:style-name="P241" loext:marker-style-name="T28"><text:span text:style-name="T28">表15</text:span><text:span text:style-name="T28"/></text:p>
      <text:p text:style-name="P199" loext:marker-style-name="T28"/>
      <text:p text:style-name="P242" loext:marker-style-name="T28"><text:span text:style-name="T28">三、儀器之簡介(請說明儀器含附件及週邊設備之規格、功能及用途)。</text:span><text:span text:style-name="T28"/></text:p>
      <text:p text:style-name="P195" loext:marker-style-name="T28"/>
      <text:p text:style-name="P195" loext:marker-style-name="T28"/>
      <text:p text:style-name="P241" loext:marker-style-name="T28"><text:span text:style-name="T28">四、儀器與研究主題之相關性(請詳述購置儀器之需求性、必要性及急迫性)。</text:span><text:span text:style-name="T28"/></text:p>
      <text:p text:style-name="P195" loext:marker-style-name="T28"/>
      <text:p text:style-name="P195" loext:marker-style-name="T28"/>
      <text:p text:style-name="P241" loext:marker-style-name="T28"><text:span text:style-name="T28">五、本儀器國內現況(請詳述申請機構及國內同功能儀器之數量及使用狀況)。</text:span><text:span text:style-name="T28"/></text:p>
      <text:p text:style-name="P195" loext:marker-style-name="T28"/>
      <text:p text:style-name="P195" loext:marker-style-name="T28"/>
      <text:p text:style-name="P241" loext:marker-style-name="T28"><text:span text:style-name="T28">六、計畫主持人對此儀器之專業能力(請詳述對本儀器的使用經驗及過去利用類似儀器所獲之研究成果等) 。</text:span><text:span text:style-name="T28"/></text:p>
      <text:p text:style-name="P195" loext:marker-style-name="T28"/>
      <text:p text:style-name="P195" loext:marker-style-name="T28"/>
      <text:p text:style-name="P241" loext:marker-style-name="T28"><text:span text:style-name="T28">七、計畫執行期間儀器使用之規劃。</text:span><text:span text:style-name="T28"/></text:p>
      <text:p text:style-name="P195" loext:marker-style-name="T28"/>
      <text:p text:style-name="P195" loext:marker-style-name="T28"/>
      <text:p text:style-name="P241" loext:marker-style-name="T28"><text:span text:style-name="T28">八、儀器維護管理之規劃。</text:span><text:span text:style-name="T28"/></text:p>
      <text:p text:style-name="P195" loext:marker-style-name="T28"/>
      <text:p text:style-name="P195" loext:marker-style-name="T28"/>
      <text:p text:style-name="P241" loext:marker-style-name="T28"><text:span text:style-name="T28">九、儀器置放之規劃(請說明置放地點、空間及週遭環境等)。</text:span><text:span text:style-name="T28"/></text:p>
      <text:p text:style-name="P195" loext:marker-style-name="T28"/>
      <text:p text:style-name="P195" loext:marker-style-name="T28"/>
      <text:p text:style-name="P241" loext:marker-style-name="T28"><text:span text:style-name="T28">十、儀器後續維運之規劃(請詳述計畫結束後，依儀器屬性作研究使用或提供服務等之規劃)。</text:span><text:span text:style-name="T28"/></text:p>
      <text:p text:style-name="P195" loext:marker-style-name="T28"/>
      <text:p text:style-name="P195" loext:marker-style-name="T28"/>
      <text:p text:style-name="P241" loext:marker-style-name="T28"><text:span text:style-name="T28">十一、培育儀器操作及維護人員之規劃(說明碩/博士生、全時儀器技術人員、兼職技術人員使用情況及培訓課程…等）。</text:span><text:span text:style-name="T28"/></text:p>
      <text:p text:style-name="P195" loext:marker-style-name="T28"/>
      <text:p text:style-name="P195" loext:marker-style-name="T28"/>
      <text:p text:style-name="P241" loext:marker-style-name="T28"><text:span text:style-name="T28">十二、請詳細說明此儀器其他可能之使用者及用途。</text:span><text:span text:style-name="T28"/></text:p>
      <text:p text:style-name="P195" loext:marker-style-name="T28"/>
      <text:p text:style-name="P195" loext:marker-style-name="T28"/>
      <text:p text:style-name="P241" loext:marker-style-name="T28"><text:span text:style-name="T28">十三、過去曾管理本會大型儀器之績效。</text:span><text:span text:style-name="T28"/></text:p>
      <text:h text:style-name="P403" text:outline-level="1" loext:marker-style-name="T48"><text:bookmark-start text:name="_Toc189733827"/><text:span text:style-name="T42">九、國外學者專家來臺</text:span><text:span text:style-name="T48">費用</text:span><text:bookmark-end text:name="_Toc189733827"/></text:h>
      <text:p text:style-name="P361" loext:marker-style-name="T103"><text:span text:style-name="T103">（若無此需求請填「無」）</text:span><text:span text:style-name="T103"/></text:p>
      <text:list text:style-name="WWNum23">
        <text:list-item>
          <text:p text:style-name="P102" loext:marker-style-name="T28"><text:span text:style-name="T28">限以</text:span>「<text:span text:style-name="T28">企業配合款</text:span>」<text:span text:style-name="T28">申請。</text:span></text:p>
        </text:list-item>
        <text:list-item>
          <text:p text:style-name="P102" loext:marker-style-name="T28"><text:span text:style-name="T28">請述明預定邀請之國外學者專家姓名、參與計畫之具體工作內容、國家、天數。</text:span><text:span text:style-name="T28"/></text:p>
        </text:list-item>
        <text:list-item>
          <text:p text:style-name="P111" loext:marker-style-name="T32"><text:span text:style-name="T28">生活費、機票費及其他費用之標準，請依本會</text:span><text:span text:style-name="T32">「</text:span><text:span text:style-name="T109">補助國外學者專家來臺從事科技合作研究活動支付費用最高標準表</text:span><text:span text:style-name="T32">」計算。 </text:span></text:p>
        </text:list-item>
      </text:list>
      <text:p text:style-name="P362" loext:marker-style-name="T28"><text:span text:style-name="T28"><text:s text:c="61"/>金額單位：新臺幣元</text:span><text:span text:style-name="T28"/></text:p>
      <table:table table:name="表格19" table:style-name="表格19">
        <table:table-column table:style-name="表格19.A"/>
        <table:table-column table:style-name="表格19.B"/>
        <table:table-column table:style-name="表格19.C"/>
        <table:table-column table:style-name="表格19.D"/>
        <table:table-column table:style-name="表格19.E"/>
        <table:table-row table:style-name="表格19.1">
          <table:table-cell table:style-name="表格19.A1" office:value-type="string">
            <text:p text:style-name="P367" loext:marker-style-name="T28"><text:span text:style-name="T28">國外學者專家姓名</text:span><text:span text:style-name="T28"/></text:p>
          </table:table-cell>
          <table:table-cell table:style-name="表格19.A1" office:value-type="string">
            <text:p text:style-name="P66" loext:marker-style-name="T12"><text:span text:style-name="T11">參與本計畫之具體工作內容</text:span><text:span text:style-name="T12"/></text:p>
          </table:table-cell>
          <table:table-cell table:style-name="表格19.A1" office:value-type="string">
            <text:p text:style-name="P342" loext:marker-style-name="T32"><text:span text:style-name="T32">國家</text:span><text:span text:style-name="T32"/></text:p>
          </table:table-cell>
          <table:table-cell table:style-name="表格19.A1" office:value-type="string">
            <text:p text:style-name="P342" loext:marker-style-name="T32"><text:span text:style-name="T32">天數</text:span><text:span text:style-name="T32"/></text:p>
          </table:table-cell>
          <table:table-cell table:style-name="表格19.A1" office:value-type="string">
            <text:p text:style-name="P342" loext:marker-style-name="T32"><text:span text:style-name="T32">預估經費</text:span><text:span text:style-name="T32"/></text:p>
          </table:table-cell>
        </table:table-row>
        <table:table-row table:style-name="表格19.2">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row>
        <table:table-row table:style-name="表格19.3">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row>
        <table:table-row table:style-name="表格19.2">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row>
        <table:table-row table:style-name="表格19.2">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cell table:style-name="表格19.A1" office:value-type="string">
            <text:p text:style-name="P214" loext:marker-style-name="T32"/>
          </table:table-cell>
        </table:table-row>
        <table:table-row table:style-name="表格19.6">
          <table:table-cell table:style-name="表格19.A1" office:value-type="string">
            <text:p text:style-name="P364" loext:marker-style-name="T32"><text:span text:style-name="T32">合計</text:span><text:span text:style-name="T32"/></text:p>
          </table:table-cell>
          <table:table-cell table:style-name="表格19.A1" table:number-columns-spanned="4" office:value-type="string">
            <text:p text:style-name="P215" loext:marker-style-name="T32"/>
          </table:table-cell>
          <table:covered-table-cell/>
          <table:covered-table-cell/>
          <table:covered-table-cell/>
        </table:table-row>
      </table:table>
      <text:p text:style-name="P262" loext:marker-style-name="T28"><text:span text:style-name="T28">表16 <text:s text:c="51"/></text:span><text:span text:style-name="T28"/></text:p>
      <text:h text:style-name="P403" text:outline-level="1"><text:bookmark-start text:name="_Toc189733828"/><text:span text:style-name="T42">十、國外差旅費</text:span><text:bookmark-end text:name="_Toc189733828"/></text:h>
      <text:list xml:id="list3039538919" text:style-name="WWNum33">
        <text:list-item>
          <text:p text:style-name="P103" loext:marker-style-name="T28"><text:span text:style-name="T28">本計畫內研究人員得以國家科學及技術委員會補助款或合作企業配合款申請。</text:span><text:span text:style-name="T28"/></text:p>
        </text:list-item>
        <text:list-item>
          <text:p text:style-name="P103" loext:marker-style-name="T28"><text:span text:style-name="T28">請依照下列國外差旅費之類別分別列述，並敘明其內容：</text:span><text:span text:style-name="T28"/></text:p>
        </text:list-item>
      </text:list>
      <text:list text:style-name="WWNum32">
        <text:list-item>
          <text:p text:style-name="P104" loext:marker-style-name="T28"><text:span text:style-name="T28">執行國際合作與交流：計畫主持人及參與計畫之相關人員因執行推動本計畫需要執行國際合作與交流，使得申請本項經費，請詳述執行國際合作與交流之性質與內容（包括地點、目的、行程與摘要）</text:span><text:span text:style-name="T28"/></text:p>
        </text:list-item>
        <text:list-item>
          <text:p text:style-name="P104" loext:marker-style-name="T28"><text:span text:style-name="T28">出席國際會議：計畫主持人及參與研究計畫之相關人員參加國際會議得申請本項經費，請詳述預定參加國際會議之性質，以及申請人近三年參加國外舉辦之國際會議之發表情形（包括會議名稱、時間、地點、發表之題目、補助機構等）。</text:span><text:span text:style-name="T28"/></text:p>
        </text:list-item>
        <text:list-item>
          <text:p text:style-name="P104" loext:marker-style-name="T28"><text:span text:style-name="T28">出國參訪及考察：計畫主持人及參與計畫之相關人員因執行推動本計畫需要出國參訪及考察得申請本項經費，請詳述出國參訪及考察之性質與內容（包括地點、目的、行程與摘要）。</text:span><text:span text:style-name="T28"/></text:p>
        </text:list-item>
        <text:list-item>
          <text:p text:style-name="P104" loext:marker-style-name="T28"><text:span text:style-name="T28">參與國際展覽：計畫主持人及參與計畫之相關人員因執行推動本計畫需要參與國際展覽得申請本項經費，請詳述其性質與內容（包括國際展覽名稱、地點與主辦單位）。</text:span><text:span text:style-name="T28"/></text:p>
        </text:list-item>
      </text:list>
      <text:list text:continue-list="list3039538919" text:style-name="WWNum33">
        <text:list-item>
          <text:p text:style-name="P103" loext:marker-style-name="T28"><text:span text:style-name="T28">生活費、機票費及其他費用之標準，請依照行政院頒布之「中央各機關（含事業機構）派赴國外進修、研究、實習人員補助項目及數額表」規定填列（網址http://law.dgbas.gov.tw/LawContent.aspx?id=FL020312）。</text:span><text:span text:style-name="T28"/></text:p>
        </text:list-item>
        <text:list-item>
          <text:p text:style-name="P103" loext:marker-style-name="T28"><text:span text:style-name="T28">請將所列各項費用換算為新臺幣，並註明估算匯率。</text:span><text:span text:style-name="T28"/></text:p>
        </text:list-item>
      </text:list>
      <text:p text:style-name="P365" loext:marker-style-name="T28"><text:span text:style-name="T28">金額單位：新臺幣元</text:span><text:span text:style-name="T28"/></text:p>
      <table:table table:name="表格20" table:style-name="表格20">
        <table:table-column table:style-name="表格20.A"/>
        <table:table-column table:style-name="表格20.B"/>
        <table:table-column table:style-name="表格20.C"/>
        <table:table-column table:style-name="表格20.D"/>
        <table:table-header-rows>
          <table:table-row table:style-name="表格20.1">
            <table:table-cell table:style-name="表格20.A1" table:number-rows-spanned="2" office:value-type="string">
              <text:p text:style-name="P359" loext:marker-style-name="T28"><text:span text:style-name="T28">類別</text:span><text:span text:style-name="T28"/></text:p>
            </table:table-cell>
            <table:table-cell table:style-name="表格20.A1" table:number-rows-spanned="2" office:value-type="string">
              <text:p text:style-name="P363" loext:marker-style-name="T28"><text:span text:style-name="T28">詳述預定各出國人員之出國行程、天數、地點、摘要及預估經費</text:span><text:span text:style-name="T28"/></text:p>
            </table:table-cell>
            <table:table-cell table:style-name="表格20.A1" table:number-columns-spanned="2" office:value-type="string">
              <text:p text:style-name="P359" loext:marker-style-name="T28"><text:span text:style-name="T28">經費來源</text:span><text:span text:style-name="T28"/></text:p>
            </table:table-cell>
            <table:covered-table-cell/>
          </table:table-row>
          <table:table-row table:style-name="表格20.1">
            <table:covered-table-cell table:style-name="表格20.A2"/>
            <table:covered-table-cell table:style-name="表格20.B2"/>
            <table:table-cell table:style-name="表格20.C2" office:value-type="string">
              <text:p text:style-name="P363" loext:marker-style-name="T28"><text:span text:style-name="T28">國家科學及技術委員會補助款需求</text:span><text:span text:style-name="T28"/></text:p>
            </table:table-cell>
            <table:table-cell table:style-name="表格20.D2" office:value-type="string">
              <text:p text:style-name="P363" loext:marker-style-name="T28"><text:span text:style-name="T28">合作企業配合款需求</text:span><text:span text:style-name="T28"/></text:p>
            </table:table-cell>
          </table:table-row>
        </table:table-header-rows>
        <table:table-row table:style-name="表格20.1">
          <table:table-cell table:style-name="表格20.A3" office:value-type="string">
            <text:p text:style-name="P363" loext:marker-style-name="T28"><text:span text:style-name="T28">執行國際合作與交流</text:span><text:span text:style-name="T28"/></text:p>
          </table:table-cell>
          <table:table-cell table:style-name="表格20.B3" office:value-type="string">
            <text:p text:style-name="P204" loext:marker-style-name="T28"/>
          </table:table-cell>
          <table:table-cell table:style-name="表格20.C3" office:value-type="string">
            <text:p text:style-name="P204" loext:marker-style-name="T28"/>
          </table:table-cell>
          <table:table-cell table:style-name="表格20.D3" office:value-type="string">
            <text:p text:style-name="P204" loext:marker-style-name="T28"/>
          </table:table-cell>
        </table:table-row>
        <table:table-row table:style-name="表格20.4">
          <table:table-cell table:style-name="表格20.A4" office:value-type="string">
            <text:p text:style-name="P363" loext:marker-style-name="T28"><text:span text:style-name="T28">出席國際會議</text:span><text:span text:style-name="T28"/></text:p>
          </table:table-cell>
          <table:table-cell table:style-name="表格20.B4" office:value-type="string">
            <text:p text:style-name="P204" loext:marker-style-name="T28"/>
          </table:table-cell>
          <table:table-cell table:style-name="表格20.C4" office:value-type="string">
            <text:p text:style-name="P204" loext:marker-style-name="T28"/>
          </table:table-cell>
          <table:table-cell table:style-name="表格20.D4" office:value-type="string">
            <text:p text:style-name="P204" loext:marker-style-name="T28"/>
          </table:table-cell>
        </table:table-row>
        <table:table-row table:style-name="表格20.1">
          <table:table-cell table:style-name="表格20.A5" office:value-type="string">
            <text:p text:style-name="P363" loext:marker-style-name="T28"><text:span text:style-name="T28">出國參訪及考察</text:span><text:span text:style-name="T28"/></text:p>
          </table:table-cell>
          <table:table-cell table:style-name="表格20.B5" office:value-type="string">
            <text:p text:style-name="P204" loext:marker-style-name="T28"/>
          </table:table-cell>
          <table:table-cell table:style-name="表格20.C5" office:value-type="string">
            <text:p text:style-name="P204" loext:marker-style-name="T28"/>
          </table:table-cell>
          <table:table-cell table:style-name="表格20.D5" office:value-type="string">
            <text:p text:style-name="P204" loext:marker-style-name="T28"/>
          </table:table-cell>
        </table:table-row>
        <table:table-row table:style-name="表格20.1">
          <table:table-cell table:style-name="表格20.A6" office:value-type="string">
            <text:p text:style-name="P363" loext:marker-style-name="T28"><text:span text:style-name="T28">參與國際展覽</text:span><text:span text:style-name="T28"/></text:p>
          </table:table-cell>
          <table:table-cell table:style-name="表格20.B6" office:value-type="string">
            <text:p text:style-name="P204" loext:marker-style-name="T28"/>
          </table:table-cell>
          <table:table-cell table:style-name="表格20.C6" office:value-type="string">
            <text:p text:style-name="P204" loext:marker-style-name="T28"/>
          </table:table-cell>
          <table:table-cell table:style-name="表格20.D6" office:value-type="string">
            <text:p text:style-name="P204" loext:marker-style-name="T28"/>
          </table:table-cell>
        </table:table-row>
      </table:table>
      <text:p text:style-name="P241" loext:marker-style-name="T28"><text:span text:style-name="T28">表17</text:span><text:span text:style-name="T28"/></text:p>
      <text:p text:style-name="P195" loext:marker-style-name="T28"/>
      <text:h text:style-name="P403" text:outline-level="1" loext:marker-style-name="T42"><text:bookmark-start text:name="_Toc189733829"/><text:span text:style-name="T42">十一、計畫工作預定進度</text:span><text:bookmark-end text:name="_Toc189733829"/><text:span text:style-name="T42"/></text:h>
      <table:table table:name="表格22" table:style-name="表格22">
        <table:table-column table:style-name="表格22.A"/>
        <table:table-column table:style-name="表格22.B"/>
        <table:table-row table:style-name="表格22.1">
          <table:table-cell table:style-name="表格22.A1" office:value-type="string">
            <text:p text:style-name="P322" loext:marker-style-name="T115"><text:span text:style-name="T115">甘特圖（第4年）</text:span><text:span text:style-name="T115"/></text:p>
          </table:table-cell>
          <table:table-cell table:style-name="表格22.B1" office:value-type="string">
            <text:p text:style-name="Standard"/>
          </table:table-cell>
        </table:table-row>
        <table:table-row table:style-name="表格22.2">
          <table:table-cell table:style-name="表格22.A1" table:number-columns-spanned="2" office:value-type="string">
            <text:p text:style-name="P217" loext:marker-style-name="T28"><draw:frame draw:style-name="fr2" draw:name="外框3" text:anchor-type="paragraph" svg:x="0.487cm" svg:y="-0.764cm" svg:width="19.184cm" draw:z-index="4" loext:may-break-between-pages="true"><draw:text-box fo:min-height="0cm"><table:table table:name="表格21" table:style-name="表格21"><table:table-column table:style-name="表格21.A"/><table:table-column table:style-name="表格21.B"/><table:table-column table:style-name="表格21.C" table:number-columns-repeated="2"/><table:table-column table:style-name="表格21.E"/><table:table-column table:style-name="表格21.F"/><table:table-column table:style-name="表格21.G"/><table:table-column table:style-name="表格21.H"/><table:table-column table:style-name="表格21.I"/><table:table-column table:style-name="表格21.C"/><table:table-column table:style-name="表格21.G"/><table:table-column table:style-name="表格21.C" table:number-columns-repeated="2"/><table:table-column table:style-name="表格21.N"/><table:table-column table:style-name="表格21.O"/><table:table-row table:style-name="表格21.1"><table:table-cell table:style-name="表格21.A1" table:number-rows-spanned="2" office:value-type="string"><text:p text:style-name="P263" loext:marker-style-name="T78"><text:span text:style-name="T28">月 次</text:span></text:p><text:p text:style-name="P216" loext:marker-style-name="T33"/><text:p text:style-name="P239" loext:marker-style-name="T78"><text:span text:style-name="T33">工作項目</text:span></text:p></table:table-cell><table:table-cell table:style-name="表格21.B1" office:value-type="string"><text:p text:style-name="P207" loext:marker-style-name="T28"/></table:table-cell><table:table-cell table:style-name="表格21.C1" table:number-columns-spanned="13" office:value-type="string"><text:p text:style-name="P133" loext:marker-style-name="T28"><text:span text:style-name="T28">114年度</text:span></text:p></table: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表格21.2"><table:covered-table-cell table:style-name="表格21.A2"/><table:table-cell table:style-name="表格21.B2" office:value-type="string"><text:p text:style-name="P133" loext:marker-style-name="T78"><text:span text:style-name="T78">計畫權重</text:span></text:p><text:p text:style-name="P133" loext:marker-style-name="T78"><text:span text:style-name="T78">%</text:span></text:p></table:table-cell><table:table-cell table:style-name="表格21.C2" office:value-type="string"><text:p text:style-name="P133" loext:marker-style-name="T78"><text:span text:style-name="T78">第</text:span></text:p><text:p text:style-name="P133" loext:marker-style-name="T78"><text:span text:style-name="T78">1</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2</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3</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4</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5</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6</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7</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8</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9</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10</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11</text:span></text:p><text:p text:style-name="P133" loext:marker-style-name="T78"><text:span text:style-name="T78">月</text:span></text:p></table:table-cell><table:table-cell table:style-name="表格21.C2" office:value-type="string"><text:p text:style-name="P133" loext:marker-style-name="T78"><text:span text:style-name="T78">第</text:span></text:p><text:p text:style-name="P133" loext:marker-style-name="T78"><text:span text:style-name="T78">12</text:span></text:p><text:p text:style-name="P133" loext:marker-style-name="T78"><text:span text:style-name="T78">月</text:span></text:p></table:table-cell><table:table-cell table:style-name="表格21.C2" office:value-type="string"><text:p text:style-name="P368" loext:marker-style-name="T78"><text:span text:style-name="T78">備註</text:span></text:p></table:table-cell></table:table-row><table:table-row table:style-name="表格21.3"><table:table-cell table:style-name="表格21.A3" office:value-type="string"><text:p text:style-name="P239" loext:marker-style-name="T78"><text:span text:style-name="T78">A 工作項目</text:span></text:p></table:table-cell><table:table-cell table:style-name="表格21.B3" office:value-type="string"><text:p text:style-name="P133" loext:marker-style-name="T78"><text:span text:style-name="T78">%</text:span></text:p></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A3" office:value-type="string"><text:p text:style-name="P265" loext:marker-style-name="T78"/></table:table-cell><table:table-cell table:style-name="表格21.O3" table:number-rows-spanned="8" office:value-type="string"><text:p text:style-name="P272" loext:marker-style-name="T78"/></table:table-cell></table:table-row><table:table-row table:style-name="表格21.3"><table:table-cell table:style-name="表格21.C2" office:value-type="string"><text:p text:style-name="P239" loext:marker-style-name="T78"><text:span text:style-name="T78"><text:s text:c="3"/>A1 次工作項目</text:span><text:span text:style-name="T28">××××××</text:span></text:p></table:table-cell><table:table-cell table:style-name="表格21.B4" office:value-type="string"><text:p text:style-name="P133" loext:marker-style-name="T28"><text:span text:style-name="T78">%</text:span></text:p></table:table-cell><table:table-cell table:style-name="表格21.C2" office:value-type="string"><text:p text:style-name="P265" loext:marker-style-name="T78"><draw:g text:anchor-type="char" draw:z-index="3" draw:name="群組 1" draw:style-name="gr1"><draw:line draw:name="Line 1" draw:style-name="gr2" draw:text-style-name="P408" svg:x1="1.294cm" svg:y1="0.41cm" svg:x2="2.988cm" svg:y2="0.411cm"><text:p/></draw:line><draw:custom-shape draw:name="Text Box 1" draw:style-name="gr3" draw:text-style-name="P410" svg:width="1.198cm" svg:height="0.86cm" svg:x="2.877cm" svg:y="0.333cm"><text:p text:style-name="P409"><text:span text:style-name="T123">A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4" draw:text-style-name="P410" svg:width="1.057cm" svg:height="0.86cm" svg:x="0.346cm" svg:y="0.014cm"><text:p text:style-name="P409"><text:span text:style-name="T123">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 draw:style-name="gr5"><draw:line draw:name="Line 2" draw:style-name="gr2" draw:text-style-name="P411" svg:x1="3.64cm" svg:y1="1.328cm" svg:x2="5.494cm" svg:y2="1.329cm"><text:p/></draw:line><draw:custom-shape draw:name="Text Box 3" draw:style-name="gr6" draw:text-style-name="P413" svg:width="1.158cm" svg:height="0.86cm" svg:x="5.206cm" svg:y="1.194cm"><text:p text:style-name="P412"><text:span text:style-name="T123">A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4" draw:text-style-name="P413" svg:width="1.057cm" svg:height="0.86cm" svg:x="2.242cm" svg:y="1.032cm"><text:p text:style-name="P412"><text:span text:style-name="T123">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covered-table-cell table:style-name="表格21.O4"/></table:table-row><table:table-row table:style-name="表格21.3"><table:table-cell table:style-name="表格21.C2" office:value-type="string"><text:p text:style-name="P239" loext:marker-style-name="T78"><text:span text:style-name="T78"><text:s text:c="3"/>A2 次工作項目</text:span><text:span text:style-name="T28">××××××</text:span></text:p></table:table-cell><table:table-cell table:style-name="表格21.B5" office:value-type="string"><text:p text:style-name="P129" loext:marker-style-name="T78"><text:span text:style-name="T78">%</text:span></text:p></table:table-cell><table:table-cell table:style-name="表格21.C5" office:value-type="string"><text:p text:style-name="P266" loext:marker-style-name="T78"/></table:table-cell><table:table-cell table:style-name="表格21.D5" office:value-type="string"><text:p text:style-name="P266" loext:marker-style-name="T78"/></table:table-cell><table:table-cell table:style-name="表格21.E5" office:value-type="string"><text:p text:style-name="P266" loext:marker-style-name="T78"/></table:table-cell><table:table-cell table:style-name="表格21.F5" office:value-type="string"><text:p text:style-name="P208" loext:marker-style-name="T28"/></table:table-cell><table:table-cell table:style-name="表格21.G5" office:value-type="string"><text:p text:style-name="P266" loext:marker-style-name="T78"/></table:table-cell><table:table-cell table:style-name="表格21.H5" office:value-type="string"><text:p text:style-name="P266" loext:marker-style-name="T78"/></table:table-cell><table:table-cell table:style-name="表格21.I5" office:value-type="string"><text:p text:style-name="P266" loext:marker-style-name="T78"/></table:table-cell><table:table-cell table:style-name="表格21.J5" office:value-type="string"><text:p text:style-name="P208" loext:marker-style-name="T28"/></table:table-cell><table:table-cell table:style-name="表格21.K5" office:value-type="string"><text:p text:style-name="P266" loext:marker-style-name="T78"/></table:table-cell><table:table-cell table:style-name="表格21.L5" office:value-type="string"><text:p text:style-name="P266" loext:marker-style-name="T78"/></table:table-cell><table:table-cell table:style-name="表格21.M5" office:value-type="string"><text:p text:style-name="P266" loext:marker-style-name="T78"/></table:table-cell><table:table-cell table:style-name="表格21.N5" office:value-type="string"><text:p text:style-name="P208" loext:marker-style-name="T28"/></table:table-cell><table:covered-table-cell table:style-name="表格21.O5"/></table:table-row><table:table-row table:style-name="表格21.3"><table:table-cell table:style-name="表格21.C2" office:value-type="string"><text:p text:style-name="P239" loext:marker-style-name="T78"><text:span text:style-name="T78"><text:s text:c="3"/>…</text:span></text:p></table:table-cell><table:table-cell table:style-name="表格21.B6" office:value-type="string"><text:p text:style-name="P133" loext:marker-style-name="T78"><text:span text:style-name="T78">%</text:span></text:p></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covered-table-cell table:style-name="表格21.O6"/></table:table-row><table:table-row table:style-name="表格21.3"><table:table-cell table:style-name="表格21.C2" office:value-type="string"><text:p text:style-name="P239" loext:marker-style-name="T78"><text:span text:style-name="T78">B工作項目</text:span></text:p></table:table-cell><table:table-cell table:style-name="表格21.B7" office:value-type="string"><text:p text:style-name="P133" loext:marker-style-name="T78"><text:span text:style-name="T78">%</text:span></text:p></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covered-table-cell table:style-name="表格21.O7"/></table:table-row><table:table-row table:style-name="表格21.3"><table:table-cell table:style-name="表格21.C2" office:value-type="string"><text:p text:style-name="P239" loext:marker-style-name="T78"><text:span text:style-name="T78"><text:s text:c="3"/>B1 次工作項目</text:span><text:span text:style-name="T28">××××××</text:span></text:p></table:table-cell><table:table-cell table:style-name="表格21.B8" office:value-type="string"><text:p text:style-name="P133" loext:marker-style-name="T78"><text:span text:style-name="T78">%</text:span></text:p></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covered-table-cell table:style-name="表格21.O8"/></table:table-row><table:table-row table:style-name="表格21.3"><table:table-cell table:style-name="表格21.C2" office:value-type="string"><text:p text:style-name="P239" loext:marker-style-name="T78"><text:span text:style-name="T78"><text:s text:c="3"/>B2 次工作項目</text:span><text:span text:style-name="T28">××××××</text:span></text:p></table:table-cell><table:table-cell table:style-name="表格21.B9" office:value-type="string"><text:p text:style-name="P133" loext:marker-style-name="T78"><text:span text:style-name="T78">%</text:span></text:p></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covered-table-cell table:style-name="表格21.O9"/></table:table-row><table:table-row table:style-name="表格21.3"><table:table-cell table:style-name="表格21.C2" office:value-type="string"><text:p text:style-name="P239" loext:marker-style-name="T78"><text:span text:style-name="T78"><text:s text:c="3"/>…</text:span></text:p></table:table-cell><table:table-cell table:style-name="表格21.B10" office:value-type="string"><text:p text:style-name="P133" loext:marker-style-name="T78"><text:span text:style-name="T78">%</text:span></text:p></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table-cell table:style-name="表格21.C2" office:value-type="string"><text:p text:style-name="P265" loext:marker-style-name="T78"/></table:table-cell><table:covered-table-cell table:style-name="表格21.O10"/></table:table-row><table:table-row table:style-name="表格21.3"><table:table-cell table:style-name="表格21.C2" office:value-type="string"><text:p text:style-name="P239" loext:marker-style-name="T78"><text:span text:style-name="T78">計畫權重/投入人月小計</text:span></text:p></table:table-cell><table:table-cell table:style-name="表格21.B11" office:value-type="string"><text:p text:style-name="P133" loext:marker-style-name="T78"><text:span text:style-name="T78">100%</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C2" office:value-type="string"><text:p text:style-name="P133" loext:marker-style-name="T78"><text:span text:style-name="T78">%</text:span></text:p></table:table-cell><table:table-cell table:style-name="表格21.O11" office:value-type="string"><text:p text:style-name="P272" loext:marker-style-name="T78"/></table:table-cell></table:table-row><table:table-row table:style-name="表格21.12"><table:table-cell table:style-name="表格21.A12" table:number-columns-spanned="2" office:value-type="string"><text:p text:style-name="P133" loext:marker-style-name="T78"><text:span text:style-name="T15">預定進度累計百分比</text:span></text:p></table:table-cell><table:covered-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A12" office:value-type="string"><text:p text:style-name="P133" loext:marker-style-name="T78"><text:span text:style-name="T78">%</text:span></text:p></table:table-cell><table:table-cell table:style-name="表格21.O12" office:value-type="string"><text:p text:style-name="P273" loext:marker-style-name="T78"/></table:table-cell></table:table-row></table:table></draw:text-box></draw:frame></text:p>
          </table:table-cell>
          <table:covered-table-cell/>
        </table:table-row>
      </table:table>
      <text:p text:style-name="P148" loext:marker-style-name="T14"/>
      <text:h text:style-name="P403" text:outline-level="1" loext:marker-style-name="T42"><text:bookmark-start text:name="_Toc189733830"/><text:span text:style-name="T42">十二、計畫查核點說明</text:span><text:bookmark-end text:name="_Toc189733830"/><text:span text:style-name="T42"/></text:h>
      <text:p text:style-name="P248" loext:marker-style-name="T35"><text:span text:style-name="T35">(一)本項目將列為</text:span><text:span text:style-name="T34">計畫成果考評之重要審查資訊之一，下表</text:span><text:span text:style-name="T35">請逐年分項詳細填列，並註明具體之可查核項目，以利查核。</text:span></text:p>
      <text:p text:style-name="P248" loext:marker-style-name="T35"><text:span text:style-name="T35">(二)學術機構與合作廠商預定完成之項目均需填寫，學術機構預定完成之項目請註明執行人員姓名與其機構。</text:span><text:span text:style-name="T35"/></text:p>
      <text:p text:style-name="P218" loext:marker-style-name="T35"/>
      <table:table table:name="表格23" table:style-name="表格23">
        <table:table-column table:style-name="表格23.A"/>
        <table:table-column table:style-name="表格23.B"/>
        <table:table-column table:style-name="表格23.C"/>
        <table:table-column table:style-name="表格23.D"/>
        <table:table-column table:style-name="表格23.E"/>
        <table:table-row table:style-name="表格23.1">
          <table:table-cell table:style-name="表格23.A1" office:value-type="string">
            <text:p text:style-name="P140" loext:marker-style-name="T28"><text:span text:style-name="T28">114年度/季別</text:span><text:span text:style-name="T28"/></text:p>
          </table:table-cell>
          <table:table-cell table:style-name="表格23.A1" office:value-type="string">
            <text:p text:style-name="P140" loext:marker-style-name="T35"><text:span text:style-name="T28">重要工作項目</text:span><text:span text:style-name="T35"/></text:p>
          </table:table-cell>
          <table:table-cell table:style-name="表格23.A1" office:value-type="string">
            <text:p text:style-name="P140" loext:marker-style-name="T35"><text:span text:style-name="T35">查核項目</text:span><text:span text:style-name="T35"/></text:p>
            <text:p text:style-name="P140" loext:marker-style-name="T35"><text:span text:style-name="T80">(以量化表示)</text:span><text:span text:style-name="T80"/></text:p>
          </table:table-cell>
          <table:table-cell table:style-name="表格23.A1" office:value-type="string">
            <text:p text:style-name="P140" loext:marker-style-name="T35"><text:span text:style-name="T35">學術機構執行</text:span><text:span text:style-name="T35"/></text:p>
          </table:table-cell>
          <table:table-cell table:style-name="表格23.A1" office:value-type="string">
            <text:p text:style-name="P140" loext:marker-style-name="T35"><text:span text:style-name="T35">合作廠商執行</text:span><text:span text:style-name="T35"/></text:p>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35"><text:span text:style-name="T35">A分項工作</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35"><text:span text:style-name="T35">A1工作項目</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35"><text:span text:style-name="T35">A2工作項目</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35"><text:span text:style-name="T35">………</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35"><text:span text:style-name="T35">B分項工作</text:span><text:span text:style-name="T35"/></text:p>
          </table:table-cell>
          <table:table-cell table:style-name="表格23.A1" office:value-type="string">
            <text:p text:style-name="P249" loext:marker-style-name="T35"><text:span text:style-name="T35"><text:s/></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35"><text:span text:style-name="T35">B1工作項目</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35"><text:span text:style-name="T35">B2工作項目</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row table:style-name="表格23.1">
          <table:table-cell table:style-name="表格23.A1" office:value-type="string">
            <text:p text:style-name="P220" loext:marker-style-name="T35"/>
          </table:table-cell>
          <table:table-cell table:style-name="表格23.B2" office:value-type="string">
            <text:p text:style-name="P322" loext:marker-style-name="T28"><text:span text:style-name="T35">………</text:span><text:span text:style-name="T35"/></text:p>
          </table:table-cell>
          <table:table-cell table:style-name="表格23.A1" office:value-type="string">
            <text:p text:style-name="P219" loext:marker-style-name="T35"/>
          </table:table-cell>
          <table:table-cell table:style-name="表格23.A1" office:value-type="string">
            <text:p text:style-name="P219" loext:marker-style-name="T35"/>
          </table:table-cell>
          <table:table-cell table:style-name="表格23.A1" office:value-type="string">
            <text:p text:style-name="P219" loext:marker-style-name="T35"/>
          </table:table-cell>
        </table:table-row>
      </table:table>
      <text:p text:style-name="P326" loext:marker-style-name="T28"><text:span text:style-name="T35">表18</text:span><text:span text:style-name="T78"> <text:s text:c="54"/></text:span><text:span text:style-name="T28"><text:s/></text:span></text:p>
      <text:h text:style-name="P403" text:outline-level="1" loext:marker-style-name="T49"><text:bookmark-start text:name="_Toc189733831"/><text:span text:style-name="T42">十三、預估研發成果及績效說明</text:span><text:bookmark-end text:name="_Toc189733831"/><text:span text:style-name="T49"/></text:h>
      <text:p text:style-name="P250" loext:marker-style-name="T35"><text:span text:style-name="T100">(一)</text:span><text:span text:style-name="T35">若為</text:span><text:span text:style-name="T105">新案</text:span><text:span text:style-name="T35">計畫申請，請填寫「第4年」計畫申請執行期間之量化指標。</text:span></text:p>
      <text:p text:style-name="P250" loext:marker-style-name="T35"><text:span text:style-name="T100">(二)</text:span><text:span text:style-name="T35">若為</text:span><text:span text:style-name="T105">延續案</text:span><text:span text:style-name="T35">計畫申請，請一併填寫先前年度之完成值。</text:span></text:p>
      <table:table table:name="表格24" table:style-name="表格24">
        <table:table-column table:style-name="表格24.A"/>
        <table:table-column table:style-name="表格24.B"/>
        <table:table-column table:style-name="表格24.C"/>
        <table:table-column table:style-name="表格24.D"/>
        <table:table-column table:style-name="表格24.E"/>
        <table:table-column table:style-name="表格24.F"/>
        <table:table-column table:style-name="表格24.G"/>
        <table:table-column table:style-name="表格24.H"/>
        <table:table-column table:style-name="表格24.I"/>
        <table:table-column table:style-name="表格24.D"/>
        <table:table-column table:style-name="表格24.K"/>
        <table:table-column table:style-name="表格24.L"/>
        <table:table-column table:style-name="表格24.M"/>
        <table:table-column table:style-name="表格24.N"/>
        <table:table-column table:style-name="表格24.O"/>
        <table:table-column table:style-name="表格24.P"/>
        <table:table-row table:style-name="表格24.1">
          <table:table-cell table:style-name="表格24.A1" table:number-rows-spanned="9" office:value-type="string">
            <text:p text:style-name="P131" loext:marker-style-name="T93"><text:span text:style-name="T93">人才培育</text:span><text:span text:style-name="T93"/></text:p>
          </table:table-cell>
          <table:table-cell table:style-name="表格24.A1" table:number-columns-spanned="4" office:value-type="string">
            <text:p text:style-name="P227" loext:marker-style-name="T108"><text:span text:style-name="T108">績效指標項目</text:span><text:span text:style-name="T108"/></text:p>
          </table:table-cell>
          <table:covered-table-cell/>
          <table:covered-table-cell/>
          <table:covered-table-cell/>
          <table:table-cell table:style-name="表格24.A1" table:number-columns-spanned="11" office:value-type="string">
            <text:p text:style-name="P228" loext:marker-style-name="T75"><text:span text:style-name="T75">*表格內各項皆必填，如無資料，請填0表示。</text:span><text:span text:style-name="T75"/></text:p>
            <text:p text:style-name="P229" loext:marker-style-name="T75"><text:span text:style-name="T75">**各項指標應與「計畫工作預定進度」及「、計畫查核點說明」對應以利查核。</text:span><text:span text:style-name="T75"/></text:p>
            <text:p text:style-name="P230" loext:marker-style-name="T75"><text:span text:style-name="T75">***金額基數以</text:span><text:span text:style-name="T76">元</text:span><text:span text:style-name="T75">計。</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24.2">
          <table:covered-table-cell table:style-name="表格24.A2"/>
          <table:table-cell table:style-name="表格24.A1" table:number-columns-spanned="4" office:value-type="string">
            <text:p text:style-name="P227" loext:marker-style-name="T108"><text:span text:style-name="T108">1.人才培育</text:span><text:span text:style-name="T108"/></text:p>
          </table:table-cell>
          <table:covered-table-cell/>
          <table:covered-table-cell/>
          <table:covered-table-cell/>
          <table:table-cell table:style-name="表格24.A1" table:number-columns-spanned="2" office:value-type="string">
            <text:p text:style-name="P131" loext:marker-style-name="T93"><text:span text:style-name="T95">第1年</text:span><text:span text:style-name="T95"/></text:p>
          </table:table-cell>
          <table:covered-table-cell/>
          <table:table-cell table:style-name="表格24.A1" table:number-columns-spanned="2" office:value-type="string">
            <text:p text:style-name="P131" loext:marker-style-name="T93"><text:span text:style-name="T95">第2年</text:span><text:span text:style-name="T95"/></text:p>
          </table:table-cell>
          <table:covered-table-cell/>
          <table:table-cell table:style-name="表格24.A1" table:number-columns-spanned="2" office:value-type="string">
            <text:p text:style-name="P131" loext:marker-style-name="T93"><text:span text:style-name="T95">第3年</text:span><text:span text:style-name="T95"/></text:p>
          </table:table-cell>
          <table:covered-table-cell/>
          <table:table-cell table:style-name="表格24.A1" table:number-columns-spanned="3" office:value-type="string">
            <text:p text:style-name="P131" loext:marker-style-name="T95"><text:span text:style-name="T95">第4年</text:span><text:span text:style-name="T95"/></text:p>
          </table:table-cell>
          <table:covered-table-cell/>
          <table:covered-table-cell/>
          <table:table-cell table:style-name="表格24.O2" table:number-columns-spanned="2" office:value-type="string">
            <text:p text:style-name="P131" loext:marker-style-name="T95"><text:span text:style-name="T95">合計</text:span><text:span text:style-name="T95"/></text:p>
          </table:table-cell>
          <table:covered-table-cell/>
        </table:table-row>
        <table:table-row table:style-name="表格24.3">
          <table:covered-table-cell table:style-name="表格24.A3"/>
          <table:table-cell table:style-name="表格24.A1" table:number-rows-spanned="2" table:number-columns-spanned="2" office:value-type="string">
            <text:p text:style-name="P227" loext:marker-style-name="T93"><text:span text:style-name="T93">計畫培育學生人次</text:span><text:span text:style-name="T93"/></text:p>
          </table:table-cell>
          <table:covered-table-cell/>
          <table:table-cell table:style-name="表格24.A1" table:number-columns-spanned="2" office:value-type="string">
            <text:p text:style-name="P131" loext:marker-style-name="T93"><text:span text:style-name="T95">博士</text:span><text:span text:style-name="T95"/></text:p>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3" office:value-type="string">
            <text:p text:style-name="P152" loext:marker-style-name="T20"/>
          </table:table-cell>
          <table:covered-table-cell/>
          <table:covered-table-cell/>
          <table:table-cell table:style-name="表格24.O3" table:number-columns-spanned="2" office:value-type="string">
            <text:p text:style-name="P152" loext:marker-style-name="T20"/>
          </table:table-cell>
          <table:covered-table-cell/>
        </table:table-row>
        <table:table-row table:style-name="表格24.3">
          <table:covered-table-cell table:style-name="表格24.A4"/>
          <table:covered-table-cell table:style-name="表格24.A1"/>
          <table:covered-table-cell/>
          <table:table-cell table:style-name="表格24.A1" table:number-columns-spanned="2" office:value-type="string">
            <text:p text:style-name="P131" loext:marker-style-name="T93"><text:span text:style-name="T95">碩士</text:span><text:span text:style-name="T95"/></text:p>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3" office:value-type="string">
            <text:p text:style-name="P152" loext:marker-style-name="T20"/>
          </table:table-cell>
          <table:covered-table-cell/>
          <table:covered-table-cell/>
          <table:table-cell table:style-name="表格24.O4" table:number-columns-spanned="2" office:value-type="string">
            <text:p text:style-name="P152" loext:marker-style-name="T20"/>
          </table:table-cell>
          <table:covered-table-cell/>
        </table:table-row>
        <table:table-row table:style-name="表格24.5">
          <table:covered-table-cell table:style-name="表格24.A5"/>
          <table:table-cell table:style-name="表格24.A1" table:number-rows-spanned="2" table:number-columns-spanned="2" office:value-type="string">
            <text:p text:style-name="P227" loext:marker-style-name="T93"><text:span text:style-name="T93">企業延聘計畫人員人次</text:span><text:span text:style-name="T93"/></text:p>
          </table:table-cell>
          <table:covered-table-cell/>
          <table:table-cell table:style-name="表格24.A1" table:number-columns-spanned="2" office:value-type="string">
            <text:p text:style-name="P131" loext:marker-style-name="T93"><text:span text:style-name="T95">博士</text:span><text:span text:style-name="T95"/></text:p>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3" office:value-type="string">
            <text:p text:style-name="P152" loext:marker-style-name="T20"/>
          </table:table-cell>
          <table:covered-table-cell/>
          <table:covered-table-cell/>
          <table:table-cell table:style-name="表格24.O5" table:number-columns-spanned="2" office:value-type="string">
            <text:p text:style-name="P152" loext:marker-style-name="T20"/>
          </table:table-cell>
          <table:covered-table-cell/>
        </table:table-row>
        <table:table-row table:style-name="表格24.6">
          <table:covered-table-cell table:style-name="表格24.A6"/>
          <table:covered-table-cell table:style-name="表格24.A1"/>
          <table:covered-table-cell/>
          <table:table-cell table:style-name="表格24.A1" table:number-columns-spanned="2" office:value-type="string">
            <text:p text:style-name="P131" loext:marker-style-name="T93"><text:span text:style-name="T95">碩士</text:span><text:span text:style-name="T95"/></text:p>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3" office:value-type="string">
            <text:p text:style-name="P152" loext:marker-style-name="T20"/>
          </table:table-cell>
          <table:covered-table-cell/>
          <table:covered-table-cell/>
          <table:table-cell table:style-name="表格24.O6" table:number-columns-spanned="2" office:value-type="string">
            <text:p text:style-name="P153" loext:marker-style-name="T20"/>
          </table:table-cell>
          <table:covered-table-cell/>
        </table:table-row>
        <table:table-row table:style-name="表格24.7">
          <table:covered-table-cell table:style-name="表格24.A7"/>
          <table:table-cell table:style-name="表格24.A1" table:number-rows-spanned="3" table:number-columns-spanned="2" office:value-type="string">
            <text:p text:style-name="P227" loext:marker-style-name="T99"><text:span text:style-name="T99">企業派員人次</text:span><text:span text:style-name="T99"/></text:p>
          </table:table-cell>
          <table:covered-table-cell/>
          <table:table-cell table:style-name="表格24.A1" table:number-rows-spanned="2" office:value-type="string">
            <text:p text:style-name="P131" loext:marker-style-name="T93"><text:span text:style-name="T99">攻讀學位(程)</text:span><text:span text:style-name="T99"/></text:p>
          </table:table-cell>
          <table:table-cell table:style-name="表格24.A1" office:value-type="string">
            <text:p text:style-name="P131" loext:marker-style-name="T93"><text:span text:style-name="T95">博士</text:span><text:span text:style-name="T95"/></text:p>
          </table: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3" office:value-type="string">
            <text:p text:style-name="P370" loext:marker-style-name="T93"/>
          </table:table-cell>
          <table:covered-table-cell/>
          <table:covered-table-cell/>
          <table:table-cell table:style-name="表格24.A1" table:number-columns-spanned="2" office:value-type="string">
            <text:p text:style-name="P152" loext:marker-style-name="T20"/>
          </table:table-cell>
          <table:covered-table-cell/>
          <table:table-cell table:style-name="表格24.O7" table:number-columns-spanned="2" office:value-type="string">
            <text:p text:style-name="P152" loext:marker-style-name="T20"/>
          </table:table-cell>
          <table:covered-table-cell/>
        </table:table-row>
        <table:table-row table:style-name="表格24.8">
          <table:covered-table-cell table:style-name="表格24.A8"/>
          <table:covered-table-cell table:style-name="表格24.A1"/>
          <table:covered-table-cell/>
          <table:covered-table-cell table:style-name="表格24.A1"/>
          <table:table-cell table:style-name="表格24.A1" office:value-type="string">
            <text:p text:style-name="P131" loext:marker-style-name="T95"><text:span text:style-name="T95">其他</text:span><text:span text:style-name="T95"/></text:p>
          </table: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3" office:value-type="string">
            <text:p text:style-name="P370" loext:marker-style-name="T93"/>
          </table:table-cell>
          <table:covered-table-cell/>
          <table:covered-table-cell/>
          <table:table-cell table:style-name="表格24.A1" table:number-columns-spanned="2" office:value-type="string">
            <text:p text:style-name="P152" loext:marker-style-name="T20"/>
          </table:table-cell>
          <table:covered-table-cell/>
          <table:table-cell table:style-name="表格24.O8" table:number-columns-spanned="2" office:value-type="string">
            <text:p text:style-name="P152" loext:marker-style-name="T20"/>
          </table:table-cell>
          <table:covered-table-cell/>
        </table:table-row>
        <table:table-row table:style-name="表格24.8">
          <table:covered-table-cell table:style-name="表格24.A9"/>
          <table:covered-table-cell table:style-name="表格24.A1"/>
          <table:covered-table-cell/>
          <table:table-cell table:style-name="表格24.A1" table:number-columns-spanned="2" office:value-type="string">
            <text:p text:style-name="P131" loext:marker-style-name="T95"><text:span text:style-name="T95">參與研究</text:span><text:span text:style-name="T95"/></text:p>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2" office:value-type="string">
            <text:p text:style-name="P370" loext:marker-style-name="T93"/>
          </table:table-cell>
          <table:covered-table-cell/>
          <table:table-cell table:style-name="表格24.A1" table:number-columns-spanned="3" office:value-type="string">
            <text:p text:style-name="P152" loext:marker-style-name="T20"/>
          </table:table-cell>
          <table:covered-table-cell/>
          <table:covered-table-cell/>
          <table:table-cell table:style-name="表格24.O9" table:number-columns-spanned="2" office:value-type="string">
            <text:p text:style-name="P152" loext:marker-style-name="T20"/>
          </table:table-cell>
          <table:covered-table-cell/>
        </table:table-row>
        <table:table-row table:style-name="表格24.10">
          <table:table-cell table:style-name="表格24.A1" table:number-rows-spanned="4" office:value-type="string">
            <text:p text:style-name="P131" loext:marker-style-name="T93"><text:span text:style-name="T93">產學合作</text:span><text:span text:style-name="T93"/></text:p>
          </table:table-cell>
          <table:table-cell table:style-name="表格24.A1" table:number-rows-spanned="2" table:number-columns-spanned="4" office:value-type="string">
            <text:p text:style-name="P357" loext:marker-style-name="T108"/>
          </table:table-cell>
          <table:covered-table-cell/>
          <table:covered-table-cell/>
          <table:covered-table-cell/>
          <table:table-cell table:style-name="表格24.A1" table:number-columns-spanned="2" office:value-type="string">
            <text:p text:style-name="P131" loext:marker-style-name="T95"><text:span text:style-name="T95">第1年</text:span><text:span text:style-name="T95"/></text:p>
          </table:table-cell>
          <table:covered-table-cell/>
          <table:table-cell table:style-name="表格24.A1" table:number-columns-spanned="2" office:value-type="string">
            <text:p text:style-name="P131" loext:marker-style-name="T95"><text:span text:style-name="T95">第2年</text:span><text:span text:style-name="T95"/></text:p>
          </table:table-cell>
          <table:covered-table-cell/>
          <table:table-cell table:style-name="表格24.A1" table:number-columns-spanned="2" office:value-type="string">
            <text:p text:style-name="P131" loext:marker-style-name="T95"><text:span text:style-name="T95">第3年</text:span><text:span text:style-name="T95"/></text:p>
          </table:table-cell>
          <table:covered-table-cell/>
          <table:table-cell table:style-name="表格24.A1" table:number-columns-spanned="3" office:value-type="string">
            <text:p text:style-name="P131" loext:marker-style-name="T95"><text:span text:style-name="T95">第4年</text:span><text:span text:style-name="T95"/></text:p>
          </table:table-cell>
          <table:covered-table-cell/>
          <table:covered-table-cell/>
          <table:table-cell table:style-name="表格24.O10" table:number-columns-spanned="2" office:value-type="string">
            <text:p text:style-name="P131" loext:marker-style-name="T95"><text:span text:style-name="T95">合計</text:span><text:span text:style-name="T95"/></text:p>
          </table:table-cell>
          <table:covered-table-cell/>
        </table:table-row>
        <table:table-row table:style-name="表格24.11">
          <table:covered-table-cell table:style-name="表格24.A1"/>
          <table:covered-table-cell table:style-name="表格24.B11"/>
          <table:covered-table-cell/>
          <table:covered-table-cell/>
          <table:covered-table-cell/>
          <table:table-cell table:style-name="表格24.A1" office:value-type="string">
            <text:p text:style-name="P131" loext:marker-style-name="T70"><text:span text:style-name="T70">件數</text:span><text:span text:style-name="T70"/></text:p>
          </table:table-cell>
          <table:table-cell table:style-name="表格24.A1" office:value-type="string">
            <text:p text:style-name="P129" loext:marker-style-name="T70"><text:span text:style-name="T70">金額</text:span><text:span text:style-name="T70"/></text:p>
          </table:table-cell>
          <table:table-cell table:style-name="表格24.A1" office:value-type="string">
            <text:p text:style-name="P131" loext:marker-style-name="T70"><text:span text:style-name="T70">件數</text:span><text:span text:style-name="T70"/></text:p>
          </table:table-cell>
          <table:table-cell table:style-name="表格24.A1" office:value-type="string">
            <text:p text:style-name="P129" loext:marker-style-name="T70"><text:span text:style-name="T70">金額</text:span><text:span text:style-name="T70"/></text:p>
          </table:table-cell>
          <table:table-cell table:style-name="表格24.A1" office:value-type="string">
            <text:p text:style-name="P131" loext:marker-style-name="T70"><text:span text:style-name="T70">件數</text:span><text:span text:style-name="T70"/></text:p>
          </table:table-cell>
          <table:table-cell table:style-name="表格24.A1" table:number-columns-spanned="2" office:value-type="string">
            <text:p text:style-name="P131" loext:marker-style-name="T70"><text:span text:style-name="T70">金額</text:span><text:span text:style-name="T70"/></text:p>
          </table:table-cell>
          <table:covered-table-cell/>
          <table:table-cell table:style-name="表格24.A1" office:value-type="string">
            <text:p text:style-name="P129" loext:marker-style-name="T70"><text:span text:style-name="T70">件數</text:span><text:span text:style-name="T70"/></text:p>
          </table:table-cell>
          <table:table-cell table:style-name="表格24.A1" office:value-type="string">
            <text:p text:style-name="P131" loext:marker-style-name="T70"><text:span text:style-name="T70">金額</text:span><text:span text:style-name="T70"/></text:p>
          </table:table-cell>
          <table:table-cell table:style-name="表格24.A1" office:value-type="string">
            <text:p text:style-name="P129" loext:marker-style-name="T70"><text:span text:style-name="T70">件數</text:span><text:span text:style-name="T70"/></text:p>
          </table:table-cell>
          <table:table-cell table:style-name="表格24.P11" office:value-type="string">
            <text:p text:style-name="P129" loext:marker-style-name="T70"><text:span text:style-name="T70">金額</text:span><text:span text:style-name="T70"/></text:p>
          </table:table-cell>
        </table:table-row>
        <table:table-row table:style-name="表格24.3">
          <table:covered-table-cell table:style-name="表格24.A1"/>
          <table:table-cell table:style-name="表格24.A1" table:number-columns-spanned="4" office:value-type="string">
            <text:p text:style-name="Standard" loext:marker-style-name="T28"><text:span text:style-name="T108">2.國內其他合作案</text:span><text:span text:style-name="T117">註1,2</text:span></text:p>
          </table:table-cell>
          <table:covered-table-cell/>
          <table:covered-table-cell/>
          <table:covered-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table:number-columns-spanned="2" office:value-type="string">
            <text:p text:style-name="P369" loext:marker-style-name="T93"/>
          </table:table-cell>
          <table:covered-table-cell/>
          <table:table-cell table:style-name="表格24.A1" office:value-type="string">
            <text:p text:style-name="P369" loext:marker-style-name="T93"/>
          </table:table-cell>
          <table:table-cell table:style-name="表格24.N12" office:value-type="string">
            <text:p text:style-name="P154" loext:marker-style-name="T20"/>
          </table:table-cell>
          <table:table-cell table:style-name="表格24.O12" office:value-type="string">
            <text:p text:style-name="P154" loext:marker-style-name="T20"/>
          </table:table-cell>
          <table:table-cell table:style-name="表格24.P12" office:value-type="string">
            <text:p text:style-name="P154" loext:marker-style-name="T20"/>
          </table:table-cell>
        </table:table-row>
        <table:table-row table:style-name="表格24.3">
          <table:covered-table-cell table:style-name="表格24.A1"/>
          <table:table-cell table:style-name="表格24.A1" table:number-columns-spanned="4" office:value-type="string">
            <text:p text:style-name="Standard" loext:marker-style-name="T28"><text:span text:style-name="T108">3.國外其他合作案</text:span><text:span text:style-name="T117">註1,2</text:span></text:p>
          </table:table-cell>
          <table:covered-table-cell/>
          <table:covered-table-cell/>
          <table:covered-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office:value-type="string">
            <text:p text:style-name="P369" loext:marker-style-name="T93"/>
          </table:table-cell>
          <table:table-cell table:style-name="表格24.A1" table:number-columns-spanned="2" office:value-type="string">
            <text:p text:style-name="P369" loext:marker-style-name="T93"/>
          </table:table-cell>
          <table:covered-table-cell/>
          <table:table-cell table:style-name="表格24.A1" office:value-type="string">
            <text:p text:style-name="P369" loext:marker-style-name="T93"/>
          </table:table-cell>
          <table:table-cell table:style-name="表格24.N13" office:value-type="string">
            <text:p text:style-name="P154" loext:marker-style-name="T20"/>
          </table:table-cell>
          <table:table-cell table:style-name="表格24.O13" office:value-type="string">
            <text:p text:style-name="P154" loext:marker-style-name="T20"/>
          </table:table-cell>
          <table:table-cell table:style-name="表格24.P13" office:value-type="string">
            <text:p text:style-name="P154" loext:marker-style-name="T20"/>
          </table:table-cell>
        </table:table-row>
        <table:table-row table:style-name="表格24.10">
          <table:table-cell table:style-name="表格24.A1" table:number-rows-spanned="13" office:value-type="string">
            <text:p text:style-name="P131" loext:marker-style-name="T93"><text:span text:style-name="T93">學研技轉</text:span><text:span text:style-name="T93"/></text:p>
          </table:table-cell>
          <table:table-cell table:style-name="表格24.A1" table:number-columns-spanned="4" office:value-type="string">
            <text:p text:style-name="P227" loext:marker-style-name="T108"><text:span text:style-name="T108">4.研發成果移轉</text:span><text:span text:style-name="T108"/></text:p>
          </table:table-cell>
          <table:covered-table-cell/>
          <table:covered-table-cell/>
          <table:covered-table-cell/>
          <table:table-cell table:style-name="表格24.A1" table:number-columns-spanned="2" office:value-type="string">
            <text:p text:style-name="P131" loext:marker-style-name="T95"><text:span text:style-name="T95">第1年</text:span><text:span text:style-name="T95"/></text:p>
          </table:table-cell>
          <table:covered-table-cell/>
          <table:table-cell table:style-name="表格24.A1" table:number-columns-spanned="2" office:value-type="string">
            <text:p text:style-name="P131" loext:marker-style-name="T95"><text:span text:style-name="T95">第2年</text:span><text:span text:style-name="T95"/></text:p>
          </table:table-cell>
          <table:covered-table-cell/>
          <table:table-cell table:style-name="表格24.A1" table:number-columns-spanned="2" office:value-type="string">
            <text:p text:style-name="P131" loext:marker-style-name="T95"><text:span text:style-name="T95">第3年</text:span><text:span text:style-name="T95"/></text:p>
          </table:table-cell>
          <table:covered-table-cell/>
          <table:table-cell table:style-name="表格24.A1" table:number-columns-spanned="3" office:value-type="string">
            <text:p text:style-name="P131" loext:marker-style-name="T95"><text:span text:style-name="T95">第4年</text:span><text:span text:style-name="T95"/></text:p>
          </table:table-cell>
          <table:covered-table-cell/>
          <table:covered-table-cell/>
          <table:table-cell table:style-name="表格24.O14" table:number-columns-spanned="2" office:value-type="string">
            <text:p text:style-name="P131" loext:marker-style-name="T95"><text:span text:style-name="T95">合計</text:span><text:span text:style-name="T95"/></text:p>
          </table:table-cell>
          <table:covered-table-cell/>
        </table:table-row>
        <table:table-row table:style-name="表格24.2">
          <table:covered-table-cell table:style-name="表格24.A1"/>
          <table:table-cell table:style-name="表格24.A1" table:number-rows-spanned="4" office:value-type="string">
            <text:p text:style-name="P227" loext:marker-style-name="T93"><text:span text:style-name="T93">技轉</text:span><text:span text:style-name="T93"/></text:p>
            <text:p text:style-name="P227" loext:marker-style-name="T93"><text:span text:style-name="T93">授權</text:span><text:span text:style-name="T93"/></text:p>
          </table:table-cell>
          <table:table-cell table:style-name="表格24.A1" table:number-rows-spanned="2" office:value-type="string">
            <text:p text:style-name="P227" loext:marker-style-name="T93"><text:span text:style-name="T93">國內</text:span><text:span text:style-name="T93"/></text:p>
          </table:table-cell>
          <table:table-cell table:style-name="表格24.A1" table:number-columns-spanned="2" office:value-type="string">
            <text:p text:style-name="P129" loext:marker-style-name="T93"><text:span text:style-name="T93">件數</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69" loext:marker-style-name="T93"/>
          </table:table-cell>
          <table:covered-table-cell/>
          <table:covered-table-cell/>
          <table:table-cell table:style-name="表格24.M15" table:number-columns-spanned="2" office:value-type="string">
            <text:p text:style-name="P154" loext:marker-style-name="T20"/>
          </table:table-cell>
          <table:covered-table-cell/>
          <table:table-cell table:style-name="表格24.O15" table:number-columns-spanned="2" office:value-type="string">
            <text:p text:style-name="P154" loext:marker-style-name="T20"/>
          </table:table-cell>
          <table:covered-table-cell/>
        </table:table-row>
        <table:table-row table:style-name="表格24.2">
          <table:covered-table-cell table:style-name="表格24.A1"/>
          <table:covered-table-cell table:style-name="表格24.A1"/>
          <table:covered-table-cell table:style-name="表格24.A1"/>
          <table:table-cell table:style-name="表格24.A1" table:number-columns-spanned="2" office:value-type="string">
            <text:p text:style-name="P129" loext:marker-style-name="T93"><text:span text:style-name="T93">金額</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69" loext:marker-style-name="T93"/>
          </table:table-cell>
          <table:covered-table-cell/>
          <table:covered-table-cell/>
          <table:table-cell table:style-name="表格24.M16" table:number-columns-spanned="2" office:value-type="string">
            <text:p text:style-name="P154" loext:marker-style-name="T20"/>
          </table:table-cell>
          <table:covered-table-cell/>
          <table:table-cell table:style-name="表格24.O16" table:number-columns-spanned="2" office:value-type="string">
            <text:p text:style-name="P154" loext:marker-style-name="T20"/>
          </table:table-cell>
          <table:covered-table-cell/>
        </table:table-row>
        <table:table-row table:style-name="表格24.2">
          <table:covered-table-cell table:style-name="表格24.A1"/>
          <table:covered-table-cell table:style-name="表格24.A1"/>
          <table:table-cell table:style-name="表格24.A1" table:number-rows-spanned="2" office:value-type="string">
            <text:p text:style-name="P227" loext:marker-style-name="T93"><text:span text:style-name="T93">國外</text:span><text:span text:style-name="T93"/></text:p>
          </table:table-cell>
          <table:table-cell table:style-name="表格24.A1" table:number-columns-spanned="2" office:value-type="string">
            <text:p text:style-name="P129" loext:marker-style-name="T93"><text:span text:style-name="T93">件數</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69" loext:marker-style-name="T93"/>
          </table:table-cell>
          <table:covered-table-cell/>
          <table:covered-table-cell/>
          <table:table-cell table:style-name="表格24.M17" table:number-columns-spanned="2" office:value-type="string">
            <text:p text:style-name="P154" loext:marker-style-name="T20"/>
          </table:table-cell>
          <table:covered-table-cell/>
          <table:table-cell table:style-name="表格24.O17" table:number-columns-spanned="2" office:value-type="string">
            <text:p text:style-name="P154" loext:marker-style-name="T20"/>
          </table:table-cell>
          <table:covered-table-cell/>
        </table:table-row>
        <table:table-row table:style-name="表格24.18">
          <table:covered-table-cell table:style-name="表格24.A1"/>
          <table:covered-table-cell table:style-name="表格24.B18"/>
          <table:covered-table-cell table:style-name="表格24.C18"/>
          <table:table-cell table:style-name="表格24.A1" table:number-columns-spanned="2" office:value-type="string">
            <text:p text:style-name="P129" loext:marker-style-name="T93"><text:span text:style-name="T93">金額</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69" loext:marker-style-name="T93"/>
          </table:table-cell>
          <table:covered-table-cell/>
          <table:covered-table-cell/>
          <table:table-cell table:style-name="表格24.M18" table:number-columns-spanned="2" office:value-type="string">
            <text:p text:style-name="P154" loext:marker-style-name="T20"/>
          </table:table-cell>
          <table:covered-table-cell/>
          <table:table-cell table:style-name="表格24.O18" table:number-columns-spanned="2" office:value-type="string">
            <text:p text:style-name="P154" loext:marker-style-name="T20"/>
          </table:table-cell>
          <table:covered-table-cell/>
        </table:table-row>
        <table:table-row table:style-name="表格24.5">
          <table:covered-table-cell table:style-name="表格24.A1"/>
          <table:table-cell table:style-name="表格24.A1" table:number-columns-spanned="4" office:value-type="string">
            <text:p text:style-name="P227" loext:marker-style-name="T108"><text:span text:style-name="T108">5.專利權(件數)</text:span><text:span text:style-name="T108"/></text:p>
          </table:table-cell>
          <table:covered-table-cell/>
          <table:covered-table-cell/>
          <table:covered-table-cell/>
          <table:table-cell table:style-name="表格24.A1" table:number-columns-spanned="2" office:value-type="string">
            <text:p text:style-name="P131" loext:marker-style-name="T95"><text:span text:style-name="T95">第1年</text:span><text:span text:style-name="T95"/></text:p>
          </table:table-cell>
          <table:covered-table-cell/>
          <table:table-cell table:style-name="表格24.A1" table:number-columns-spanned="2" office:value-type="string">
            <text:p text:style-name="P131" loext:marker-style-name="T95"><text:span text:style-name="T95">第2年</text:span><text:span text:style-name="T95"/></text:p>
          </table:table-cell>
          <table:covered-table-cell/>
          <table:table-cell table:style-name="表格24.A1" table:number-columns-spanned="2" office:value-type="string">
            <text:p text:style-name="P131" loext:marker-style-name="T95"><text:span text:style-name="T95">第3年</text:span><text:span text:style-name="T95"/></text:p>
          </table:table-cell>
          <table:covered-table-cell/>
          <table:table-cell table:style-name="表格24.A1" table:number-columns-spanned="3" office:value-type="string">
            <text:p text:style-name="P131" loext:marker-style-name="T95"><text:span text:style-name="T95">第4年</text:span><text:span text:style-name="T95"/></text:p>
          </table:table-cell>
          <table:covered-table-cell/>
          <table:covered-table-cell/>
          <table:table-cell table:style-name="表格24.O19" table:number-columns-spanned="2" office:value-type="string">
            <text:p text:style-name="P131" loext:marker-style-name="T95"><text:span text:style-name="T95">合計</text:span><text:span text:style-name="T95"/></text:p>
          </table:table-cell>
          <table:covered-table-cell/>
        </table:table-row>
        <table:table-row table:style-name="表格24.3">
          <table:covered-table-cell table:style-name="表格24.A1"/>
          <table:table-cell table:style-name="表格24.B20" table:number-rows-spanned="2" table:number-columns-spanned="2" office:value-type="string">
            <text:p text:style-name="P131" loext:marker-style-name="T93"><text:span text:style-name="T93">申請</text:span><text:span text:style-name="T93"/></text:p>
          </table:table-cell>
          <table:covered-table-cell/>
          <table:table-cell table:style-name="表格24.A1" table:number-columns-spanned="2" office:value-type="string">
            <text:p text:style-name="P131" loext:marker-style-name="T93"><text:span text:style-name="T93">國內</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L20" table:number-columns-spanned="3" office:value-type="string">
            <text:p text:style-name="P154" loext:marker-style-name="T20"/>
          </table:table-cell>
          <table:covered-table-cell/>
          <table:covered-table-cell/>
          <table:table-cell table:style-name="表格24.O20" table:number-columns-spanned="2" office:value-type="string">
            <text:p text:style-name="P154" loext:marker-style-name="T20"/>
          </table:table-cell>
          <table:covered-table-cell/>
        </table:table-row>
        <table:table-row table:style-name="表格24.3">
          <table:covered-table-cell table:style-name="表格24.A1"/>
          <table:covered-table-cell table:style-name="表格24.B21"/>
          <table:covered-table-cell/>
          <table:table-cell table:style-name="表格24.A1" table:number-columns-spanned="2" office:value-type="string">
            <text:p text:style-name="P131" loext:marker-style-name="T93"><text:span text:style-name="T93">國外</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L21" table:number-columns-spanned="3" office:value-type="string">
            <text:p text:style-name="P154" loext:marker-style-name="T20"/>
          </table:table-cell>
          <table:covered-table-cell/>
          <table:covered-table-cell/>
          <table:table-cell table:style-name="表格24.O21" table:number-columns-spanned="2" office:value-type="string">
            <text:p text:style-name="P154" loext:marker-style-name="T20"/>
          </table:table-cell>
          <table:covered-table-cell/>
        </table:table-row>
        <table:table-row table:style-name="表格24.3">
          <table:covered-table-cell table:style-name="表格24.A1"/>
          <table:table-cell table:style-name="表格24.B20" table:number-rows-spanned="2" table:number-columns-spanned="2" office:value-type="string">
            <text:p text:style-name="P131" loext:marker-style-name="T93"><text:span text:style-name="T93">獲證</text:span><text:span text:style-name="T93"/></text:p>
          </table:table-cell>
          <table:covered-table-cell/>
          <table:table-cell table:style-name="表格24.A1" table:number-columns-spanned="2" office:value-type="string">
            <text:p text:style-name="P131" loext:marker-style-name="T93"><text:span text:style-name="T93">國內</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L22" table:number-columns-spanned="3" office:value-type="string">
            <text:p text:style-name="P154" loext:marker-style-name="T20"/>
          </table:table-cell>
          <table:covered-table-cell/>
          <table:covered-table-cell/>
          <table:table-cell table:style-name="表格24.O22" table:number-columns-spanned="2" office:value-type="string">
            <text:p text:style-name="P154" loext:marker-style-name="T20"/>
          </table:table-cell>
          <table:covered-table-cell/>
        </table:table-row>
        <table:table-row table:style-name="表格24.3">
          <table:covered-table-cell table:style-name="表格24.A1"/>
          <table:covered-table-cell table:style-name="表格24.B23"/>
          <table:covered-table-cell/>
          <table:table-cell table:style-name="表格24.A1" table:number-columns-spanned="2" office:value-type="string">
            <text:p text:style-name="P131" loext:marker-style-name="T93"><text:span text:style-name="T93">國外</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L23" table:number-columns-spanned="3" office:value-type="string">
            <text:p text:style-name="P154" loext:marker-style-name="T20"/>
          </table:table-cell>
          <table:covered-table-cell/>
          <table:covered-table-cell/>
          <table:table-cell table:style-name="表格24.O23" table:number-columns-spanned="2" office:value-type="string">
            <text:p text:style-name="P154" loext:marker-style-name="T20"/>
          </table:table-cell>
          <table:covered-table-cell/>
        </table:table-row>
        <table:table-row table:style-name="表格24.5">
          <table:covered-table-cell table:style-name="表格24.A1"/>
          <table:table-cell table:style-name="表格24.A1" table:number-columns-spanned="4" office:value-type="string">
            <text:p text:style-name="P227" loext:marker-style-name="T108"><text:span text:style-name="T108">6.著作權(件數)</text:span><text:span text:style-name="T108"/></text:p>
          </table:table-cell>
          <table:covered-table-cell/>
          <table:covered-table-cell/>
          <table:covered-table-cell/>
          <table:table-cell table:style-name="表格24.A1" table:number-columns-spanned="2" office:value-type="string">
            <text:p text:style-name="P131" loext:marker-style-name="T95"><text:span text:style-name="T95">第1年</text:span><text:span text:style-name="T95"/></text:p>
          </table:table-cell>
          <table:covered-table-cell/>
          <table:table-cell table:style-name="表格24.A1" table:number-columns-spanned="2" office:value-type="string">
            <text:p text:style-name="P131" loext:marker-style-name="T95"><text:span text:style-name="T95">第2年</text:span><text:span text:style-name="T95"/></text:p>
          </table:table-cell>
          <table:covered-table-cell/>
          <table:table-cell table:style-name="表格24.A1" table:number-columns-spanned="2" office:value-type="string">
            <text:p text:style-name="P131" loext:marker-style-name="T95"><text:span text:style-name="T95">第3年</text:span><text:span text:style-name="T95"/></text:p>
          </table:table-cell>
          <table:covered-table-cell/>
          <table:table-cell table:style-name="表格24.A1" table:number-columns-spanned="3" office:value-type="string">
            <text:p text:style-name="P131" loext:marker-style-name="T95"><text:span text:style-name="T95">第4年</text:span><text:span text:style-name="T95"/></text:p>
          </table:table-cell>
          <table:covered-table-cell/>
          <table:covered-table-cell/>
          <table:table-cell table:style-name="表格24.O24" table:number-columns-spanned="2" office:value-type="string">
            <text:p text:style-name="P131" loext:marker-style-name="T95"><text:span text:style-name="T95">合計</text:span><text:span text:style-name="T95"/></text:p>
          </table:table-cell>
          <table:covered-table-cell/>
        </table:table-row>
        <table:table-row table:style-name="表格24.3">
          <table:covered-table-cell table:style-name="表格24.A1"/>
          <table:table-cell table:style-name="表格24.A1" table:number-rows-spanned="2" table:number-columns-spanned="2" office:value-type="string">
            <text:p text:style-name="P131" loext:marker-style-name="T93"><text:span text:style-name="T93">論文及技術報</text:span><text:soft-page-break/><text:span text:style-name="T93">告</text:span><text:span text:style-name="T118">註3</text:span></text:p>
          </table:table-cell>
          <table:covered-table-cell/>
          <table:table-cell table:style-name="表格24.A1" table:number-columns-spanned="2" office:value-type="string">
            <text:p text:style-name="P131" loext:marker-style-name="T93"><text:span text:style-name="T93">國內</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69" loext:marker-style-name="T93"/>
          </table:table-cell>
          <table:covered-table-cell/>
          <table:covered-table-cell/>
          <table:table-cell table:style-name="表格24.O25" table:number-columns-spanned="2" office:value-type="string">
            <text:p text:style-name="P369" loext:marker-style-name="T93"/>
          </table:table-cell>
          <table:covered-table-cell/>
        </table:table-row>
        <table:table-row table:style-name="表格24.3">
          <table:covered-table-cell table:style-name="表格24.A1"/>
          <table:covered-table-cell table:style-name="表格24.A1"/>
          <table:covered-table-cell/>
          <table:table-cell table:style-name="表格24.A1" table:number-columns-spanned="2" office:value-type="string">
            <text:p text:style-name="P131" loext:marker-style-name="T93"><text:span text:style-name="T93">國外</text:span><text:span text:style-name="T93"/></text:p>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69" loext:marker-style-name="T93"/>
          </table:table-cell>
          <table:covered-table-cell/>
          <table:covered-table-cell/>
          <table:table-cell table:style-name="表格24.O26" table:number-columns-spanned="2" office:value-type="string">
            <text:p text:style-name="P369" loext:marker-style-name="T93"/>
          </table:table-cell>
          <table:covered-table-cell/>
        </table:table-row>
        <table:table-row table:style-name="表格24.27">
          <table:table-cell table:style-name="表格24.A1" table:number-rows-spanned="3" office:value-type="string">
            <text:p text:style-name="P131" loext:marker-style-name="T93"><text:span text:style-name="T93">產業效益</text:span><text:span text:style-name="T93"/></text:p>
          </table:table-cell>
          <table:table-cell table:style-name="表格24.A1" table:number-columns-spanned="4" office:value-type="string">
            <text:p text:style-name="P227" loext:marker-style-name="T108"><text:span text:style-name="T108">7.企業效益</text:span><text:span text:style-name="T108"/></text:p>
          </table:table-cell>
          <table:covered-table-cell/>
          <table:covered-table-cell/>
          <table:covered-table-cell/>
          <table:table-cell table:style-name="表格24.A1" table:number-columns-spanned="2" office:value-type="string">
            <text:p text:style-name="P131" loext:marker-style-name="T93"><text:span text:style-name="T95">第1年</text:span><text:span text:style-name="T95"/></text:p>
          </table:table-cell>
          <table:covered-table-cell/>
          <table:table-cell table:style-name="表格24.A1" table:number-columns-spanned="2" office:value-type="string">
            <text:p text:style-name="P131" loext:marker-style-name="T93"><text:span text:style-name="T95">第2年</text:span><text:span text:style-name="T95"/></text:p>
          </table:table-cell>
          <table:covered-table-cell/>
          <table:table-cell table:style-name="表格24.A1" table:number-columns-spanned="2" office:value-type="string">
            <text:p text:style-name="P131" loext:marker-style-name="T93"><text:span text:style-name="T95">第3年</text:span><text:span text:style-name="T95"/></text:p>
          </table:table-cell>
          <table:covered-table-cell/>
          <table:table-cell table:style-name="表格24.A1" table:number-columns-spanned="3" office:value-type="string">
            <text:p text:style-name="P131" loext:marker-style-name="T93"><text:span text:style-name="T95">第4年</text:span><text:span text:style-name="T95"/></text:p>
          </table:table-cell>
          <table:covered-table-cell/>
          <table:covered-table-cell/>
          <table:table-cell table:style-name="表格24.O27" table:number-columns-spanned="2" office:value-type="string">
            <text:p text:style-name="P131" loext:marker-style-name="T95"><text:span text:style-name="T95">合計</text:span><text:span text:style-name="T95"/></text:p>
          </table:table-cell>
          <table:covered-table-cell/>
        </table:table-row>
        <table:table-row table:style-name="表格24.27">
          <table:covered-table-cell table:style-name="表格24.A1"/>
          <table:table-cell table:style-name="表格24.A1" table:number-columns-spanned="4" office:value-type="string">
            <text:p text:style-name="P227" loext:marker-style-name="T93"><text:span text:style-name="T93">增加營收金額</text:span><text:span text:style-name="T93"/></text:p>
          </table:table-cell>
          <table:covered-table-cell/>
          <table:covered-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70" loext:marker-style-name="T93"/>
          </table:table-cell>
          <table:covered-table-cell/>
          <table:covered-table-cell/>
          <table:table-cell table:style-name="表格24.O28" table:number-columns-spanned="2" office:value-type="string">
            <text:p text:style-name="P370" loext:marker-style-name="T93"/>
          </table:table-cell>
          <table:covered-table-cell/>
        </table:table-row>
        <table:table-row table:style-name="表格24.29">
          <table:covered-table-cell table:style-name="表格24.A1"/>
          <table:table-cell table:style-name="表格24.A1" table:number-columns-spanned="4" office:value-type="string">
            <text:p text:style-name="P227" loext:marker-style-name="T93"><text:span text:style-name="T93">降低成本金額</text:span><text:span text:style-name="T93"/></text:p>
          </table:table-cell>
          <table:covered-table-cell/>
          <table:covered-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2" office:value-type="string">
            <text:p text:style-name="P369" loext:marker-style-name="T93"/>
          </table:table-cell>
          <table:covered-table-cell/>
          <table:table-cell table:style-name="表格24.A1" table:number-columns-spanned="3" office:value-type="string">
            <text:p text:style-name="P370" loext:marker-style-name="T93"/>
          </table:table-cell>
          <table:covered-table-cell/>
          <table:covered-table-cell/>
          <table:table-cell table:style-name="表格24.O29" table:number-columns-spanned="2" office:value-type="string">
            <text:p text:style-name="P370" loext:marker-style-name="T93"/>
          </table:table-cell>
          <table:covered-table-cell/>
        </table:table-row>
      </table:table>
      <text:p text:style-name="P228" loext:marker-style-name="T35"><text:span text:style-name="T35">表19</text:span><text:span text:style-name="T35"/></text:p>
      <text:p text:style-name="P228" loext:marker-style-name="T35"><text:span text:style-name="T82">註1：直接相關：按計畫研究標的所產生之合作案，包含企業單位、研究機構、政府單位或其他之合作案</text:span></text:p>
      <text:p text:style-name="P228" loext:marker-style-name="T82"><text:span text:style-name="T82">註2：間接相關：中心另行於計畫研發範圍外所產出之合作案，包含企業單位、研究機構、政府單位或其他之合作案</text:span><text:span text:style-name="T82"/></text:p>
      <text:p text:style-name="P228" loext:marker-style-name="T82"><text:span text:style-name="T82">註3：SCI和SSCI相關產出，請標示說明</text:span><text:span text:style-name="T82"/></text:p>
      <text:p text:style-name="P241" loext:marker-style-name="T35"><text:span text:style-name="T105">※團隊說明/計算基準：</text:span><text:span text:style-name="T106"/></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2" office:value-type="string">
            <text:p text:style-name="P3" loext:marker-style-name="T105"><text:span text:style-name="T105">績效指標</text:span><text:span text:style-name="T105"/></text:p>
          </table:table-cell>
          <table:covered-table-cell/>
          <table:table-cell table:style-name="表格25.A1" office:value-type="string">
            <text:p text:style-name="P3" loext:marker-style-name="T105"><text:span text:style-name="T105">說明/計算基準</text:span><text:span text:style-name="T105"/></text:p>
          </table:table-cell>
        </table:table-row>
        <table:table-row table:style-name="表格25.2">
          <table:table-cell table:style-name="表格25.A1" table:number-columns-spanned="2" office:value-type="string">
            <text:list text:style-name="WWNum6">
              <text:list-item>
                <text:p text:style-name="P15" loext:marker-style-name="T28"><text:span text:style-name="T28">人才培育</text:span><text:span text:style-name="T28"/></text:p>
              </text:list-item>
            </text:list>
          </table:table-cell>
          <table:covered-table-cell/>
          <table:table-cell table:style-name="表格25.A1" office:value-type="string">
            <text:p text:style-name="P25" loext:marker-style-name="T28"/>
          </table:table-cell>
        </table:table-row>
        <table:table-row table:style-name="表格25.3">
          <table:table-cell table:style-name="表格25.A1" table:number-columns-spanned="2" office:value-type="string">
            <text:list text:continue-numbering="true" text:style-name="WWNum6">
              <text:list-item>
                <text:p text:style-name="P15" loext:marker-style-name="T28"><text:span text:style-name="T28">國內其他合作案</text:span><text:span text:style-name="T28"/></text:p>
              </text:list-item>
            </text:list>
          </table:table-cell>
          <table:covered-table-cell/>
          <table:table-cell table:style-name="表格25.A1" office:value-type="string">
            <text:p text:style-name="P25" loext:marker-style-name="T28"/>
          </table:table-cell>
        </table:table-row>
        <table:table-row table:style-name="表格25.3">
          <table:table-cell table:style-name="表格25.A1" table:number-columns-spanned="2" office:value-type="string">
            <text:list text:continue-numbering="true" text:style-name="WWNum6">
              <text:list-item>
                <text:p text:style-name="P15" loext:marker-style-name="T28"><text:span text:style-name="T28">國外其他合作案</text:span><text:span text:style-name="T28"/></text:p>
              </text:list-item>
            </text:list>
          </table:table-cell>
          <table:covered-table-cell/>
          <table:table-cell table:style-name="表格25.A1" office:value-type="string">
            <text:p text:style-name="P25" loext:marker-style-name="T28"/>
          </table:table-cell>
        </table:table-row>
        <table:table-row table:style-name="表格25.3">
          <table:table-cell table:style-name="表格25.A1" table:number-columns-spanned="2" office:value-type="string">
            <text:list text:continue-numbering="true" text:style-name="WWNum6">
              <text:list-item>
                <text:p text:style-name="P15" loext:marker-style-name="T28"><text:span text:style-name="T28">研發成果轉移</text:span><text:span text:style-name="T28"/></text:p>
              </text:list-item>
            </text:list>
          </table:table-cell>
          <table:covered-table-cell/>
          <table:table-cell table:style-name="表格25.A1" office:value-type="string">
            <text:p text:style-name="P26" loext:marker-style-name="T28"/>
          </table:table-cell>
        </table:table-row>
        <table:table-row table:style-name="表格25.3">
          <table:table-cell table:style-name="表格25.A1" table:number-columns-spanned="2" office:value-type="string">
            <text:list text:continue-numbering="true" text:style-name="WWNum6">
              <text:list-item>
                <text:p text:style-name="P15" loext:marker-style-name="T28"><text:span text:style-name="T28">專利權(件數)</text:span><text:span text:style-name="T28"/></text:p>
              </text:list-item>
            </text:list>
          </table:table-cell>
          <table:covered-table-cell/>
          <table:table-cell table:style-name="表格25.A1" office:value-type="string">
            <text:p text:style-name="P25" loext:marker-style-name="T28"/>
          </table:table-cell>
        </table:table-row>
        <table:table-row table:style-name="表格25.3">
          <table:table-cell table:style-name="表格25.A1" table:number-columns-spanned="2" office:value-type="string">
            <text:list text:continue-numbering="true" text:style-name="WWNum6">
              <text:list-item>
                <text:p text:style-name="P15" loext:marker-style-name="T28"><text:span text:style-name="T28">著作權(件數)</text:span><text:span text:style-name="T28"/></text:p>
              </text:list-item>
            </text:list>
          </table:table-cell>
          <table:covered-table-cell/>
          <table:table-cell table:style-name="表格25.A1" office:value-type="string">
            <text:p text:style-name="P25" loext:marker-style-name="T28"/>
          </table:table-cell>
        </table:table-row>
        <table:table-row table:style-name="表格25.3">
          <table:table-cell table:style-name="表格25.A1" table:number-rows-spanned="2" office:value-type="string">
            <text:list text:continue-numbering="true" text:style-name="WWNum6">
              <text:list-item>
                <text:p text:style-name="P16" loext:marker-style-name="T28"><text:span text:style-name="T28">企業效益</text:span><text:span text:style-name="T28"/></text:p>
              </text:list-item>
            </text:list>
          </table:table-cell>
          <table:table-cell table:style-name="表格25.A1" office:value-type="string">
            <text:p text:style-name="P17" loext:marker-style-name="T28"><text:span text:style-name="T28">增加營收金額</text:span><text:span text:style-name="T28"/></text:p>
          </table:table-cell>
          <table:table-cell table:style-name="表格25.A1" office:value-type="string">
            <text:p text:style-name="P25" loext:marker-style-name="T28"/>
          </table:table-cell>
        </table:table-row>
        <table:table-row table:style-name="表格25.3">
          <table:covered-table-cell table:style-name="表格25.A1"/>
          <table:table-cell table:style-name="表格25.A1" office:value-type="string">
            <text:p text:style-name="P17" loext:marker-style-name="T28"><text:span text:style-name="T28">降低成本金額</text:span><text:span text:style-name="T28"/></text:p>
          </table:table-cell>
          <table:table-cell table:style-name="表格25.A1" office:value-type="string">
            <text:p text:style-name="P25" loext:marker-style-name="T28"/>
          </table:table-cell>
        </table:table-row>
      </table:table>
      <text:p text:style-name="P241" loext:marker-style-name="T35"><text:span text:style-name="T105">※填表說明：</text:span><text:span text:style-name="T106"/></text:p>
      <table:table table:name="表格26" table:style-name="表格26">
        <table:table-column table:style-name="表格26.A"/>
        <table:table-column table:style-name="表格26.B"/>
        <table:table-row table:style-name="表格26.1">
          <table:table-cell table:style-name="表格26.A1" office:value-type="string">
            <text:p text:style-name="P3" loext:marker-style-name="T105"><text:span text:style-name="T105">績效指標</text:span><text:span text:style-name="T105"/></text:p>
          </table:table-cell>
          <table:table-cell table:style-name="表格26.A1" office:value-type="string">
            <text:p text:style-name="P3" loext:marker-style-name="T105"><text:span text:style-name="T105">說明</text:span><text:span text:style-name="T105"/></text:p>
          </table:table-cell>
        </table:table-row>
        <table:table-row table:style-name="表格26.2">
          <table:table-cell table:style-name="表格26.A1" office:value-type="string">
            <text:list xml:id="list4201443236" text:style-name="WWNum11">
              <text:list-item>
                <text:p text:style-name="P19" loext:marker-style-name="T28"><text:span text:style-name="T28">人才培育</text:span><text:span text:style-name="T28"/></text:p>
              </text:list-item>
            </text:list>
          </table:table-cell>
          <table:table-cell table:style-name="表格26.B2" office:value-type="string">
            <text:list text:style-name="WWNum7">
              <text:list-item>
                <text:p text:style-name="P20" loext:marker-style-name="T28"><text:span text:style-name="T28">「計畫培育學生人次」係指參與本計畫各項研發工作項目之學生人次，非課程及教育訓練修習學生人次；企業選派人員參與本計畫各項研發工作項目請另列說明。</text:span><text:span text:style-name="T28"/></text:p>
              </text:list-item>
              <text:list-item>
                <text:p text:style-name="P20" loext:marker-style-name="T28"><text:span text:style-name="T28">「企業延聘計畫人員人次」係指合作企業延聘計畫培育之</text:span><text:span text:style-name="T106">學生</text:span><text:span text:style-name="T28">人次</text:span><text:span text:style-name="T106">，如企業延聘非學生計畫人員請另列說明</text:span><text:span text:style-name="T28">。</text:span></text:p>
              </text:list-item>
              <text:list-item>
                <text:p text:style-name="P20" loext:marker-style-name="T28"><text:span text:style-name="T28">「</text:span><text:span text:style-name="T98">企業派員攻讀學位(程)</text:span><text:span text:style-name="T28"> 人次」係指合作企業於本計畫執行期間選派人員至執行單位攻讀博士學位(程)。</text:span></text:p>
              </text:list-item>
            </text:list>
          </table:table-cell>
        </table:table-row>
        <table:table-row table:style-name="表格26.3">
          <table:table-cell table:style-name="表格26.A1" office:value-type="string">
            <text:list xml:id="list145001811793108" text:continue-list="list4201443236" text:style-name="WWNum11">
              <text:list-item>
                <text:p text:style-name="P19" loext:marker-style-name="T28"><text:span text:style-name="T28">國內其他合作案</text:span><text:span text:style-name="T28"/></text:p>
              </text:list-item>
            </text:list>
          </table:table-cell>
          <table:table-cell table:style-name="表格26.B3" office:value-type="string">
            <text:list text:style-name="WWNum8">
              <text:list-item>
                <text:p text:style-name="P21" loext:marker-style-name="T28"><text:span text:style-name="T28">係指執行機構於本計畫執行期間</text:span><text:span text:style-name="T35">所</text:span><text:span text:style-name="T28">促成國內非合作企業所投入之額外研發費用。</text:span></text:p>
              </text:list-item>
              <text:list-item>
                <text:p text:style-name="P21" loext:marker-style-name="T28"><text:span text:style-name="T28">上述各合作件數及金額需說明。</text:span><text:span text:style-name="T28"/></text:p>
              </text:list-item>
            </text:list>
          </table:table-cell>
        </table:table-row>
        <table:table-row table:style-name="表格26.4">
          <table:table-cell table:style-name="表格26.A1" office:value-type="string">
            <text:list xml:id="list145001576128490" text:continue-list="list145001811793108" text:style-name="WWNum11">
              <text:list-item>
                <text:p text:style-name="P19" loext:marker-style-name="T28"><text:span text:style-name="T28">國外其他合作案</text:span><text:span text:style-name="T28"/></text:p>
              </text:list-item>
            </text:list>
          </table:table-cell>
          <table:table-cell table:style-name="表格26.B4" office:value-type="string">
            <text:list text:style-name="WWNum10">
              <text:list-item>
                <text:p text:style-name="P22" loext:marker-style-name="T28"><text:span text:style-name="T28">係指執行機構於本計畫執行期間</text:span><text:span text:style-name="T35">所</text:span><text:span text:style-name="T28">促成國外非合作企業所投入之額外研發費用</text:span></text:p>
              </text:list-item>
              <text:list-item>
                <text:p text:style-name="P22" loext:marker-style-name="T28"><text:span text:style-name="T28">上述各合作件數及金額需說明。</text:span><text:span text:style-name="T28"/></text:p>
              </text:list-item>
            </text:list>
          </table:table-cell>
        </table:table-row>
        <table:table-row table:style-name="表格26.5">
          <table:table-cell table:style-name="表格26.A1" office:value-type="string">
            <text:list xml:id="list145000897086695" text:continue-list="list145001576128490" text:style-name="WWNum11">
              <text:list-item>
                <text:p text:style-name="P19" loext:marker-style-name="T28"><text:span text:style-name="T28">研發成果移轉</text:span><text:span text:style-name="T28"/></text:p>
              </text:list-item>
            </text:list>
          </table:table-cell>
          <table:table-cell table:style-name="表格26.B5" office:value-type="string">
            <text:list xml:id="list2689460130" text:style-name="WWNum9">
              <text:list-item>
                <text:p text:style-name="P24" loext:marker-style-name="T28"><text:span text:style-name="T28">係指執行機構於本計畫執行期間管理及運用</text:span><text:span text:style-name="T105">本計畫之研發成果</text:span><text:span text:style-name="T28">與合作企業之合作所獲之授權金、權利金、價金、股權或其他權益。</text:span></text:p>
              </text:list-item>
              <text:list-item>
                <text:p text:style-name="P23" loext:marker-style-name="T28"><text:span text:style-name="T28">上述各成果轉移件數及金額需說明。</text:span><text:span text:style-name="T28"/></text:p>
              </text:list-item>
            </text:list>
          </table:table-cell>
        </table:table-row>
        <table:table-row table:style-name="表格26.6">
          <table:table-cell table:style-name="表格26.A1" office:value-type="string">
            <text:list text:continue-list="list145000897086695" text:style-name="WWNum11">
              <text:list-item>
                <text:p text:style-name="P19" loext:marker-style-name="T28"><text:span text:style-name="T28">專利權(件數)</text:span><text:span text:style-name="T28"/></text:p>
              </text:list-item>
            </text:list>
          </table:table-cell>
          <table:table-cell table:style-name="表格26.B6" office:value-type="string">
            <text:p text:style-name="P18" loext:marker-style-name="T28"><text:span text:style-name="T28">本計畫執行期間因各項研發工作項目所產出之發明、新型或設計之創作成</text:span><text:soft-page-break/><text:span text:style-name="T28">果而申請/獲證之國內外專利件數。</text:span><text:span text:style-name="T28"/></text:p>
          </table:table-cell>
        </table:table-row>
        <table:table-row table:style-name="表格26.7">
          <table:table-cell table:style-name="表格26.A1" office:value-type="string">
            <text:list text:continue-numbering="true" text:style-name="WWNum11">
              <text:list-item>
                <text:p text:style-name="P19" loext:marker-style-name="T28"><text:span text:style-name="T28">著作權(件數)</text:span><text:span text:style-name="T28"/></text:p>
              </text:list-item>
            </text:list>
          </table:table-cell>
          <table:table-cell table:style-name="表格26.B7" office:value-type="string">
            <text:p text:style-name="P18" loext:marker-style-name="T28"><text:span text:style-name="T28">本計畫執行期間因各項研發工作項目所產出之國內外各項著作財產權之</text:span><text:span text:style-name="T106">出版件數</text:span><text:span text:style-name="T28">。</text:span></text:p>
          </table:table-cell>
        </table:table-row>
        <table:table-row table:style-name="表格26.8">
          <table:table-cell table:style-name="表格26.A1" office:value-type="string">
            <text:list text:continue-numbering="true" text:style-name="WWNum11">
              <text:list-item>
                <text:p text:style-name="P19" loext:marker-style-name="T28"><text:span text:style-name="T28">企業效益</text:span><text:span text:style-name="T28"/></text:p>
              </text:list-item>
            </text:list>
          </table:table-cell>
          <table:table-cell table:style-name="表格26.B8" office:value-type="string">
            <text:p text:style-name="P18" loext:marker-style-name="T28"><text:span text:style-name="T28">係指本計畫合作企業於計畫執行期間因各項研發工作項目衍生之新產品或服務，帶動提升企業整體綜效。其評估指標以全公司計算並於「團隊說明/計算基準」表格中填寫計算方式。</text:span><text:span text:style-name="T28"/></text:p>
          </table:table-cell>
        </table:table-row>
      </table:table>
      <text:h text:style-name="P403" text:outline-level="1" loext:marker-style-name="T50"><text:bookmark-start text:name="_Toc189733832"/><text:span text:style-name="T42">十四、近五年內執行之研究計畫</text:span><text:bookmark-end text:name="_Toc189733832"/><text:span text:style-name="T50"/></text:h>
      <text:p text:style-name="P377" loext:marker-style-name="T28"><text:span text:style-name="T28">請說明計畫主持人／共同主持人申請截止日前5年（含國內外、大陸及港澳地區，此段期間曾生產或請育嬰假者，得延長至7年內，曾服國民義務役者，得依實際服役期間予以延長，但應檢附相關證明文件）執行之研究計畫及重要績效或研究成果。</text:span><text:span text:style-name="T28"/></text:p>
      <text:p text:style-name="Standard" loext:marker-style-name="T25"><text:span text:style-name="T25">計畫主持人：＿＿＿＿＿＿＿＿＿＿＿</text:span><text:span text:style-name="T25"/></text:p>
      <text:list text:continue-list="list2689460130" text:style-name="WWNum9">
        <text:list-item>
          <text:list>
            <text:list-item>
              <text:p text:style-name="P124" loext:marker-style-name="T28"><text:span text:style-name="T28">申請截止日前5年執行之所有研究計畫（含國內外、大陸及港澳地區）（含各政府機構/民間企業出資者），填寫資料應含計畫名稱（本會補助者請註明計畫編號）、主持人擔任之工作、計畫起迄年月、受補助或委託機構、執行情形、受補助或委託經費及經費總計等項(表格請自行增列)。</text:span><text:span text:style-name="T28"/></text:p>
            </text:list-item>
          </text:list>
        </text:list-item>
      </text:list>
      <text:p text:style-name="P126" loext:marker-style-name="T120"><text:span text:style-name="T119">國家科學及技術委員會</text:span><text:span text:style-name="T119"/></text:p>
      <table:table table:name="表格27" table:style-name="表格27">
        <table:table-column table:style-name="表格27.A"/>
        <table:table-column table:style-name="表格27.B"/>
        <table:table-column table:style-name="表格27.C"/>
        <table:table-column table:style-name="表格27.D"/>
        <table:table-column table:style-name="表格27.C"/>
        <table:table-column table:style-name="表格27.F"/>
        <table:table-row table:style-name="表格27.1">
          <table:table-cell table:style-name="表格27.A1" office:value-type="string">
            <text:p text:style-name="P324" loext:marker-style-name="T93"><text:span text:style-name="T108">計畫名稱</text:span><text:span text:style-name="T108"/></text:p>
          </table:table-cell>
          <table:table-cell table:style-name="表格27.A1" office:value-type="string">
            <text:p text:style-name="P324" loext:marker-style-name="T93"><text:span text:style-name="T108">計畫內擔任的工作</text:span><text:span text:style-name="T108"/></text:p>
          </table:table-cell>
          <table:table-cell table:style-name="表格27.A1" office:value-type="string">
            <text:p text:style-name="P324" loext:marker-style-name="T93"><text:span text:style-name="T108">起訖年月</text:span><text:span text:style-name="T108"/></text:p>
          </table:table-cell>
          <table:table-cell table:style-name="表格27.A1" office:value-type="string">
            <text:p text:style-name="P324" loext:marker-style-name="T93"><text:span text:style-name="T108">補助或委託機構</text:span><text:span text:style-name="T108"/></text:p>
          </table:table-cell>
          <table:table-cell table:style-name="表格27.A1" office:value-type="string">
            <text:p text:style-name="P324" loext:marker-style-name="T93"><text:span text:style-name="T108">執行情形</text:span><text:span text:style-name="T108"/></text:p>
          </table:table-cell>
          <table:table-cell table:style-name="表格27.A1" office:value-type="string">
            <text:p text:style-name="P324" loext:marker-style-name="T93"><text:span text:style-name="T108">經費總額</text:span><text:span text:style-name="T108"/></text:p>
          </table:table-cell>
        </table:table-row>
        <table:table-row table:style-name="表格27.1">
          <table:table-cell table:style-name="表格27.A1" office:value-type="string">
            <text:p text:style-name="P374" loext:marker-style-name="T93"/>
          </table:table-cell>
          <table:table-cell table:style-name="表格27.A1" office:value-type="string">
            <text:p text:style-name="P374" loext:marker-style-name="T93"/>
          </table:table-cell>
          <table:table-cell table:style-name="表格27.A1" office:value-type="string">
            <text:p text:style-name="P375" loext:marker-style-name="T93"/>
          </table:table-cell>
          <table:table-cell table:style-name="表格27.A1" office:value-type="string">
            <text:p text:style-name="P374" loext:marker-style-name="T93"/>
          </table:table-cell>
          <table:table-cell table:style-name="表格27.A1" office:value-type="string">
            <text:p text:style-name="P374" loext:marker-style-name="T93"/>
          </table:table-cell>
          <table:table-cell table:style-name="表格27.A1" office:value-type="string">
            <text:p text:style-name="P376" loext:marker-style-name="T93"/>
          </table:table-cell>
        </table:table-row>
        <table:table-row table:style-name="表格27.1">
          <table:table-cell table:style-name="表格27.A1" office:value-type="string">
            <text:p text:style-name="P374" loext:marker-style-name="T93"/>
          </table:table-cell>
          <table:table-cell table:style-name="表格27.A1" office:value-type="string">
            <text:p text:style-name="P374" loext:marker-style-name="T93"/>
          </table:table-cell>
          <table:table-cell table:style-name="表格27.A1" office:value-type="string">
            <text:p text:style-name="P375" loext:marker-style-name="T93"/>
          </table:table-cell>
          <table:table-cell table:style-name="表格27.A1" office:value-type="string">
            <text:p text:style-name="P374" loext:marker-style-name="T93"/>
          </table:table-cell>
          <table:table-cell table:style-name="表格27.A1" office:value-type="string">
            <text:p text:style-name="P374" loext:marker-style-name="T93"/>
          </table:table-cell>
          <table:table-cell table:style-name="表格27.A1" office:value-type="string">
            <text:p text:style-name="P376" loext:marker-style-name="T93"/>
          </table:table-cell>
        </table:table-row>
      </table:table>
      <text:p text:style-name="P126" loext:marker-style-name="T120"><text:span text:style-name="T119">其它機構補助申請</text:span><text:span text:style-name="T119"/></text:p>
      <text:p text:style-name="P112" loext:marker-style-name="T28"><draw:frame draw:style-name="fr1" draw:name="外框4" text:anchor-type="paragraph" svg:x="-0.039cm" svg:y="0.21cm" svg:width="17cm" style:rel-width="100%" draw:z-index="6" loext:may-break-between-pages="true"><draw:text-box fo:min-height="0cm"><table:table table:name="表格28" table:style-name="表格28"><table:table-column table:style-name="表格28.A"/><table:table-column table:style-name="表格28.B"/><table:table-column table:style-name="表格28.C"/><table:table-column table:style-name="表格28.D"/><table:table-column table:style-name="表格28.C"/><table:table-column table:style-name="表格28.F"/><table:table-row table:style-name="表格28.1"><table:table-cell table:style-name="表格28.A1" office:value-type="string"><text:p text:style-name="P324" loext:marker-style-name="T93"><text:span text:style-name="T108">計畫名稱</text:span></text:p></table:table-cell><table:table-cell table:style-name="表格28.A1" office:value-type="string"><text:p text:style-name="P324" loext:marker-style-name="T93"><text:span text:style-name="T108">計畫內擔任的工作</text:span></text:p></table:table-cell><table:table-cell table:style-name="表格28.A1" office:value-type="string"><text:p text:style-name="P324" loext:marker-style-name="T93"><text:span text:style-name="T108">起訖年月</text:span></text:p></table:table-cell><table:table-cell table:style-name="表格28.A1" office:value-type="string"><text:p text:style-name="P324" loext:marker-style-name="T93"><text:span text:style-name="T108">補助或委託機構</text:span></text:p></table:table-cell><table:table-cell table:style-name="表格28.A1" office:value-type="string"><text:p text:style-name="P324" loext:marker-style-name="T93"><text:span text:style-name="T108">執行情形</text:span></text:p></table:table-cell><table:table-cell table:style-name="表格28.A1" office:value-type="string"><text:p text:style-name="P324" loext:marker-style-name="T93"><text:span text:style-name="T108">經費總額</text:span></text:p></table:table-cell></table:table-row><table:table-row table:style-name="表格28.2"><table:table-cell table:style-name="表格28.A1" office:value-type="string"><text:p text:style-name="P374" loext:marker-style-name="T93"/></table:table-cell><table:table-cell table:style-name="表格28.A1" office:value-type="string"><text:p text:style-name="P374" loext:marker-style-name="T93"/></table:table-cell><table:table-cell table:style-name="表格28.A1" office:value-type="string"><text:p text:style-name="P375" loext:marker-style-name="T93"/></table:table-cell><table:table-cell table:style-name="表格28.A1" office:value-type="string"><text:p text:style-name="P374" loext:marker-style-name="T93"/></table:table-cell><table:table-cell table:style-name="表格28.A1" office:value-type="string"><text:p text:style-name="P374" loext:marker-style-name="T93"/></table:table-cell><table:table-cell table:style-name="表格28.A1" office:value-type="string"><text:p text:style-name="P376" loext:marker-style-name="T93"/></table:table-cell></table:table-row><table:table-row table:style-name="表格28.3"><table:table-cell table:style-name="表格28.A1" office:value-type="string"><text:p text:style-name="P374" loext:marker-style-name="T93"/></table:table-cell><table:table-cell table:style-name="表格28.A1" office:value-type="string"><text:p text:style-name="P374" loext:marker-style-name="T93"/></table:table-cell><table:table-cell table:style-name="表格28.A1" office:value-type="string"><text:p text:style-name="P375" loext:marker-style-name="T93"/></table:table-cell><table:table-cell table:style-name="表格28.A1" office:value-type="string"><text:p text:style-name="P374" loext:marker-style-name="T93"/></table:table-cell><table:table-cell table:style-name="表格28.A1" office:value-type="string"><text:p text:style-name="P374" loext:marker-style-name="T93"/></table:table-cell><table:table-cell table:style-name="表格28.A1" office:value-type="string"><text:p text:style-name="P376" loext:marker-style-name="T93"/></table:table-cell></table:table-row></table:table></draw:text-box></draw:frame></text:p>
      <text:list xml:id="list145000495853441" text:continue-numbering="true" text:style-name="WWNum9">
        <text:list-item>
          <text:list>
            <text:list-item>
              <text:p text:style-name="P124" loext:marker-style-name="T28"><text:span text:style-name="T28">申請截止日前5年執行計畫之重要績效或研究成果說明如次（請填覆附件六表C303）：</text:span><text:span text:style-name="T28"/></text:p>
              <text:list>
                <text:list-item>
                  <text:p text:style-name="P125" loext:marker-style-name="T28"><text:span text:style-name="T28">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28"/></text:p>
                </text:list-item>
                <text:list-item>
                  <text:p text:style-name="P125" loext:marker-style-name="T28"><text:span text:style-name="T28">若績效無法具體說明（含量化數據）或產學合作研究計畫未辦理技術移轉者，亦請詳述原因，以利計畫審查時之參考。</text:span><text:span text:style-name="T28"/></text:p>
                </text:list-item>
                <text:list-item>
                  <text:p text:style-name="P125" loext:marker-style-name="T28"><text:span text:style-name="T28">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28"/></text:p>
                </text:list-item>
              </text:list>
            </text:list-item>
          </text:list>
        </text:list-item>
      </text:list>
      <text:p text:style-name="Standard" loext:marker-style-name="T106"><text:soft-page-break/><text:span text:style-name="T25">共同主持人：＿＿＿＿＿＿＿＿＿＿＿　</text:span><text:span text:style-name="T104">(若無此需求請填「無」)</text:span></text:p>
      <text:list text:style-name="WWNum24">
        <text:list-item>
          <text:p text:style-name="P127" loext:marker-style-name="T28"><text:span text:style-name="T28">申請截止日前5年執行之所有研究計畫（含國內外、大陸及港澳地區）（含各政府機構/民間企業出資者），填寫資料應含計畫名稱（本會補助者請註明計畫編號）、主持人擔任之工作、計畫起迄年月、受補助或委託機構、執行情形、受補助或委託經費及經費總計等項(表格請自行增列)。</text:span><text:span text:style-name="T28"/></text:p>
        </text:list-item>
      </text:list>
      <text:p text:style-name="P126" loext:marker-style-name="T120"><text:span text:style-name="T119">國家科學及技術委員會</text:span><text:span text:style-name="T119"/></text:p>
      <table:table table:name="表格29" table:style-name="表格29">
        <table:table-column table:style-name="表格29.A"/>
        <table:table-column table:style-name="表格29.B"/>
        <table:table-column table:style-name="表格29.C"/>
        <table:table-column table:style-name="表格29.D"/>
        <table:table-column table:style-name="表格29.C"/>
        <table:table-column table:style-name="表格29.F"/>
        <table:table-row table:style-name="表格29.1">
          <table:table-cell table:style-name="表格29.A1" office:value-type="string">
            <text:p text:style-name="P324" loext:marker-style-name="T93"><text:span text:style-name="T108">計畫名稱</text:span><text:span text:style-name="T108"/></text:p>
          </table:table-cell>
          <table:table-cell table:style-name="表格29.A1" office:value-type="string">
            <text:p text:style-name="P324" loext:marker-style-name="T93"><text:span text:style-name="T108">計畫內擔任的工作</text:span><text:span text:style-name="T108"/></text:p>
          </table:table-cell>
          <table:table-cell table:style-name="表格29.A1" office:value-type="string">
            <text:p text:style-name="P324" loext:marker-style-name="T93"><text:span text:style-name="T108">起訖年月</text:span><text:span text:style-name="T108"/></text:p>
          </table:table-cell>
          <table:table-cell table:style-name="表格29.A1" office:value-type="string">
            <text:p text:style-name="P324" loext:marker-style-name="T93"><text:span text:style-name="T108">補助或委託機構</text:span><text:span text:style-name="T108"/></text:p>
          </table:table-cell>
          <table:table-cell table:style-name="表格29.A1" office:value-type="string">
            <text:p text:style-name="P324" loext:marker-style-name="T93"><text:span text:style-name="T108">執行情形</text:span><text:span text:style-name="T108"/></text:p>
          </table:table-cell>
          <table:table-cell table:style-name="表格29.A1" office:value-type="string">
            <text:p text:style-name="P324" loext:marker-style-name="T93"><text:span text:style-name="T108">經費總額</text:span><text:span text:style-name="T108"/></text:p>
          </table:table-cell>
        </table:table-row>
        <table:table-row table:style-name="表格29.1">
          <table:table-cell table:style-name="表格29.A1" office:value-type="string">
            <text:p text:style-name="P374" loext:marker-style-name="T93"/>
          </table:table-cell>
          <table:table-cell table:style-name="表格29.A1" office:value-type="string">
            <text:p text:style-name="P374" loext:marker-style-name="T93"/>
          </table:table-cell>
          <table:table-cell table:style-name="表格29.A1" office:value-type="string">
            <text:p text:style-name="P375" loext:marker-style-name="T93"/>
          </table:table-cell>
          <table:table-cell table:style-name="表格29.A1" office:value-type="string">
            <text:p text:style-name="P374" loext:marker-style-name="T93"/>
          </table:table-cell>
          <table:table-cell table:style-name="表格29.A1" office:value-type="string">
            <text:p text:style-name="P374" loext:marker-style-name="T93"/>
          </table:table-cell>
          <table:table-cell table:style-name="表格29.A1" office:value-type="string">
            <text:p text:style-name="P376" loext:marker-style-name="T93"/>
          </table:table-cell>
        </table:table-row>
        <table:table-row table:style-name="表格29.1">
          <table:table-cell table:style-name="表格29.A1" office:value-type="string">
            <text:p text:style-name="P374" loext:marker-style-name="T93"/>
          </table:table-cell>
          <table:table-cell table:style-name="表格29.A1" office:value-type="string">
            <text:p text:style-name="P374" loext:marker-style-name="T93"/>
          </table:table-cell>
          <table:table-cell table:style-name="表格29.A1" office:value-type="string">
            <text:p text:style-name="P375" loext:marker-style-name="T93"/>
          </table:table-cell>
          <table:table-cell table:style-name="表格29.A1" office:value-type="string">
            <text:p text:style-name="P374" loext:marker-style-name="T93"/>
          </table:table-cell>
          <table:table-cell table:style-name="表格29.A1" office:value-type="string">
            <text:p text:style-name="P374" loext:marker-style-name="T93"/>
          </table:table-cell>
          <table:table-cell table:style-name="表格29.A1" office:value-type="string">
            <text:p text:style-name="P376" loext:marker-style-name="T93"/>
          </table:table-cell>
        </table:table-row>
      </table:table>
      <text:p text:style-name="P126" loext:marker-style-name="T120"><text:span text:style-name="T119">其它機構補助申請</text:span><text:span text:style-name="T119"/></text:p>
      <text:p text:style-name="P112" loext:marker-style-name="T28"><draw:frame draw:style-name="fr1" draw:name="外框5" text:anchor-type="paragraph" svg:x="-0.039cm" svg:y="0.21cm" svg:width="17cm" style:rel-width="100%" draw:z-index="7" loext:may-break-between-pages="true"><draw:text-box fo:min-height="0cm"><table:table table:name="表格30" table:style-name="表格30"><table:table-column table:style-name="表格30.A"/><table:table-column table:style-name="表格30.B"/><table:table-column table:style-name="表格30.C"/><table:table-column table:style-name="表格30.D"/><table:table-column table:style-name="表格30.C"/><table:table-column table:style-name="表格30.F"/><table:table-row table:style-name="表格30.1"><table:table-cell table:style-name="表格30.A1" office:value-type="string"><text:p text:style-name="P324" loext:marker-style-name="T93"><text:span text:style-name="T108">計畫名稱</text:span></text:p></table:table-cell><table:table-cell table:style-name="表格30.A1" office:value-type="string"><text:p text:style-name="P324" loext:marker-style-name="T93"><text:span text:style-name="T108">計畫內擔任的工作</text:span></text:p></table:table-cell><table:table-cell table:style-name="表格30.A1" office:value-type="string"><text:p text:style-name="P324" loext:marker-style-name="T93"><text:span text:style-name="T108">起訖年月</text:span></text:p></table:table-cell><table:table-cell table:style-name="表格30.A1" office:value-type="string"><text:p text:style-name="P324" loext:marker-style-name="T93"><text:span text:style-name="T108">補助或委託機構</text:span></text:p></table:table-cell><table:table-cell table:style-name="表格30.A1" office:value-type="string"><text:p text:style-name="P324" loext:marker-style-name="T93"><text:span text:style-name="T108">執行情形</text:span></text:p></table:table-cell><table:table-cell table:style-name="表格30.A1" office:value-type="string"><text:p text:style-name="P324" loext:marker-style-name="T93"><text:span text:style-name="T108">經費總額</text:span></text:p></table:table-cell></table:table-row><table:table-row table:style-name="表格30.2"><table:table-cell table:style-name="表格30.A1" office:value-type="string"><text:p text:style-name="P374" loext:marker-style-name="T93"/></table:table-cell><table:table-cell table:style-name="表格30.A1" office:value-type="string"><text:p text:style-name="P374" loext:marker-style-name="T93"/></table:table-cell><table:table-cell table:style-name="表格30.A1" office:value-type="string"><text:p text:style-name="P375" loext:marker-style-name="T93"/></table:table-cell><table:table-cell table:style-name="表格30.A1" office:value-type="string"><text:p text:style-name="P374" loext:marker-style-name="T93"/></table:table-cell><table:table-cell table:style-name="表格30.A1" office:value-type="string"><text:p text:style-name="P374" loext:marker-style-name="T93"/></table:table-cell><table:table-cell table:style-name="表格30.A1" office:value-type="string"><text:p text:style-name="P376" loext:marker-style-name="T93"/></table:table-cell></table:table-row><table:table-row table:style-name="表格30.3"><table:table-cell table:style-name="表格30.A1" office:value-type="string"><text:p text:style-name="P374" loext:marker-style-name="T93"/></table:table-cell><table:table-cell table:style-name="表格30.A1" office:value-type="string"><text:p text:style-name="P374" loext:marker-style-name="T93"/></table:table-cell><table:table-cell table:style-name="表格30.A1" office:value-type="string"><text:p text:style-name="P375" loext:marker-style-name="T93"/></table:table-cell><table:table-cell table:style-name="表格30.A1" office:value-type="string"><text:p text:style-name="P374" loext:marker-style-name="T93"/></table:table-cell><table:table-cell table:style-name="表格30.A1" office:value-type="string"><text:p text:style-name="P374" loext:marker-style-name="T93"/></table:table-cell><table:table-cell table:style-name="表格30.A1" office:value-type="string"><text:p text:style-name="P376" loext:marker-style-name="T93"/></table:table-cell></table:table-row></table:table></draw:text-box></draw:frame></text:p>
      <text:list text:continue-numbering="true" text:style-name="WWNum24">
        <text:list-item>
          <text:p text:style-name="P127" loext:marker-style-name="T28"><text:span text:style-name="T28">申請截止日前5年執行計畫之重要績效或研究成果說明如次（請填覆附件六表C303）：</text:span><text:span text:style-name="T28"/></text:p>
        </text:list-item>
      </text:list>
      <text:list text:continue-list="list145000495853441" text:style-name="WWNum9">
        <text:list-item>
          <text:list>
            <text:list-item>
              <text:list>
                <text:list-item>
                  <text:p text:style-name="P125" loext:marker-style-name="T28"><text:span text:style-name="T28">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28"/></text:p>
                </text:list-item>
                <text:list-item>
                  <text:p text:style-name="P125" loext:marker-style-name="T28"><text:span text:style-name="T28">若績效無法具體說明（含量化數據）或產學合作研究計畫未辦理技術移轉者，亦請詳述原因，以利計畫審查時之參考。</text:span><text:span text:style-name="T28"/></text:p>
                </text:list-item>
              </text:list>
            </text:list-item>
          </text:list>
        </text:list-item>
      </text:list>
      <text:p text:style-name="P378" loext:marker-style-name="T28"><text:span text:style-name="T28">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28"/></text:p>
      <text:h text:style-name="P405" text:outline-level="1" loext:marker-style-name="T42"><text:bookmark-start text:name="_Toc189733833"/><text:span text:style-name="T42">附件一、合作企業相關證件資料</text:span><text:bookmark-end text:name="_Toc189733833"/><text:span text:style-name="T42"/></text:h>
      <text:p text:style-name="P379" loext:marker-style-name="T58"><text:span text:style-name="T58">（請依下列次序置於後，各合作企業應分別提供）</text:span><text:span text:style-name="T58"/></text:p>
      <text:list xml:id="list4186272015" text:style-name="WWNum30">
        <text:list-item>
          <text:p text:style-name="P105" loext:marker-style-name="T28"><text:span text:style-name="T28">各合作企業資料及公司登記、商業登記或其他經我國法律登記之證明文件。</text:span><text:span text:style-name="T28"/></text:p>
        </text:list-item>
        <text:list-item>
          <text:p text:style-name="P105" loext:marker-style-name="T28"><text:span text:style-name="T28">營業稅或營利事業所得稅最近一期繳稅證明（公司未繳稅者，請附最近一年『營利事業所得稅結算申報書』或新創公司可繳最近一期『營業稅申報書』）。</text:span><text:span text:style-name="T30">（合作企業如有合理之事由，第2項證件得免提供）</text:span></text:p>
        </text:list-item>
        <text:list-item>
          <text:p text:style-name="P105" loext:marker-style-name="T28"><text:span text:style-name="T28">合作企業如欲申請以提供設備供計畫使用者（須承諾於計畫簽約後3個月內將該設備所有權移轉予計畫執行單位所有），並應提供設備相關等評價資料，由計畫主持人循申請機構行政程序核准後，申請作為本計畫合作企業配合款之出資比，以供本會審查。</text:span><text:span text:style-name="T28"/></text:p>
        </text:list-item>
      </text:list>
      <text:list text:style-name="WWNum31">
        <text:list-item>
          <text:p text:style-name="P106" loext:marker-style-name="T28"><text:span text:style-name="T28">合作企業依規定將設備完成評價後，檢附</text:span><text:span text:style-name="T105">提供設備供計畫使用之相關評價資料</text:span><text:span text:style-name="T28">及同意設備於計畫核定簽約後3個月內將</text:span><text:span text:style-name="T105">所有權移轉予計畫執行機構所有之承諾書</text:span><text:span text:style-name="T28">。</text:span></text:p>
        </text:list-item>
        <text:list-item>
          <text:p text:style-name="P106" loext:marker-style-name="T28"><text:span text:style-name="T28">循計畫執行機構行政程序簽報核准後，檢附</text:span><text:span text:style-name="T105">經執行機構行政程序核准同意作為本計畫合作企業配合款之出資比計算等文件</text:span><text:span text:style-name="T28">，該項設備之評價可申請作為合作企業配合款設備費額度內之出資比，必要時得就該設備對計畫貢獻度分年編列；計畫結束或計畫因故終止或解除者，或合作企業終止契約、中途退出者，合作企業不得主張該設備所有權。</text:span></text:p>
        </text:list-item>
      </text:list>
      <text:list text:continue-list="list4186272015" text:style-name="WWNum30">
        <text:list-item>
          <text:p text:style-name="P105" loext:marker-style-name="T28"><text:span text:style-name="T28">有二家以上合作企業時，應提供各家合作企業配合款出資比率說明、權利義務規範等書面約定文件。</text:span><text:span text:style-name="T28"/></text:p>
        </text:list-item>
      </text:list>
      <text:p text:style-name="P197" loext:marker-style-name="T28"/>
      <text:h text:style-name="P403" text:outline-level="1" loext:marker-style-name="T42"><text:bookmark-start text:name="_Toc189733834"/><text:span text:style-name="T42">附件二：合作企業提供設備供計畫使用之相關評價資料</text:span><text:bookmark-end text:name="_Toc189733834"/><text:span text:style-name="T42"/></text:h>
      <text:p text:style-name="Standard" loext:marker-style-name="T58"><text:span text:style-name="T58">（若無此需求請填「無」）</text:span><text:span text:style-name="T58"/></text:p>
      <text:p text:style-name="P162" loext:marker-style-name="T15"><text:span text:style-name="T15">簽 <text:s/>於</text:span><text:span text:style-name="T15"/></text:p>
      <text:p text:style-name="P163" loext:marker-style-name="T15"><text:span text:style-name="T15">主旨：檢送本校</text:span><text:span text:style-name="T19"> <text:s text:c="6"/></text:span><text:span text:style-name="T15">教授申請國家科學及技術委員會智慧醫療產學聯盟計畫，</text:span><text:span text:style-name="T19"> <text:s text:c="13"/></text:span><text:span text:style-name="T15">公司提供設備供計畫使用，申請做為合作企業配合款之出資比。詳如說明，擬請同意於「合作企業承諾書」用印。是否可行，請 <text:s/>核示。</text:span></text:p>
      <text:p text:style-name="P162" loext:marker-style-name="T15"><text:span text:style-name="T15">說明：</text:span><text:span text:style-name="T15"/></text:p>
      <text:p text:style-name="P159" loext:marker-style-name="T15"><text:span text:style-name="T15">一、依據國家科學及技術委員會補助產學合作研究計畫作業要點規定，合作企業提供設備供產學合作計畫使用作為出資比：係指合作企業將供計畫執行使用之設備完成評價後，由申請人檢齊相關評價資料及同意設備所有權移轉予計畫執行機構所有之承諾書等資料，以執行供該設備所有權於簽約後</text:span><text:span text:style-name="T24">六個月內</text:span><text:span text:style-name="T15">移轉予計畫執行機構所有，並循計畫機構行政程序簽報核准後，該項設備之評價可申請作為合作企業配合款之出資比，必要時得就該設備對計畫貢獻度分年編列；計畫結束或計畫因故終止或解除者，或合作企業終止契約、中途退出者，合作企業不得主張該設備所有權。</text:span></text:p>
      <text:p text:style-name="P160" loext:marker-style-name="T15"><text:span text:style-name="T15">二、本計畫申請人</text:span><text:span text:style-name="T19"> <text:s text:c="7"/></text:span><text:span text:style-name="T15">教授欲與</text:span><text:span text:style-name="T19"> <text:s text:c="8"/></text:span><text:span text:style-name="T15">公司合作申請國家科學及技術委員會</text:span><text:span text:style-name="T19"> <text:s text:c="13"/></text:span><text:span text:style-name="T15">計畫，公司欲提供</text:span><text:span text:style-name="T19"> <text:s text:c="14"/></text:span><text:span text:style-name="T15">設備供計畫使用，申請做為合作企業配合款之出資比，設備現值為新臺幣</text:span><text:span text:style-name="T19"> <text:s text:c="9"/></text:span><text:span text:style-name="T15">元整，本計畫合作企業配合款總金額為新台幣</text:span><text:span text:style-name="T19"> <text:s text:c="10"/></text:span><text:span text:style-name="T15">元整，設備出資比例占合作企業配合款總和之</text:span><text:span text:style-name="T19"> <text:s text:c="5"/></text:span><text:span text:style-name="T15">％，未超過國家科學及技術委員會規定合作企業配合款總和之60％。</text:span></text:p>
      <text:p text:style-name="P380" loext:marker-style-name="T58"/>
      <text:p text:style-name="Standard" loext:marker-style-name="T55"><text:span text:style-name="T55">（此為參考範本，請提供校/院內已奉核之簽呈或簽准紀錄）</text:span><text:span text:style-name="T55"/></text:p>
      <text:p text:style-name="P335" loext:marker-style-name="T4"><text:span text:style-name="T121">合作企業承諾書</text:span><text:span text:style-name="T4"/></text:p>
      <text:p text:style-name="P129" loext:marker-style-name="T59"><text:span text:style-name="T59">（若無此需求請填「無」）</text:span><text:span text:style-name="T59"/></text:p>
      <text:p text:style-name="P381" loext:marker-style-name="T122"/>
      <text:p text:style-name="P382" loext:marker-style-name="T15"><text:span text:style-name="T15">立契約書人： </text:span><text:span text:style-name="T19"><text:s text:c="16"/></text:span><text:span text:style-name="T15"><text:s/>(以下簡稱甲方)</text:span></text:p>
      <text:p text:style-name="P382" loext:marker-style-name="T15"><text:span text:style-name="T15"><text:s text:c="13"/>_____________公司(以下簡稱乙方)</text:span><text:span text:style-name="T15"/></text:p>
      <text:p text:style-name="P143" loext:marker-style-name="T15"/>
      <text:p text:style-name="P382" loext:marker-style-name="T15"><text:span text:style-name="T15">緣甲乙方擬以_________________________________________計畫(以下簡稱本計畫)，申請國家科學及技術委員會(以下簡稱國科會)智慧醫療產學聯盟計畫之配合款，以提供設備供計畫使用作為出資比，乙方承諾提供如</text:span><text:span text:style-name="T24">附件三</text:span><text:span text:style-name="T15">所列之設備供計畫使用，並檢附設備之相關證明文件，若國科會核定本計畫申請之智慧醫療產學聯盟計畫，乙方應於甲乙方簽訂智慧醫療產學聯盟計畫合約後三個月內移轉如</text:span><text:span text:style-name="T24">附件三</text:span><text:span text:style-name="T15">所列之設備之所有權予甲方，逾期仍未移轉者，乙方同意無條件以現金支付甲方如</text:span><text:span text:style-name="T24">附件三</text:span><text:span text:style-name="T15">所列設備現值之金額，以作為本計畫之經費。如經國科會審查後不同意認列出資部分，乙方須同意補足差額。本承諾書ㄧ式二份，甲乙方各執一份。</text:span></text:p>
      <text:p text:style-name="P143" loext:marker-style-name="T15"/>
      <text:p text:style-name="P143" loext:marker-style-name="T15"/>
      <text:p text:style-name="P143" loext:marker-style-name="T15"/>
      <text:p text:style-name="P382" loext:marker-style-name="T15"><text:span text:style-name="T15">甲 <text:s/>方：</text:span><text:span text:style-name="T104"> <text:s text:c="19"/></text:span></text:p>
      <text:p text:style-name="P382" loext:marker-style-name="T15"><text:span text:style-name="T15">代表人：</text:span><text:span text:style-name="T104"> <text:s text:c="19"/></text:span><text:span text:style-name="T15"><text:s text:c="12"/>(簽章)</text:span></text:p>
      <text:p text:style-name="P382" loext:marker-style-name="T15"><text:span text:style-name="T15">地 <text:s/>址：</text:span><text:span text:style-name="T104"> <text:s text:c="19"/></text:span></text:p>
      <text:p text:style-name="P143" loext:marker-style-name="T15"/>
      <text:p text:style-name="P143" loext:marker-style-name="T15"/>
      <text:p text:style-name="P382" loext:marker-style-name="T15"><text:span text:style-name="T15">乙 <text:s/>方：_________________公司</text:span><text:span text:style-name="T15"/></text:p>
      <text:p text:style-name="P382" loext:marker-style-name="T15"><text:span text:style-name="T15">統一編號：_______________</text:span><text:span text:style-name="T15"/></text:p>
      <text:p text:style-name="P382" loext:marker-style-name="T15"><text:span text:style-name="T15">代表人：</text:span><text:span text:style-name="T104"> <text:s text:c="19"/></text:span><text:span text:style-name="T15"><text:s text:c="12"/>(簽章)</text:span></text:p>
      <text:p text:style-name="P382" loext:marker-style-name="T15"><text:span text:style-name="T15">地 <text:s/>址：</text:span><text:span text:style-name="T104"> <text:s text:c="19"/></text:span></text:p>
      <text:p text:style-name="P143" loext:marker-style-name="T15"/>
      <text:p text:style-name="P383" loext:marker-style-name="T15"><text:span text:style-name="T15">中華民國 </text:span><text:span text:style-name="T28">_______</text:span><text:span text:style-name="T15">年 </text:span><text:span text:style-name="T28">_______</text:span><text:span text:style-name="T15">月</text:span><text:span text:style-name="T28">_______</text:span><text:span text:style-name="T15">日</text:span></text:p>
      <text:p text:style-name="P384" loext:marker-style-name="T100"><text:soft-page-break/></text:p>
      <text:h text:style-name="P403" text:outline-level="1" loext:marker-style-name="T42"><text:bookmark-start text:name="_Toc189733835"/><text:span text:style-name="T42">附件三：合作企業承諾提供設備清冊</text:span><text:bookmark-end text:name="_Toc189733835"/><text:span text:style-name="T42"/></text:h>
      <text:p text:style-name="Standard" loext:marker-style-name="T58"><text:span text:style-name="T58">（若無此需求請填「無」）</text:span><text:span text:style-name="T58"/></text:p>
      <table:table table:name="表格31" table:style-name="表格31">
        <table:table-column table:style-name="表格31.A"/>
        <table:table-column table:style-name="表格31.B"/>
        <table:table-column table:style-name="表格31.C"/>
        <table:table-column table:style-name="表格31.D"/>
        <table:table-row table:style-name="表格31.1">
          <table:table-cell table:style-name="表格31.A1" office:value-type="string">
            <text:p text:style-name="P251" loext:marker-style-name="T15"><text:span text:style-name="T15"><text:s text:c="7"/>編號</text:span><text:span text:style-name="T15"/></text:p>
            <text:p text:style-name="P252" loext:marker-style-name="T14"><text:span text:style-name="T14">項目</text:span><text:span text:style-name="T14"/></text:p>
          </table:table-cell>
          <table:table-cell table:style-name="表格31.A1" office:value-type="string">
            <text:p text:style-name="P251" loext:marker-style-name="T15"><text:span text:style-name="T15">1</text:span><text:span text:style-name="T15"/></text:p>
          </table:table-cell>
          <table:table-cell table:style-name="表格31.A1" office:value-type="string">
            <text:p text:style-name="P251" loext:marker-style-name="T15"><text:span text:style-name="T15">2</text:span><text:span text:style-name="T15"/></text:p>
          </table:table-cell>
          <table:table-cell table:style-name="表格31.A1" office:value-type="string">
            <text:p text:style-name="P251" loext:marker-style-name="T15"><text:span text:style-name="T15">3</text:span><text:span text:style-name="T15"/></text:p>
          </table:table-cell>
        </table:table-row>
        <table:table-row table:style-name="表格31.1">
          <table:table-cell table:style-name="表格31.A1" office:value-type="string">
            <text:p text:style-name="P157" loext:marker-style-name="T18"><text:span text:style-name="T15">設備品名</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產品型號</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61" loext:marker-style-name="T15"><text:span text:style-name="T15">數量</text:span><text:span text:style-name="T15"/></text:p>
            <text:p text:style-name="P157" loext:marker-style-name="T18"><text:span text:style-name="T15">(單位：台)</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61" loext:marker-style-name="T15"><text:span text:style-name="T15">新品價值</text:span><text:span text:style-name="T15"/></text:p>
            <text:p text:style-name="P157" loext:marker-style-name="T18"><text:span text:style-name="T15">(新台幣：元)</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出廠年份</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使用年限</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機器已使用年數</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折舊率</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已折舊金額</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折舊後現值</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4"><text:span text:style-name="T18">抵出資</text:span><text:span text:style-name="T18"/></text:p>
            <text:p text:style-name="P157" loext:marker-style-name="T18"><text:span text:style-name="T15">(新台幣：元)</text:span><text:span text:style-name="T19"/></text:p>
          </table:table-cell>
          <table:table-cell table:style-name="表格31.A1" office:value-type="string">
            <text:p text:style-name="P155" loext:marker-style-name="T18"/>
          </table:table-cell>
          <table:table-cell table:style-name="表格31.A1" office:value-type="string">
            <text:p text:style-name="P155" loext:marker-style-name="T18"/>
          </table:table-cell>
          <table:table-cell table:style-name="表格31.A1" office:value-type="string">
            <text:p text:style-name="P155" loext:marker-style-name="T18"/>
          </table:table-cell>
        </table:table-row>
        <table:table-row table:style-name="表格31.1">
          <table:table-cell table:style-name="表格31.A1" office:value-type="string">
            <text:p text:style-name="P157" loext:marker-style-name="T18"><text:span text:style-name="T15">廠商配合款</text:span><text:span text:style-name="T19"/></text:p>
          </table:table-cell>
          <table:table-cell table:style-name="表格31.B13" office:value-type="string">
            <text:p text:style-name="P155" loext:marker-style-name="T18"/>
          </table:table-cell>
          <table:table-cell table:style-name="表格31.C13" office:value-type="string">
            <text:p text:style-name="P155" loext:marker-style-name="T18"/>
          </table:table-cell>
          <table:table-cell table:style-name="表格31.D13" office:value-type="string">
            <text:p text:style-name="P155" loext:marker-style-name="T18"/>
          </table:table-cell>
        </table:table-row>
        <table:table-row table:style-name="表格31.1">
          <table:table-cell table:style-name="表格31.A1" office:value-type="string">
            <text:p text:style-name="P157" loext:marker-style-name="T18"><text:span text:style-name="T15">設備占出資比</text:span><text:span text:style-name="T19"/></text:p>
          </table:table-cell>
          <table:table-cell table:style-name="表格31.B14" office:value-type="string">
            <text:p text:style-name="P155" loext:marker-style-name="T18"/>
          </table:table-cell>
          <table:table-cell table:style-name="表格31.C14" office:value-type="string">
            <text:p text:style-name="P155" loext:marker-style-name="T18"/>
          </table:table-cell>
          <table:table-cell table:style-name="表格31.D14" office:value-type="string">
            <text:p text:style-name="P155" loext:marker-style-name="T18"/>
          </table:table-cell>
        </table:table-row>
        <table:table-row table:style-name="表格31.1">
          <table:table-cell table:style-name="表格31.A1" office:value-type="string">
            <text:p text:style-name="P157" loext:marker-style-name="T14"><text:span text:style-name="T14">設備於計畫中使用說明</text:span><text:span text:style-name="T14"/></text:p>
          </table:table-cell>
          <table:table-cell table:style-name="表格31.B15" office:value-type="string">
            <text:p text:style-name="P155" loext:marker-style-name="T18"/>
            <text:p text:style-name="P155" loext:marker-style-name="T18"/>
            <text:p text:style-name="P155" loext:marker-style-name="T18"/>
            <text:p text:style-name="P155" loext:marker-style-name="T18"/>
            <text:p text:style-name="P155" loext:marker-style-name="T18"/>
            <text:p text:style-name="P155" loext:marker-style-name="T18"/>
          </table:table-cell>
          <table:table-cell table:style-name="表格31.C15" office:value-type="string">
            <text:p text:style-name="P155" loext:marker-style-name="T18"/>
          </table:table-cell>
          <table:table-cell table:style-name="表格31.D15" office:value-type="string">
            <text:p text:style-name="P155" loext:marker-style-name="T18"/>
          </table:table-cell>
        </table:table-row>
      </table:table>
      <text:p text:style-name="P329" loext:marker-style-name="T26"><text:span text:style-name="T14">註：各項目請依設備種類詳實填列，</text:span><text:span text:style-name="T26">並請檢附估價（鑑價）證明</text:span><text:span text:style-name="T14">。</text:span></text:p>
      <text:p text:style-name="P148" loext:marker-style-name="T14"/>
      <text:h text:style-name="P403" text:outline-level="1" loext:marker-style-name="T42"><text:bookmark-start text:name="_Toc189733836"/><text:span text:style-name="T42">附件四、研發成果推廣之管理</text:span><text:bookmark-end text:name="_Toc189733836"/><text:span text:style-name="T42"/></text:h>
      <text:p text:style-name="P232" loext:marker-style-name="T28"><text:span text:style-name="T14">請填列本申請案之預期研發成果運用事宜，以利貴單位後續研發成果推廣之管理。</text:span><text:span text:style-name="T14"/></text:p>
      <text:p text:style-name="P233" loext:marker-style-name="T14"><text:span text:style-name="T14">本產學合作計畫所獲得之研發成果，屬本會補助之部分，依科學技術基本法、政府科學技術研究發展成果歸屬及運用辦法及相關法令規定，除經本會認定歸屬本會所有者外，全部歸屬計畫執行機構所有；屬合作企業出資部分，由計畫執行機構與合作企業依相關法令規定商議約定之。</text:span><text:span text:style-name="T14"/></text:p>
      <table:table table:name="表格32" table:style-name="表格32">
        <table:table-column table:style-name="表格32.A"/>
        <table:table-column table:style-name="表格32.B"/>
        <table:table-row table:style-name="表格32.1">
          <table:table-cell table:style-name="表格32.A1" office:value-type="string">
            <text:p text:style-name="P385" loext:marker-style-name="T28"><text:span text:style-name="T28">（一）</text:span><text:span text:style-name="T28"/></text:p>
          </table:table-cell>
          <table:table-cell table:style-name="表格32.B1" office:value-type="string">
            <text:p text:style-name="P389" loext:marker-style-name="T28"><text:span text:style-name="T28">研發成果之所有權，由計畫執行機構與合作企業共有時，應以書面約定由計畫執行機構辦理授權：</text:span><text:span text:style-name="T28"/></text:p>
            <text:p text:style-name="P391" loext:marker-style-name="T28"><text:span text:style-name="T28">□是 <text:s/>請說明（至少應包含：書面約定由計畫執行機構辦理授權等事項）：</text:span><text:span text:style-name="T28"/></text:p>
            <text:p text:style-name="P391" loext:marker-style-name="T28"><text:span text:style-name="T28"><text:s text:c="6"/>____________________________________</text:span><text:span text:style-name="T28"/></text:p>
            <text:p text:style-name="P392" loext:marker-style-name="T28"><text:span text:style-name="T28"><text:s text:c="7"/>□否 <text:s/></text:span><text:span text:style-name="T28"/></text:p>
          </table:table-cell>
        </table:table-row>
        <table:table-row table:style-name="表格32.2">
          <table:table-cell table:style-name="表格32.A1" office:value-type="string">
            <text:p text:style-name="P386" loext:marker-style-name="T28"><text:span text:style-name="T28">（二）</text:span><text:span text:style-name="T28"/></text:p>
          </table:table-cell>
          <table:table-cell table:style-name="表格32.B2" office:value-type="string">
            <text:p text:style-name="P392" loext:marker-style-name="T28"><text:span text:style-name="T28">本計畫如為單一整合型計畫，計畫主持人超過1人且分屬不同計畫執行機構，各總（子）計畫獲得之研發成果，辦理技術授權時，是否由各研發成果歸屬機構以書面協商約定相關事宜：</text:span><text:span text:style-name="T28"/></text:p>
            <text:p text:style-name="P391" loext:marker-style-name="T28"><text:span text:style-name="T28">□是 <text:s/></text:span><text:span text:style-name="T28"/></text:p>
            <text:p text:style-name="P391" loext:marker-style-name="T28"><text:span text:style-name="T28">□否 <text:s/>請說明：__________________</text:span><text:span text:style-name="T28"/></text:p>
          </table:table-cell>
        </table:table-row>
        <table:table-row table:style-name="表格32.3">
          <table:table-cell table:style-name="表格32.A1" office:value-type="string">
            <text:p text:style-name="P386" loext:marker-style-name="T93"><text:span text:style-name="T93">（三）</text:span><text:span text:style-name="T93"/></text:p>
          </table:table-cell>
          <table:table-cell table:style-name="表格32.B3" office:value-type="string">
            <text:p text:style-name="P390" loext:marker-style-name="T93"><text:span text:style-name="T93">未來計畫執行機構運用本項計畫研發成果時，所獲得之收入分配給計畫執行機構之比率應不低於本會補助本研究計畫之出資比率：</text:span><text:span text:style-name="T93"/></text:p>
            <text:p text:style-name="P392" loext:marker-style-name="T28"><text:span text:style-name="T28"><text:s text:c="7"/>□是 <text:s/></text:span><text:span text:style-name="T28"/></text:p>
            <text:p text:style-name="P241" loext:marker-style-name="T28"><text:span text:style-name="T28"><text:s text:c="7"/>□否 <text:s/>請說明：__________________</text:span><text:span text:style-name="T28"/></text:p>
          </table:table-cell>
        </table:table-row>
        <table:table-row table:style-name="表格32.4">
          <table:table-cell table:style-name="表格32.A1" office:value-type="string">
            <text:p text:style-name="P387" loext:marker-style-name="T28"><text:span text:style-name="T28">（四）</text:span><text:span text:style-name="T28"/></text:p>
          </table:table-cell>
          <table:table-cell table:style-name="表格32.B4" office:value-type="string">
            <text:p text:style-name="P393" loext:marker-style-name="T28"><text:span text:style-name="T28">未來本項成果推廣方式是否</text:span><text:span text:style-name="T93">採取</text:span><text:span text:style-name="T28">非專屬授權：</text:span></text:p>
            <text:p text:style-name="P392" loext:marker-style-name="T28"><text:span text:style-name="T28"><text:s text:c="7"/>□是 <text:s/></text:span><text:span text:style-name="T28"/></text:p>
            <text:p text:style-name="P241" loext:marker-style-name="T28"><text:span text:style-name="T28"><text:s text:c="7"/>□否 <text:s/>請說明：__________________</text:span><text:span text:style-name="T28"/></text:p>
          </table:table-cell>
        </table:table-row>
        <table:table-row table:style-name="表格32.5">
          <table:table-cell table:style-name="表格32.A1" office:value-type="string">
            <text:p text:style-name="P386" loext:marker-style-name="T28"><text:span text:style-name="T28">（五）</text:span><text:span text:style-name="T28"/></text:p>
          </table:table-cell>
          <table:table-cell table:style-name="表格32.B5" office:value-type="string">
            <text:p text:style-name="P390" loext:marker-style-name="T30"><text:span text:style-name="T28">未來本項成果推廣授權對象是否為</text:span><text:span text:style-name="T30">我國公立學校、公立研究機關（構）、公營事業、法人或團體：</text:span></text:p>
            <text:p text:style-name="P392" loext:marker-style-name="T28"><text:span text:style-name="T28"><text:s text:c="7"/>□是 <text:s/></text:span><text:span text:style-name="T28"/></text:p>
            <text:p text:style-name="P241" loext:marker-style-name="T28"><text:span text:style-name="T28"><text:s text:c="7"/>□否 <text:s/>請說明：__________________</text:span><text:span text:style-name="T28"/></text:p>
          </table:table-cell>
        </table:table-row>
        <table:table-row table:style-name="表格32.6">
          <table:table-cell table:style-name="表格32.A1" office:value-type="string">
            <text:p text:style-name="P387" loext:marker-style-name="T28"><text:span text:style-name="T28">（六）</text:span><text:span text:style-name="T28"/></text:p>
          </table:table-cell>
          <table:table-cell table:style-name="表格32.B6" office:value-type="string">
            <text:p text:style-name="P393" loext:marker-style-name="T28"><text:span text:style-name="T28">未來本項成果授權地區是否優先在我國管轄區域內製造或使用：</text:span><text:span text:style-name="T28"/></text:p>
            <text:p text:style-name="P394" loext:marker-style-name="T28"><text:span text:style-name="T28">□是 <text:s/></text:span><text:span text:style-name="T28"/></text:p>
            <text:p text:style-name="P394" loext:marker-style-name="T28"><text:span text:style-name="T28">□否 <text:s/>請說明：__________________</text:span><text:span text:style-name="T28"/></text:p>
          </table:table-cell>
        </table:table-row>
        <table:table-row table:style-name="表格32.7">
          <table:table-cell table:style-name="表格32.A1" office:value-type="string">
            <text:p text:style-name="P387" loext:marker-style-name="T28"><text:span text:style-name="T28">（七）</text:span><text:span text:style-name="T28"/></text:p>
          </table:table-cell>
          <table:table-cell table:style-name="表格32.B7" office:value-type="string">
            <text:p text:style-name="P396" loext:marker-style-name="T28"><text:span text:style-name="T28">其他：</text:span><text:span text:style-name="T28"/></text:p>
          </table:table-cell>
        </table:table-row>
      </table:table>
      <text:p text:style-name="P237" loext:marker-style-name="T62"/>
      <text:p text:style-name="P330" loext:marker-style-name="T63"><text:soft-page-break/><text:span text:style-name="T63">申請機構之研發成果管理推廣單位：</text:span><text:span text:style-name="T64"> <text:s text:c="16"/></text:span><text:span text:style-name="T63">（用印）</text:span></text:p>
      <text:h text:style-name="P403" text:outline-level="1" loext:marker-style-name="T47"><text:bookmark-start text:name="_Toc189733837"/><text:span text:style-name="T47">附件五、國家科學及技術委員會個人資料表使用說明</text:span><text:bookmark-end text:name="_Toc189733837"/><text:span text:style-name="T47"/></text:h>
      <text:list text:style-name="WWNum2">
        <text:list-item>
          <text:p text:style-name="P279" loext:marker-style-name="T116"><text:span text:style-name="T116">凡申請本會各項學術研究補助者，均須提供個人基本資料，以作為學術審查之用。</text:span><text:span text:style-name="T116"/></text:p>
        </text:list-item>
        <text:list-item>
          <text:p text:style-name="P287" loext:marker-style-name="T116"><text:span text:style-name="T116">資料項目：</text:span><text:span text:style-name="T116"/></text:p>
        </text:list-item>
      </text:list>
      <text:p text:style-name="P281" loext:marker-style-name="T116"><text:span text:style-name="T116">（一）基本資料：包括「身分證號碼」、「中、英文姓名」等資料。若無身分證號碼時，請將西元出生年月日8碼再加英文姓氏（Last Name）前2碼，組成10碼後填入身分證號碼欄位，例如「YYYYMMDD□□」。</text:span><text:span text:style-name="T116"/></text:p>
      <text:p text:style-name="P289" loext:marker-style-name="T116"><text:span text:style-name="T116">（二）主要學歷：以獲有學位之學歷為主，或個人之最高學歷。</text:span><text:span text:style-name="T116"/></text:p>
      <text:p text:style-name="P290" loext:marker-style-name="T116"><text:span text:style-name="T116">（三）現職及經歷：限與研究相關之編制內專任職務。</text:span><text:span text:style-name="T116"/></text:p>
      <text:p text:style-name="P290" loext:marker-style-name="T116"><text:span text:style-name="T116">（四）專長：請自行填寫與研究方向有關之專長學科。</text:span><text:span text:style-name="T116"/></text:p>
      <text:p text:style-name="P281" loext:marker-style-name="T116"><text:span text:style-name="T116">（五）著作目錄：指個人申請截止日前5年內（此段期間曾生產、請育嬰假、或生產並請育嬰假者，得延長至7年內，曾服國民義務役者，得依實際服役期間予以延長</text:span><text:span text:style-name="T93">，</text:span><text:span text:style-name="T116">但應檢附相關證明文件）發表之學術性論文或著作，包括：期刊論文、專書及專書論文、研討會論文、技術報告及其他等。</text:span></text:p>
      <text:p text:style-name="P281" loext:marker-style-name="T116"><text:span text:style-name="T116">（六）研發成果智慧財產權及其應用績效：指個人研發成果所產生之智慧財產權及其應用績效，分為：（1）專利（2）技術移轉（3）著作授權（4）其他等類別。</text:span><text:span text:style-name="T116"/></text:p>
      <text:list text:continue-numbering="true" text:style-name="WWNum2">
        <text:list-item>
          <text:p text:style-name="P279" loext:marker-style-name="T116"><text:span text:style-name="T116">請登入本會網站(https://www.nstc.gov.tw/)「學術研發服務網」，輸入上述各項資料，若個人資料如有變動時，亦請隨時上網更新。</text:span><text:span text:style-name="T116"/></text:p>
        </text:list-item>
        <text:list-item>
          <text:p text:style-name="P288" loext:marker-style-name="T116"><text:span text:style-name="T116">登入方式：</text:span><text:span text:style-name="T116"/></text:p>
        </text:list-item>
      </text:list>
      <text:p text:style-name="P281" loext:marker-style-name="T116"><text:span text:style-name="T116">（一）首次使用者，請至本會網站首頁「線上申辦登入」處，點選「新人註冊」， 輸入個人基本資料後按「確認」，即可列印「研究人員基本資料表」，經本 人及單位主管簽名後，請傳真至本會資訊處(Fax：(02)2737-7691)，本會 在收到傳真後四個工作小時內，會完成身份確認，並自動寄送確認信函(內 含帳號及密碼)。</text:span><text:span text:style-name="T116"/></text:p>
      <text:p text:style-name="P281" loext:marker-style-name="T116"><text:span text:style-name="T116">（二）欲使用自然人憑證者，須先使用本會核發之帳號密碼，登入本會「研究人才個人網」後，先點選右側「註冊自然人IC卡憑證」之功能，再點選「變更登入方式」，變更完成後，即可使用自然人憑證登入。</text:span><text:span text:style-name="T116"/></text:p>
      <text:p text:style-name="P281" loext:marker-style-name="T116"><text:span text:style-name="T116">（三）忘記帳號密碼者，可透過本會首頁「線上申辦登入」處，點選「忘記帳號 密碼」，輸入提示語確認後，即取得計畫主持人之原帳號及新密碼。如有任 何疑問，請撥本會服務電話 (02)2737-7592、0800-212-058。</text:span><text:span text:style-name="T116"/></text:p>
      <text:list text:continue-numbering="true" text:style-name="WWNum2">
        <text:list-item>
          <text:p text:style-name="P280" loext:marker-style-name="T116"><text:span text:style-name="T116">「著作目錄」部分，由計畫主持人自行上傳電子檔(頁數以 2 頁為限)，共同主 持人請於簽署同意確認時，一併上傳電子檔(頁數以 2 頁為限)。</text:span><text:span text:style-name="T116"/></text:p>
        </text:list-item>
        <text:list-item>
          <text:p text:style-name="P280" loext:marker-style-name="T116"><text:soft-page-break/><text:span text:style-name="T116">研究人才基本資料中，有關個人的姓名、服務機關、連絡電話（公）及著作目錄等，將於本會網站，提供外界查詢；至於個人身分證號碼、連絡電話（私）、戶籍地址、出生年月日等個人私密資料，依「個人資料保護法」之規定，不對外公開。另有關個人傳真、E-mail、學歷、經歷、專長等資料，視個人表達同意與否，於本會網站提供外界查詢。</text:span><text:span text:style-name="T116"/></text:p>
        </text:list-item>
      </text:list>
      <text:h text:style-name="P407" text:outline-level="1" loext:marker-style-name="T47"><text:bookmark-start text:name="_Toc189733838"/><text:span text:style-name="T47">附件六、國家科學及技術委員會個人資料表</text:span><text:bookmark-end text:name="_Toc189733838"/><text:span text:style-name="T47"/></text:h>
      <text:list text:style-name="WWNum15">
        <text:list-item>
          <text:p text:style-name="P400" loext:marker-style-name="T96"><text:span text:style-name="T96">個人資料 </text:span><text:span text:style-name="T97">(表C301、CM302及C303) </text:span><text:span text:style-name="T96">均將收錄於本會研究人才資料庫，供本會學術補助獎勵業務使用。</text:span></text:p>
        </text:list-item>
        <text:list-item>
          <text:p text:style-name="P400" loext:marker-style-name="T96"><text:span text:style-name="T96">依據政府資訊公開法第七條第九款，您於本會核定通過之獎補助案件其計畫名稱、核定金額、執行期限、成果報告等將公開於本會網站供外界查詢。</text:span><text:span text:style-name="T96"/></text:p>
        </text:list-item>
        <text:list-item>
          <text:p text:style-name="P400" loext:marker-style-name="T96"><text:span text:style-name="T96">基於促進學術交流之公共利益，您的中英文姓名、服務機關、職稱、聯絡電話 </text:span><text:span text:style-name="T97">( </text:span><text:span text:style-name="T96">公 </text:span><text:span text:style-name="T97">) </text:span><text:span text:style-name="T96">及著作目錄</text:span><text:span text:style-name="T97">(</text:span><text:span text:style-name="T96">表</text:span><text:span text:style-name="T97">CM302)</text:span><text:span text:style-name="T96">將公開於本會網站供外界查詢，其餘個人資料如 </text:span><text:span text:style-name="T97">E-mail</text:span><text:span text:style-name="T96">、 學歷、經歷等您可自行設定是否公開 </text:span><text:span text:style-name="T97">( </text:span><text:span text:style-name="T96">請至本會學術研發服務網→個人資料維護→基本資料 </text:span><text:span text:style-name="T97">C301 </text:span><text:span text:style-name="T96">中進行設定 </text:span><text:span text:style-name="T97">) </text:span><text:span text:style-name="T96">。</text:span></text:p>
        </text:list-item>
        <text:list-item>
          <text:p text:style-name="P400" loext:marker-style-name="T96"><text:span text:style-name="T96">基於執行機構學術著作資源典藏需求之公共利益，著作目錄 </text:span><text:span text:style-name="T97">(</text:span><text:span text:style-name="T96">表</text:span><text:span text:style-name="T97">CM302) </text:span><text:span text:style-name="T96">將提供現任職機構查詢及下載。</text:span></text:p>
        </text:list-item>
      </text:list>
      <text:p text:style-name="P291" loext:marker-style-name="T28"><text:span text:style-name="T62">一、</text:span><text:span text:style-name="T14">基本資料：</text:span><text:span text:style-name="T62">　　　　　 <text:s text:c="20"/></text:span><text:span text:style-name="T15">簽名：</text:span><text:span text:style-name="T104"> <text:s/>　　　　 <text:s text:c="5"/>　　</text:span></text:p>
      <table:table table:name="表格33" table:style-name="表格33">
        <table:table-column table:style-name="表格33.A"/>
        <table:table-column table:style-name="表格33.B"/>
        <table:table-column table:style-name="表格33.C" table:number-columns-repeated="3"/>
        <table:table-column table:style-name="表格33.B"/>
        <table:table-column table:style-name="表格33.G"/>
        <table:table-column table:style-name="表格33.H"/>
        <table:table-column table:style-name="表格33.C" table:number-columns-repeated="2"/>
        <table:table-column table:style-name="表格33.K"/>
        <table:table-column table:style-name="表格33.L"/>
        <table:table-column table:style-name="表格33.M"/>
        <table:table-column table:style-name="表格33.N"/>
        <table:table-column table:style-name="表格33.O"/>
        <table:table-column table:style-name="表格33.P"/>
        <table:table-row table:style-name="表格33.1">
          <table:table-cell table:style-name="表格33.A1" office:value-type="string">
            <text:p text:style-name="P282" loext:marker-style-name="T14"><text:span text:style-name="T14">身分證號碼</text:span><text:span text:style-name="T14"/></text:p>
          </table:table-cell>
          <table:table-cell table:style-name="表格33.B1" office:value-type="string">
            <text:p text:style-name="P149" loext:marker-style-name="T14"/>
          </table:table-cell>
          <table:table-cell table:style-name="表格33.C1" office:value-type="string">
            <text:p text:style-name="P149" loext:marker-style-name="T14"/>
          </table:table-cell>
          <table:table-cell table:style-name="表格33.D1" office:value-type="string">
            <text:p text:style-name="P149" loext:marker-style-name="T14"/>
          </table:table-cell>
          <table:table-cell table:style-name="表格33.E1" office:value-type="string">
            <text:p text:style-name="P149" loext:marker-style-name="T14"/>
          </table:table-cell>
          <table:table-cell table:style-name="表格33.F1" office:value-type="string">
            <text:p text:style-name="P149" loext:marker-style-name="T14"/>
          </table:table-cell>
          <table:table-cell table:style-name="表格33.G1" office:value-type="string">
            <text:p text:style-name="P149" loext:marker-style-name="T14"/>
          </table:table-cell>
          <table:table-cell table:style-name="表格33.H1" office:value-type="string">
            <text:p text:style-name="P149" loext:marker-style-name="T14"/>
          </table:table-cell>
          <table:table-cell table:style-name="表格33.I1" office:value-type="string">
            <text:p text:style-name="P149" loext:marker-style-name="T14"/>
          </table:table-cell>
          <table:table-cell table:style-name="表格33.J1" office:value-type="string">
            <text:p text:style-name="P149" loext:marker-style-name="T14"/>
          </table:table-cell>
          <table:table-cell table:style-name="表格33.K1" office:value-type="string">
            <text:p text:style-name="P149" loext:marker-style-name="T14"/>
          </table:table-cell>
          <table:table-cell table:style-name="表格33.L1" table:number-columns-spanned="5" office:value-type="string">
            <text:p text:style-name="P292" loext:marker-style-name="T18"><text:span text:style-name="T14"><text:s text:c="10"/>填表日期：</text:span><text:span text:style-name="T18"> <text:s text:c="3"/></text:span><text:span text:style-name="T14">年</text:span><text:span text:style-name="T18"> <text:s text:c="3"/></text:span><text:span text:style-name="T14">月</text:span><text:span text:style-name="T18"> <text:s text:c="3"/></text:span><text:span text:style-name="T14">日</text:span></text:p>
          </table:table-cell>
          <table:covered-table-cell/>
          <table:covered-table-cell/>
          <table:covered-table-cell/>
          <table:covered-table-cell/>
        </table:table-row>
        <table:table-row table:style-name="表格33.2">
          <table:table-cell table:style-name="表格33.A2" table:number-rows-spanned="2" office:value-type="string">
            <text:p text:style-name="P51" loext:marker-style-name="T14"><text:span text:style-name="T14">中文姓名</text:span><text:span text:style-name="T14"/></text:p>
          </table:table-cell>
          <table:table-cell table:style-name="表格33.B2" table:number-rows-spanned="2" table:number-columns-spanned="6" office:value-type="string">
            <text:p text:style-name="P150" loext:marker-style-name="T14"/>
          </table:table-cell>
          <table:covered-table-cell/>
          <table:covered-table-cell/>
          <table:covered-table-cell/>
          <table:covered-table-cell/>
          <table:covered-table-cell/>
          <table:table-cell table:style-name="表格33.A2" table:number-rows-spanned="2" table:number-columns-spanned="4" office:value-type="string">
            <text:p text:style-name="P51" loext:marker-style-name="T14"><text:span text:style-name="T14">英文姓名</text:span><text:span text:style-name="T14"/></text:p>
          </table:table-cell>
          <table:covered-table-cell/>
          <table:covered-table-cell/>
          <table:covered-table-cell/>
          <table:table-cell table:style-name="表格33.L2" table:number-columns-spanned="5" office:value-type="string">
            <text:p text:style-name="P149" loext:marker-style-name="T14"/>
          </table:table-cell>
          <table:covered-table-cell/>
          <table:covered-table-cell/>
          <table:covered-table-cell/>
          <table:covered-table-cell/>
          <table:table-cell table:style-name="表格33.Q2" office:value-type="string">
            <text:p text:style-name="Standard"/>
          </table:table-cell>
        </table:table-row>
        <table:table-row table:style-name="表格33.3">
          <table:covered-table-cell table:style-name="表格33.A3"/>
          <table:covered-table-cell table:style-name="表格33.B3"/>
          <table:covered-table-cell/>
          <table:covered-table-cell/>
          <table:covered-table-cell/>
          <table:covered-table-cell/>
          <table:covered-table-cell/>
          <table:covered-table-cell table:style-name="表格33.H3"/>
          <table:covered-table-cell/>
          <table:covered-table-cell/>
          <table:covered-table-cell/>
          <table:table-cell table:style-name="表格33.A2" table:number-columns-spanned="5" office:value-type="string">
            <text:p text:style-name="P293" loext:marker-style-name="T28"><text:span text:style-name="T28">(Last Name) <text:s/>(First Name) <text:s/>(Middle Name)</text:span><text:span text:style-name="T28"/></text:p>
          </table:table-cell>
          <table:covered-table-cell/>
          <table:covered-table-cell/>
          <table:covered-table-cell/>
          <table:covered-table-cell/>
          <table:table-cell table:style-name="表格33.Q3" office:value-type="string">
            <text:p text:style-name="Standard"/>
          </table:table-cell>
        </table:table-row>
        <table:table-row table:style-name="表格33.4">
          <table:table-cell table:style-name="表格33.A2" office:value-type="string">
            <text:p text:style-name="P51" loext:marker-style-name="T14"><text:span text:style-name="T14">國籍</text:span><text:span text:style-name="T14"/></text:p>
          </table:table-cell>
          <table:table-cell table:style-name="表格33.A2" table:number-columns-spanned="6" office:value-type="string">
            <text:p text:style-name="P149" loext:marker-style-name="T14"/>
          </table:table-cell>
          <table:covered-table-cell/>
          <table:covered-table-cell/>
          <table:covered-table-cell/>
          <table:covered-table-cell/>
          <table:covered-table-cell/>
          <table:table-cell table:style-name="表格33.A2" table:number-columns-spanned="4" office:value-type="string">
            <text:p text:style-name="P52" loext:marker-style-name="T14"><text:span text:style-name="T14">性 <text:s text:c="4"/>別</text:span><text:span text:style-name="T14"/></text:p>
          </table:table-cell>
          <table:covered-table-cell/>
          <table:covered-table-cell/>
          <table:covered-table-cell/>
          <table:table-cell table:style-name="表格33.A2" table:number-columns-spanned="2" office:value-type="string">
            <text:p text:style-name="P282" loext:marker-style-name="T14"><text:span text:style-name="T14">□男 <text:s/>□女</text:span><text:span text:style-name="T14"/></text:p>
          </table:table-cell>
          <table:covered-table-cell/>
          <table:table-cell table:style-name="表格33.A2" table:number-columns-spanned="2" office:value-type="string">
            <text:p text:style-name="P282" loext:marker-style-name="T14"><text:span text:style-name="T14">出生日期</text:span><text:span text:style-name="T14"/></text:p>
          </table:table-cell>
          <table:covered-table-cell/>
          <table:table-cell table:style-name="表格33.A2" office:value-type="string">
            <text:p text:style-name="P285" loext:marker-style-name="T27"><text:span text:style-name="T27">19____年____月____日</text:span><text:span text:style-name="T27"/></text:p>
          </table:table-cell>
          <table:table-cell table:style-name="表格33.Q4" office:value-type="string">
            <text:p text:style-name="Standard"/>
          </table:table-cell>
        </table:table-row>
        <table:table-row table:style-name="表格33.5">
          <table:table-cell table:style-name="表格33.A2" office:value-type="string">
            <text:p text:style-name="P52" loext:marker-style-name="T14"><text:span text:style-name="T14">聯絡地址</text:span><text:span text:style-name="T14"/></text:p>
          </table:table-cell>
          <table:table-cell table:style-name="表格33.B5" table:number-columns-spanned="15" office:value-type="string">
            <text:p text:style-name="P282" loext:marker-style-name="T14"><text:span text:style-name="T14">□□□□□</text:span><text:span text:style-name="T1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表格33.Q5" office:value-type="string">
            <text:p text:style-name="Standard"/>
          </table:table-cell>
        </table:table-row>
        <table:table-row table:style-name="表格33.6">
          <table:table-cell table:style-name="表格33.A2" office:value-type="string">
            <text:p text:style-name="P52" loext:marker-style-name="T14"><text:span text:style-name="T14">聯絡電話</text:span><text:span text:style-name="T14"/></text:p>
          </table:table-cell>
          <table:table-cell table:style-name="表格33.A2" table:number-columns-spanned="15" office:value-type="string">
            <text:p text:style-name="P283" loext:marker-style-name="T14"><text:span text:style-name="T14">(公) <text:s text:c="11"/>(宅 /手機)</text:span><text:span text:style-name="T1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表格33.Q6" office:value-type="string">
            <text:p text:style-name="Standard"/>
          </table:table-cell>
        </table:table-row>
        <table:table-row table:style-name="表格33.7">
          <table:table-cell table:style-name="表格33.A2" office:value-type="string">
            <text:p text:style-name="P52" loext:marker-style-name="T14"><text:span text:style-name="T14">傳真號碼</text:span><text:span text:style-name="T14"/></text:p>
          </table:table-cell>
          <table:table-cell table:style-name="表格33.B7" table:number-columns-spanned="11" office:value-type="string">
            <text:p text:style-name="P149" loext:marker-style-name="T14"/>
          </table:table-cell>
          <table:covered-table-cell/>
          <table:covered-table-cell/>
          <table:covered-table-cell/>
          <table:covered-table-cell/>
          <table:covered-table-cell/>
          <table:covered-table-cell/>
          <table:covered-table-cell/>
          <table:covered-table-cell/>
          <table:covered-table-cell/>
          <table:covered-table-cell/>
          <table:table-cell table:style-name="表格33.A2" table:number-columns-spanned="2" office:value-type="string">
            <text:p text:style-name="P285" loext:marker-style-name="T14"><text:span text:style-name="T14">E-mail</text:span><text:span text:style-name="T14"/></text:p>
          </table:table-cell>
          <table:covered-table-cell/>
          <table:table-cell table:style-name="表格33.O7" table:number-columns-spanned="2" office:value-type="string">
            <text:p text:style-name="P149" loext:marker-style-name="T14"/>
          </table:table-cell>
          <table:covered-table-cell/>
          <table:table-cell table:style-name="表格33.Q7" office:value-type="string">
            <text:p text:style-name="Standard"/>
          </table:table-cell>
        </table:table-row>
      </table:table>
      <text:p text:style-name="P294" loext:marker-style-name="T65"><text:span text:style-name="T62">二、</text:span><text:span text:style-name="T14">主要學歷</text:span><text:span text:style-name="T65"> 由最高學歷依次填寫，若仍在學者，請在學位欄填「肄業」。</text:span></text:p>
      <table:table table:name="表格34" table:style-name="表格34">
        <table:table-column table:style-name="表格34.A"/>
        <table:table-column table:style-name="表格34.B"/>
        <table:table-column table:style-name="表格34.C"/>
        <table:table-column table:style-name="表格34.D"/>
        <table:table-column table:style-name="表格34.E"/>
        <table:table-row table:style-name="表格34.1">
          <table:table-cell table:style-name="表格34.A1" office:value-type="string">
            <text:p text:style-name="P285" loext:marker-style-name="T28"><text:span text:style-name="T28">學校名稱</text:span><text:span text:style-name="T28"/></text:p>
          </table:table-cell>
          <table:table-cell table:style-name="表格34.A1" office:value-type="string">
            <text:p text:style-name="P285" loext:marker-style-name="T28"><text:span text:style-name="T28">國別</text:span><text:span text:style-name="T28"/></text:p>
          </table:table-cell>
          <table:table-cell table:style-name="表格34.A1" office:value-type="string">
            <text:p text:style-name="P285" loext:marker-style-name="T28"><text:span text:style-name="T28">主修學門系所</text:span><text:span text:style-name="T28"/></text:p>
          </table:table-cell>
          <table:table-cell table:style-name="表格34.A1" office:value-type="string">
            <text:p text:style-name="P285" loext:marker-style-name="T28"><text:span text:style-name="T28">學位</text:span><text:span text:style-name="T28"/></text:p>
          </table:table-cell>
          <table:table-cell table:style-name="表格34.A1" office:value-type="string">
            <text:p text:style-name="P285" loext:marker-style-name="T28"><text:span text:style-name="T28">起訖年月(西元年/月)</text:span><text:span text:style-name="T28"/></text:p>
          </table:table-cell>
        </table:table-row>
        <table:table-row table:style-name="表格34.2">
          <table:table-cell table:style-name="表格34.A2" office:value-type="string">
            <text:p text:style-name="P54" loext:marker-style-name="T28"/>
          </table:table-cell>
          <table:table-cell table:style-name="表格34.B2" office:value-type="string">
            <text:p text:style-name="P274" loext:marker-style-name="T78"/>
          </table:table-cell>
          <table:table-cell table:style-name="表格34.C2" office:value-type="string">
            <text:p text:style-name="P221" loext:marker-style-name="T28"/>
          </table:table-cell>
          <table:table-cell table:style-name="表格34.D2" office:value-type="string">
            <text:p text:style-name="P221" loext:marker-style-name="T28"/>
          </table:table-cell>
          <table:table-cell table:style-name="表格34.E2" office:value-type="string">
            <text:p text:style-name="P282" loext:marker-style-name="T28"><text:span text:style-name="T78">自</text:span><text:span text:style-name="T104"> <text:s text:c="4"/></text:span><text:span text:style-name="T28">/</text:span><text:span text:style-name="T104"> <text:s text:c="4"/></text:span><text:span text:style-name="T78">至</text:span><text:span text:style-name="T104"> <text:s text:c="4"/></text:span><text:span text:style-name="T28">/</text:span><text:span text:style-name="T104"> <text:s text:c="4"/></text:span></text:p>
          </table:table-cell>
        </table:table-row>
        <table:table-row table:style-name="表格34.2">
          <table:table-cell table:style-name="表格34.A3" office:value-type="string">
            <text:p text:style-name="P221" loext:marker-style-name="T28"/>
          </table:table-cell>
          <table:table-cell table:style-name="表格34.B3" office:value-type="string">
            <text:p text:style-name="P274" loext:marker-style-name="T78"/>
          </table:table-cell>
          <table:table-cell table:style-name="表格34.C3" office:value-type="string">
            <text:p text:style-name="P221" loext:marker-style-name="T28"/>
          </table:table-cell>
          <table:table-cell table:style-name="表格34.D3" office:value-type="string">
            <text:p text:style-name="P221" loext:marker-style-name="T28"/>
          </table:table-cell>
          <table:table-cell table:style-name="表格34.E3" office:value-type="string">
            <text:p text:style-name="P282" loext:marker-style-name="T28"><text:span text:style-name="T78">自</text:span><text:span text:style-name="T104"> <text:s text:c="4"/></text:span><text:span text:style-name="T28">/</text:span><text:span text:style-name="T104"> <text:s text:c="4"/></text:span><text:span text:style-name="T78">至</text:span><text:span text:style-name="T104"> <text:s text:c="4"/></text:span><text:span text:style-name="T28">/</text:span><text:span text:style-name="T104"> <text:s text:c="4"/></text:span></text:p>
          </table:table-cell>
        </table:table-row>
        <table:table-row table:style-name="表格34.2">
          <table:table-cell table:style-name="表格34.A4" office:value-type="string">
            <text:p text:style-name="P221" loext:marker-style-name="T28"/>
          </table:table-cell>
          <table:table-cell table:style-name="表格34.B4" office:value-type="string">
            <text:p text:style-name="P274" loext:marker-style-name="T78"/>
          </table:table-cell>
          <table:table-cell table:style-name="表格34.C4" office:value-type="string">
            <text:p text:style-name="P221" loext:marker-style-name="T28"/>
          </table:table-cell>
          <table:table-cell table:style-name="表格34.D4" office:value-type="string">
            <text:p text:style-name="P221" loext:marker-style-name="T28"/>
          </table:table-cell>
          <table:table-cell table:style-name="表格34.E4" office:value-type="string">
            <text:p text:style-name="P282" loext:marker-style-name="T78"><text:span text:style-name="T78">自</text:span><text:span text:style-name="T104"> <text:s text:c="4"/></text:span><text:span text:style-name="T28">/</text:span><text:span text:style-name="T104"> <text:s text:c="4"/></text:span><text:span text:style-name="T78">至</text:span><text:span text:style-name="T104"> <text:s text:c="4"/></text:span><text:span text:style-name="T28">/</text:span><text:span text:style-name="T104"> <text:s text:c="4"/></text:span></text:p>
          </table:table-cell>
        </table:table-row>
      </table:table>
      <text:p text:style-name="P295" loext:marker-style-name="T65"><text:span text:style-name="T62">三、</text:span><text:span text:style-name="T14">現職及與專長相關之經歷</text:span><text:span text:style-name="T28"> </text:span><text:span text:style-name="T78">指與研究相關之專任職務，請依任職之時間先後順序由最近者往前追溯。</text:span></text:p>
      <table:table table:name="表格35" table:style-name="表格35">
        <table:table-column table:style-name="表格35.A"/>
        <table:table-column table:style-name="表格35.B"/>
        <table:table-column table:style-name="表格35.C"/>
        <table:table-column table:style-name="表格35.D"/>
        <table:table-row table:style-name="表格35.1">
          <table:table-cell table:style-name="表格35.A1" office:value-type="string">
            <text:p text:style-name="P285" loext:marker-style-name="T28"><text:span text:style-name="T28">服務機構</text:span><text:span text:style-name="T28"/></text:p>
          </table:table-cell>
          <table:table-cell table:style-name="表格35.A1" office:value-type="string">
            <text:p text:style-name="P285" loext:marker-style-name="T28"><text:span text:style-name="T28">服務部門／系所</text:span><text:span text:style-name="T28"/></text:p>
          </table:table-cell>
          <table:table-cell table:style-name="表格35.A1" office:value-type="string">
            <text:p text:style-name="P285" loext:marker-style-name="T28"><text:span text:style-name="T28">職稱</text:span><text:span text:style-name="T28"/></text:p>
          </table:table-cell>
          <table:table-cell table:style-name="表格35.A1" office:value-type="string">
            <text:p text:style-name="P282" loext:marker-style-name="T28"><text:span text:style-name="T28">起訖年月(</text:span><text:span text:style-name="T104">西元年</text:span><text:span text:style-name="T28">/</text:span><text:span text:style-name="T104">月</text:span><text:span text:style-name="T28">)</text:span></text:p>
          </table:table-cell>
        </table:table-row>
        <table:table-row table:style-name="表格35.2">
          <table:table-cell table:style-name="表格35.A1" office:value-type="string">
            <text:p text:style-name="P282" loext:marker-style-name="T28"><text:span text:style-name="T28">現職：</text:span><text:span text:style-name="T28"/></text:p>
          </table:table-cell>
          <table:table-cell table:style-name="表格35.B2" office:value-type="string">
            <text:p text:style-name="P54" loext:marker-style-name="T28"/>
          </table:table-cell>
          <table:table-cell table:style-name="表格35.C2" office:value-type="string">
            <text:p text:style-name="P54" loext:marker-style-name="T28"/>
          </table:table-cell>
          <table:table-cell table:style-name="表格35.A1" office:value-type="string">
            <text:p text:style-name="P282" loext:marker-style-name="T28"><text:span text:style-name="T78">自</text:span><text:span text:style-name="T104"> <text:s text:c="4"/></text:span><text:span text:style-name="T28">/</text:span><text:span text:style-name="T104"> <text:s text:c="4"/></text:span><text:span text:style-name="T78">至</text:span><text:span text:style-name="T104"> <text:s text:c="4"/></text:span><text:span text:style-name="T28">/</text:span><text:span text:style-name="T104"> <text:s text:c="4"/></text:span></text:p>
          </table:table-cell>
        </table:table-row>
        <table:table-row table:style-name="表格35.3">
          <table:table-cell table:style-name="表格35.A1" office:value-type="string">
            <text:p text:style-name="P282" loext:marker-style-name="T28"><text:span text:style-name="T28">經歷：</text:span><text:span text:style-name="T28"/></text:p>
          </table:table-cell>
          <table:table-cell table:style-name="表格35.B3" office:value-type="string">
            <text:p text:style-name="P221" loext:marker-style-name="T28"/>
          </table:table-cell>
          <table:table-cell table:style-name="表格35.C3" office:value-type="string">
            <text:p text:style-name="P221" loext:marker-style-name="T28"/>
          </table:table-cell>
          <table:table-cell table:style-name="表格35.A1" office:value-type="string">
            <text:p text:style-name="P282" loext:marker-style-name="T28"><text:span text:style-name="T78">自</text:span><text:span text:style-name="T104"> <text:s text:c="4"/></text:span><text:span text:style-name="T28">/</text:span><text:span text:style-name="T104"> <text:s text:c="4"/></text:span><text:span text:style-name="T78">至</text:span><text:span text:style-name="T104"> <text:s text:c="4"/></text:span><text:span text:style-name="T28">/</text:span><text:span text:style-name="T104"> <text:s text:c="4"/></text:span></text:p>
          </table:table-cell>
        </table:table-row>
        <table:table-row table:style-name="表格35.3">
          <table:table-cell table:style-name="表格35.A4" office:value-type="string">
            <text:p text:style-name="P221" loext:marker-style-name="T28"/>
          </table:table-cell>
          <table:table-cell table:style-name="表格35.B4" office:value-type="string">
            <text:p text:style-name="P221" loext:marker-style-name="T28"/>
          </table:table-cell>
          <table:table-cell table:style-name="表格35.C4" office:value-type="string">
            <text:p text:style-name="P221" loext:marker-style-name="T28"/>
          </table:table-cell>
          <table:table-cell table:style-name="表格35.A1" office:value-type="string">
            <text:p text:style-name="P282" loext:marker-style-name="T28"><text:span text:style-name="T78">自</text:span><text:span text:style-name="T104"> <text:s text:c="4"/></text:span><text:span text:style-name="T28">/</text:span><text:span text:style-name="T104"> <text:s text:c="4"/></text:span><text:span text:style-name="T78">至</text:span><text:span text:style-name="T104"> <text:s text:c="4"/></text:span><text:span text:style-name="T28">/</text:span><text:span text:style-name="T104"> <text:s text:c="4"/></text:span></text:p>
          </table:table-cell>
        </table:table-row>
        <table:table-row table:style-name="表格35.2">
          <table:table-cell table:style-name="表格35.A5" office:value-type="string">
            <text:p text:style-name="P221" loext:marker-style-name="T28"/>
          </table:table-cell>
          <table:table-cell table:style-name="表格35.B5" office:value-type="string">
            <text:p text:style-name="P221" loext:marker-style-name="T28"/>
          </table:table-cell>
          <table:table-cell table:style-name="表格35.C5" office:value-type="string">
            <text:p text:style-name="P221" loext:marker-style-name="T28"/>
          </table:table-cell>
          <table:table-cell table:style-name="表格35.A1" office:value-type="string">
            <text:p text:style-name="P282" loext:marker-style-name="T28"><text:span text:style-name="T78">自</text:span><text:span text:style-name="T104"> <text:s text:c="4"/></text:span><text:span text:style-name="T28">/</text:span><text:span text:style-name="T104"> <text:s text:c="4"/></text:span><text:span text:style-name="T78">至</text:span><text:span text:style-name="T104"> <text:s text:c="4"/></text:span><text:span text:style-name="T28">/</text:span><text:span text:style-name="T104"> <text:s text:c="4"/></text:span></text:p>
          </table:table-cell>
        </table:table-row>
      </table:table>
      <text:p text:style-name="P284" loext:marker-style-name="T65"><text:soft-page-break/><text:span text:style-name="T62">四、</text:span><text:span text:style-name="T14">專長</text:span><text:span text:style-name="T62"> </text:span><text:span text:style-name="T65">請填寫與研究方向有關之學術專長名稱。</text:span></text:p>
      <table:table table:name="表格36" table:style-name="表格36">
        <table:table-column table:style-name="表格36.A" table:number-columns-repeated="4"/>
        <table:table-row table:style-name="表格36.1">
          <table:table-cell table:style-name="表格36.A1" office:value-type="string">
            <text:list text:style-name="WWNum1">
              <text:list-item>
                <text:p text:style-name="P222" loext:marker-style-name="T28"/>
              </text:list-item>
            </text:list>
          </table:table-cell>
          <table:table-cell table:style-name="表格36.A1" office:value-type="string">
            <text:list text:continue-numbering="true" text:style-name="WWNum1">
              <text:list-item>
                <text:p text:style-name="P222" loext:marker-style-name="T28"/>
              </text:list-item>
            </text:list>
          </table:table-cell>
          <table:table-cell table:style-name="表格36.C1" office:value-type="string">
            <text:list text:continue-numbering="true" text:style-name="WWNum1">
              <text:list-item>
                <text:p text:style-name="P222" loext:marker-style-name="T28"/>
              </text:list-item>
            </text:list>
          </table:table-cell>
          <table:table-cell table:style-name="表格36.D1" office:value-type="string">
            <text:p text:style-name="P282" loext:marker-style-name="T28"><text:span text:style-name="T28">4</text:span><text:span text:style-name="T28"/></text:p>
          </table:table-cell>
        </table:table-row>
      </table:table>
      <text:p text:style-name="P286" loext:marker-style-name="T28"><text:span text:style-name="T28">表C301 <text:s text:c="64"/>共 <text:s text:c="2"/>頁 <text:s/>第 <text:s text:c="2"/>頁</text:span><text:span text:style-name="T28"/></text:p>
      <text:p text:style-name="P401" loext:marker-style-name="T14"><text:span text:style-name="T14">五、著作目錄(建議呈現與計畫相關之著作目錄，頁數以2頁為限) ：</text:span><text:span text:style-name="T14"/></text:p>
      <text:p text:style-name="P296" loext:marker-style-name="T28"><text:span text:style-name="T28">備註：</text:span><text:span text:style-name="T28"/></text:p>
      <text:p text:style-name="P296" loext:marker-style-name="T28"><text:span text:style-name="T28">(一)版面設定：A4紙，即長29.7公分，寬21公分。</text:span><text:span text:style-name="T28"/></text:p>
      <text:p text:style-name="P297" loext:marker-style-name="T28"><text:span text:style-name="T28">(二)格式：中文打字規格為每行繕打（行間不另留間距），英文打字規格為Single Space。</text:span><text:span text:style-name="T28"/></text:p>
      <text:p text:style-name="P298" loext:marker-style-name="T28"><text:span text:style-name="T28">(三)字體：以中英文撰寫均可。英文使用Times New Roman Font，中文使用標楷體，字體大小以12號為主。</text:span><text:span text:style-name="T28"/></text:p>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6" loext:marker-style-name="T65"/>
      <text:p text:style-name="P317" loext:marker-style-name="T65"><text:soft-page-break/></text:p>
      <text:p text:style-name="P317" loext:marker-style-name="T65"/>
      <text:p text:style-name="P317" loext:marker-style-name="T65"/>
      <text:p text:style-name="P317" loext:marker-style-name="T65"/>
      <text:p text:style-name="P318" loext:marker-style-name="T65"/>
      <text:p text:style-name="P316" loext:marker-style-name="T65"/>
      <text:p text:style-name="P285" loext:marker-style-name="T28"><text:span text:style-name="T28">表CM302 <text:s text:c="62"/>共 <text:s text:c="2"/>頁 <text:s/>第 <text:s text:c="2"/>頁</text:span><text:span text:style-name="T28"/></text:p>
      <text:p text:style-name="P402" loext:marker-style-name="T62"><text:span text:style-name="T62">六、研發成果應用績效：</text:span><text:span text:style-name="T62"/></text:p>
      <text:list text:style-name="WWNum14">
        <text:list-item>
          <text:p text:style-name="P323" loext:marker-style-name="T28"><text:span text:style-name="T28">請將個人研發成果所產生之應用績效分別填入下列表中。如欄位不足，請自行加印填寫。</text:span><text:span text:style-name="T28"/></text:p>
        </text:list-item>
        <text:list-item>
          <text:p text:style-name="P323" loext:marker-style-name="T28"><text:span text:style-name="T28">填寫順序請依專利期間起始日排列，或技術移轉及著作授權之簽約日期排列。</text:span><text:span text:style-name="T28"/></text:p>
        </text:list-item>
      </text:list>
      <text:p text:style-name="P397" loext:marker-style-name="T28"><text:span text:style-name="T62">1.專利</text:span><text:span text:style-name="T14">：</text:span></text:p>
      <text:p text:style-name="P398" loext:marker-style-name="T65"><text:span text:style-name="T65">請填入目前仍有效之專利。「類別」請填入代碼：(A)發明專利(B)新型專利(C)新式樣專利。</text:span><text:span text:style-name="T65"/></text:p>
      <table:table table:name="表格37" table:style-name="表格37">
        <table:table-column table:style-name="表格37.A"/>
        <table:table-column table:style-name="表格37.B"/>
        <table:table-column table:style-name="表格37.C"/>
        <table:table-column table:style-name="表格37.D"/>
        <table:table-column table:style-name="表格37.E"/>
        <table:table-column table:style-name="表格37.F"/>
        <table:table-column table:style-name="表格37.G"/>
        <table:table-column table:style-name="表格37.H"/>
        <table:table-row table:style-name="表格37.1">
          <table:table-cell table:style-name="表格37.A1" office:value-type="string">
            <text:p text:style-name="P342" loext:marker-style-name="T28"><text:span text:style-name="T28">類別</text:span><text:span text:style-name="T28"/></text:p>
          </table:table-cell>
          <table:table-cell table:style-name="表格37.A1" office:value-type="string">
            <text:p text:style-name="P342" loext:marker-style-name="T28"><text:span text:style-name="T28">專利名稱</text:span><text:span text:style-name="T28"/></text:p>
          </table:table-cell>
          <table:table-cell table:style-name="表格37.A1" office:value-type="string">
            <text:p text:style-name="P342" loext:marker-style-name="T28"><text:span text:style-name="T28">國別</text:span><text:span text:style-name="T28"/></text:p>
          </table:table-cell>
          <table:table-cell table:style-name="表格37.A1" office:value-type="string">
            <text:p text:style-name="P342" loext:marker-style-name="T28"><text:span text:style-name="T28">專利號碼</text:span><text:span text:style-name="T28"/></text:p>
          </table:table-cell>
          <table:table-cell table:style-name="表格37.A1" office:value-type="string">
            <text:p text:style-name="P342" loext:marker-style-name="T28"><text:span text:style-name="T28">發明人</text:span><text:span text:style-name="T28"/></text:p>
          </table:table-cell>
          <table:table-cell table:style-name="表格37.A1" office:value-type="string">
            <text:p text:style-name="P342" loext:marker-style-name="T28"><text:span text:style-name="T28">專利權人</text:span><text:span text:style-name="T28"/></text:p>
          </table:table-cell>
          <table:table-cell table:style-name="表格37.A1" office:value-type="string">
            <text:p text:style-name="P342" loext:marker-style-name="T28"><text:span text:style-name="T28">專利核准日 <text:s text:c="3"/>期</text:span><text:span text:style-name="T28"/></text:p>
          </table:table-cell>
          <table:table-cell table:style-name="表格37.A1" office:value-type="string">
            <text:p text:style-name="P342" loext:marker-style-name="T28"><text:span text:style-name="T28">本會計畫編號</text:span><text:span text:style-name="T28"/></text:p>
          </table:table-cell>
        </table:table-row>
        <table:table-row table:style-name="表格37.2">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75" loext:marker-style-name="T78"/>
          </table:table-cell>
          <table:table-cell table:style-name="表格37.A1" office:value-type="string">
            <text:p text:style-name="P223" loext:marker-style-name="T28"/>
          </table:table-cell>
        </table:table-row>
        <table:table-row table:style-name="表格37.2">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23" loext:marker-style-name="T28"/>
          </table:table-cell>
          <table:table-cell table:style-name="表格37.A1" office:value-type="string">
            <text:p text:style-name="P275" loext:marker-style-name="T78"/>
          </table:table-cell>
          <table:table-cell table:style-name="表格37.A1" office:value-type="string">
            <text:p text:style-name="P223" loext:marker-style-name="T28"/>
          </table:table-cell>
        </table:table-row>
      </table:table>
      <text:p text:style-name="P399" loext:marker-style-name="T62"><text:span text:style-name="T62">2.技術移轉：</text:span><text:span text:style-name="T62"/></text:p>
      <table:table table:name="表格38" table:style-name="表格38">
        <table:table-column table:style-name="表格38.A"/>
        <table:table-column table:style-name="表格38.B"/>
        <table:table-column table:style-name="表格38.C"/>
        <table:table-column table:style-name="表格38.D"/>
        <table:table-column table:style-name="表格38.E"/>
        <table:table-column table:style-name="表格38.F"/>
        <table:table-row table:style-name="表格38.1">
          <table:table-cell table:style-name="表格38.A1" office:value-type="string">
            <text:p text:style-name="P388" loext:marker-style-name="T28"><text:span text:style-name="T28">技術名稱</text:span><text:span text:style-name="T28"/></text:p>
          </table:table-cell>
          <table:table-cell table:style-name="表格38.A1" office:value-type="string">
            <text:p text:style-name="P388" loext:marker-style-name="T28"><text:span text:style-name="T28">專利名稱</text:span><text:span text:style-name="T28"/></text:p>
          </table:table-cell>
          <table:table-cell table:style-name="表格38.A1" office:value-type="string">
            <text:p text:style-name="P388" loext:marker-style-name="T28"><text:span text:style-name="T28">授權單位</text:span><text:span text:style-name="T28"/></text:p>
          </table:table-cell>
          <table:table-cell table:style-name="表格38.A1" office:value-type="string">
            <text:p text:style-name="P388" loext:marker-style-name="T28"><text:span text:style-name="T28">被授權單位</text:span><text:span text:style-name="T28"/></text:p>
          </table:table-cell>
          <table:table-cell table:style-name="表格38.A1" office:value-type="string">
            <text:p text:style-name="P388" loext:marker-style-name="T28"><text:span text:style-name="T28">簽約日期</text:span><text:span text:style-name="T28"/></text:p>
          </table:table-cell>
          <table:table-cell table:style-name="表格38.A1" office:value-type="string">
            <text:p text:style-name="P388" loext:marker-style-name="T28"><text:span text:style-name="T28">本會計畫編號</text:span><text:span text:style-name="T28"/></text:p>
          </table:table-cell>
        </table:table-row>
        <table:table-row table:style-name="表格38.2">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75" loext:marker-style-name="T78"/>
          </table:table-cell>
          <table:table-cell table:style-name="表格38.A1" office:value-type="string">
            <text:p text:style-name="P223" loext:marker-style-name="T28"/>
          </table:table-cell>
        </table:table-row>
        <table:table-row table:style-name="表格38.2">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75" loext:marker-style-name="T78"/>
          </table:table-cell>
          <table:table-cell table:style-name="表格38.A1" office:value-type="string">
            <text:p text:style-name="P223" loext:marker-style-name="T28"/>
          </table:table-cell>
        </table:table-row>
        <table:table-row table:style-name="表格38.2">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23" loext:marker-style-name="T28"/>
          </table:table-cell>
          <table:table-cell table:style-name="表格38.A1" office:value-type="string">
            <text:p text:style-name="P275" loext:marker-style-name="T78"/>
          </table:table-cell>
          <table:table-cell table:style-name="表格38.A1" office:value-type="string">
            <text:p text:style-name="P223" loext:marker-style-name="T28"/>
          </table:table-cell>
        </table:table-row>
        <table:table-row table:style-name="表格38.2">
          <table:table-cell table:style-name="表格38.A1" table:number-columns-spanned="6" office:value-type="string">
            <text:p text:style-name="P395" loext:marker-style-name="T28"><text:span text:style-name="T28">產生績效：(可另紙繕寫) </text:span><text:span text:style-name="T28"/></text:p>
          </table:table-cell>
          <table:covered-table-cell/>
          <table:covered-table-cell/>
          <table:covered-table-cell/>
          <table:covered-table-cell/>
          <table:covered-table-cell/>
        </table:table-row>
      </table:table>
      <text:p text:style-name="P399" loext:marker-style-name="T65"><text:span text:style-name="T62">3.著作授權</text:span><text:span text:style-name="T65">「類別」分(1)語文著作(2)電腦程式著作(3)視聽著作(4)錄音著作(5)其他，請擇一代碼填入。</text:span></text:p>
      <table:table table:name="表格39" table:style-name="表格39">
        <table:table-column table:style-name="表格39.A"/>
        <table:table-column table:style-name="表格39.B"/>
        <table:table-column table:style-name="表格39.C"/>
        <table:table-column table:style-name="表格39.D"/>
        <table:table-column table:style-name="表格39.E"/>
        <table:table-column table:style-name="表格39.F"/>
        <table:table-row table:style-name="表格39.1">
          <table:table-cell table:style-name="表格39.A1" office:value-type="string">
            <text:p text:style-name="P388" loext:marker-style-name="T28"><text:span text:style-name="T28">著作名稱</text:span><text:span text:style-name="T28"/></text:p>
          </table:table-cell>
          <table:table-cell table:style-name="表格39.A1" office:value-type="string">
            <text:p text:style-name="P388" loext:marker-style-name="T28"><text:span text:style-name="T28">類別</text:span><text:span text:style-name="T28"/></text:p>
          </table:table-cell>
          <table:table-cell table:style-name="表格39.A1" office:value-type="string">
            <text:p text:style-name="P388" loext:marker-style-name="T28"><text:span text:style-name="T28">著作人</text:span><text:span text:style-name="T28"/></text:p>
          </table:table-cell>
          <table:table-cell table:style-name="表格39.A1" office:value-type="string">
            <text:p text:style-name="P388" loext:marker-style-name="T28"><text:span text:style-name="T28">著作財產權人</text:span><text:span text:style-name="T28"/></text:p>
          </table:table-cell>
          <table:table-cell table:style-name="表格39.A1" office:value-type="string">
            <text:p text:style-name="P388" loext:marker-style-name="T28"><text:span text:style-name="T28">被授權人</text:span><text:span text:style-name="T28"/></text:p>
          </table:table-cell>
          <table:table-cell table:style-name="表格39.A1" office:value-type="string">
            <text:p text:style-name="P388" loext:marker-style-name="T28"><text:span text:style-name="T28">本會計畫編號</text:span><text:span text:style-name="T28"/></text:p>
          </table:table-cell>
        </table:table-row>
        <table:table-row table:style-name="表格39.2">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row>
        <table:table-row table:style-name="表格39.2">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cell table:style-name="表格39.A1" office:value-type="string">
            <text:p text:style-name="P223" loext:marker-style-name="T28"/>
          </table:table-cell>
        </table:table-row>
        <table:table-row table:style-name="表格39.2">
          <table:table-cell table:style-name="表格39.A1" table:number-columns-spanned="6" office:value-type="string">
            <text:p text:style-name="P395" loext:marker-style-name="T28"><text:span text:style-name="T28">產生績效：(可另紙繕寫)</text:span><text:span text:style-name="T28"/></text:p>
          </table:table-cell>
          <table:covered-table-cell/>
          <table:covered-table-cell/>
          <table:covered-table-cell/>
          <table:covered-table-cell/>
          <table:covered-table-cell/>
        </table:table-row>
      </table:table>
      <text:p text:style-name="P399" loext:marker-style-name="T62"><text:span text:style-name="T62">4.其他具體績效</text:span><text:span text:style-name="T62"/></text:p>
      <table:table table:name="表格40" table:style-name="表格40">
        <table:table-column table:style-name="表格40.A"/>
        <table:table-row table:style-name="表格40.1">
          <table:table-cell table:style-name="表格40.A1" office:value-type="string">
            <text:p text:style-name="P223" loext:marker-style-name="T28"/>
          </table:table-cell>
        </table:table-row>
        <text:soft-page-break/>
        <table:table-row table:style-name="表格40.1">
          <table:table-cell table:style-name="表格40.A1" office:value-type="string">
            <text:p text:style-name="P223" loext:marker-style-name="T28"/>
          </table:table-cell>
        </table:table-row>
        <table:table-row table:style-name="表格40.3">
          <table:table-cell table:style-name="表格40.A1" office:value-type="string">
            <text:p text:style-name="P223" loext:marker-style-name="T28"/>
          </table:table-cell>
        </table:table-row>
      </table:table>
      <text:p text:style-name="P221" loext:marker-style-name="T28"/>
      <text:p text:style-name="P285" loext:marker-style-name="T100"><text:span text:style-name="T28">表C303 <text:s text:c="55"/>共 <text:s text:c="2"/>頁 <text:s/>第 <text:s text:c="2"/>頁</text:span><text:span text:style-name="T100"/></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DFKaiShu-SB-Estd-BF" svg:font-family="DFKaiShu-SB-Estd-BF"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fo:font-size="12pt" style:letter-kerning="tru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line-height="0.423cm"/>
      <style:text-properties fo:color="#333333" loext:opacity="100%" style:font-name="標楷體" fo:font-family="標楷體" style:font-family-generic="roman" style:font-pitch="variable" style:font-name-asian="標楷體1" style:font-family-asian="標楷體" style:font-family-generic-asian="system" style:font-pitch-asian="variable" style:font-size-complex="6.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20pt" fo:background-color="#d8d8d8" style:font-name-asian="標楷體1" style:font-family-asian="標楷體" style:font-family-generic-asian="system" style:font-pitch-asian="variable" style:font-size-asian="20pt"/>
    </style:style>
    <style:style style:name="Heading_20_2" style:display-name="Heading 2" style:family="paragraph" style:parent-style-name="Standard" style:next-style-name="Normal_20_Indent" style:default-outline-level="2" style:list-style-name="" style:class="text">
      <style:paragraph-properties fo:margin-right="0.501cm" style:snap-to-layout-grid="false"/>
      <style:text-properties style:font-name="Arial" fo:font-family="Arial" style:font-family-generic="roman" style:font-pitch="variable" fo:font-size="18pt" style:font-name-asian="華康中楷體" style:font-family-asian="華康中楷體" style:font-family-generic-asian="system" style:font-pitch-asian="variable" style:font-size-asian="18pt"/>
    </style:style>
    <style:style style:name="Heading_20_3" style:display-name="Heading 3" style:family="paragraph" style:parent-style-name="Standard" style:next-style-name="Standard" style:default-outline-level="3" style:list-style-name="" style:class="text">
      <style:paragraph-properties fo:line-height="0.706cm" fo:text-align="justify" style:justify-single-word="false" fo:keep-with-next="always" style:vertical-align="bottom" style:snap-to-layout-grid="false"/>
      <style:text-properties fo:font-weight="bold" style:font-name-asian="標楷體1" style:font-family-asian="標楷體" style:font-family-generic-asian="system" style:font-pitch-asian="variable" style:font-weight-asian="bold" style:font-weight-complex="bold"/>
    </style:style>
    <style:style style:name="Heading_20_6" style:display-name="Heading 6" style:family="paragraph" style:parent-style-name="Standard" style:next-style-name="Normal_20_Indent" style:default-outline-level="6" style:list-style-name="WWNum3" style:class="text">
      <style:paragraph-properties fo:margin-left="2.173cm" fo:margin-right="-0.03cm" fo:margin-top="0cm" fo:margin-bottom="0.212cm" style:contextual-spacing="false" fo:line-height="150%" fo:text-align="justify" style:justify-single-word="false" fo:orphans="2" fo:widows="2" fo:text-indent="-0.617cm" style:auto-text-indent="false" fo:keep-with-next="always" style:vertical-align="bottom" style:snap-to-layout-grid="false">
        <style:tab-stops>
          <style:tab-stop style:position="0.617cm" style:leader-style="dotted" style:leader-text="."/>
          <style:tab-stop style:position="0.84cm"/>
        </style:tab-stops>
      </style:paragraph-properties>
      <style:text-properties fo:font-size="14pt" style:font-name-asian="標楷體1" style:font-family-asian="標楷體" style:font-family-generic-asian="system" style:font-pitch-asian="variable" style:font-size-asian="14pt" style:font-size-complex="10pt"/>
    </style:style>
    <style:style style:name="Normal_20_Indent" style:display-name="Normal Indent" style:family="paragraph" style:parent-style-name="Standard">
      <style:paragraph-properties fo:margin-left="0.847cm"/>
    </style:style>
    <style:style style:name="Marginalia" style:family="paragraph" style:parent-style-name="Standard" loext:linked-style-name="註解文字_20_字元" style:class="text">
      <style:paragraph-properties style:line-height-at-least="0.635cm"/>
      <style:text-properties style:letter-kerning="false" style:font-size-complex="10pt"/>
    </style:style>
    <style:style style:name="List_20_1" style:display-name="List 1" style:family="paragraph" style:parent-style-name="Standard" style:auto-update="true" style:class="list">
      <style:paragraph-properties fo:margin-left="0.637cm" fo:text-indent="-0.635cm" style:auto-text-indent="false">
        <style:tab-stops>
          <style:tab-stop style:position="0.637cm"/>
        </style:tab-stops>
      </style:paragraph-properties>
    </style:style>
    <style:style style:name="Body_20_Text_2c__20_Indented" style:display-name="Body Text, Indented" style:family="paragraph" style:parent-style-name="Standard">
      <style:paragraph-properties fo:margin-left="1.482cm" fo:line-height="0.635cm" fo:text-indent="-1.482cm" style:auto-text-indent="false" style:vertical-align="baseline"/>
      <style:text-properties style:font-name="標楷體" fo:font-family="標楷體" style:font-family-generic="roman" style:font-pitch="variable" fo:font-size="14pt" style:letter-kerning="false" style:font-name-asian="標楷體1" style:font-family-asian="標楷體" style:font-family-generic-asian="system" style:font-pitch-asian="variable" style:font-size-asian="14pt" style:font-size-complex="10pt"/>
    </style:style>
    <style:style style:name="Body_20_Text_20_Indent_20_2" style:display-name="Body Text Indent 2" style:family="paragraph" style:parent-style-name="Standard">
      <style:paragraph-properties fo:margin-left="0.635cm" fo:text-align="justify" style:justify-single-word="false"/>
    </style:style>
    <style:style style:name="Body_20_Text_20_Indent_20_3" style:display-name="Body Text Indent 3" style:family="paragraph" style:parent-style-name="Standard">
      <style:paragraph-properties fo:margin-left="1.609cm" fo:line-height="0.706cm" fo:text-align="justify" style:justify-single-word="false" fo:text-indent="-1.185cm" style:auto-text-indent="false"/>
      <style:text-properties style:font-name-asian="標楷體1" style:font-family-asian="標楷體"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false" style:font-size-asian="10pt" style:font-size-complex="10pt"/>
    </style:style>
    <style:style style:name="Footer" style:family="paragraph" style:parent-style-name="Standard" loext:linked-style-name="頁尾_20_字元" style:class="extra">
      <style:paragraph-properties style:line-height-at-least="0.635cm" style:vertical-align="baseline">
        <style:tab-stops>
          <style:tab-stop style:position="7.325cm" style:type="center"/>
          <style:tab-stop style:position="14.651cm" style:type="right"/>
        </style:tab-stops>
      </style:paragraph-properties>
      <style:text-properties fo:font-size="10pt" style:letter-kerning="false" style:font-size-asian="10pt" style:font-size-complex="10pt"/>
    </style:style>
    <style:style style:name="Normal_20__28_Web_29_" style:display-name="Normal (Web)" style:family="paragraph" style:parent-style-name="Standard">
      <style:paragraph-properties fo:margin-top="0.494cm" fo:margin-bottom="0.494cm" style:contextual-spacing="false" fo:orphans="2" fo:widows="2"/>
      <style:text-properties fo:color="#000000" loext:opacity="100%" style:font-name="新細明體" fo:font-family="新細明體" style:font-family-generic="roman" style:font-pitch="variable" style:letter-kerning="false"/>
    </style:style>
    <style:style style:name="內文1" style:family="paragraph">
      <style:paragraph-properties fo:margin-top="0cm" fo:margin-bottom="0cm" style:contextual-spacing="false" style:line-height-at-least="0.635cm" fo:text-align="start" style:justify-single-word="false" fo:orphans="0" fo:widows="0" style:vertical-align="baseline" style:writing-mode="lr-tb"/>
      <style:text-properties style:font-name="細明體" fo:font-family="細明體" style:font-family-generic="roman" style:font-pitch="variable" fo:font-size="12pt" style:font-name-asian="細明體1" style:font-family-asian="細明體" style:font-family-generic-asian="system" style:font-pitch-asian="variable" style:font-size-asian="12pt"/>
    </style:style>
    <style:style style:name="小標" style:family="paragraph" style:parent-style-name="Standard" style:default-outline-level="2" style:list-style-name="">
      <style:paragraph-properties fo:margin-top="0cm" fo:margin-bottom="0.212cm" style:contextual-spacing="false" fo:line-height="0.847cm" fo:text-align="justify" style:justify-single-word="false" style:snap-to-layout-grid="false">
        <style:tab-stops>
          <style:tab-stop style:position="15.875cm" style:type="right"/>
        </style:tab-stops>
      </style:paragraph-properties>
      <style:text-properties style:font-name="Arial" fo:font-family="Arial" style:font-family-generic="roman" style:font-pitch="variable" fo:font-size="14pt" style:letter-kerning="true" style:font-name-asian="文鼎中黑" style:font-family-asian="文鼎中黑" style:font-family-generic-asian="system" style:font-pitch-asian="variable" style:font-size-asian="14pt"/>
    </style:style>
    <style:style style:name="Note_20_Heading" style:display-name="Note Heading" style:family="paragraph" style:parent-style-name="Standard" style:next-style-name="Standard">
      <style:paragraph-properties fo:text-align="center" style:justify-single-word="false"/>
      <style:text-properties style:font-name="標楷體" fo:font-family="標楷體" style:font-family-generic="roman" style:font-pitch="variable" style:font-name-asian="標楷體1" style:font-family-asian="標楷體" style:font-family-generic-asian="system" style:font-pitch-asian="variable"/>
    </style:style>
    <style:style style:name="Appendix" style:family="paragraph" style:parent-style-name="Standard" style:class="chapter">
      <style:paragraph-properties fo:margin-left="0.176cm"/>
      <style:text-properties style:font-name="標楷體" fo:font-family="標楷體" style:font-family-generic="roman" style:font-pitch="variable" style:font-name-asian="標楷體1" style:font-family-asian="標楷體" style:font-family-generic-asian="system" style:font-pitch-asian="variable"/>
    </style:style>
    <style:style style:name="正文" style:family="paragraph" style:parent-style-name="Heading_20_2">
      <style:paragraph-properties fo:margin-right="0cm" fo:line-height="0.847cm" fo:text-align="justify" style:justify-single-word="false" fo:text-indent="1cm" style:auto-text-indent="false"/>
      <style:text-properties style:font-name="Times New Roman" fo:font-family="'Times New Roman'" style:font-family-generic="roman" style:font-pitch="variable" fo:font-size="14pt" style:font-name-asian="文鼎中楷" style:font-family-asian="文鼎中楷" style:font-family-generic-asian="system" style:font-pitch-asian="variable" style:font-size-asian="14pt"/>
    </style:style>
    <style:style style:name="Block_20_Text" style:display-name="Block Text" style:family="paragraph" style:parent-style-name="Standard">
      <style:paragraph-properties fo:margin-left="1.231cm" fo:margin-right="0.699cm" style:line-height-at-least="0cm" fo:text-align="justify" style:justify-single-word="false" fo:text-indent="-1.252cm" style:auto-text-indent="false"/>
      <style:text-properties fo:color="#ff0000" loext:opacity="100%" fo:background-color="#d8d8d8" style:font-name-asian="標楷體1" style:font-family-asian="標楷體" style:font-family-generic-asian="system" style:font-pitch-asian="variable"/>
    </style:style>
    <style:style style:name="表格文字" style:family="paragraph" style:parent-style-name="Standard">
      <style:paragraph-properties fo:line-height="0.564cm" style:vertical-align="baseline"/>
      <style:text-properties fo:font-size="11pt" style:letter-kerning="false" style:font-name-asian="細明體1" style:font-family-asian="細明體" style:font-family-generic-asian="system" style:font-pitch-asian="variable" style:font-size-asian="11pt" style:font-size-complex="10pt"/>
    </style:style>
    <style:style style:name="A2" style:family="paragraph" style:parent-style-name="表格文字">
      <style:paragraph-properties fo:margin-left="0.995cm" fo:line-height="100%">
        <style:tab-stops>
          <style:tab-stop style:position="1.482cm"/>
          <style:tab-stop style:position="15.711cm"/>
        </style:tab-stops>
      </style:paragraph-properties>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內文2-1" style:family="paragraph" style:parent-style-name="Standard">
      <style:paragraph-properties fo:margin-left="1.27cm" fo:margin-top="0.106cm" fo:margin-bottom="0.106cm" style:contextual-spacing="false" fo:line-height="0.706cm" style:snap-to-layout-grid="false">
        <style:tab-stops>
          <style:tab-stop style:position="0.318cm"/>
          <style:tab-stop style:position="14.182cm" style:leader-style="dotted" style:leader-text="."/>
        </style:tab-stops>
      </style:paragraph-properties>
      <style:text-properties fo:color="#000000" loext:opacity="100%" style:font-name="標楷體" fo:font-family="標楷體" style:font-family-generic="roman" style:font-pitch="variable" fo:font-size="14pt" style:font-name-asian="標楷體1" style:font-family-asian="標楷體" style:font-family-generic-asian="system" style:font-pitch-asian="variable" style:font-size-asian="14pt" style:font-size-complex="10pt"/>
    </style:style>
    <style:style style:name="備註" style:family="paragraph" style:parent-style-name="Standard">
      <style:paragraph-properties style:vertical-align="baseline"/>
      <style:text-properties style:text-position="-120% 100%" fo:font-size="10pt" style:letter-kerning="false" style:font-name-asian="細明體1" style:font-family-asian="細明體" style:font-family-generic-asian="system" style:font-pitch-asian="variable" style:font-size-asian="10pt" style:font-size-complex="10pt"/>
    </style:style>
    <style:style style:name="內文0-1" style:family="paragraph" style:parent-style-name="Heading_20_2">
      <style:paragraph-properties fo:margin-left="1.27cm" fo:margin-right="0cm" fo:line-height="0.776cm" fo:text-align="justify" style:justify-single-word="false" fo:orphans="2" fo:widows="2" fo:text-indent="-1.27cm" style:auto-text-indent="false" style:vertical-align="bottom" style:snap-to-layout-grid="true">
        <style:tab-stops>
          <style:tab-stop style:position="14.427cm" style:leader-style="dotted" style:leader-text="."/>
        </style:tab-stops>
      </style:paragraph-properties>
      <style:text-properties style:font-name="標楷體" fo:font-family="標楷體" style:font-family-generic="roman" style:font-pitch="variable" fo:font-size="16pt" style:letter-kerning="false" style:font-name-asian="標楷體1" style:font-family-asian="標楷體" style:font-family-generic-asian="system" style:font-pitch-asian="variable" style:font-size-asian="16pt" style:font-size-complex="10pt"/>
    </style:style>
    <style:style style:name="Balloon_20_Text" style:display-name="Balloon Text" style:family="paragraph" style:parent-style-name="Standard">
      <style:text-properties style:font-name="Arial" fo:font-family="Arial" style:font-family-generic="roman" style:font-pitch="variable" fo:font-size="9pt" style:font-size-asian="9pt" style:font-size-complex="9pt"/>
    </style:style>
    <style:style style:name="Document_20_Map" style:display-name="Document Map" style:family="paragraph" style:parent-style-name="Standard">
      <loext:graphic-properties draw:fill="solid" draw:fill-color="#000080"/>
      <style:paragraph-properties fo:background-color="#000080"/>
      <style:text-properties style:font-name="Arial" fo:font-family="Arial" style:font-family-generic="roman" style:font-pitch="variable"/>
    </style:style>
    <style:style style:name="條文2" style:family="paragraph" style:parent-style-name="Standard">
      <style:paragraph-properties fo:margin-left="5.715cm" fo:margin-top="0cm" fo:margin-bottom="0.212cm" style:contextual-spacing="false" style:line-height-at-least="0.741cm" fo:text-indent="-3.494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條文6" style:family="paragraph" style:parent-style-name="條文2">
      <style:paragraph-properties fo:margin-left="3.175cm" fo:text-indent="-0.954cm" style:auto-text-indent="false"/>
    </style:style>
    <style:style style:name="條文1" style:family="paragraph" style:parent-style-name="Standard">
      <style:paragraph-properties fo:margin-left="2.221cm" fo:margin-top="0cm" fo:margin-bottom="0.212cm" style:contextual-spacing="false" style:line-height-at-least="0.741cm" fo:text-indent="0.951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Body_20_Text_20_2" style:display-name="Body Text 2" style:family="paragraph" style:parent-style-name="Standard">
      <style:paragraph-properties fo:line-height="0.706cm" fo:text-align="justify" style:justify-single-word="false"/>
      <style:text-properties fo:color="#ff0000" loext:opacity="100%" style:font-name-asian="標楷體1" style:font-family-asian="標楷體" style:font-family-generic-asian="system" style:font-pitch-asian="variable"/>
    </style:style>
    <style:style style:name="annotation_20_subject" style:display-name="annotation subject" style:family="paragraph" style:parent-style-name="Marginalia" style:next-style-name="Marginalia">
      <style:paragraph-properties fo:line-height="100%"/>
      <style:text-properties fo:font-weight="bold" style:letter-kerning="true" style:font-weight-asian="bold" style:font-size-complex="12pt"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style:letter-kerning="true" style:font-size-asian="12pt" style:font-size-complex="12pt"/>
    </style:style>
    <style:style style:name="標題_28_1_29_" style:display-name="標題(1)" style:family="paragraph" style:parent-style-name="Standard">
      <style:paragraph-properties fo:margin-left="2.506cm" fo:line-height="0.882cm" fo:text-indent="-0.741cm" style:auto-text-indent="false"/>
      <style:text-properties fo:color="#000080" loext:opacity="100%"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Body_20_Text_20_3" style:display-name="Body Text 3" style:family="paragraph" style:parent-style-name="Standard" loext:linked-style-name="本文_20_3_20_字元">
      <style:paragraph-properties fo:margin-top="0cm" fo:margin-bottom="0.212cm" style:contextual-spacing="false"/>
      <style:text-properties fo:font-size="8pt" style:font-size-asian="8pt" style:font-size-complex="8pt"/>
    </style:style>
    <style:style style:name="中標" style:family="paragraph" style:parent-style-name="Standard">
      <style:paragraph-properties fo:line-height="150%" fo:text-align="center" style:justify-single-word="false" style:vertical-align="baseline"/>
      <style:text-properties fo:font-size="14pt" fo:letter-spacing="0.007cm" style:letter-kerning="false" style:font-name-asian="華康中楷體" style:font-family-asian="華康中楷體" style:font-family-generic-asian="system" style:font-pitch-asian="variable" style:font-size-asian="14pt" style:font-size-complex="10pt"/>
    </style:style>
    <style:style style:name="本文縮排_20_21" style:display-name="本文縮排 21" style:family="paragraph" style:parent-style-name="Standard">
      <style:paragraph-properties fo:margin-left="0.903cm" fo:margin-top="0.423cm" fo:margin-bottom="0cm" style:contextual-spacing="false" style:line-height-at-least="0.635cm" fo:text-indent="-0.318cm" style:auto-text-indent="false" style:vertical-align="baseline"/>
      <style:text-properties style:font-name="標楷體" fo:font-family="標楷體" style:font-family-generic="roman" style:font-pitch="variable" style:letter-kerning="false" style:font-name-asian="標楷體1" style:font-family-asian="標楷體" style:font-family-generic-asian="system" style:font-pitch-asian="variable" style:font-size-complex="10pt"/>
    </style:style>
    <style:style style:name="Default" style:family="paragraph">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fo:font-size="12pt" style:font-name-asian="標楷體1" style:font-family-asian="標楷體" style:font-family-generic-asian="system" style:font-pitch-asian="variable" style:font-size-asian="12pt" style:font-name-complex="標楷體1" style:font-family-complex="標楷體" style:font-family-generic-complex="system" style:font-pitch-complex="variable" style:font-size-complex="12pt"/>
    </style:style>
    <style:style style:name="List_20_Paragraph" style:display-name="List Paragraph" style:family="paragraph" style:parent-style-name="Standard">
      <style:paragraph-properties fo:margin-left="0.847cm"/>
    </style:style>
    <style:style style:name="格文2" style:family="paragraph">
      <style:paragraph-properties fo:margin-top="0cm" fo:margin-bottom="0cm" style:contextual-spacing="false" style:line-height-at-least="0.635cm" fo:text-align="start" style:justify-single-word="false" fo:orphans="0" fo:widows="0" style:writing-mode="lr-tb"/>
      <style:text-properties style:font-name-asian="標楷體1" style:font-family-asian="標楷體" style:font-family-generic-asian="system" style:font-pitch-asian="variable"/>
    </style:style>
    <style:style style:name="Title" style:family="paragraph" style:parent-style-name="Standard" style:next-style-name="Standard" loext:linked-style-name="標題_20_字元"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樣式1" style:family="paragraph" style:parent-style-name="Title" loext:linked-style-name="樣式1_20_字元">
      <style:text-properties style:font-name="標楷體" fo:font-family="標楷體" style:font-family-generic="roman" style:font-pitch="variable" fo:font-size="20pt" fo:font-weight="normal" style:font-name-asian="標楷體1" style:font-family-asian="標楷體" style:font-family-generic-asian="system" style:font-pitch-asian="variable" style:font-size-asian="20pt" style:font-weight-asian="normal"/>
    </style:style>
    <style:style style:name="樣式2" style:family="paragraph" style:parent-style-name="樣式1" loext:linked-style-name="樣式2_20_字元">
      <style:paragraph-properties fo:margin-top="0cm" fo:margin-bottom="0cm" style:contextual-spacing="false"/>
    </style:style>
    <style:style style:name="樣式3" style:family="paragraph" style:parent-style-name="樣式1" loext:linked-style-name="樣式3_20_字元">
      <style:paragraph-properties fo:margin-top="0cm" fo:margin-bottom="0cm" style:contextual-spacing="false" fo:text-align="start" style:justify-single-word="false"/>
      <style:text-properties fo:font-size="14pt" style:font-size-asian="14pt"/>
    </style:style>
    <style:style style:name="Contents_20_1" style:display-name="Contents 1" style:family="paragraph" style:parent-style-name="Standard" style:next-style-name="Standard" style:auto-update="true" style:class="index"/>
    <style:style style:name="樣式4" style:family="paragraph" style:parent-style-name="樣式3" style:next-style-name="樣式3" loext:linked-style-name="樣式4_20_字元"/>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orphans="2" fo:widows="2"/>
      <style:text-properties fo:color="#365f91" loext:opacity="100%" style:font-name="Cambria" fo:font-family="Cambria" style:font-family-generic="roman" style:font-pitch="variable" fo:font-size="16pt" style:letter-kerning="false" fo:background-color="transparent" style:font-name-asian="新細明體1" style:font-family-asian="新細明體"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sub20" style:family="text" style:parent-style-name="Default_20_Paragraph_20_Font"/>
    <style:style style:name="sub15h1" style:family="text">
      <style:text-properties fo:color="#cc3333" loext:opacity="100%" style:text-line-through-style="none" style:text-line-through-type="none" style:font-name="sө" fo:font-family="sө" style:font-family-generic="roman" style:font-pitch="variable" fo:font-size="7.5pt" style:text-underline-style="none" fo:font-weight="bold" style:text-blinking="false" style:font-size-asian="7.5pt" style:font-weight-asian="bold" style:font-size-complex="7.5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annotation_20_reference" style:display-name="annotation reference" style:family="text">
      <style:text-properties fo:font-size="9pt" style:font-size-asian="9pt" style:font-size-complex="9pt"/>
    </style:style>
    <style:style style:name="sub-title" style:family="text" style:parent-style-name="Default_20_Paragraph_20_Font"/>
    <style:style style:name="本文_20_3_20_字元" style:display-name="本文 3 字元" style:family="text" loext:linked-style-name="Body_20_Text_20_3">
      <style:text-properties fo:font-size="8pt" style:letter-kerning="true" style:font-size-asian="8pt" style:font-size-complex="8pt"/>
    </style:style>
    <style:style style:name="頁尾_20_字元" style:display-name="頁尾 字元" style:family="text" style:parent-style-name="Default_20_Paragraph_20_Font"/>
    <style:style style:name="頁首_20_字元" style:display-name="頁首 字元" style:family="text"/>
    <style:style style:name="ya-q-text" style:family="text"/>
    <style:style style:name="標題_20_字元" style:display-name="標題 字元" style:family="text" style:parent-style-name="Default_20_Paragraph_20_Font">
      <style:text-properties style:font-name="Cambria" fo:font-family="Cambria" style:font-family-generic="roman" style:font-pitch="variable" fo:font-size="16pt" fo:font-weight="bold" style:letter-kerning="true"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樣式1_20_字元" style:display-name="樣式1 字元" style:family="text" style:parent-style-name="標題_20_字元" loext:linked-style-name="樣式1">
      <style:text-properties style:font-name="標楷體" fo:font-family="標楷體" style:font-family-generic="roman" style:font-pitch="variable" fo:font-size="20pt" fo:font-weight="normal" style:letter-kerning="true" style:font-name-asian="標楷體1" style:font-family-asian="標楷體" style:font-family-generic-asian="system" style:font-pitch-asian="variable" style:font-size-asian="20pt" style:font-weight-asian="normal" style:font-name-complex="F" style:font-family-generic-complex="system" style:font-pitch-complex="variable" style:font-size-complex="16pt" style:font-weight-complex="bold"/>
    </style:style>
    <style:style style:name="樣式2_20_字元" style:display-name="樣式2 字元" style:family="text" style:parent-style-name="樣式1_20_字元" loext:linked-style-name="樣式2">
      <style:text-properties style:font-name="標楷體" fo:font-family="標楷體" style:font-family-generic="roman" style:font-pitch="variable" fo:font-size="20pt" fo:font-weight="normal" style:letter-kerning="true" style:font-name-asian="標楷體1" style:font-family-asian="標楷體" style:font-family-generic-asian="system" style:font-pitch-asian="variable" style:font-size-asian="20pt" style:font-weight-asian="normal" style:font-name-complex="F" style:font-family-generic-complex="system" style:font-pitch-complex="variable" style:font-size-complex="16pt" style:font-weight-complex="bold"/>
    </style:style>
    <style:style style:name="樣式3_20_字元" style:display-name="樣式3 字元" style:family="text" style:parent-style-name="樣式1_20_字元" loext:linked-style-name="樣式3">
      <style:text-properties style:font-name="標楷體" fo:font-family="標楷體" style:font-family-generic="roman" style:font-pitch="variable" fo:font-size="14pt" fo:font-weight="normal" style:letter-kerning="true" style:font-name-asian="標楷體1" style:font-family-asian="標楷體" style:font-family-generic-asian="system" style:font-pitch-asian="variable" style:font-size-asian="14pt" style:font-weight-asian="normal" style:font-name-complex="F" style:font-family-generic-complex="system" style:font-pitch-complex="variable" style:font-size-complex="16pt" style:font-weight-complex="bold"/>
    </style:style>
    <style:style style:name="樣式4_20_字元" style:display-name="樣式4 字元" style:family="text" style:parent-style-name="樣式3_20_字元" loext:linked-style-name="樣式4">
      <style:text-properties style:font-name="標楷體" fo:font-family="標楷體" style:font-family-generic="roman" style:font-pitch="variable" fo:font-size="14pt" fo:font-weight="normal" style:letter-kerning="true" style:font-name-asian="標楷體1" style:font-family-asian="標楷體" style:font-family-generic-asian="system" style:font-pitch-asian="variable" style:font-size-asian="14pt" style:font-weight-asian="normal" style:font-name-complex="F" style:font-family-generic-complex="system" style:font-pitch-complex="variable" style:font-size-complex="16pt" style:font-weight-complex="bold"/>
    </style:style>
    <style:style style:name="未解析的提及1" style:family="text" style:parent-style-name="Default_20_Paragraph_20_Font">
      <style:text-properties fo:color="#605e5c" loext:opacity="100%" fo:background-color="#e1dfdd"/>
    </style:style>
    <style:style style:name="註解文字_20_字元" style:display-name="註解文字 字元" style:family="text">
      <style:text-properties fo:font-size="12pt" style:font-size-asian="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language="en" fo:country="US"/>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color="#000000" loext:opacity="100%" fo:language="en" fo:country="US">
        <loext:char-complex-color loext:theme-type="dark1" loext:color-type="theme"/>
      </style:text-properties>
    </style:style>
    <style:style style:name="ListLabel_20_21" style:display-name="ListLabel 21" style:family="text">
      <style:text-properties fo:language="en" fo:country="US"/>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language="en" fo:country="US"/>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use-window-font-color="true" loext:opacity="0%" style:text-line-through-style="none" style:text-line-through-type="none"/>
    </style:style>
    <style:style style:name="ListLabel_20_93" style:display-name="ListLabel 93" style:family="text">
      <style:text-properties fo:language="en" fo:country="US"/>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color="#000000" loext:opacity="100%">
        <loext:char-complex-color loext:theme-type="dark1" loext:color-type="theme"/>
      </style:text-properties>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標楷體" fo:font-family="標楷體" style:font-family-generic="roman" style:font-pitch="variable" style:font-name-asian="標楷體1" style:font-family-asian="標楷體" style:font-family-generic-asian="system" style:font-pitch-asian="variable" style:font-name-complex="@華康新篆體(P)" style:font-family-complex="@華康新篆體(P)"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fo:font-size="12pt" style:font-size-asian="12pt" style:font-size-complex="12pt"/>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fo:font-size="12pt" style:font-size-asian="12pt" style:font-size-complex="12pt"/>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2pt" style:font-size-asian="12pt" style:font-size-complex="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text-properties fo:font-weight="bold" style:font-weight-asian="bold"/>
    </style:style>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fo:language="en" fo:country="US"/>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size="12pt" style:font-size-asian="12pt" style:font-size-complex="12pt"/>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fo:language="en" fo:country="US"/>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fo:font-weight="bold" style:font-weight-asian="bold" style:font-weight-complex="bold"/>
    </style:style>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308" style:display-name="ListLabel 308" style:family="text">
      <style:text-properties style:font-name-asian="標楷體1" style:font-family-asian="標楷體" style:font-family-generic-asian="system" style:font-pitch-asian="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一, 二, 三, ...">
        <style:list-level-properties text:list-level-position-and-space-mode="label-alignment">
          <style:list-level-label-alignment text:label-followed-by="listtab" text:list-tab-stop-position="1.69cm" fo:text-indent="-1.27cm" fo:margin-left="1.69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text:list-tab-stop-position="2.113cm" fo:text-indent="-0.847cm" fo:margin-left="2.11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2.96cm" fo:text-indent="-0.847cm" fo:margin-left="2.9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806cm" fo:text-indent="-0.847cm" fo:margin-left="3.806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text:list-tab-stop-position="4.653cm" fo:text-indent="-0.847cm" fo:margin-left="4.65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5.5cm" fo:text-indent="-0.847cm" fo:margin-left="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6.346cm" fo:text-indent="-0.847cm" fo:margin-left="6.346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text:list-tab-stop-position="7.193cm" fo:text-indent="-0.847cm" fo:margin-left="7.19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8.04cm" fo:text-indent="-0.847cm" fo:margin-left="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91cm" fo:text-indent="-0.291cm" fo:margin-left="1.29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21" loext:num-list-format="（%2%）" style:num-prefix="（" style:num-suffix="）" style:num-format="一, 二, 三,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2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2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suffix="." style:num-format="1">
        <style:list-level-properties text:list-level-position-and-space-mode="label-alignment">
          <style:list-level-label-alignment text:label-followed-by="listtab" text:list-tab-stop-position="1.799cm" fo:text-indent="-0.635cm" fo:margin-left="1.799cm"/>
        </style:list-level-properties>
      </text:list-level-style-number>
      <text:list-level-style-number text:level="2" text:style-name="ListLabel_20_30" loext:num-list-format="%2%、" style:num-suffix="、" style:num-format="甲, 乙, 丙, ...">
        <style:list-level-properties text:list-level-position-and-space-mode="label-alignment">
          <style:list-level-label-alignment text:label-followed-by="listtab" text:list-tab-stop-position="2.858cm" fo:text-indent="-0.847cm" fo:margin-left="2.858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text:list-tab-stop-position="3.704cm" fo:text-indent="-0.847cm" fo:margin-left="3.704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text:list-tab-stop-position="4.551cm" fo:text-indent="-0.847cm" fo:margin-left="4.551cm"/>
        </style:list-level-properties>
      </text:list-level-style-number>
      <text:list-level-style-number text:level="5" text:style-name="ListLabel_20_33" loext:num-list-format="%5%、" style:num-suffix="、" style:num-format="甲, 乙, 丙, ...">
        <style:list-level-properties text:list-level-position-and-space-mode="label-alignment">
          <style:list-level-label-alignment text:label-followed-by="listtab" text:list-tab-stop-position="5.398cm" fo:text-indent="-0.847cm" fo:margin-left="5.398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text:list-tab-stop-position="6.244cm" fo:text-indent="-0.847cm" fo:margin-left="6.244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text:list-tab-stop-position="7.091cm" fo:text-indent="-0.847cm" fo:margin-left="7.091cm"/>
        </style:list-level-properties>
      </text:list-level-style-number>
      <text:list-level-style-number text:level="8" text:style-name="ListLabel_20_36" loext:num-list-format="%8%、" style:num-suffix="、" style:num-format="甲, 乙, 丙, ...">
        <style:list-level-properties text:list-level-position-and-space-mode="label-alignment">
          <style:list-level-label-alignment text:label-followed-by="listtab" text:list-tab-stop-position="7.938cm" fo:text-indent="-0.847cm" fo:margin-left="7.938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text:list-tab-stop-position="8.784cm" fo:text-indent="-0.847cm" fo:margin-left="8.78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48"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51"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54"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57"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60"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63"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66" loext:num-list-format="%2%、" style:num-suffix="、" style:num-format="一, 二, 三, ...">
        <style:list-level-properties text:list-level-position-and-space-mode="label-alignment">
          <style:list-level-label-alignment text:label-followed-by="listtab" fo:text-indent="-0.794cm" fo:margin-left="1.64cm"/>
        </style:list-level-properties>
      </text:list-level-style-number>
      <text:list-level-style-number text:level="3" text:style-name="ListLabel_20_67"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6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7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75"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78"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81"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8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93" loext:num-list-format="（%2%）" style:num-prefix="（" style:num-suffix="）" style:num-format="一, 二, 三,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96"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99"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prefix="（" style:num-suffix="）" style:num-format="一, 二, 三, ...">
        <style:list-level-properties text:list-level-position-and-space-mode="label-alignment">
          <style:list-level-label-alignment text:label-followed-by="listtab" fo:text-indent="-0.847cm" fo:margin-left="7.849cm"/>
        </style:list-level-properties>
      </text:list-level-style-number>
      <text:list-level-style-number text:level="2" text:style-name="ListLabel_20_10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03" loext:num-list-format="(%3%)" style:num-prefix="("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0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0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prefix="(" style:num-suffix=")"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11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11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11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2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2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2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2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2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一, 二, 三, ..." text:start-value="3">
        <style:list-level-properties text:list-level-position-and-space-mode="label-alignment">
          <style:list-level-label-alignment text:label-followed-by="listtab" fo:text-indent="-0.988cm" fo:margin-left="0.988cm"/>
        </style:list-level-properties>
      </text:list-level-style-number>
      <text:list-level-style-number text:level="2" text:style-name="ListLabel_20_129"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3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3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1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prefix="(" style:num-suffix=")" style:num-format="1">
        <style:list-level-properties text:list-level-position-and-space-mode="label-alignment">
          <style:list-level-label-alignment text:label-followed-by="listtab" fo:text-indent="-0.84cm" fo:margin-left="1.69cm"/>
        </style:list-level-properties>
      </text:list-level-style-number>
      <text:list-level-style-number text:level="2" text:style-name="ListLabel_20_1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prefix="(" style:num-suffix=")" style:num-format="1">
        <style:list-level-properties text:list-level-position-and-space-mode="label-alignment">
          <style:list-level-label-alignment text:label-followed-by="listtab" fo:text-indent="-0.84cm" fo:margin-left="7.343cm"/>
        </style:list-level-properties>
      </text:list-level-style-number>
      <text:list-level-style-number text:level="2" text:style-name="ListLabel_20_156" loext:num-list-format="%2%、" style:num-suffix="、" style:num-format="甲, 乙, 丙, ...">
        <style:list-level-properties text:list-level-position-and-space-mode="label-alignment">
          <style:list-level-label-alignment text:label-followed-by="listtab" fo:text-indent="-0.847cm" fo:margin-left="7.347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847cm" fo:margin-left="8.193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847cm" fo:margin-left="9.04cm"/>
        </style:list-level-properties>
      </text:list-level-style-number>
      <text:list-level-style-number text:level="5" text:style-name="ListLabel_20_159" loext:num-list-format="%5%、" style:num-suffix="、" style:num-format="甲, 乙, 丙, ...">
        <style:list-level-properties text:list-level-position-and-space-mode="label-alignment">
          <style:list-level-label-alignment text:label-followed-by="listtab" fo:text-indent="-0.847cm" fo:margin-left="9.887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847cm" fo:margin-left="10.733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847cm" fo:margin-left="11.58cm"/>
        </style:list-level-properties>
      </text:list-level-style-number>
      <text:list-level-style-number text:level="8" text:style-name="ListLabel_20_162" loext:num-list-format="%8%、" style:num-suffix="、" style:num-format="甲, 乙, 丙, ...">
        <style:list-level-properties text:list-level-position-and-space-mode="label-alignment">
          <style:list-level-label-alignment text:label-followed-by="listtab" fo:text-indent="-0.847cm" fo:margin-left="12.427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847cm" fo:margin-left="13.2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prefix="(" style:num-suffix=")" style:num-format="1">
        <style:list-level-properties text:list-level-position-and-space-mode="label-alignment">
          <style:list-level-label-alignment text:label-followed-by="listtab" fo:text-indent="-0.84cm" fo:margin-left="1.704cm"/>
        </style:list-level-properties>
      </text:list-level-style-number>
      <text:list-level-style-number text:level="2" text:style-name="ListLabel_20_165" loext:num-list-format="%2%、" style:num-suffix="、" style:num-format="甲, 乙, 丙, ...">
        <style:list-level-properties text:list-level-position-and-space-mode="label-alignment">
          <style:list-level-label-alignment text:label-followed-by="listtab" fo:text-indent="-0.847cm" fo:margin-left="1.707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847cm" fo:margin-left="2.554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847cm" fo:margin-left="3.401cm"/>
        </style:list-level-properties>
      </text:list-level-style-number>
      <text:list-level-style-number text:level="5" text:style-name="ListLabel_20_168" loext:num-list-format="%5%、" style:num-suffix="、" style:num-format="甲, 乙, 丙, ...">
        <style:list-level-properties text:list-level-position-and-space-mode="label-alignment">
          <style:list-level-label-alignment text:label-followed-by="listtab" fo:text-indent="-0.847cm" fo:margin-left="4.247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847cm" fo:margin-left="5.094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847cm" fo:margin-left="5.941cm"/>
        </style:list-level-properties>
      </text:list-level-style-number>
      <text:list-level-style-number text:level="8" text:style-name="ListLabel_20_171" loext:num-list-format="%8%、" style:num-suffix="、" style:num-format="甲, 乙, 丙, ...">
        <style:list-level-properties text:list-level-position-and-space-mode="label-alignment">
          <style:list-level-label-alignment text:label-followed-by="listtab" fo:text-indent="-0.847cm" fo:margin-left="6.787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847cm" fo:margin-left="7.6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17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76" loext:num-list-format="%4%、" style:num-suffix="、" style:num-format="一, 二, 三, ...">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77" loext:num-list-format="（%5%）" style:num-prefix="（" style:num-suffix="）" style:num-format="一, 二, 三, ...">
        <style:list-level-properties text:list-level-position-and-space-mode="label-alignment">
          <style:list-level-label-alignment text:label-followed-by="listtab" fo:text-indent="-1.334cm" fo:margin-left="4.72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8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2"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83"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8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8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1"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9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9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9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suffix="、" style:num-format="一, 二, 三, ...">
        <style:list-level-properties text:list-level-position-and-space-mode="label-alignment">
          <style:list-level-label-alignment text:label-followed-by="listtab" fo:text-indent="-0.794cm" fo:margin-left="1.64cm"/>
        </style:list-level-properties>
      </text:list-level-style-number>
      <text:list-level-style-number text:level="2" text:style-name="ListLabel_20_201" loext:num-list-format="（%2%）" style:num-prefix="（" style:num-suffix="）" style:num-format="一, 二, 三, ...">
        <style:list-level-properties text:list-level-position-and-space-mode="label-alignment">
          <style:list-level-label-alignment text:label-followed-by="listtab" fo:text-indent="-1.27cm" fo:margin-left="2.117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0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0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prefix="(" style:num-suffix=")" style:num-format="1">
        <style:list-level-properties text:list-level-position-and-space-mode="label-alignment">
          <style:list-level-label-alignment text:label-followed-by="listtab" fo:text-indent="-0.84cm" fo:margin-left="1.704cm"/>
        </style:list-level-properties>
      </text:list-level-style-number>
      <text:list-level-style-number text:level="2" text:style-name="ListLabel_20_210" loext:num-list-format="%2%、" style:num-suffix="、" style:num-format="甲, 乙, 丙, ...">
        <style:list-level-properties text:list-level-position-and-space-mode="label-alignment">
          <style:list-level-label-alignment text:label-followed-by="listtab" fo:text-indent="-0.847cm" fo:margin-left="1.707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847cm" fo:margin-left="2.554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847cm" fo:margin-left="3.401cm"/>
        </style:list-level-properties>
      </text:list-level-style-number>
      <text:list-level-style-number text:level="5" text:style-name="ListLabel_20_213" loext:num-list-format="%5%、" style:num-suffix="、" style:num-format="甲, 乙, 丙, ...">
        <style:list-level-properties text:list-level-position-and-space-mode="label-alignment">
          <style:list-level-label-alignment text:label-followed-by="listtab" fo:text-indent="-0.847cm" fo:margin-left="4.247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847cm" fo:margin-left="5.094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847cm" fo:margin-left="5.941cm"/>
        </style:list-level-properties>
      </text:list-level-style-number>
      <text:list-level-style-number text:level="8" text:style-name="ListLabel_20_216" loext:num-list-format="%8%、" style:num-suffix="、" style:num-format="甲, 乙, 丙, ...">
        <style:list-level-properties text:list-level-position-and-space-mode="label-alignment">
          <style:list-level-label-alignment text:label-followed-by="listtab" fo:text-indent="-0.847cm" fo:margin-left="6.787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847cm" fo:margin-left="7.6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1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2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2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2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3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6"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3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4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4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4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4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5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prefix="(" style:num-suffix=")" style:num-format="一, 二, 三, ...">
        <style:list-level-properties text:list-level-position-and-space-mode="label-alignment">
          <style:list-level-label-alignment text:label-followed-by="listtab" fo:text-indent="-0.847cm" fo:margin-left="1.164cm"/>
        </style:list-level-properties>
      </text:list-level-style-number>
      <text:list-level-style-number text:level="2" text:style-name="ListLabel_20_255" loext:num-list-format="%2%、" style:num-suffix="、" style:num-format="甲, 乙, 丙, ...">
        <style:list-level-properties text:list-level-position-and-space-mode="label-alignment">
          <style:list-level-label-alignment text:label-followed-by="listtab" fo:text-indent="-0.847cm" fo:margin-left="2.01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847cm" fo:margin-left="2.858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847cm" fo:margin-left="3.704cm"/>
        </style:list-level-properties>
      </text:list-level-style-number>
      <text:list-level-style-number text:level="5" text:style-name="ListLabel_20_258" loext:num-list-format="%5%、" style:num-suffix="、" style:num-format="甲, 乙, 丙, ...">
        <style:list-level-properties text:list-level-position-and-space-mode="label-alignment">
          <style:list-level-label-alignment text:label-followed-by="listtab" fo:text-indent="-0.847cm" fo:margin-left="4.5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847cm" fo:margin-left="5.398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847cm" fo:margin-left="6.244cm"/>
        </style:list-level-properties>
      </text:list-level-style-number>
      <text:list-level-style-number text:level="8" text:style-name="ListLabel_20_261" loext:num-list-format="%8%、" style:num-suffix="、" style:num-format="甲, 乙, 丙, ...">
        <style:list-level-properties text:list-level-position-and-space-mode="label-alignment">
          <style:list-level-label-alignment text:label-followed-by="listtab" fo:text-indent="-0.847cm" fo:margin-left="7.09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847cm" fo:margin-left="7.9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847cm" fo:margin-left="1.917cm"/>
        </style:list-level-properties>
      </text:list-level-style-number>
      <text:list-level-style-number text:level="2" text:style-name="ListLabel_20_264" loext:num-list-format="%2%、" style:num-suffix="、" style:num-format="甲, 乙, 丙, ...">
        <style:list-level-properties text:list-level-position-and-space-mode="label-alignment">
          <style:list-level-label-alignment text:label-followed-by="listtab" fo:text-indent="-0.847cm" fo:margin-left="2.76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847cm" fo:margin-left="3.61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847cm" fo:margin-left="4.457cm"/>
        </style:list-level-properties>
      </text:list-level-style-number>
      <text:list-level-style-number text:level="5" text:style-name="ListLabel_20_267" loext:num-list-format="%5%、" style:num-suffix="、" style:num-format="甲, 乙, 丙, ...">
        <style:list-level-properties text:list-level-position-and-space-mode="label-alignment">
          <style:list-level-label-alignment text:label-followed-by="listtab" fo:text-indent="-0.847cm" fo:margin-left="5.304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847cm" fo:margin-left="6.15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847cm" fo:margin-left="6.997cm"/>
        </style:list-level-properties>
      </text:list-level-style-number>
      <text:list-level-style-number text:level="8" text:style-name="ListLabel_20_270" loext:num-list-format="%8%、" style:num-suffix="、" style:num-format="甲, 乙, 丙, ...">
        <style:list-level-properties text:list-level-position-and-space-mode="label-alignment">
          <style:list-level-label-alignment text:label-followed-by="listtab" fo:text-indent="-0.847cm" fo:margin-left="7.844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847cm" fo:margin-left="8.6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1">
        <style:list-level-properties text:list-level-position-and-space-mode="label-alignment">
          <style:list-level-label-alignment text:label-followed-by="listtab" fo:text-indent="-0.847cm" fo:margin-left="0.85cm"/>
        </style:list-level-properties>
      </text:list-level-style-number>
      <text:list-level-style-number text:level="2" text:style-name="ListLabel_20_273" loext:num-list-format="%2%、" style:num-suffix="、" style:num-format="甲, 乙, 丙, ...">
        <style:list-level-properties text:list-level-position-and-space-mode="label-alignment">
          <style:list-level-label-alignment text:label-followed-by="listtab" fo:text-indent="-0.847cm" fo:margin-left="1.697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847cm" fo:margin-left="2.544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847cm" fo:margin-left="3.39cm"/>
        </style:list-level-properties>
      </text:list-level-style-number>
      <text:list-level-style-number text:level="5" text:style-name="ListLabel_20_276" loext:num-list-format="%5%、" style:num-suffix="、" style:num-format="甲, 乙, 丙, ...">
        <style:list-level-properties text:list-level-position-and-space-mode="label-alignment">
          <style:list-level-label-alignment text:label-followed-by="listtab" fo:text-indent="-0.847cm" fo:margin-left="4.237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847cm" fo:margin-left="5.084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847cm" fo:margin-left="5.93cm"/>
        </style:list-level-properties>
      </text:list-level-style-number>
      <text:list-level-style-number text:level="8" text:style-name="ListLabel_20_279" loext:num-list-format="%8%、" style:num-suffix="、" style:num-format="甲, 乙, 丙, ...">
        <style:list-level-properties text:list-level-position-and-space-mode="label-alignment">
          <style:list-level-label-alignment text:label-followed-by="listtab" fo:text-indent="-0.847cm" fo:margin-left="6.777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847cm" fo:margin-left="7.6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8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8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8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9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9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9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0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0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0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1.693cm" fo:text-align="center" style:justify-single-word="false" fo:text-indent="-0.847cm" style:auto-text-indent="false"/>
    </style:style>
    <style:style style:name="MP3" style:family="paragraph" style:parent-style-name="Footer">
      <style:paragraph-properties fo:margin-right="0.635cm" fo:text-align="center" style:justify-single-word="false">
        <style:tab-stops>
          <style:tab-stop style:position="6.502cm" style:type="center"/>
          <style:tab-stop style:position="8.001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9.7cm" fo:page-height="21.001cm" style:num-format="1" style:print-orientation="landscape" fo:margin-top="2cm" fo:margin-bottom="1cm" fo:margin-left="2cm" fo:margin-right="2cm" style:writing-mode="lr-tb" style:layout-grid-color="#c0c0c0" style:layout-grid-lines="26"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layout-properties fo:page-width="21.001cm" fo:page-height="29.7cm" style:num-format="1" style:print-orientation="portrait" fo:margin-top="1.199cm" fo:margin-bottom="0.501cm" fo:margin-left="1cm" fo:margin-right="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598cm" style:dynamic-spacing="true"/>
      </style:footer-style>
    </style:page-layout>
    <style:page-layout style:name="Mpm4">
      <style:page-layout-properties fo:page-width="21.001cm" fo:page-height="29.7cm" style:num-format="1" style:print-orientation="portrait" fo:margin-top="1cm" fo:margin-bottom="0.501cm" fo:margin-left="1.199cm" fo:margin-right="1.199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5">
      <style:page-layout-properties fo:page-width="29.7cm" fo:page-height="21.001cm" style:num-format="1" style:print-orientation="landscape" fo:margin-top="1.199cm" fo:margin-bottom="1.3cm" fo:margin-left="1cm" fo:margin-right="1cm" style:writing-mode="lr-tb" style:layout-grid-color="#c0c0c0" style:layout-grid-lines="29"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6">
      <style:page-layout-properties fo:page-width="21.001cm" fo:page-height="29.7cm" style:num-format="1" style:print-orientation="portrait" fo:margin-top="2cm" fo:margin-bottom="0.80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099cm" style:dynamic-spacing="true"/>
      </style:footer-style>
    </style:page-layout>
    <style:page-layout style:name="Mpm7">
      <style:page-layout-properties fo:page-width="21.001cm" fo:page-height="29.7cm" style:num-format="1" style:print-orientation="portrait" fo:margin-top="1cm" fo:margin-bottom="0.801cm" fo:margin-left="1cm" fo:margin-right="1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8">
      <style:page-layout-properties fo:page-width="21.001cm" fo:page-height="29.7cm" style:num-format="1" style:print-orientation="portrait" fo:margin-top="1.199cm" fo:margin-bottom="0.801cm" fo:margin-left="1.199cm" fo:margin-right="1.199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298cm" style:dynamic-spacing="true"/>
      </style:footer-style>
    </style:page-layout>
    <style:page-layout style:name="Mpm9">
      <style:page-layout-properties fo:page-width="21.001cm" fo:page-height="29.7cm" style:num-format="1" style:print-orientation="portrait" fo:margin-top="0.801cm" fo:margin-bottom="0.80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199cm" fo:margin-left="0cm" fo:margin-right="0cm" fo:margin-top="1.0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1" draw:style-name="Mdp1">
      <style:footer>
        <text:p text:style-name="MP1"><text:page-number text:select-page="current">4</text:page-number></text:p>
      </style:footer>
    </style:master-page>
    <style:master-page style:name="Converted2" style:page-layout-name="Mpm2" draw:style-name="Mdp1">
      <style:footer>
        <text:p text:style-name="MP1"><text:page-number text:select-page="current">5</text:page-number></text:p>
      </style:footer>
    </style:master-page>
    <style:master-page style:name="Converted3" style:page-layout-name="Mpm1" draw:style-name="Mdp1">
      <style:footer>
        <text:p text:style-name="MP2"><text:page-number text:select-page="current">7</text:page-number></text:p>
      </style:footer>
    </style:master-page>
    <style:master-page style:name="Converted4" style:page-layout-name="Mpm3" draw:style-name="Mdp1">
      <style:footer>
        <text:p text:style-name="MP1" loext:marker-style-name="MT1"><text:page-number text:select-page="current">8</text:page-number></text:p>
      </style:footer>
    </style:master-page>
    <style:master-page style:name="Converted5" style:page-layout-name="Mpm4" draw:style-name="Mdp1">
      <style:footer>
        <text:p text:style-name="MP1" loext:marker-style-name="MT1"><text:page-number text:select-page="current">16</text:page-number></text:p>
      </style:footer>
    </style:master-page>
    <style:master-page style:name="Converted6" style:page-layout-name="Mpm5" draw:style-name="Mdp1">
      <style:footer>
        <text:p text:style-name="MP1" loext:marker-style-name="MT1"><text:page-number text:select-page="current">17</text:page-number></text:p>
      </style:footer>
    </style:master-page>
    <style:master-page style:name="Converted7" style:page-layout-name="Mpm6" draw:style-name="Mdp1">
      <style:footer>
        <text:p text:style-name="MP1" loext:marker-style-name="MT1"><text:page-number text:select-page="current">45</text:page-number></text:p>
      </style:footer>
    </style:master-page>
    <style:master-page style:name="Converted8" style:page-layout-name="Mpm7" draw:style-name="Mdp1">
      <style:footer>
        <text:p text:style-name="MP1" loext:marker-style-name="MT1"><text:page-number text:select-page="current">47</text:page-number></text:p>
      </style:footer>
    </style:master-page>
    <style:master-page style:name="Converted9" style:page-layout-name="Mpm8" draw:style-name="Mdp1">
      <style:footer>
        <text:p text:style-name="MP1" loext:marker-style-name="MT1"><text:page-number text:select-page="current">49</text:page-number></text:p>
      </style:footer>
    </style:master-page>
    <style:master-page style:name="Converted10" style:page-layout-name="Mpm9" draw:style-name="Mdp1">
      <style:header>
        <text:p text:style-name="Standard"/>
      </style:header>
      <style:footer>
        <text:p text:style-name="MP3"><text:span text:style-name="Page_20_Number"><text:page-number text:select-page="current">5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行政院國家科學委員會專題研究計畫申請書</dc:title>
    <meta:initial-creator>cynthia</meta:initial-creator>
    <dc:creator>吳珮羽</dc:creator>
    <meta:editing-cycles>126</meta:editing-cycles>
    <meta:print-date>2024-02-21T05:41:00</meta:print-date>
    <meta:creation-date>2023-12-19T06:07:00</meta:creation-date>
    <dc:date>2025-02-07T10:23:00</dc:date>
    <meta:editing-duration>PT6H30M</meta:editing-duration>
    <meta:generator>LibreOffice/24.2.5.2$Windows_X86_64 LibreOffice_project/bffef4ea93e59bebbeaf7f431bb02b1a39ee8a59</meta:generator>
    <meta:document-statistic meta:table-count="40" meta:image-count="0" meta:object-count="0" meta:page-count="53" meta:paragraph-count="958" meta:word-count="16232" meta:character-count="20488" meta:non-whitespace-character-count="17437"/>
    <meta:user-defined meta:name="AppVersion">16.0000</meta:user-defined>
    <meta:user-defined meta:name="Company">cynthia</meta:user-defined>
    <meta:template xlink:type="simple" xlink:actuate="onRequest" xlink:title="Normal" xlink:href=""/>
  </office:meta>
</office:document-meta>
</file>